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3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1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ck solid #808080" fo:border-bottom="thick solid #808080" fo:border-left="thick solid #808080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ck solid #808080" fo:border-bottom="thick solid #808080" fo:border-left="none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ck solid #808080" fo:border-bottom="thick solid #808080" fo:border-left="none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ck solid #808080" fo:border-bottom="none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ck solid #808080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10444444444444cm"/>
    </style:style>
    <style:style style:name="co2" style:family="table-column">
      <style:table-column-properties fo:break-before="auto" style:column-width="7.44361111111111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67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66pt" style:use-optimal-row-height="false" fo:break-before="auto"/>
    </style:style>
    <style:style style:name="ro5" style:family="table-row">
      <style:table-row-properties style:row-height="1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8">
            <text:p>MARGEM DE ERRO PARA O TOTAL DO INDICADOR A1A – ALUNOS DE ESCOLAS URBANAS, POR PERÍODO DE ESTUD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0">
            <text:p>Total de alunos que estudam em escolas localizadas em áreas urbanas<text:s/>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Manhã</text:p>
          </table:table-cell>
          <table:table-cell office:value-type="string" table:style-name="ce3">
            <text:p>Tarde</text:p>
          </table:table-cell>
          <table:table-cell office:value-type="string" table:style-name="ce3">
            <text:p>Integral</text:p>
          </table:table-cell>
          <table:table-cell office:value-type="string" table:style-name="ce3">
            <text:p>Noite</text:p>
          </table:table-cell>
          <table:table-cell office:value-type="string" table:style-name="ce3">
            <text:p>Manhã e noite</text:p>
          </table:table-cell>
          <table:table-cell office:value-type="string" table:style-name="ce3">
            <text:p>Tarde e noite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10477.29188156128" table:style-name="ce5">
            <text:p>610.477</text:p>
          </table:table-cell>
          <table:table-cell office:value-type="float" office:value="307906.20599269867" table:style-name="ce5">
            <text:p>307.906</text:p>
          </table:table-cell>
          <table:table-cell office:value-type="float" office:value="359940.2870054245" table:style-name="ce5">
            <text:p>359.940</text:p>
          </table:table-cell>
          <table:table-cell office:value-type="float" office:value="232918.56453323364" table:style-name="ce5">
            <text:p>232.9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345459.80672359467" table:style-name="ce5">
            <text:p>345.460</text:p>
          </table:table-cell>
          <table:table-cell office:value-type="float" office:value="170353.40331554413" table:style-name="ce5">
            <text:p>170.353</text:p>
          </table:table-cell>
          <table:table-cell office:value-type="float" office:value="226395.68440628052" table:style-name="ce5">
            <text:p>226.396</text:p>
          </table:table-cell>
          <table:table-cell office:value-type="float" office:value="65434.601273536682" table:style-name="ce5">
            <text:p>65.4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298492.32580947876" table:style-name="ce5">
            <text:p>298.492</text:p>
          </table:table-cell>
          <table:table-cell office:value-type="float" office:value="156686.32304954529" table:style-name="ce5">
            <text:p>156.686</text:p>
          </table:table-cell>
          <table:table-cell office:value-type="float" office:value="139077.68270683289" table:style-name="ce5">
            <text:p>139.078</text:p>
          </table:table-cell>
          <table:table-cell office:value-type="float" office:value="177797.48346042633" table:style-name="ce5">
            <text:p>177.7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9401.32212924957" table:style-name="ce5">
            <text:p>109.401</text:p>
          </table:table-cell>
          <table:table-cell office:value-type="float" office:value="69272.281348228455" table:style-name="ce5">
            <text:p>69.272</text:p>
          </table:table-cell>
          <table:table-cell office:value-type="float" office:value="32922.1206407547" table:style-name="ce5">
            <text:p>32.922</text:p>
          </table:table-cell>
          <table:table-cell office:value-type="float" office:value="10691.800208091736" table:style-name="ce5">
            <text:p>10.6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0293.441368103027" table:style-name="ce5">
            <text:p>70.293</text:p>
          </table:table-cell>
          <table:table-cell office:value-type="float" office:value="46042.360896110535" table:style-name="ce5">
            <text:p>46.042</text:p>
          </table:table-cell>
          <table:table-cell office:value-type="float" office:value="26152.280508995056" table:style-name="ce5">
            <text:p>26.152</text:p>
          </table:table-cell>
          <table:table-cell office:value-type="float" office:value="8359.4001626968384" table:style-name="ce5">
            <text:p>8.3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93755.80377101898" table:style-name="ce5">
            <text:p>193.756</text:p>
          </table:table-cell>
          <table:table-cell office:value-type="float" office:value="201883.92392921448" table:style-name="ce5">
            <text:p>201.884</text:p>
          </table:table-cell>
          <table:table-cell office:value-type="float" office:value="286708.80558013916" table:style-name="ce5">
            <text:p>286.709</text:p>
          </table:table-cell>
          <table:table-cell office:value-type="float" office:value="211348.76411342621" table:style-name="ce5">
            <text:p>211.3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58643.13087272644" table:style-name="ce5">
            <text:p>558.643</text:p>
          </table:table-cell>
          <table:table-cell office:value-type="float" office:value="204543.64398097992" table:style-name="ce5">
            <text:p>204.544</text:p>
          </table:table-cell>
          <table:table-cell office:value-type="float" office:value="211476.16411590576" table:style-name="ce5">
            <text:p>211.476</text:p>
          </table:table-cell>
          <table:table-cell office:value-type="float" office:value="87617.881705284119" table:style-name="ce5">
            <text:p>87.6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8411.761526107788" table:style-name="ce5">
            <text:p>78.412</text:p>
          </table:table-cell>
          <table:table-cell office:value-type="float" office:value="72747.361415863037" table:style-name="ce5">
            <text:p>72.747</text:p>
          </table:table-cell>
          <table:table-cell office:value-type="float" office:value="29417.640572547913" table:style-name="ce5">
            <text:p>29.418</text:p>
          </table:table-cell>
          <table:table-cell office:value-type="float" office:value="41501.040807723999" table:style-name="ce5">
            <text:p>41.5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94953.72768688202" table:style-name="ce5">
            <text:p>394.954</text:p>
          </table:table-cell>
          <table:table-cell office:value-type="float" office:value="213459.6841545105" table:style-name="ce5">
            <text:p>213.460</text:p>
          </table:table-cell>
          <table:table-cell office:value-type="float" office:value="331234.12644672394" table:style-name="ce5">
            <text:p>331.234</text:p>
          </table:table-cell>
          <table:table-cell office:value-type="float" office:value="21064.120409965515" table:style-name="ce5">
            <text:p>21.0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54406.0449514389" table:style-name="ce5">
            <text:p>254.406</text:p>
          </table:table-cell>
          <table:table-cell office:value-type="float" office:value="226683.80441188812" table:style-name="ce5">
            <text:p>226.684</text:p>
          </table:table-cell>
          <table:table-cell office:value-type="float" office:value="146755.00285625458" table:style-name="ce5">
            <text:p>146.755</text:p>
          </table:table-cell>
          <table:table-cell office:value-type="float" office:value="231920.92451381683" table:style-name="ce5">
            <text:p>231.9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37074.12850666046" table:style-name="ce5">
            <text:p>437.074</text:p>
          </table:table-cell>
          <table:table-cell office:value-type="float" office:value="298441.36580848694" table:style-name="ce5">
            <text:p>298.441</text:p>
          </table:table-cell>
          <table:table-cell office:value-type="float" office:value="357637.28696060181" table:style-name="ce5">
            <text:p>357.637</text:p>
          </table:table-cell>
          <table:table-cell office:value-type="float" office:value="232804.88453102112" table:style-name="ce5">
            <text:p>232.8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99786.289727211" table:style-name="ce5">
            <text:p>499.786</text:p>
          </table:table-cell>
          <table:table-cell office:value-type="float" office:value="104858.04204082489" table:style-name="ce5">
            <text:p>104.858</text:p>
          </table:table-cell>
          <table:table-cell office:value-type="float" office:value="43694.280850410461" table:style-name="ce5">
            <text:p>43.694</text:p>
          </table:table-cell>
          <table:table-cell office:value-type="float" office:value="10068.520195960999" table:style-name="ce5">
            <text:p>10.0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307275.08598041534" table:style-name="ce5">
            <text:p>307.275</text:p>
          </table:table-cell>
          <table:table-cell office:value-type="float" office:value="238263.48463726044" table:style-name="ce5">
            <text:p>238.263</text:p>
          </table:table-cell>
          <table:table-cell office:value-type="float" office:value="332653.16647434235" table:style-name="ce5">
            <text:p>332.6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558633.33087253571" table:style-name="ce5">
            <text:p>558.633</text:p>
          </table:table-cell>
          <table:table-cell office:value-type="float" office:value="152819.24297428131" table:style-name="ce5">
            <text:p>152.819</text:p>
          </table:table-cell>
          <table:table-cell office:value-type="float" office:value="45756.200890541077" table:style-name="ce5">
            <text:p>45.756</text:p>
          </table:table-cell>
          <table:table-cell office:value-type="float" office:value="21085.680410385132" table:style-name="ce5">
            <text:p>21.0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190980.44371700287" table:style-name="ce5">
            <text:p>190.980</text:p>
          </table:table-cell>
          <table:table-cell office:value-type="float" office:value="171149.1633310318" table:style-name="ce5">
            <text:p>171.149</text:p>
          </table:table-cell>
          <table:table-cell office:value-type="float" office:value="143421.04279136658" table:style-name="ce5">
            <text:p>143.421</text:p>
          </table:table-cell>
          <table:table-cell office:value-type="float" office:value="232034.60451602936" table:style-name="ce5">
            <text:p>232.0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9"/>
          <table:covered-table-cell table:number-columns-repeated="8"/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  <table:table table:name="B10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5" table:number-rows-spanned="1" table:style-name="ce8">
            <text:p>MARGEM DE ERRO PARA O TOTAL DO INDICADOR B10 – ALUNOS DE ESCOLAS URBANAS, POR LOCAL DE ACESSO À INTERNET</text:p>
          </table:table-cell>
          <table:covered-table-cell table:number-columns-repeated="34"/>
          <table:table-cell table:number-columns-repeated="16349"/>
        </table:table-row>
        <table:table-row table:style-name="ro1">
          <table:table-cell office:value-type="string" table:number-columns-spanned="35" table:number-rows-spanned="1" table:style-name="ce10">
            <text:p>Total de alunos que estudam em escolas localizadas em áreas urbanas e usuários de Internet<text:s/></text:p>
          </table:table-cell>
          <table:covered-table-cell table:number-columns-repeated="34"/>
          <table:table-cell table:number-columns-repeated="16349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4" table:number-rows-spanned="1" table:style-name="ce11">
            <text:p>Quarto</text:p>
          </table:table-cell>
          <table:covered-table-cell table:number-columns-repeated="3"/>
          <table:table-cell office:value-type="string" table:number-columns-spanned="4" table:number-rows-spanned="1" table:style-name="ce11">
            <text:p>Sala de casa ou outro lugar que não seja o quarto</text:p>
          </table:table-cell>
          <table:covered-table-cell table:number-columns-repeated="3"/>
          <table:table-cell office:value-type="string" table:number-columns-spanned="4" table:number-rows-spanned="1" table:style-name="ce11">
            <text:p>Escola</text:p>
          </table:table-cell>
          <table:covered-table-cell table:number-columns-repeated="3"/>
          <table:table-cell office:value-type="string" table:number-columns-spanned="4" table:number-rows-spanned="1" table:style-name="ce11">
            <text:p>Casa de outra pessoa</text:p>
          </table:table-cell>
          <table:covered-table-cell table:number-columns-repeated="3"/>
          <table:table-cell office:value-type="string" table:number-columns-spanned="4" table:number-rows-spanned="1" table:style-name="ce11">
            <text:p>Lanhouse ou cybercafé</text:p>
          </table:table-cell>
          <table:covered-table-cell table:number-columns-repeated="3"/>
          <table:table-cell office:value-type="string" table:number-columns-spanned="4" table:number-rows-spanned="1" table:style-name="ce11">
            <text:p>Centro público de acesso gratuito</text:p>
          </table:table-cell>
          <table:covered-table-cell table:number-columns-repeated="3"/>
          <table:table-cell office:value-type="string" table:number-columns-spanned="4" table:number-rows-spanned="1" table:style-name="ce11">
            <text:p>Em deslocamento</text:p>
          </table:table-cell>
          <table:covered-table-cell table:number-columns-repeated="3"/>
          <table:table-cell office:value-type="string" table:number-columns-spanned="4" table:number-rows-spanned="1" table:style-name="ce11">
            <text:p>Outro local, como shopping, igreja ou lanchonete</text:p>
          </table:table-cell>
          <table:covered-table-cell table:number-columns-repeated="3"/>
          <table:table-cell table:number-columns-repeated="16350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64627.01098918915" table:style-name="ce5">
            <text:p>564.627</text:p>
          </table:table-cell>
          <table:table-cell office:value-type="float" office:value="156008.16303634644" table:style-name="ce5">
            <text:p>156.008</text:p>
          </table:table-cell>
          <table:table-cell office:value-type="float" office:value="13814.080268859863" table:style-name="ce5">
            <text:p>13.814</text:p>
          </table:table-cell>
          <table:table-cell office:value-type="string" table:style-name="ce5">
            <text:p>-</text:p>
          </table:table-cell>
          <table:table-cell office:value-type="float" office:value="644150.09253692627" table:style-name="ce5">
            <text:p>644.150</text:p>
          </table:table-cell>
          <table:table-cell office:value-type="float" office:value="57443.681118011475" table:style-name="ce5">
            <text:p>57.444</text:p>
          </table:table-cell>
          <table:table-cell office:value-type="float" office:value="1362.200026512146" table:style-name="ce5">
            <text:p>1.362</text:p>
          </table:table-cell>
          <table:table-cell office:value-type="string" table:style-name="ce5">
            <text:p>-</text:p>
          </table:table-cell>
          <table:table-cell office:value-type="float" office:value="275619.12536430359" table:style-name="ce5">
            <text:p>275.619</text:p>
          </table:table-cell>
          <table:table-cell office:value-type="float" office:value="498929.76971054077" table:style-name="ce5">
            <text:p>498.930</text:p>
          </table:table-cell>
          <table:table-cell office:value-type="float" office:value="3712.2400722503662" table:style-name="ce5">
            <text:p>3.712</text:p>
          </table:table-cell>
          <table:table-cell office:value-type="float" office:value="887.88001728057861" table:style-name="ce5">
            <text:p>888</text:p>
          </table:table-cell>
          <table:table-cell office:value-type="float" office:value="620126.37206935883" table:style-name="ce5">
            <text:p>620.126</text:p>
          </table:table-cell>
          <table:table-cell office:value-type="float" office:value="107204.16208648682" table:style-name="ce5">
            <text:p>107.204</text:p>
          </table:table-cell>
          <table:table-cell office:value-type="float" office:value="676.20001316070557" table:style-name="ce5">
            <text:p>676</text:p>
          </table:table-cell>
          <table:table-cell office:value-type="string" table:style-name="ce5">
            <text:p>-</text:p>
          </table:table-cell>
          <table:table-cell office:value-type="float" office:value="220688.16429519653" table:style-name="ce5">
            <text:p>220.688</text:p>
          </table:table-cell>
          <table:table-cell office:value-type="float" office:value="484370.88942718506" table:style-name="ce5">
            <text:p>484.371</text:p>
          </table:table-cell>
          <table:table-cell office:value-type="float" office:value="13275.080258369446" table:style-name="ce5">
            <text:p>13.275</text:p>
          </table:table-cell>
          <table:table-cell office:value-type="float" office:value="968.24001884460449" table:style-name="ce5">
            <text:p>968</text:p>
          </table:table-cell>
          <table:table-cell office:value-type="float" office:value="252504.84491443634" table:style-name="ce5">
            <text:p>252.505</text:p>
          </table:table-cell>
          <table:table-cell office:value-type="float" office:value="478973.0493221283" table:style-name="ce5">
            <text:p>478.973</text:p>
          </table:table-cell>
          <table:table-cell office:value-type="float" office:value="4631.4800901412964" table:style-name="ce5">
            <text:p>4.631</text:p>
          </table:table-cell>
          <table:table-cell office:value-type="float" office:value="1630.7200317382813" table:style-name="ce5">
            <text:p>1.631</text:p>
          </table:table-cell>
          <table:table-cell office:value-type="float" office:value="384748.00748825073" table:style-name="ce5">
            <text:p>384.748</text:p>
          </table:table-cell>
          <table:table-cell office:value-type="float" office:value="338582.16658973694" table:style-name="ce5">
            <text:p>338.5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7346.32909584045" table:style-name="ce5">
            <text:p>467.346</text:p>
          </table:table-cell>
          <table:table-cell office:value-type="float" office:value="273757.12532806396" table:style-name="ce5">
            <text:p>273.757</text:p>
          </table:table-cell>
          <table:table-cell office:value-type="float" office:value="278.32000541687012" table:style-name="ce5">
            <text:p>278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313306.00609779358" table:style-name="ce5">
            <text:p>313.306</text:p>
          </table:table-cell>
          <table:table-cell office:value-type="float" office:value="85791.16166973114" table:style-name="ce5">
            <text:p>85.791</text:p>
          </table:table-cell>
          <table:table-cell office:value-type="float" office:value="115.64000225067139" table:style-name="ce5">
            <text:p>116</text:p>
          </table:table-cell>
          <table:table-cell office:value-type="string" table:style-name="ce5">
            <text:p>-</text:p>
          </table:table-cell>
          <table:table-cell office:value-type="float" office:value="352300.2068567276" table:style-name="ce5">
            <text:p>352.300</text:p>
          </table:table-cell>
          <table:table-cell office:value-type="float" office:value="46724.440909385681" table:style-name="ce5">
            <text:p>46.724</text:p>
          </table:table-cell>
          <table:table-cell office:value-type="float" office:value="1362.200026512146" table:style-name="ce5">
            <text:p>1.362</text:p>
          </table:table-cell>
          <table:table-cell office:value-type="string" table:style-name="ce5">
            <text:p>-</text:p>
          </table:table-cell>
          <table:table-cell office:value-type="float" office:value="181456.80353164673" table:style-name="ce5">
            <text:p>181.457</text:p>
          </table:table-cell>
          <table:table-cell office:value-type="float" office:value="263235.84512329102" table:style-name="ce5">
            <text:p>263.236</text:p>
          </table:table-cell>
          <table:table-cell office:value-type="float" office:value="3486.8400678634644" table:style-name="ce5">
            <text:p>3.487</text:p>
          </table:table-cell>
          <table:table-cell office:value-type="float" office:value="887.88001728057861" table:style-name="ce5">
            <text:p>888</text:p>
          </table:table-cell>
          <table:table-cell office:value-type="float" office:value="355326.44691562653" table:style-name="ce5">
            <text:p>355.326</text:p>
          </table:table-cell>
          <table:table-cell office:value-type="float" office:value="48792.240949630737" table:style-name="ce5">
            <text:p>48.792</text:p>
          </table:table-cell>
          <table:table-cell office:value-type="float" office:value="676.20001316070557" table:style-name="ce5">
            <text:p>676</text:p>
          </table:table-cell>
          <table:table-cell office:value-type="string" table:style-name="ce5">
            <text:p>-</text:p>
          </table:table-cell>
          <table:table-cell office:value-type="float" office:value="78072.681519508362" table:style-name="ce5">
            <text:p>78.073</text:p>
          </table:table-cell>
          <table:table-cell office:value-type="float" office:value="354213.16689395905" table:style-name="ce5">
            <text:p>354.213</text:p>
          </table:table-cell>
          <table:table-cell office:value-type="float" office:value="6262.2001218795776" table:style-name="ce5">
            <text:p>6.262</text:p>
          </table:table-cell>
          <table:table-cell office:value-type="float" office:value="246.96000480651855" table:style-name="ce5">
            <text:p>247</text:p>
          </table:table-cell>
          <table:table-cell office:value-type="float" office:value="135790.76264286041" table:style-name="ce5">
            <text:p>135.791</text:p>
          </table:table-cell>
          <table:table-cell office:value-type="float" office:value="296996.84578037262" table:style-name="ce5">
            <text:p>296.997</text:p>
          </table:table-cell>
          <table:table-cell office:value-type="float" office:value="4102.2800798416138" table:style-name="ce5">
            <text:p>4.102</text:p>
          </table:table-cell>
          <table:table-cell office:value-type="float" office:value="139.16000270843506" table:style-name="ce5">
            <text:p>139</text:p>
          </table:table-cell>
          <table:table-cell office:value-type="float" office:value="220237.36428642273" table:style-name="ce5">
            <text:p>220.237</text:p>
          </table:table-cell>
          <table:table-cell office:value-type="float" office:value="188406.96366691589" table:style-name="ce5">
            <text:p>188.4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6397.16557407379" table:style-name="ce5">
            <text:p>286.397</text:p>
          </table:table-cell>
          <table:table-cell office:value-type="float" office:value="159955.60311317444" table:style-name="ce5">
            <text:p>159.9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313933.20611000061" table:style-name="ce5">
            <text:p>313.933</text:p>
          </table:table-cell>
          <table:table-cell office:value-type="float" office:value="92976.521809577942" table:style-name="ce5">
            <text:p>92.977</text:p>
          </table:table-cell>
          <table:table-cell office:value-type="float" office:value="13812.120268821716" table:style-name="ce5">
            <text:p>13.812</text:p>
          </table:table-cell>
          <table:table-cell office:value-type="string" table:style-name="ce5">
            <text:p>-</text:p>
          </table:table-cell>
          <table:table-cell office:value-type="float" office:value="346776.92674922943" table:style-name="ce5">
            <text:p>346.777</text:p>
          </table:table-cell>
          <table:table-cell office:value-type="float" office:value="33625.760654449463" table:style-name="ce5">
            <text:p>33.6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2186.32257270813" table:style-name="ce5">
            <text:p>132.186</text:p>
          </table:table-cell>
          <table:table-cell office:value-type="float" office:value="274164.80533599854" table:style-name="ce5">
            <text:p>274.165</text:p>
          </table:table-cell>
          <table:table-cell office:value-type="float" office:value="1272.0400247573853" table:style-name="ce5">
            <text:p>1.272</text:p>
          </table:table-cell>
          <table:table-cell office:value-type="float" office:value="0" table:style-name="ce5">
            <text:p>0</text:p>
          </table:table-cell>
          <table:table-cell office:value-type="float" office:value="311769.36606788635" table:style-name="ce5">
            <text:p>311.769</text:p>
          </table:table-cell>
          <table:table-cell office:value-type="float" office:value="83641.041627883911" table:style-name="ce5">
            <text:p>83.6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7810.96404457092" table:style-name="ce5">
            <text:p>207.811</text:p>
          </table:table-cell>
          <table:table-cell office:value-type="float" office:value="207763.9240436554" table:style-name="ce5">
            <text:p>207.764</text:p>
          </table:table-cell>
          <table:table-cell office:value-type="float" office:value="11275.880219459534" table:style-name="ce5">
            <text:p>11.276</text:p>
          </table:table-cell>
          <table:table-cell office:value-type="float" office:value="934.92001819610596" table:style-name="ce5">
            <text:p>935</text:p>
          </table:table-cell>
          <table:table-cell office:value-type="float" office:value="161621.60314559937" table:style-name="ce5">
            <text:p>161.622</text:p>
          </table:table-cell>
          <table:table-cell office:value-type="float" office:value="227861.76443481445" table:style-name="ce5">
            <text:p>227.862</text:p>
          </table:table-cell>
          <table:table-cell office:value-type="float" office:value="2148.160041809082" table:style-name="ce5">
            <text:p>2.148</text:p>
          </table:table-cell>
          <table:table-cell office:value-type="float" office:value="1624.8400316238403" table:style-name="ce5">
            <text:p>1.625</text:p>
          </table:table-cell>
          <table:table-cell office:value-type="float" office:value="225807.68439483643" table:style-name="ce5">
            <text:p>225.808</text:p>
          </table:table-cell>
          <table:table-cell office:value-type="float" office:value="181511.68353271484" table:style-name="ce5">
            <text:p>181.5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9415.88485431671" table:style-name="ce5">
            <text:p>249.416</text:p>
          </table:table-cell>
          <table:table-cell office:value-type="float" office:value="154642.043009758" table:style-name="ce5">
            <text:p>154.642</text:p>
          </table:table-cell>
          <table:table-cell office:value-type="float" office:value="278.32000541687012" table:style-name="ce5">
            <text:p>278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1767.361396789551" table:style-name="ce5">
            <text:p>71.767</text:p>
          </table:table-cell>
          <table:table-cell office:value-type="float" office:value="20540.800399780273" table:style-name="ce5">
            <text:p>20.5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801.041475296021" table:style-name="ce5">
            <text:p>75.801</text:p>
          </table:table-cell>
          <table:table-cell office:value-type="float" office:value="11217.080218315125" table:style-name="ce5">
            <text:p>11.2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188.600840568542" table:style-name="ce5">
            <text:p>43.189</text:p>
          </table:table-cell>
          <table:table-cell office:value-type="float" office:value="58694.161142349243" table:style-name="ce5">
            <text:p>58.694</text:p>
          </table:table-cell>
          <table:table-cell office:value-type="float" office:value="397.88000774383545" table:style-name="ce5">
            <text:p>398</text:p>
          </table:table-cell>
          <table:table-cell office:value-type="float" office:value="0" table:style-name="ce5">
            <text:p>0</text:p>
          </table:table-cell>
          <table:table-cell office:value-type="float" office:value="66847.761301040649" table:style-name="ce5">
            <text:p>66.848</text:p>
          </table:table-cell>
          <table:table-cell office:value-type="float" office:value="25638.760499000549" table:style-name="ce5">
            <text:p>25.639</text:p>
          </table:table-cell>
          <table:table-cell office:value-type="float" office:value="676.20001316070557" table:style-name="ce5">
            <text:p>676</text:p>
          </table:table-cell>
          <table:table-cell office:value-type="string" table:style-name="ce5">
            <text:p>-</text:p>
          </table:table-cell>
          <table:table-cell office:value-type="float" office:value="30707.320597648621" table:style-name="ce5">
            <text:p>30.707</text:p>
          </table:table-cell>
          <table:table-cell office:value-type="float" office:value="57422.121117591858" table:style-name="ce5">
            <text:p>57.422</text:p>
          </table:table-cell>
          <table:table-cell office:value-type="float" office:value="1750.2800340652466" table:style-name="ce5">
            <text:p>1.750</text:p>
          </table:table-cell>
          <table:table-cell office:value-type="float" office:value="246.96000480651855" table:style-name="ce5">
            <text:p>247</text:p>
          </table:table-cell>
          <table:table-cell office:value-type="float" office:value="38659.040752410889" table:style-name="ce5">
            <text:p>38.659</text:p>
          </table:table-cell>
          <table:table-cell office:value-type="float" office:value="54564.441061973572" table:style-name="ce5">
            <text:p>54.564</text:p>
          </table:table-cell>
          <table:table-cell office:value-type="float" office:value="537.04001045227051" table:style-name="ce5">
            <text:p>537</text:p>
          </table:table-cell>
          <table:table-cell office:value-type="float" office:value="0" table:style-name="ce5">
            <text:p>0</text:p>
          </table:table-cell>
          <table:table-cell office:value-type="float" office:value="37206.680724143982" table:style-name="ce5">
            <text:p>37.207</text:p>
          </table:table-cell>
          <table:table-cell office:value-type="float" office:value="57673.00112247467" table:style-name="ce5">
            <text:p>57.6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689.481083869934" table:style-name="ce5">
            <text:p>55.689</text:p>
          </table:table-cell>
          <table:table-cell office:value-type="float" office:value="46459.84090423584" table:style-name="ce5">
            <text:p>46.4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7974.761322975159" table:style-name="ce5">
            <text:p>67.975</text:p>
          </table:table-cell>
          <table:table-cell office:value-type="float" office:value="21238.560413360596" table:style-name="ce5">
            <text:p>21.239</text:p>
          </table:table-cell>
          <table:table-cell office:value-type="float" office:value="115.64000225067139" table:style-name="ce5">
            <text:p>116</text:p>
          </table:table-cell>
          <table:table-cell office:value-type="string" table:style-name="ce5">
            <text:p>-</text:p>
          </table:table-cell>
          <table:table-cell office:value-type="float" office:value="72090.761403083801" table:style-name="ce5">
            <text:p>72.091</text:p>
          </table:table-cell>
          <table:table-cell office:value-type="float" office:value="6944.2801351547241" table:style-name="ce5">
            <text:p>6.944</text:p>
          </table:table-cell>
          <table:table-cell office:value-type="float" office:value="1362.200026512146" table:style-name="ce5">
            <text:p>1.362</text:p>
          </table:table-cell>
          <table:table-cell office:value-type="string" table:style-name="ce5">
            <text:p>-</text:p>
          </table:table-cell>
          <table:table-cell office:value-type="float" office:value="51497.04100227356" table:style-name="ce5">
            <text:p>51.497</text:p>
          </table:table-cell>
          <table:table-cell office:value-type="float" office:value="44688.000869750977" table:style-name="ce5">
            <text:p>44.688</text:p>
          </table:table-cell>
          <table:table-cell office:value-type="float" office:value="45.080000877380371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float" office:value="70405.161370277405" table:style-name="ce5">
            <text:p>70.405</text:p>
          </table:table-cell>
          <table:table-cell office:value-type="float" office:value="9684.3601884841919" table:style-name="ce5">
            <text:p>9.6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183.160723686218" table:style-name="ce5">
            <text:p>37.183</text:p>
          </table:table-cell>
          <table:table-cell office:value-type="float" office:value="47588.800926208496" table:style-name="ce5">
            <text:p>47.589</text:p>
          </table:table-cell>
          <table:table-cell office:value-type="float" office:value="1871.8000364303589" table:style-name="ce5">
            <text:p>1.872</text:p>
          </table:table-cell>
          <table:table-cell office:value-type="float" office:value="0" table:style-name="ce5">
            <text:p>0</text:p>
          </table:table-cell>
          <table:table-cell office:value-type="float" office:value="41287.400803565979" table:style-name="ce5">
            <text:p>41.287</text:p>
          </table:table-cell>
          <table:table-cell office:value-type="float" office:value="44707.600870132446" table:style-name="ce5">
            <text:p>44.708</text:p>
          </table:table-cell>
          <table:table-cell office:value-type="float" office:value="1601.3200311660767" table:style-name="ce5">
            <text:p>1.601</text:p>
          </table:table-cell>
          <table:table-cell office:value-type="float" office:value="0" table:style-name="ce5">
            <text:p>0</text:p>
          </table:table-cell>
          <table:table-cell office:value-type="float" office:value="49676.200966835022" table:style-name="ce5">
            <text:p>49.676</text:p>
          </table:table-cell>
          <table:table-cell office:value-type="float" office:value="36162.000703811646" table:style-name="ce5">
            <text:p>36.1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359.001135826111" table:style-name="ce5">
            <text:p>58.359</text:p>
          </table:table-cell>
          <table:table-cell office:value-type="float" office:value="28496.440554618835" table:style-name="ce5">
            <text:p>28.496</text:p>
          </table:table-cell>
          <table:table-cell office:value-type="float" office:value="278.32000541687012" table:style-name="ce5">
            <text:p>278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51557.3668422699" table:style-name="ce5">
            <text:p>351.557</text:p>
          </table:table-cell>
          <table:table-cell office:value-type="float" office:value="86745.681688308716" table:style-name="ce5">
            <text:p>86.7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0349.84720802307" table:style-name="ce5">
            <text:p>370.350</text:p>
          </table:table-cell>
          <table:table-cell office:value-type="float" office:value="45779.72089099884" table:style-name="ce5">
            <text:p>45.7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8248.84210681915" table:style-name="ce5">
            <text:p>108.249</text:p>
          </table:table-cell>
          <table:table-cell office:value-type="float" office:value="332174.92646503448" table:style-name="ce5">
            <text:p>332.175</text:p>
          </table:table-cell>
          <table:table-cell office:value-type="float" office:value="2042.3200397491455" table:style-name="ce5">
            <text:p>2.042</text:p>
          </table:table-cell>
          <table:table-cell office:value-type="float" office:value="887.88001728057861" table:style-name="ce5">
            <text:p>888</text:p>
          </table:table-cell>
          <table:table-cell office:value-type="float" office:value="354532.646900177" table:style-name="ce5">
            <text:p>354.533</text:p>
          </table:table-cell>
          <table:table-cell office:value-type="float" office:value="51812.601008415222" table:style-name="ce5">
            <text:p>51.8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2211.7227678299" table:style-name="ce5">
            <text:p>142.212</text:p>
          </table:table-cell>
          <table:table-cell office:value-type="float" office:value="267389.08520412445" table:style-name="ce5">
            <text:p>267.389</text:p>
          </table:table-cell>
          <table:table-cell office:value-type="float" office:value="7295.1201419830322" table:style-name="ce5">
            <text:p>7.295</text:p>
          </table:table-cell>
          <table:table-cell office:value-type="float" office:value="934.92001819610596" table:style-name="ce5">
            <text:p>935</text:p>
          </table:table-cell>
          <table:table-cell office:value-type="float" office:value="127298.08247756958" table:style-name="ce5">
            <text:p>127.298</text:p>
          </table:table-cell>
          <table:table-cell office:value-type="float" office:value="287122.36558818817" table:style-name="ce5">
            <text:p>287.122</text:p>
          </table:table-cell>
          <table:table-cell office:value-type="float" office:value="2499.0000486373901" table:style-name="ce5">
            <text:p>2.499</text:p>
          </table:table-cell>
          <table:table-cell office:value-type="float" office:value="1613.0800313949585" table:style-name="ce5">
            <text:p>1.613</text:p>
          </table:table-cell>
          <table:table-cell office:value-type="float" office:value="240723.28468513489" table:style-name="ce5">
            <text:p>240.723</text:p>
          </table:table-cell>
          <table:table-cell office:value-type="float" office:value="177144.80344772339" table:style-name="ce5">
            <text:p>177.1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0450.60526371002" table:style-name="ce5">
            <text:p>270.451</text:p>
          </table:table-cell>
          <table:table-cell office:value-type="float" office:value="170063.32330989838" table:style-name="ce5">
            <text:p>170.0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23093.44823455811" table:style-name="ce5">
            <text:p>423.093</text:p>
          </table:table-cell>
          <table:table-cell office:value-type="float" office:value="122870.44239139557" table:style-name="ce5">
            <text:p>122.870</text:p>
          </table:table-cell>
          <table:table-cell office:value-type="float" office:value="13812.120268821716" table:style-name="ce5">
            <text:p>13.812</text:p>
          </table:table-cell>
          <table:table-cell office:value-type="string" table:style-name="ce5">
            <text:p>-</text:p>
          </table:table-cell>
          <table:table-cell office:value-type="float" office:value="508141.76988983154" table:style-name="ce5">
            <text:p>508.142</text:p>
          </table:table-cell>
          <table:table-cell office:value-type="float" office:value="30485.840593338013" table:style-name="ce5">
            <text:p>30.4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3892.68455219269" table:style-name="ce5">
            <text:p>233.893</text:p>
          </table:table-cell>
          <table:table-cell office:value-type="float" office:value="358358.56697463989" table:style-name="ce5">
            <text:p>358.359</text:p>
          </table:table-cell>
          <table:table-cell office:value-type="float" office:value="1254.4000244140625" table:style-name="ce5">
            <text:p>1.254</text:p>
          </table:table-cell>
          <table:table-cell office:value-type="float" office:value="0" table:style-name="ce5">
            <text:p>0</text:p>
          </table:table-cell>
          <table:table-cell office:value-type="float" office:value="491321.04956245422" table:style-name="ce5">
            <text:p>491.321</text:p>
          </table:table-cell>
          <table:table-cell office:value-type="float" office:value="88023.601713180542" table:style-name="ce5">
            <text:p>88.0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8297.4430809021" table:style-name="ce5">
            <text:p>158.297</text:p>
          </table:table-cell>
          <table:table-cell office:value-type="float" office:value="389565.68758201599" table:style-name="ce5">
            <text:p>389.566</text:p>
          </table:table-cell>
          <table:table-cell office:value-type="float" office:value="8641.6401681900024" table:style-name="ce5">
            <text:p>8.642</text:p>
          </table:table-cell>
          <table:table-cell office:value-type="float" office:value="0" table:style-name="ce5">
            <text:p>0</text:p>
          </table:table-cell>
          <table:table-cell office:value-type="float" office:value="204192.80397415161" table:style-name="ce5">
            <text:p>204.193</text:p>
          </table:table-cell>
          <table:table-cell office:value-type="float" office:value="370759.48721599579" table:style-name="ce5">
            <text:p>370.759</text:p>
          </table:table-cell>
          <table:table-cell office:value-type="float" office:value="3471.1600675582886" table:style-name="ce5">
            <text:p>3.471</text:p>
          </table:table-cell>
          <table:table-cell office:value-type="float" office:value="0" table:style-name="ce5">
            <text:p>0</text:p>
          </table:table-cell>
          <table:table-cell office:value-type="float" office:value="285977.72556591034" table:style-name="ce5">
            <text:p>285.978</text:p>
          </table:table-cell>
          <table:table-cell office:value-type="float" office:value="276277.68537712097" table:style-name="ce5">
            <text:p>276.2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5434.16711235046" table:style-name="ce5">
            <text:p>365.434</text:p>
          </table:table-cell>
          <table:table-cell office:value-type="float" office:value="202656.16394424438" table:style-name="ce5">
            <text:p>202.6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0195.361560821533" table:style-name="ce5">
            <text:p>80.195</text:p>
          </table:table-cell>
          <table:table-cell office:value-type="float" office:value="29045.240565299988" table:style-name="ce5">
            <text:p>29.0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2837.361806869507" table:style-name="ce5">
            <text:p>92.837</text:p>
          </table:table-cell>
          <table:table-cell office:value-type="float" office:value="10031.280195236206" table:style-name="ce5">
            <text:p>10.0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889.281379699707" table:style-name="ce5">
            <text:p>70.889</text:p>
          </table:table-cell>
          <table:table-cell office:value-type="float" office:value="68762.681338310242" table:style-name="ce5">
            <text:p>68.763</text:p>
          </table:table-cell>
          <table:table-cell office:value-type="float" office:value="2806.7200546264648" table:style-name="ce5">
            <text:p>2.807</text:p>
          </table:table-cell>
          <table:table-cell office:value-type="float" office:value="0" table:style-name="ce5">
            <text:p>0</text:p>
          </table:table-cell>
          <table:table-cell office:value-type="float" office:value="89683.721745491028" table:style-name="ce5">
            <text:p>89.684</text:p>
          </table:table-cell>
          <table:table-cell office:value-type="float" office:value="17573.360342025757" table:style-name="ce5">
            <text:p>17.5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096.56064414978" table:style-name="ce5">
            <text:p>33.097</text:p>
          </table:table-cell>
          <table:table-cell office:value-type="float" office:value="76114.641481399536" table:style-name="ce5">
            <text:p>76.115</text:p>
          </table:table-cell>
          <table:table-cell office:value-type="float" office:value="6462.1201257705688" table:style-name="ce5">
            <text:p>6.462</text:p>
          </table:table-cell>
          <table:table-cell office:value-type="float" office:value="0" table:style-name="ce5">
            <text:p>0</text:p>
          </table:table-cell>
          <table:table-cell office:value-type="float" office:value="51577.401003837585" table:style-name="ce5">
            <text:p>51.577</text:p>
          </table:table-cell>
          <table:table-cell office:value-type="float" office:value="67361.281311035156" table:style-name="ce5">
            <text:p>67.361</text:p>
          </table:table-cell>
          <table:table-cell office:value-type="float" office:value="554.68001079559326" table:style-name="ce5">
            <text:p>555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66692.921298027039" table:style-name="ce5">
            <text:p>66.693</text:p>
          </table:table-cell>
          <table:table-cell office:value-type="float" office:value="47906.320932388306" table:style-name="ce5">
            <text:p>47.9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251.481406211853" table:style-name="ce5">
            <text:p>72.251</text:p>
          </table:table-cell>
          <table:table-cell office:value-type="float" office:value="44511.600866317749" table:style-name="ce5">
            <text:p>44.5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44658.16670799255" table:style-name="ce5">
            <text:p>344.658</text:p>
          </table:table-cell>
          <table:table-cell office:value-type="float" office:value="127278.48247718811" table:style-name="ce5">
            <text:p>127.278</text:p>
          </table:table-cell>
          <table:table-cell office:value-type="float" office:value="13812.120268821716" table:style-name="ce5">
            <text:p>13.812</text:p>
          </table:table-cell>
          <table:table-cell office:value-type="string" table:style-name="ce5">
            <text:p>-</text:p>
          </table:table-cell>
          <table:table-cell office:value-type="float" office:value="411664.68801212311" table:style-name="ce5">
            <text:p>411.665</text:p>
          </table:table-cell>
          <table:table-cell office:value-type="float" office:value="50401.400980949402" table:style-name="ce5">
            <text:p>50.401</text:p>
          </table:table-cell>
          <table:table-cell office:value-type="float" office:value="1362.200026512146" table:style-name="ce5">
            <text:p>1.362</text:p>
          </table:table-cell>
          <table:table-cell office:value-type="string" table:style-name="ce5">
            <text:p>-</text:p>
          </table:table-cell>
          <table:table-cell office:value-type="float" office:value="137056.92266750336" table:style-name="ce5">
            <text:p>137.057</text:p>
          </table:table-cell>
          <table:table-cell office:value-type="float" office:value="367074.68714427948" table:style-name="ce5">
            <text:p>367.075</text:p>
          </table:table-cell>
          <table:table-cell office:value-type="float" office:value="2806.7200546264648" table:style-name="ce5">
            <text:p>2.807</text:p>
          </table:table-cell>
          <table:table-cell office:value-type="float" office:value="887.88001728057861" table:style-name="ce5">
            <text:p>888</text:p>
          </table:table-cell>
          <table:table-cell office:value-type="float" office:value="379481.48738574982" table:style-name="ce5">
            <text:p>379.481</text:p>
          </table:table-cell>
          <table:table-cell office:value-type="float" office:value="88791.921728134155" table:style-name="ce5">
            <text:p>88.7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357.961758613586" table:style-name="ce5">
            <text:p>90.358</text:p>
          </table:table-cell>
          <table:table-cell office:value-type="float" office:value="373587.76727104187" table:style-name="ce5">
            <text:p>373.588</text:p>
          </table:table-cell>
          <table:table-cell office:value-type="float" office:value="9143.4001779556274" table:style-name="ce5">
            <text:p>9.143</text:p>
          </table:table-cell>
          <table:table-cell office:value-type="float" office:value="968.24001884460449" table:style-name="ce5">
            <text:p>968</text:p>
          </table:table-cell>
          <table:table-cell office:value-type="float" office:value="158462.08308410645" table:style-name="ce5">
            <text:p>158.462</text:p>
          </table:table-cell>
          <table:table-cell office:value-type="float" office:value="333119.64648342133" table:style-name="ce5">
            <text:p>333.120</text:p>
          </table:table-cell>
          <table:table-cell office:value-type="float" office:value="4396.2800855636597" table:style-name="ce5">
            <text:p>4.396</text:p>
          </table:table-cell>
          <table:table-cell office:value-type="float" office:value="0" table:style-name="ce5">
            <text:p>0</text:p>
          </table:table-cell>
          <table:table-cell office:value-type="float" office:value="233577.12454605103" table:style-name="ce5">
            <text:p>233.577</text:p>
          </table:table-cell>
          <table:table-cell office:value-type="float" office:value="242501.00471973419" table:style-name="ce5">
            <text:p>242.5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7134.36500453949" table:style-name="ce5">
            <text:p>257.134</text:p>
          </table:table-cell>
          <table:table-cell office:value-type="float" office:value="232287.44452095032" table:style-name="ce5">
            <text:p>232.2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27817.04832649231" table:style-name="ce5">
            <text:p>427.817</text:p>
          </table:table-cell>
          <table:table-cell office:value-type="float" office:value="47400.640922546387" table:style-name="ce5">
            <text:p>47.4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7258.36851024628" table:style-name="ce5">
            <text:p>437.258</text:p>
          </table:table-cell>
          <table:table-cell office:value-type="float" office:value="30956.240602493286" table:style-name="ce5">
            <text:p>30.9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1429.12411499023" table:style-name="ce5">
            <text:p>211.429</text:p>
          </table:table-cell>
          <table:table-cell office:value-type="float" office:value="304607.52592849731" table:style-name="ce5">
            <text:p>304.608</text:p>
          </table:table-cell>
          <table:table-cell office:value-type="float" office:value="1315.1600255966187" table:style-name="ce5">
            <text:p>1.315</text:p>
          </table:table-cell>
          <table:table-cell office:value-type="float" office:value="0" table:style-name="ce5">
            <text:p>0</text:p>
          </table:table-cell>
          <table:table-cell office:value-type="float" office:value="405786.64789772034" table:style-name="ce5">
            <text:p>405.787</text:p>
          </table:table-cell>
          <table:table-cell office:value-type="float" office:value="64762.321260452271" table:style-name="ce5">
            <text:p>64.7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0069.20331001282" table:style-name="ce5">
            <text:p>170.069</text:p>
          </table:table-cell>
          <table:table-cell office:value-type="float" office:value="302020.32587814331" table:style-name="ce5">
            <text:p>302.020</text:p>
          </table:table-cell>
          <table:table-cell office:value-type="float" office:value="4849.0400943756104" table:style-name="ce5">
            <text:p>4.849</text:p>
          </table:table-cell>
          <table:table-cell office:value-type="float" office:value="0" table:style-name="ce5">
            <text:p>0</text:p>
          </table:table-cell>
          <table:table-cell office:value-type="float" office:value="196633.08382701874" table:style-name="ce5">
            <text:p>196.633</text:p>
          </table:table-cell>
          <table:table-cell office:value-type="float" office:value="285283.88555240631" table:style-name="ce5">
            <text:p>285.284</text:p>
          </table:table-cell>
          <table:table-cell office:value-type="float" office:value="868.28001689910889" table:style-name="ce5">
            <text:p>868</text:p>
          </table:table-cell>
          <table:table-cell office:value-type="float" office:value="1630.7200317382813" table:style-name="ce5">
            <text:p>1.631</text:p>
          </table:table-cell>
          <table:table-cell office:value-type="float" office:value="311632.16606521606" table:style-name="ce5">
            <text:p>311.632</text:p>
          </table:table-cell>
          <table:table-cell office:value-type="float" office:value="162956.36317157745" table:style-name="ce5">
            <text:p>162.9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6947.36694717407" table:style-name="ce5">
            <text:p>356.947</text:p>
          </table:table-cell>
          <table:table-cell office:value-type="float" office:value="123826.92241001129" table:style-name="ce5">
            <text:p>123.827</text:p>
          </table:table-cell>
          <table:table-cell office:value-type="float" office:value="278.32000541687012" table:style-name="ce5">
            <text:p>278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90019.60953712463" table:style-name="ce5">
            <text:p>490.020</text:p>
          </table:table-cell>
          <table:table-cell office:value-type="float" office:value="129810.802526474" table:style-name="ce5">
            <text:p>129.811</text:p>
          </table:table-cell>
          <table:table-cell office:value-type="float" office:value="13812.120268821716" table:style-name="ce5">
            <text:p>13.812</text:p>
          </table:table-cell>
          <table:table-cell office:value-type="string" table:style-name="ce5">
            <text:p>-</text:p>
          </table:table-cell>
          <table:table-cell office:value-type="float" office:value="530033.01031589508" table:style-name="ce5">
            <text:p>530.033</text:p>
          </table:table-cell>
          <table:table-cell office:value-type="float" office:value="57014.441109657288" table:style-name="ce5">
            <text:p>57.014</text:p>
          </table:table-cell>
          <table:table-cell office:value-type="float" office:value="1362.200026512146" table:style-name="ce5">
            <text:p>1.362</text:p>
          </table:table-cell>
          <table:table-cell office:value-type="string" table:style-name="ce5">
            <text:p>-</text:p>
          </table:table-cell>
          <table:table-cell office:value-type="float" office:value="227687.32443141937" table:style-name="ce5">
            <text:p>227.687</text:p>
          </table:table-cell>
          <table:table-cell office:value-type="float" office:value="442274.00860786438" table:style-name="ce5">
            <text:p>442.274</text:p>
          </table:table-cell>
          <table:table-cell office:value-type="float" office:value="3098.7600603103638" table:style-name="ce5">
            <text:p>3.099</text:p>
          </table:table-cell>
          <table:table-cell office:value-type="float" office:value="887.88001728057861" table:style-name="ce5">
            <text:p>888</text:p>
          </table:table-cell>
          <table:table-cell office:value-type="float" office:value="487581.3694896698" table:style-name="ce5">
            <text:p>487.581</text:p>
          </table:table-cell>
          <table:table-cell office:value-type="float" office:value="106671.04207611084" table:style-name="ce5">
            <text:p>106.6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0649.28351593018" table:style-name="ce5">
            <text:p>180.649</text:p>
          </table:table-cell>
          <table:table-cell office:value-type="float" office:value="421684.20820713043" table:style-name="ce5">
            <text:p>421.684</text:p>
          </table:table-cell>
          <table:table-cell office:value-type="float" office:value="10327.240200996399" table:style-name="ce5">
            <text:p>10.327</text:p>
          </table:table-cell>
          <table:table-cell office:value-type="float" office:value="968.24001884460449" table:style-name="ce5">
            <text:p>968</text:p>
          </table:table-cell>
          <table:table-cell office:value-type="float" office:value="229463.08446598053" table:style-name="ce5">
            <text:p>229.463</text:p>
          </table:table-cell>
          <table:table-cell office:value-type="float" office:value="396876.4877243042" table:style-name="ce5">
            <text:p>396.876</text:p>
          </table:table-cell>
          <table:table-cell office:value-type="float" office:value="4482.5200872421265" table:style-name="ce5">
            <text:p>4.483</text:p>
          </table:table-cell>
          <table:table-cell office:value-type="float" office:value="1630.7200317382813" table:style-name="ce5">
            <text:p>1.631</text:p>
          </table:table-cell>
          <table:table-cell office:value-type="float" office:value="349605.20680427551" table:style-name="ce5">
            <text:p>349.605</text:p>
          </table:table-cell>
          <table:table-cell office:value-type="float" office:value="265928.88517570496" table:style-name="ce5">
            <text:p>265.9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3771.84766387939" table:style-name="ce5">
            <text:p>393.772</text:p>
          </table:table-cell>
          <table:table-cell office:value-type="float" office:value="244709.92476272583" table:style-name="ce5">
            <text:p>244.710</text:p>
          </table:table-cell>
          <table:table-cell office:value-type="float" office:value="278.32000541687012" table:style-name="ce5">
            <text:p>278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06756.84791660309" table:style-name="ce5">
            <text:p>406.757</text:p>
          </table:table-cell>
          <table:table-cell office:value-type="float" office:value="102807.88200092316" table:style-name="ce5">
            <text:p>102.808</text:p>
          </table:table-cell>
          <table:table-cell office:value-type="float" office:value="115.64000225067139" table:style-name="ce5">
            <text:p>116</text:p>
          </table:table-cell>
          <table:table-cell office:value-type="string" table:style-name="ce5">
            <text:p>-</text:p>
          </table:table-cell>
          <table:table-cell office:value-type="float" office:value="503567.12980079651" table:style-name="ce5">
            <text:p>503.567</text:p>
          </table:table-cell>
          <table:table-cell office:value-type="float" office:value="13196.680256843567" table:style-name="ce5">
            <text:p>13.1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3722.32415962219" table:style-name="ce5">
            <text:p>213.722</text:p>
          </table:table-cell>
          <table:table-cell office:value-type="float" office:value="308684.32600784302" table:style-name="ce5">
            <text:p>308.684</text:p>
          </table:table-cell>
          <table:table-cell office:value-type="float" office:value="2042.3200397491455" table:style-name="ce5">
            <text:p>2.042</text:p>
          </table:table-cell>
          <table:table-cell office:value-type="float" office:value="0" table:style-name="ce5">
            <text:p>0</text:p>
          </table:table-cell>
          <table:table-cell office:value-type="float" office:value="501877.60976791382" table:style-name="ce5">
            <text:p>501.878</text:p>
          </table:table-cell>
          <table:table-cell office:value-type="float" office:value="22589.00043964386" table:style-name="ce5">
            <text:p>22.589</text:p>
          </table:table-cell>
          <table:table-cell office:value-type="float" office:value="676.20001316070557" table:style-name="ce5">
            <text:p>676</text:p>
          </table:table-cell>
          <table:table-cell office:value-type="string" table:style-name="ce5">
            <text:p>-</text:p>
          </table:table-cell>
          <table:table-cell office:value-type="float" office:value="150416.28292751312" table:style-name="ce5">
            <text:p>150.416</text:p>
          </table:table-cell>
          <table:table-cell office:value-type="float" office:value="357672.56696128845" table:style-name="ce5">
            <text:p>357.673</text:p>
          </table:table-cell>
          <table:table-cell office:value-type="float" office:value="8453.4801645278931" table:style-name="ce5">
            <text:p>8.453</text:p>
          </table:table-cell>
          <table:table-cell office:value-type="float" office:value="0" table:style-name="ce5">
            <text:p>0</text:p>
          </table:table-cell>
          <table:table-cell office:value-type="float" office:value="160304.4831199646" table:style-name="ce5">
            <text:p>160.304</text:p>
          </table:table-cell>
          <table:table-cell office:value-type="float" office:value="354501.28689956665" table:style-name="ce5">
            <text:p>354.501</text:p>
          </table:table-cell>
          <table:table-cell office:value-type="float" office:value="1166.2000226974487" table:style-name="ce5">
            <text:p>1.166</text:p>
          </table:table-cell>
          <table:table-cell office:value-type="float" office:value="0" table:style-name="ce5">
            <text:p>0</text:p>
          </table:table-cell>
          <table:table-cell office:value-type="float" office:value="256801.1649980545" table:style-name="ce5">
            <text:p>256.801</text:p>
          </table:table-cell>
          <table:table-cell office:value-type="float" office:value="258986.56504058838" table:style-name="ce5">
            <text:p>258.9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3850.56688690186" table:style-name="ce5">
            <text:p>353.851</text:p>
          </table:table-cell>
          <table:table-cell office:value-type="float" office:value="161611.80314540863" table:style-name="ce5">
            <text:p>161.6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274578.36534404755" table:style-name="ce5">
            <text:p>274.578</text:p>
          </table:table-cell>
          <table:table-cell office:value-type="float" office:value="120232.28234004974" table:style-name="ce5">
            <text:p>120.232</text:p>
          </table:table-cell>
          <table:table-cell office:value-type="float" office:value="13812.120268821716" table:style-name="ce5">
            <text:p>13.812</text:p>
          </table:table-cell>
          <table:table-cell office:value-type="string" table:style-name="ce5">
            <text:p>-</text:p>
          </table:table-cell>
          <table:table-cell office:value-type="float" office:value="349109.32679462433" table:style-name="ce5">
            <text:p>349.109</text:p>
          </table:table-cell>
          <table:table-cell office:value-type="float" office:value="51787.121007919312" table:style-name="ce5">
            <text:p>51.787</text:p>
          </table:table-cell>
          <table:table-cell office:value-type="float" office:value="1362.200026512146" table:style-name="ce5">
            <text:p>1.362</text:p>
          </table:table-cell>
          <table:table-cell office:value-type="string" table:style-name="ce5">
            <text:p>-</text:p>
          </table:table-cell>
          <table:table-cell office:value-type="float" office:value="96314.401874542236" table:style-name="ce5">
            <text:p>96.314</text:p>
          </table:table-cell>
          <table:table-cell office:value-type="float" office:value="349581.68680381775" table:style-name="ce5">
            <text:p>349.582</text:p>
          </table:table-cell>
          <table:table-cell office:value-type="float" office:value="3469.2000675201416" table:style-name="ce5">
            <text:p>3.469</text:p>
          </table:table-cell>
          <table:table-cell office:value-type="float" office:value="887.88001728057861" table:style-name="ce5">
            <text:p>888</text:p>
          </table:table-cell>
          <table:table-cell office:value-type="float" office:value="333644.92649364471" table:style-name="ce5">
            <text:p>333.645</text:p>
          </table:table-cell>
          <table:table-cell office:value-type="float" office:value="72688.561414718628" table:style-name="ce5">
            <text:p>72.689</text:p>
          </table:table-cell>
          <table:table-cell office:value-type="float" office:value="676.20001316070557" table:style-name="ce5">
            <text:p>676</text:p>
          </table:table-cell>
          <table:table-cell office:value-type="string" table:style-name="ce5">
            <text:p>-</text:p>
          </table:table-cell>
          <table:table-cell office:value-type="float" office:value="83664.561628341675" table:style-name="ce5">
            <text:p>83.665</text:p>
          </table:table-cell>
          <table:table-cell office:value-type="float" office:value="311638.04606533051" table:style-name="ce5">
            <text:p>311.638</text:p>
          </table:table-cell>
          <table:table-cell office:value-type="float" office:value="12743.920248031616" table:style-name="ce5">
            <text:p>12.744</text:p>
          </table:table-cell>
          <table:table-cell office:value-type="float" office:value="934.92001819610596" table:style-name="ce5">
            <text:p>935</text:p>
          </table:table-cell>
          <table:table-cell office:value-type="float" office:value="82661.041608810425" table:style-name="ce5">
            <text:p>82.661</text:p>
          </table:table-cell>
          <table:table-cell office:value-type="float" office:value="328480.32639312744" table:style-name="ce5">
            <text:p>328.480</text:p>
          </table:table-cell>
          <table:table-cell office:value-type="float" office:value="4596.2000894546509" table:style-name="ce5">
            <text:p>4.596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179438.00349235535" table:style-name="ce5">
            <text:p>179.438</text:p>
          </table:table-cell>
          <table:table-cell office:value-type="float" office:value="230962.48449516296" table:style-name="ce5">
            <text:p>230.9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0392.28409481049" table:style-name="ce5">
            <text:p>210.392</text:p>
          </table:table-cell>
          <table:table-cell office:value-type="float" office:value="223108.76434230804" table:style-name="ce5">
            <text:p>223.10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470933.12916564941" table:style-name="ce5">
            <text:p>470.933</text:p>
          </table:table-cell>
          <table:table-cell office:value-type="float" office:value="117153.12228012085" table:style-name="ce5">
            <text:p>117.153</text:p>
          </table:table-cell>
          <table:table-cell office:value-type="float" office:value="115.64000225067139" table:style-name="ce5">
            <text:p>116</text:p>
          </table:table-cell>
          <table:table-cell office:value-type="string" table:style-name="ce5">
            <text:p>-</text:p>
          </table:table-cell>
          <table:table-cell office:value-type="float" office:value="562374.97094535828" table:style-name="ce5">
            <text:p>562.375</text:p>
          </table:table-cell>
          <table:table-cell office:value-type="float" office:value="25268.320491790771" table:style-name="ce5">
            <text:p>25.2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0345.08448314667" table:style-name="ce5">
            <text:p>230.345</text:p>
          </table:table-cell>
          <table:table-cell office:value-type="float" office:value="356380.9269361496" table:style-name="ce5">
            <text:p>356.381</text:p>
          </table:table-cell>
          <table:table-cell office:value-type="float" office:value="1272.0400247573853" table:style-name="ce5">
            <text:p>1.272</text:p>
          </table:table-cell>
          <table:table-cell office:value-type="float" office:value="0" table:style-name="ce5">
            <text:p>0</text:p>
          </table:table-cell>
          <table:table-cell office:value-type="float" office:value="544676.17060089111" table:style-name="ce5">
            <text:p>544.676</text:p>
          </table:table-cell>
          <table:table-cell office:value-type="float" office:value="75209.121463775635" table:style-name="ce5">
            <text:p>75.20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5353.4432182312" table:style-name="ce5">
            <text:p>165.353</text:p>
          </table:table-cell>
          <table:table-cell office:value-type="float" office:value="429010.68834972382" table:style-name="ce5">
            <text:p>429.011</text:p>
          </table:table-cell>
          <table:table-cell office:value-type="float" office:value="3700.4800720214844" table:style-name="ce5">
            <text:p>3.700</text:p>
          </table:table-cell>
          <table:table-cell office:value-type="float" office:value="246.96000480651855" table:style-name="ce5">
            <text:p>247</text:p>
          </table:table-cell>
          <table:table-cell office:value-type="float" office:value="210233.52409172058" table:style-name="ce5">
            <text:p>210.234</text:p>
          </table:table-cell>
          <table:table-cell office:value-type="float" office:value="377719.44735145569" table:style-name="ce5">
            <text:p>377.719</text:p>
          </table:table-cell>
          <table:table-cell office:value-type="float" office:value="558.60001087188721" table:style-name="ce5">
            <text:p>559</text:p>
          </table:table-cell>
          <table:table-cell office:value-type="float" office:value="0" table:style-name="ce5">
            <text:p>0</text:p>
          </table:table-cell>
          <table:table-cell office:value-type="float" office:value="306273.52596092224" table:style-name="ce5">
            <text:p>306.274</text:p>
          </table:table-cell>
          <table:table-cell office:value-type="float" office:value="280364.28545665741" table:style-name="ce5">
            <text:p>280.3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1082.72761154175" table:style-name="ce5">
            <text:p>391.083</text:p>
          </table:table-cell>
          <table:table-cell office:value-type="float" office:value="189565.32368946075" table:style-name="ce5">
            <text:p>189.5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408871.68795776367" table:style-name="ce5">
            <text:p>408.872</text:p>
          </table:table-cell>
          <table:table-cell office:value-type="float" office:value="30082.080585479736" table:style-name="ce5">
            <text:p>30.0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6486.28810596466" table:style-name="ce5">
            <text:p>416.486</text:p>
          </table:table-cell>
          <table:table-cell office:value-type="float" office:value="21708.960422515869" table:style-name="ce5">
            <text:p>21.70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0215.88409137726" table:style-name="ce5">
            <text:p>210.216</text:p>
          </table:table-cell>
          <table:table-cell office:value-type="float" office:value="275842.56536865234" table:style-name="ce5">
            <text:p>275.843</text:p>
          </table:table-cell>
          <table:table-cell office:value-type="float" office:value="335.16000652313232" table:style-name="ce5">
            <text:p>335</text:p>
          </table:table-cell>
          <table:table-cell office:value-type="float" office:value="0" table:style-name="ce5">
            <text:p>0</text:p>
          </table:table-cell>
          <table:table-cell office:value-type="float" office:value="385610.4075050354" table:style-name="ce5">
            <text:p>385.610</text:p>
          </table:table-cell>
          <table:table-cell office:value-type="float" office:value="48261.080939292908" table:style-name="ce5">
            <text:p>48.2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0990.48313331604" table:style-name="ce5">
            <text:p>160.990</text:p>
          </table:table-cell>
          <table:table-cell office:value-type="float" office:value="278966.80542945862" table:style-name="ce5">
            <text:p>278.967</text:p>
          </table:table-cell>
          <table:table-cell office:value-type="float" office:value="985.88001918792725" table:style-name="ce5">
            <text:p>986</text:p>
          </table:table-cell>
          <table:table-cell office:value-type="float" office:value="0" table:style-name="ce5">
            <text:p>0</text:p>
          </table:table-cell>
          <table:table-cell office:value-type="float" office:value="188450.08366775513" table:style-name="ce5">
            <text:p>188.450</text:p>
          </table:table-cell>
          <table:table-cell office:value-type="float" office:value="261777.60509490967" table:style-name="ce5">
            <text:p>261.778</text:p>
          </table:table-cell>
          <table:table-cell office:value-type="float" office:value="0" table:style-name="ce5">
            <text:p>0</text:p>
          </table:table-cell>
          <table:table-cell office:value-type="float" office:value="1613.0800313949585" table:style-name="ce5">
            <text:p>1.613</text:p>
          </table:table-cell>
          <table:table-cell office:value-type="float" office:value="299658.52583217621" table:style-name="ce5">
            <text:p>299.659</text:p>
          </table:table-cell>
          <table:table-cell office:value-type="float" office:value="141316.00275039673" table:style-name="ce5">
            <text:p>141.3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5252.04671955109" table:style-name="ce5">
            <text:p>345.252</text:p>
          </table:table-cell>
          <table:table-cell office:value-type="float" office:value="97333.601894378662" table:style-name="ce5">
            <text:p>97.334</text:p>
          </table:table-cell>
          <table:table-cell office:value-type="float" office:value="278.32000541687012" table:style-name="ce5">
            <text:p>278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5" table:number-rows-spanned="1" table:style-name="ce9"/>
          <table:covered-table-cell table:number-columns-repeated="34"/>
          <table:table-cell table:number-columns-repeated="16349"/>
        </table:table-row>
        <table:table-row table:number-rows-repeated="1048555" table:style-name="ro1">
          <table:table-cell table:number-columns-repeated="16384"/>
        </table:table-row>
      </table:table>
      <table:table table:name="B1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8">
            <text:p>MARGEM DE ERRO PARA O TOTAL DO INDICADOR B11 – ALUNOS DE ESCOLAS URBANAS, POR PRINCIPAL LOCAL DE ACESSO À INTERNET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0">
            <text:p>Total de alunos que estudam em escolas localizadas em áreas urbanas e usuários de Internet<text:s/>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Quarto</text:p>
          </table:table-cell>
          <table:table-cell office:value-type="string" table:style-name="ce3">
            <text:p>Sala de casa ou outro lugar que não seja o quarto</text:p>
          </table:table-cell>
          <table:table-cell office:value-type="string" table:style-name="ce3">
            <text:p>Escola</text:p>
          </table:table-cell>
          <table:table-cell office:value-type="string" table:style-name="ce3">
            <text:p>Casa de outra pessoa<text:s/></text:p>
          </table:table-cell>
          <table:table-cell office:value-type="string" table:style-name="ce3">
            <text:p>Lanhouse ou cybercafé</text:p>
          </table:table-cell>
          <table:table-cell office:value-type="string" table:style-name="ce3">
            <text:p>Em deslocamento</text:p>
          </table:table-cell>
          <table:table-cell office:value-type="string" table:style-name="ce3">
            <text:p>Outro local, como shopping, igreja ou lanchonete</text:p>
          </table:table-cell>
          <table:table-cell office:value-type="string" table:style-name="ce3">
            <text:p>Centro público de acesso gratuit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88666.04756450653" table:style-name="ce5">
            <text:p>388.666</text:p>
          </table:table-cell>
          <table:table-cell office:value-type="float" office:value="272765.3653087616" table:style-name="ce5">
            <text:p>272.765</text:p>
          </table:table-cell>
          <table:table-cell office:value-type="float" office:value="22148.000431060791" table:style-name="ce5">
            <text:p>22.148</text:p>
          </table:table-cell>
          <table:table-cell office:value-type="float" office:value="105199.08204746246" table:style-name="ce5">
            <text:p>105.199</text:p>
          </table:table-cell>
          <table:table-cell office:value-type="float" office:value="22279.320433616638" table:style-name="ce5">
            <text:p>22.279</text:p>
          </table:table-cell>
          <table:table-cell office:value-type="float" office:value="25193.840490341187" table:style-name="ce5">
            <text:p>25.194</text:p>
          </table:table-cell>
          <table:table-cell office:value-type="float" office:value="36275.68070602417" table:style-name="ce5">
            <text:p>36.276</text:p>
          </table:table-cell>
          <table:table-cell office:value-type="float" office:value="7063.8401374816895" table:style-name="ce5">
            <text:p>7.0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192336.76374340057" table:style-name="ce5">
            <text:p>192.337</text:p>
          </table:table-cell>
          <table:table-cell office:value-type="float" office:value="169796.76330471039" table:style-name="ce5">
            <text:p>169.797</text:p>
          </table:table-cell>
          <table:table-cell office:value-type="float" office:value="18324.040356636047" table:style-name="ce5">
            <text:p>18.324</text:p>
          </table:table-cell>
          <table:table-cell office:value-type="float" office:value="92666.84180355072" table:style-name="ce5">
            <text:p>92.667</text:p>
          </table:table-cell>
          <table:table-cell office:value-type="float" office:value="2765.5600538253784" table:style-name="ce5">
            <text:p>2.766</text:p>
          </table:table-cell>
          <table:table-cell office:value-type="float" office:value="13710.200266838074" table:style-name="ce5">
            <text:p>13.710</text:p>
          </table:table-cell>
          <table:table-cell office:value-type="float" office:value="12700.800247192383" table:style-name="ce5">
            <text:p>12.701</text:p>
          </table:table-cell>
          <table:table-cell office:value-type="float" office:value="5017.60009765625" table:style-name="ce5">
            <text:p>5.0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242146.24471282959" table:style-name="ce5">
            <text:p>242.146</text:p>
          </table:table-cell>
          <table:table-cell office:value-type="float" office:value="134993.04262733459" table:style-name="ce5">
            <text:p>134.993</text:p>
          </table:table-cell>
          <table:table-cell office:value-type="float" office:value="9637.3201875686646" table:style-name="ce5">
            <text:p>9.637</text:p>
          </table:table-cell>
          <table:table-cell office:value-type="float" office:value="41473.600807189941" table:style-name="ce5">
            <text:p>41.474</text:p>
          </table:table-cell>
          <table:table-cell office:value-type="float" office:value="22083.320429801941" table:style-name="ce5">
            <text:p>22.083</text:p>
          </table:table-cell>
          <table:table-cell office:value-type="float" office:value="21371.84041595459" table:style-name="ce5">
            <text:p>21.372</text:p>
          </table:table-cell>
          <table:table-cell office:value-type="float" office:value="33862.920659065247" table:style-name="ce5">
            <text:p>33.863</text:p>
          </table:table-cell>
          <table:table-cell office:value-type="float" office:value="5033.2800979614258" table:style-name="ce5">
            <text:p>5.0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9664.520771980286" table:style-name="ce5">
            <text:p>39.665</text:p>
          </table:table-cell>
          <table:table-cell office:value-type="float" office:value="47645.640927314758" table:style-name="ce5">
            <text:p>47.646</text:p>
          </table:table-cell>
          <table:table-cell office:value-type="float" office:value="4161.0800809860229" table:style-name="ce5">
            <text:p>4.161</text:p>
          </table:table-cell>
          <table:table-cell office:value-type="float" office:value="14327.60027885437" table:style-name="ce5">
            <text:p>14.328</text:p>
          </table:table-cell>
          <table:table-cell office:value-type="float" office:value="2549.9600496292114" table:style-name="ce5">
            <text:p>2.550</text:p>
          </table:table-cell>
          <table:table-cell office:value-type="float" office:value="7875.2801532745361" table:style-name="ce5">
            <text:p>7.875</text:p>
          </table:table-cell>
          <table:table-cell office:value-type="float" office:value="5611.4801092147827" table:style-name="ce5">
            <text:p>5.611</text:p>
          </table:table-cell>
          <table:table-cell office:value-type="float" office:value="2500.9600486755371" table:style-name="ce5">
            <text:p>2.5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8976.560758590698" table:style-name="ce5">
            <text:p>38.977</text:p>
          </table:table-cell>
          <table:table-cell office:value-type="float" office:value="31397.240611076355" table:style-name="ce5">
            <text:p>31.397</text:p>
          </table:table-cell>
          <table:table-cell office:value-type="float" office:value="2581.320050239563" table:style-name="ce5">
            <text:p>2.581</text:p>
          </table:table-cell>
          <table:table-cell office:value-type="float" office:value="11152.400217056274" table:style-name="ce5">
            <text:p>11.152</text:p>
          </table:table-cell>
          <table:table-cell office:value-type="float" office:value="1015.2800197601318" table:style-name="ce5">
            <text:p>1.015</text:p>
          </table:table-cell>
          <table:table-cell office:value-type="float" office:value="6738.480131149292" table:style-name="ce5">
            <text:p>6.738</text:p>
          </table:table-cell>
          <table:table-cell office:value-type="float" office:value="6360.2001237869263" table:style-name="ce5">
            <text:p>6.360</text:p>
          </table:table-cell>
          <table:table-cell office:value-type="float" office:value="1956.0800380706787" table:style-name="ce5">
            <text:p>1.9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32842.12453174591" table:style-name="ce5">
            <text:p>232.842</text:p>
          </table:table-cell>
          <table:table-cell office:value-type="float" office:value="151039.56293964386" table:style-name="ce5">
            <text:p>151.040</text:p>
          </table:table-cell>
          <table:table-cell office:value-type="float" office:value="13923.840270996094" table:style-name="ce5">
            <text:p>13.924</text:p>
          </table:table-cell>
          <table:table-cell office:value-type="float" office:value="75001.361459732056" table:style-name="ce5">
            <text:p>75.001</text:p>
          </table:table-cell>
          <table:table-cell office:value-type="float" office:value="9543.2401857376099" table:style-name="ce5">
            <text:p>9.543</text:p>
          </table:table-cell>
          <table:table-cell office:value-type="float" office:value="11458.160223007202" table:style-name="ce5">
            <text:p>11.458</text:p>
          </table:table-cell>
          <table:table-cell office:value-type="float" office:value="32639.880635261536" table:style-name="ce5">
            <text:p>32.640</text:p>
          </table:table-cell>
          <table:table-cell office:value-type="float" office:value="4809.8400936126709" table:style-name="ce5">
            <text:p>4.8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02016.40587806702" table:style-name="ce5">
            <text:p>302.016</text:p>
          </table:table-cell>
          <table:table-cell office:value-type="float" office:value="213506.72415542603" table:style-name="ce5">
            <text:p>213.507</text:p>
          </table:table-cell>
          <table:table-cell office:value-type="float" office:value="13143.760255813599" table:style-name="ce5">
            <text:p>13.144</text:p>
          </table:table-cell>
          <table:table-cell office:value-type="float" office:value="70068.041363716125" table:style-name="ce5">
            <text:p>70.068</text:p>
          </table:table-cell>
          <table:table-cell office:value-type="float" office:value="19784.240385055542" table:style-name="ce5">
            <text:p>19.784</text:p>
          </table:table-cell>
          <table:table-cell office:value-type="float" office:value="18670.960363388062" table:style-name="ce5">
            <text:p>18.671</text:p>
          </table:table-cell>
          <table:table-cell office:value-type="float" office:value="12902.680251121521" table:style-name="ce5">
            <text:p>12.903</text:p>
          </table:table-cell>
          <table:table-cell office:value-type="float" office:value="3488.8000679016113" table:style-name="ce5">
            <text:p>3.4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0389.64098072052" table:style-name="ce5">
            <text:p>50.390</text:p>
          </table:table-cell>
          <table:table-cell office:value-type="float" office:value="52412.361020088196" table:style-name="ce5">
            <text:p>52.412</text:p>
          </table:table-cell>
          <table:table-cell office:value-type="float" office:value="9997.9601945877075" table:style-name="ce5">
            <text:p>9.998</text:p>
          </table:table-cell>
          <table:table-cell office:value-type="float" office:value="14221.760276794434" table:style-name="ce5">
            <text:p>14.222</text:p>
          </table:table-cell>
          <table:table-cell office:value-type="float" office:value="2516.6400489807129" table:style-name="ce5">
            <text:p>2.517</text:p>
          </table:table-cell>
          <table:table-cell office:value-type="float" office:value="6887.4401340484619" table:style-name="ce5">
            <text:p>6.887</text:p>
          </table:table-cell>
          <table:table-cell office:value-type="float" office:value="3471.1600675582886" table:style-name="ce5">
            <text:p>3.471</text:p>
          </table:table-cell>
          <table:table-cell office:value-type="float" office:value="2126.6000413894653" table:style-name="ce5">
            <text:p>2.1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49689.1229133606" table:style-name="ce5">
            <text:p>149.689</text:p>
          </table:table-cell>
          <table:table-cell office:value-type="float" office:value="239378.72465896606" table:style-name="ce5">
            <text:p>239.379</text:p>
          </table:table-cell>
          <table:table-cell office:value-type="float" office:value="12881.120250701904" table:style-name="ce5">
            <text:p>12.881</text:p>
          </table:table-cell>
          <table:table-cell office:value-type="float" office:value="93364.601817131042" table:style-name="ce5">
            <text:p>93.365</text:p>
          </table:table-cell>
          <table:table-cell office:value-type="float" office:value="22012.76042842865" table:style-name="ce5">
            <text:p>22.013</text:p>
          </table:table-cell>
          <table:table-cell office:value-type="float" office:value="7847.8401527404785" table:style-name="ce5">
            <text:p>7.848</text:p>
          </table:table-cell>
          <table:table-cell office:value-type="float" office:value="33090.680644035339" table:style-name="ce5">
            <text:p>33.091</text:p>
          </table:table-cell>
          <table:table-cell office:value-type="float" office:value="3822.0000743865967" table:style-name="ce5">
            <text:p>3.8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89601.76563644409" table:style-name="ce5">
            <text:p>289.602</text:p>
          </table:table-cell>
          <table:table-cell office:value-type="float" office:value="155551.48302745819" table:style-name="ce5">
            <text:p>155.551</text:p>
          </table:table-cell>
          <table:table-cell office:value-type="float" office:value="13600.440264701843" table:style-name="ce5">
            <text:p>13.600</text:p>
          </table:table-cell>
          <table:table-cell office:value-type="float" office:value="30525.040594100952" table:style-name="ce5">
            <text:p>30.525</text:p>
          </table:table-cell>
          <table:table-cell office:value-type="float" office:value="3200.6800622940063" table:style-name="ce5">
            <text:p>3.201</text:p>
          </table:table-cell>
          <table:table-cell office:value-type="float" office:value="23729.720461845398" table:style-name="ce5">
            <text:p>23.730</text:p>
          </table:table-cell>
          <table:table-cell office:value-type="float" office:value="13547.520263671875" table:style-name="ce5">
            <text:p>13.548</text:p>
          </table:table-cell>
          <table:table-cell office:value-type="float" office:value="5983.8801164627075" table:style-name="ce5">
            <text:p>5.9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01295.12586402893" table:style-name="ce5">
            <text:p>301.295</text:p>
          </table:table-cell>
          <table:table-cell office:value-type="float" office:value="255805.48497867584" table:style-name="ce5">
            <text:p>255.805</text:p>
          </table:table-cell>
          <table:table-cell office:value-type="float" office:value="18655.280363082886" table:style-name="ce5">
            <text:p>18.655</text:p>
          </table:table-cell>
          <table:table-cell office:value-type="float" office:value="96026.281868934631" table:style-name="ce5">
            <text:p>96.026</text:p>
          </table:table-cell>
          <table:table-cell office:value-type="float" office:value="22242.080432891846" table:style-name="ce5">
            <text:p>22.242</text:p>
          </table:table-cell>
          <table:table-cell office:value-type="float" office:value="24786.160482406616" table:style-name="ce5">
            <text:p>24.786</text:p>
          </table:table-cell>
          <table:table-cell office:value-type="float" office:value="35689.640694618225" table:style-name="ce5">
            <text:p>35.690</text:p>
          </table:table-cell>
          <table:table-cell office:value-type="float" office:value="7063.8401374816895" table:style-name="ce5">
            <text:p>7.0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99143.04582214355" table:style-name="ce5">
            <text:p>299.143</text:p>
          </table:table-cell>
          <table:table-cell office:value-type="float" office:value="165759.16322612762" table:style-name="ce5">
            <text:p>165.759</text:p>
          </table:table-cell>
          <table:table-cell office:value-type="float" office:value="12248.040238380432" table:style-name="ce5">
            <text:p>12.248</text:p>
          </table:table-cell>
          <table:table-cell office:value-type="float" office:value="50319.080979347229" table:style-name="ce5">
            <text:p>50.319</text:p>
          </table:table-cell>
          <table:table-cell office:value-type="float" office:value="1297.5200252532959" table:style-name="ce5">
            <text:p>1.298</text:p>
          </table:table-cell>
          <table:table-cell office:value-type="float" office:value="5372.3601045608521" table:style-name="ce5">
            <text:p>5.372</text:p>
          </table:table-cell>
          <table:table-cell office:value-type="float" office:value="7314.720142364502" table:style-name="ce5">
            <text:p>7.3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111992.44217967987" table:style-name="ce5">
            <text:p>111.992</text:p>
          </table:table-cell>
          <table:table-cell office:value-type="float" office:value="219712.08427619934" table:style-name="ce5">
            <text:p>219.712</text:p>
          </table:table-cell>
          <table:table-cell office:value-type="float" office:value="6687.5201301574707" table:style-name="ce5">
            <text:p>6.688</text:p>
          </table:table-cell>
          <table:table-cell office:value-type="float" office:value="82125.961598396301" table:style-name="ce5">
            <text:p>82.126</text:p>
          </table:table-cell>
          <table:table-cell office:value-type="float" office:value="20121.360391616821" table:style-name="ce5">
            <text:p>20.121</text:p>
          </table:table-cell>
          <table:table-cell office:value-type="float" office:value="17242.120335578918" table:style-name="ce5">
            <text:p>17.242</text:p>
          </table:table-cell>
          <table:table-cell office:value-type="float" office:value="32796.680638313293" table:style-name="ce5">
            <text:p>32.797</text:p>
          </table:table-cell>
          <table:table-cell office:value-type="float" office:value="3353.5600652694702" table:style-name="ce5">
            <text:p>3.3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320389.44623565674" table:style-name="ce5">
            <text:p>320.389</text:p>
          </table:table-cell>
          <table:table-cell office:value-type="float" office:value="210531.44409751892" table:style-name="ce5">
            <text:p>210.531</text:p>
          </table:table-cell>
          <table:table-cell office:value-type="float" office:value="12698.840247154236" table:style-name="ce5">
            <text:p>12.699</text:p>
          </table:table-cell>
          <table:table-cell office:value-type="float" office:value="69587.841354370117" table:style-name="ce5">
            <text:p>69.588</text:p>
          </table:table-cell>
          <table:table-cell office:value-type="float" office:value="9435.4401836395264" table:style-name="ce5">
            <text:p>9.435</text:p>
          </table:table-cell>
          <table:table-cell office:value-type="float" office:value="9678.480188369751" table:style-name="ce5">
            <text:p>9.678</text:p>
          </table:table-cell>
          <table:table-cell office:value-type="float" office:value="11236.680218696594" table:style-name="ce5">
            <text:p>11.237</text:p>
          </table:table-cell>
          <table:table-cell office:value-type="float" office:value="2326.5200452804565" table:style-name="ce5">
            <text:p>2.3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277635.96540355682" table:style-name="ce5">
            <text:p>277.636</text:p>
          </table:table-cell>
          <table:table-cell office:value-type="float" office:value="141858.92276096344" table:style-name="ce5">
            <text:p>141.859</text:p>
          </table:table-cell>
          <table:table-cell office:value-type="float" office:value="16918.720329284668" table:style-name="ce5">
            <text:p>16.919</text:p>
          </table:table-cell>
          <table:table-cell office:value-type="float" office:value="24153.080470085144" table:style-name="ce5">
            <text:p>24.153</text:p>
          </table:table-cell>
          <table:table-cell office:value-type="float" office:value="1597.4000310897827" table:style-name="ce5">
            <text:p>1.597</text:p>
          </table:table-cell>
          <table:table-cell office:value-type="float" office:value="16983.400330543518" table:style-name="ce5">
            <text:p>16.983</text:p>
          </table:table-cell>
          <table:table-cell office:value-type="float" office:value="12293.120239257813" table:style-name="ce5">
            <text:p>12.293</text:p>
          </table:table-cell>
          <table:table-cell office:value-type="float" office:value="5821.2001132965088" table:style-name="ce5">
            <text:p>5.8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9"/>
          <table:covered-table-cell table:number-columns-repeated="12"/>
          <table:table-cell table:number-columns-repeated="16371"/>
        </table:table-row>
        <table:table-row table:number-rows-repeated="1048556" table:style-name="ro1">
          <table:table-cell table:number-columns-repeated="16384"/>
        </table:table-row>
      </table:table>
      <table:table table:name="B10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MARGEM DE ERRO PARA O TOTAL DO INDICADOR B10A – ALUNOS DE ESCOLAS URBANAS, POR LOCAIS EXCLUSIVOS E SIMULTÂNEOS DE ACESSO À INTERNET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alunos que estudam em escolas localizadas em áreas urbanas e usuários de Internet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Não acessaram a Internet no domicílio</text:p>
          </table:table-cell>
          <table:table-cell office:value-type="string" table:style-name="ce3">
            <text:p>Acessaram a Internet apenas na escola</text:p>
          </table:table-cell>
          <table:table-cell office:value-type="string" table:style-name="ce3">
            <text:p>Acessaram a Internet apenas na casa de outra pessoa</text:p>
          </table:table-cell>
          <table:table-cell office:value-type="string" table:style-name="ce3">
            <text:p>Acessaram a Internet em casa e na escola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1025.000214576721" table:style-name="ce5">
            <text:p>11.025</text:p>
          </table:table-cell>
          <table:table-cell office:value-type="string" table:style-name="ce5">
            <text:p>-</text:p>
          </table:table-cell>
          <table:table-cell office:value-type="float" office:value="15501.640301704407" table:style-name="ce5">
            <text:p>15.502</text:p>
          </table:table-cell>
          <table:table-cell office:value-type="float" office:value="658252.29281139374" table:style-name="ce5">
            <text:p>658.252</text:p>
          </table:table-cell>
          <table:table-cell office:value-type="float" office:value="4508.0000877380371" table:style-name="ce5">
            <text:p>4.508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1711.0800333023071" table:style-name="ce5">
            <text:p>1.711</text:p>
          </table:table-cell>
          <table:table-cell office:value-type="string" table:style-name="ce5">
            <text:p>-</text:p>
          </table:table-cell>
          <table:table-cell office:value-type="float" office:value="8361.3601627349854" table:style-name="ce5">
            <text:p>8.361</text:p>
          </table:table-cell>
          <table:table-cell office:value-type="float" office:value="366239.72712802887" table:style-name="ce5">
            <text:p>366.240</text:p>
          </table:table-cell>
          <table:table-cell office:value-type="float" office:value="1275.9600248336792" table:style-name="ce5">
            <text:p>1.27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0891.720211982727" table:style-name="ce5">
            <text:p>10.892</text:p>
          </table:table-cell>
          <table:table-cell office:value-type="string" table:style-name="ce5">
            <text:p>-</text:p>
          </table:table-cell>
          <table:table-cell office:value-type="float" office:value="12516.560243606567" table:style-name="ce5">
            <text:p>12.517</text:p>
          </table:table-cell>
          <table:table-cell office:value-type="float" office:value="350261.80681705475" table:style-name="ce5">
            <text:p>350.262</text:p>
          </table:table-cell>
          <table:table-cell office:value-type="float" office:value="4323.7600841522217" table:style-name="ce5">
            <text:p>4.324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705.2000331878662" table:style-name="ce5">
            <text:p>1.705</text:p>
          </table:table-cell>
          <table:table-cell office:value-type="string" table:style-name="ce5">
            <text:p>-</text:p>
          </table:table-cell>
          <table:table-cell office:value-type="float" office:value="6420.9601249694824" table:style-name="ce5">
            <text:p>6.421</text:p>
          </table:table-cell>
          <table:table-cell office:value-type="float" office:value="79158.521540641785" table:style-name="ce5">
            <text:p>79.159</text:p>
          </table:table-cell>
          <table:table-cell office:value-type="float" office:value="213.64000415802002" table:style-name="ce5">
            <text:p>21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90.12000370025635" table:style-name="ce5">
            <text:p>190</text:p>
          </table:table-cell>
          <table:table-cell office:value-type="string" table:style-name="ce5">
            <text:p>-</text:p>
          </table:table-cell>
          <table:table-cell office:value-type="float" office:value="4980.3600969314575" table:style-name="ce5">
            <text:p>4.980</text:p>
          </table:table-cell>
          <table:table-cell office:value-type="float" office:value="73090.361422538757" table:style-name="ce5">
            <text:p>73.090</text:p>
          </table:table-cell>
          <table:table-cell office:value-type="float" office:value="1136.8000221252441" table:style-name="ce5">
            <text:p>1.13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822.8000354766846" table:style-name="ce5">
            <text:p>1.823</text:p>
          </table:table-cell>
          <table:table-cell office:value-type="string" table:style-name="ce5">
            <text:p>-</text:p>
          </table:table-cell>
          <table:table-cell office:value-type="float" office:value="9717.6801891326904" table:style-name="ce5">
            <text:p>9.718</text:p>
          </table:table-cell>
          <table:table-cell office:value-type="float" office:value="388879.68756866455" table:style-name="ce5">
            <text:p>388.880</text:p>
          </table:table-cell>
          <table:table-cell office:value-type="float" office:value="540.96001052856445" table:style-name="ce5">
            <text:p>54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695.72020816803" table:style-name="ce5">
            <text:p>10.696</text:p>
          </table:table-cell>
          <table:table-cell office:value-type="string" table:style-name="ce5">
            <text:p>-</text:p>
          </table:table-cell>
          <table:table-cell office:value-type="float" office:value="8132.0401582717896" table:style-name="ce5">
            <text:p>8.132</text:p>
          </table:table-cell>
          <table:table-cell office:value-type="float" office:value="510905.36994361877" table:style-name="ce5">
            <text:p>510.905</text:p>
          </table:table-cell>
          <table:table-cell office:value-type="float" office:value="4323.7600841522217" table:style-name="ce5">
            <text:p>4.32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50.60001850128174" table:style-name="ce5">
            <text:p>951</text:p>
          </table:table-cell>
          <table:table-cell office:value-type="string" table:style-name="ce5">
            <text:p>-</text:p>
          </table:table-cell>
          <table:table-cell office:value-type="float" office:value="3704.4000720977783" table:style-name="ce5">
            <text:p>3.704</text:p>
          </table:table-cell>
          <table:table-cell office:value-type="float" office:value="97141.521890640259" table:style-name="ce5">
            <text:p>97.142</text:p>
          </table:table-cell>
          <table:table-cell office:value-type="float" office:value="64.680001258850098" table:style-name="ce5">
            <text:p>65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567.6000499725342" table:style-name="ce5">
            <text:p>2.568</text:p>
          </table:table-cell>
          <table:table-cell office:value-type="string" table:style-name="ce5">
            <text:p>-</text:p>
          </table:table-cell>
          <table:table-cell office:value-type="float" office:value="12691.000247001648" table:style-name="ce5">
            <text:p>12.691</text:p>
          </table:table-cell>
          <table:table-cell office:value-type="float" office:value="435811.88848209381" table:style-name="ce5">
            <text:p>435.812</text:p>
          </table:table-cell>
          <table:table-cell office:value-type="float" office:value="1258.3200244903564" table:style-name="ce5">
            <text:p>1.25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0723.160208702087" table:style-name="ce5">
            <text:p>10.723</text:p>
          </table:table-cell>
          <table:table-cell office:value-type="string" table:style-name="ce5">
            <text:p>-</text:p>
          </table:table-cell>
          <table:table-cell office:value-type="float" office:value="9125.7601776123047" table:style-name="ce5">
            <text:p>9.126</text:p>
          </table:table-cell>
          <table:table-cell office:value-type="float" office:value="445560.92867183685" table:style-name="ce5">
            <text:p>445.561</text:p>
          </table:table-cell>
          <table:table-cell office:value-type="float" office:value="4329.6400842666626" table:style-name="ce5">
            <text:p>4.33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1025.000214576721" table:style-name="ce5">
            <text:p>11.025</text:p>
          </table:table-cell>
          <table:table-cell office:value-type="string" table:style-name="ce5">
            <text:p>-</text:p>
          </table:table-cell>
          <table:table-cell office:value-type="float" office:value="15386.000299453735" table:style-name="ce5">
            <text:p>15.386</text:p>
          </table:table-cell>
          <table:table-cell office:value-type="float" office:value="548968.57068443298" table:style-name="ce5">
            <text:p>548.969</text:p>
          </table:table-cell>
          <table:table-cell office:value-type="float" office:value="4508.0000877380371" table:style-name="ce5">
            <text:p>4.50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81.520040512085" table:style-name="ce5">
            <text:p>2.082</text:p>
          </table:table-cell>
          <table:table-cell office:value-type="float" office:value="505278.20983409882" table:style-name="ce5">
            <text:p>505.278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11001.480214118958" table:style-name="ce5">
            <text:p>11.001</text:p>
          </table:table-cell>
          <table:table-cell office:value-type="string" table:style-name="ce5">
            <text:p>-</text:p>
          </table:table-cell>
          <table:table-cell office:value-type="float" office:value="13190.800256729126" table:style-name="ce5">
            <text:p>13.191</text:p>
          </table:table-cell>
          <table:table-cell office:value-type="float" office:value="378085.96735858917" table:style-name="ce5">
            <text:p>378.086</text:p>
          </table:table-cell>
          <table:table-cell office:value-type="float" office:value="4470.7600870132446" table:style-name="ce5">
            <text:p>4.47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652.68001270294189" table:style-name="ce5">
            <text:p>653</text:p>
          </table:table-cell>
          <table:table-cell office:value-type="string" table:style-name="ce5">
            <text:p>-</text:p>
          </table:table-cell>
          <table:table-cell office:value-type="float" office:value="7671.440149307251" table:style-name="ce5">
            <text:p>7.671</text:p>
          </table:table-cell>
          <table:table-cell office:value-type="float" office:value="566963.33103466034" table:style-name="ce5">
            <text:p>566.963</text:p>
          </table:table-cell>
          <table:table-cell office:value-type="float" office:value="64.680001258850098" table:style-name="ce5">
            <text:p>6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378.28000736236572" table:style-name="ce5">
            <text:p>378</text:p>
          </table:table-cell>
          <table:table-cell office:value-type="string" table:style-name="ce5">
            <text:p>-</text:p>
          </table:table-cell>
          <table:table-cell office:value-type="float" office:value="4523.6800880432129" table:style-name="ce5">
            <text:p>4.524</text:p>
          </table:table-cell>
          <table:table-cell office:value-type="float" office:value="421592.08820533752" table:style-name="ce5">
            <text:p>421.592</text:p>
          </table:table-cell>
          <table:table-cell office:value-type="float" office:value="576.24001121520996" table:style-name="ce5">
            <text:p>57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B1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7" table:number-rows-spanned="1" table:style-name="ce8">
            <text:p>MARGEM DE ERRO PARA O TOTAL DO INDICADOR B15 – ALUNOS DE ESCOLAS URBANAS, POR EQUIPAMENTOS UTILIZADOS PARA ACESSAR A INTERNET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7" table:number-rows-spanned="1" table:style-name="ce10">
            <text:p>Total de alunos que estudam em escolas localizadas em áreas urbanas e usuários de Internet<text:s/>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4" table:number-rows-spanned="1" table:style-name="ce11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1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11">
            <text:p>Celular</text:p>
          </table:table-cell>
          <table:covered-table-cell table:number-columns-repeated="3"/>
          <table:table-cell office:value-type="string" table:number-columns-spanned="4" table:number-rows-spanned="1" table:style-name="ce11">
            <text:p>Videogame</text:p>
          </table:table-cell>
          <table:covered-table-cell table:number-columns-repeated="3"/>
          <table:table-cell office:value-type="string" table:number-columns-spanned="4" table:number-rows-spanned="1" table:style-name="ce11">
            <text:p>Televisão</text:p>
          </table:table-cell>
          <table:covered-table-cell table:number-columns-repeated="3"/>
          <table:table-cell office:value-type="string" table:number-columns-spanned="4" table:number-rows-spanned="1" table:style-name="ce11">
            <text:p>Tablet</text:p>
          </table:table-cell>
          <table:covered-table-cell table:number-columns-repeated="3"/>
          <table:table-cell table:number-columns-repeated="16358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93948.24766731262" table:style-name="ce5">
            <text:p>393.948</text:p>
          </table:table-cell>
          <table:table-cell office:value-type="float" office:value="358344.84697437286" table:style-name="ce5">
            <text:p>358.345</text:p>
          </table:table-cell>
          <table:table-cell office:value-type="float" office:value="719.32001399993896" table:style-name="ce5">
            <text:p>719</text:p>
          </table:table-cell>
          <table:table-cell office:value-type="float" office:value="1023.1200199127197" table:style-name="ce5">
            <text:p>1.023</text:p>
          </table:table-cell>
          <table:table-cell office:value-type="float" office:value="373331.00726604462" table:style-name="ce5">
            <text:p>373.331</text:p>
          </table:table-cell>
          <table:table-cell office:value-type="float" office:value="362206.0470495224" table:style-name="ce5">
            <text:p>362.206</text:p>
          </table:table-cell>
          <table:table-cell office:value-type="float" office:value="554.68001079559326" table:style-name="ce5">
            <text:p>555</text:p>
          </table:table-cell>
          <table:table-cell office:value-type="float" office:value="4147.3600807189941" table:style-name="ce5">
            <text:p>4.147</text:p>
          </table:table-cell>
          <table:table-cell office:value-type="float" office:value="631704.09229469299" table:style-name="ce5">
            <text:p>631.704</text:p>
          </table:table-cell>
          <table:table-cell office:value-type="float" office:value="61847.801203727722" table:style-name="ce5">
            <text:p>61.8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3995.12805747986" table:style-name="ce5">
            <text:p>413.995</text:p>
          </table:table-cell>
          <table:table-cell office:value-type="float" office:value="368779.88717746735" table:style-name="ce5">
            <text:p>368.7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6701.32947254181" table:style-name="ce5">
            <text:p>486.701</text:p>
          </table:table-cell>
          <table:table-cell office:value-type="float" office:value="290083.92564582825" table:style-name="ce5">
            <text:p>290.084</text:p>
          </table:table-cell>
          <table:table-cell office:value-type="float" office:value="1816.9200353622437" table:style-name="ce5">
            <text:p>1.817</text:p>
          </table:table-cell>
          <table:table-cell office:value-type="string" table:style-name="ce5">
            <text:p>-</text:p>
          </table:table-cell>
          <table:table-cell office:value-type="float" office:value="244114.08475112915" table:style-name="ce5">
            <text:p>244.114</text:p>
          </table:table-cell>
          <table:table-cell office:value-type="float" office:value="461746.60898685455" table:style-name="ce5">
            <text:p>461.7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262792.8851146698" table:style-name="ce5">
            <text:p>262.793</text:p>
          </table:table-cell>
          <table:table-cell office:value-type="float" office:value="190051.4036989212" table:style-name="ce5">
            <text:p>190.051</text:p>
          </table:table-cell>
          <table:table-cell office:value-type="float" office:value="0" table:style-name="ce5">
            <text:p>0</text:p>
          </table:table-cell>
          <table:table-cell office:value-type="float" office:value="882.0000171661377" table:style-name="ce5">
            <text:p>882</text:p>
          </table:table-cell>
          <table:table-cell office:value-type="float" office:value="232438.36452388763" table:style-name="ce5">
            <text:p>232.438</text:p>
          </table:table-cell>
          <table:table-cell office:value-type="float" office:value="205008.16399002075" table:style-name="ce5">
            <text:p>205.0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6276.96712875366" table:style-name="ce5">
            <text:p>366.277</text:p>
          </table:table-cell>
          <table:table-cell office:value-type="float" office:value="9643.2001876831055" table:style-name="ce5">
            <text:p>9.6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0768.68390750885" table:style-name="ce5">
            <text:p>200.769</text:p>
          </table:table-cell>
          <table:table-cell office:value-type="float" office:value="248943.52484512329" table:style-name="ce5">
            <text:p>248.9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4948.4063243866" table:style-name="ce5">
            <text:p>324.948</text:p>
          </table:table-cell>
          <table:table-cell office:value-type="float" office:value="137476.36267566681" table:style-name="ce5">
            <text:p>137.4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2764.12355709076" table:style-name="ce5">
            <text:p>182.764</text:p>
          </table:table-cell>
          <table:table-cell office:value-type="float" office:value="225913.52439689636" table:style-name="ce5">
            <text:p>225.9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66621.56324291229" table:style-name="ce5">
            <text:p>166.622</text:p>
          </table:table-cell>
          <table:table-cell office:value-type="float" office:value="218106.84424495697" table:style-name="ce5">
            <text:p>218.107</text:p>
          </table:table-cell>
          <table:table-cell office:value-type="float" office:value="719.32001399993896" table:style-name="ce5">
            <text:p>719</text:p>
          </table:table-cell>
          <table:table-cell office:value-type="float" office:value="519.40001010894775" table:style-name="ce5">
            <text:p>519</text:p>
          </table:table-cell>
          <table:table-cell office:value-type="float" office:value="170514.12331867218" table:style-name="ce5">
            <text:p>170.514</text:p>
          </table:table-cell>
          <table:table-cell office:value-type="float" office:value="220300.08428764343" table:style-name="ce5">
            <text:p>220.300</text:p>
          </table:table-cell>
          <table:table-cell office:value-type="float" office:value="554.68001079559326" table:style-name="ce5">
            <text:p>555</text:p>
          </table:table-cell>
          <table:table-cell office:value-type="float" office:value="4147.3600807189941" table:style-name="ce5">
            <text:p>4.147</text:p>
          </table:table-cell>
          <table:table-cell office:value-type="float" office:value="318082.52619075775" table:style-name="ce5">
            <text:p>318.083</text:p>
          </table:table-cell>
          <table:table-cell office:value-type="float" office:value="61189.241190910339" table:style-name="ce5">
            <text:p>61.1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2106.9649066925" table:style-name="ce5">
            <text:p>252.107</text:p>
          </table:table-cell>
          <table:table-cell office:value-type="float" office:value="168365.9632768631" table:style-name="ce5">
            <text:p>168.3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8197.16385746002" table:style-name="ce5">
            <text:p>198.197</text:p>
          </table:table-cell>
          <table:table-cell office:value-type="float" office:value="203569.52396202087" table:style-name="ce5">
            <text:p>203.570</text:p>
          </table:table-cell>
          <table:table-cell office:value-type="float" office:value="1816.9200353622437" table:style-name="ce5">
            <text:p>1.817</text:p>
          </table:table-cell>
          <table:table-cell office:value-type="string" table:style-name="ce5">
            <text:p>-</text:p>
          </table:table-cell>
          <table:table-cell office:value-type="float" office:value="93194.081813812256" table:style-name="ce5">
            <text:p>93.194</text:p>
          </table:table-cell>
          <table:table-cell office:value-type="float" office:value="286122.76556873322" table:style-name="ce5">
            <text:p>286.1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6669.640713691711" table:style-name="ce5">
            <text:p>36.670</text:p>
          </table:table-cell>
          <table:table-cell office:value-type="float" office:value="51663.641005516052" table:style-name="ce5">
            <text:p>51.664</text:p>
          </table:table-cell>
          <table:table-cell office:value-type="float" office:value="0" table:style-name="ce5">
            <text:p>0</text:p>
          </table:table-cell>
          <table:table-cell office:value-type="float" office:value="519.40001010894775" table:style-name="ce5">
            <text:p>519</text:p>
          </table:table-cell>
          <table:table-cell office:value-type="float" office:value="35466.20069026947" table:style-name="ce5">
            <text:p>35.466</text:p>
          </table:table-cell>
          <table:table-cell office:value-type="float" office:value="56853.721106529236" table:style-name="ce5">
            <text:p>56.8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552.88152885437" table:style-name="ce5">
            <text:p>78.553</text:p>
          </table:table-cell>
          <table:table-cell office:value-type="float" office:value="5736.920111656189" table:style-name="ce5">
            <text:p>5.7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117.440391540527" table:style-name="ce5">
            <text:p>20.117</text:p>
          </table:table-cell>
          <table:table-cell office:value-type="float" office:value="69280.121348381042" table:style-name="ce5">
            <text:p>69.2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025.960740089417" table:style-name="ce5">
            <text:p>38.026</text:p>
          </table:table-cell>
          <table:table-cell office:value-type="float" office:value="51085.440994262695" table:style-name="ce5">
            <text:p>51.085</text:p>
          </table:table-cell>
          <table:table-cell office:value-type="float" office:value="176.40000343322754" table:style-name="ce5">
            <text:p>176</text:p>
          </table:table-cell>
          <table:table-cell office:value-type="string" table:style-name="ce5">
            <text:p>-</text:p>
          </table:table-cell>
          <table:table-cell office:value-type="float" office:value="22859.480444908142" table:style-name="ce5">
            <text:p>22.859</text:p>
          </table:table-cell>
          <table:table-cell office:value-type="float" office:value="66955.561303138733" table:style-name="ce5">
            <text:p>66.9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3284.640842437744" table:style-name="ce5">
            <text:p>43.285</text:p>
          </table:table-cell>
          <table:table-cell office:value-type="float" office:value="41187.440801620483" table:style-name="ce5">
            <text:p>41.1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265.400919914246" table:style-name="ce5">
            <text:p>47.265</text:p>
          </table:table-cell>
          <table:table-cell office:value-type="float" office:value="39711.560772895813" table:style-name="ce5">
            <text:p>39.7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511.761430740356" table:style-name="ce5">
            <text:p>73.512</text:p>
          </table:table-cell>
          <table:table-cell office:value-type="float" office:value="4390.4000854492188" table:style-name="ce5">
            <text:p>4.3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528.520710945129" table:style-name="ce5">
            <text:p>36.529</text:p>
          </table:table-cell>
          <table:table-cell office:value-type="float" office:value="48433.560942649841" table:style-name="ce5">
            <text:p>48.4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867.481009483337" table:style-name="ce5">
            <text:p>51.867</text:p>
          </table:table-cell>
          <table:table-cell office:value-type="float" office:value="30585.800595283508" table:style-name="ce5">
            <text:p>30.586</text:p>
          </table:table-cell>
          <table:table-cell office:value-type="float" office:value="809.48001575469971" table:style-name="ce5">
            <text:p>809</text:p>
          </table:table-cell>
          <table:table-cell office:value-type="string" table:style-name="ce5">
            <text:p>-</text:p>
          </table:table-cell>
          <table:table-cell office:value-type="float" office:value="26779.480521202087" table:style-name="ce5">
            <text:p>26.779</text:p>
          </table:table-cell>
          <table:table-cell office:value-type="float" office:value="55987.401089668274" table:style-name="ce5">
            <text:p>55.9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73808.88338279724" table:style-name="ce5">
            <text:p>173.809</text:p>
          </table:table-cell>
          <table:table-cell office:value-type="float" office:value="241040.8046913147" table:style-name="ce5">
            <text:p>241.041</text:p>
          </table:table-cell>
          <table:table-cell office:value-type="float" office:value="0" table:style-name="ce5">
            <text:p>0</text:p>
          </table:table-cell>
          <table:table-cell office:value-type="float" office:value="882.0000171661377" table:style-name="ce5">
            <text:p>882</text:p>
          </table:table-cell>
          <table:table-cell office:value-type="float" office:value="206593.80402088165" table:style-name="ce5">
            <text:p>206.594</text:p>
          </table:table-cell>
          <table:table-cell office:value-type="float" office:value="207146.5240316391" table:style-name="ce5">
            <text:p>207.1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3964.32669448853" table:style-name="ce5">
            <text:p>343.964</text:p>
          </table:table-cell>
          <table:table-cell office:value-type="float" office:value="54197.921054840088" table:style-name="ce5">
            <text:p>54.1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3136.84278583527" table:style-name="ce5">
            <text:p>143.137</text:p>
          </table:table-cell>
          <table:table-cell office:value-type="float" office:value="287790.72560119629" table:style-name="ce5">
            <text:p>287.7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6570.28402042389" table:style-name="ce5">
            <text:p>206.570</text:p>
          </table:table-cell>
          <table:table-cell office:value-type="float" office:value="205008.16399002075" table:style-name="ce5">
            <text:p>205.00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0048.12214183807" table:style-name="ce5">
            <text:p>110.048</text:p>
          </table:table-cell>
          <table:table-cell office:value-type="float" office:value="290591.56565570831" table:style-name="ce5">
            <text:p>290.5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44430.8067035675" table:style-name="ce5">
            <text:p>344.431</text:p>
          </table:table-cell>
          <table:table-cell office:value-type="float" office:value="250621.2848777771" table:style-name="ce5">
            <text:p>250.6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0471.9258480072" table:style-name="ce5">
            <text:p>300.472</text:p>
          </table:table-cell>
          <table:table-cell office:value-type="float" office:value="282926.0055065155" table:style-name="ce5">
            <text:p>282.926</text:p>
          </table:table-cell>
          <table:table-cell office:value-type="float" office:value="0" table:style-name="ce5">
            <text:p>0</text:p>
          </table:table-cell>
          <table:table-cell office:value-type="float" office:value="4147.3600807189941" table:style-name="ce5">
            <text:p>4.147</text:p>
          </table:table-cell>
          <table:table-cell office:value-type="float" office:value="509921.44992446899" table:style-name="ce5">
            <text:p>509.921</text:p>
          </table:table-cell>
          <table:table-cell office:value-type="float" office:value="27965.280544281006" table:style-name="ce5">
            <text:p>27.9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4167.84747695923" table:style-name="ce5">
            <text:p>384.168</text:p>
          </table:table-cell>
          <table:table-cell office:value-type="float" office:value="203749.8439655304" table:style-name="ce5">
            <text:p>203.7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0749.20838356018" table:style-name="ce5">
            <text:p>430.749</text:p>
          </table:table-cell>
          <table:table-cell office:value-type="float" office:value="191223.48372173309" table:style-name="ce5">
            <text:p>191.2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1533.00411701202" table:style-name="ce5">
            <text:p>211.533</text:p>
          </table:table-cell>
          <table:table-cell office:value-type="float" office:value="341018.44663715363" table:style-name="ce5">
            <text:p>341.0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5999.161089897156" table:style-name="ce5">
            <text:p>55.999</text:p>
          </table:table-cell>
          <table:table-cell office:value-type="float" office:value="55989.361089706421" table:style-name="ce5">
            <text:p>55.989</text:p>
          </table:table-cell>
          <table:table-cell office:value-type="float" office:value="719.32001399993896" table:style-name="ce5">
            <text:p>719</text:p>
          </table:table-cell>
          <table:table-cell office:value-type="float" office:value="0" table:style-name="ce5">
            <text:p>0</text:p>
          </table:table-cell>
          <table:table-cell office:value-type="float" office:value="54033.281051635742" table:style-name="ce5">
            <text:p>54.033</text:p>
          </table:table-cell>
          <table:table-cell office:value-type="float" office:value="58537.361139297485" table:style-name="ce5">
            <text:p>58.537</text:p>
          </table:table-cell>
          <table:table-cell office:value-type="float" office:value="554.68001079559326" table:style-name="ce5">
            <text:p>555</text:p>
          </table:table-cell>
          <table:table-cell office:value-type="float" office:value="0" table:style-name="ce5">
            <text:p>0</text:p>
          </table:table-cell>
          <table:table-cell office:value-type="float" office:value="95622.521861076355" table:style-name="ce5">
            <text:p>95.623</text:p>
          </table:table-cell>
          <table:table-cell office:value-type="float" office:value="7316.6801424026489" table:style-name="ce5">
            <text:p>7.3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750.760773658752" table:style-name="ce5">
            <text:p>39.751</text:p>
          </table:table-cell>
          <table:table-cell office:value-type="float" office:value="67198.601307868958" table:style-name="ce5">
            <text:p>67.1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273.081309318542" table:style-name="ce5">
            <text:p>67.273</text:p>
          </table:table-cell>
          <table:table-cell office:value-type="float" office:value="44823.240872383118" table:style-name="ce5">
            <text:p>44.823</text:p>
          </table:table-cell>
          <table:table-cell office:value-type="float" office:value="1617.0000314712524" table:style-name="ce5">
            <text:p>1.617</text:p>
          </table:table-cell>
          <table:table-cell office:value-type="string" table:style-name="ce5">
            <text:p>-</text:p>
          </table:table-cell>
          <table:table-cell office:value-type="float" office:value="38662.960752487183" table:style-name="ce5">
            <text:p>38.663</text:p>
          </table:table-cell>
          <table:table-cell office:value-type="float" office:value="69681.921356201172" table:style-name="ce5">
            <text:p>69.6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53622.84298992157" table:style-name="ce5">
            <text:p>153.623</text:p>
          </table:table-cell>
          <table:table-cell office:value-type="float" office:value="317245.60617446899" table:style-name="ce5">
            <text:p>317.246</text:p>
          </table:table-cell>
          <table:table-cell office:value-type="float" office:value="0" table:style-name="ce5">
            <text:p>0</text:p>
          </table:table-cell>
          <table:table-cell office:value-type="float" office:value="882.0000171661377" table:style-name="ce5">
            <text:p>882</text:p>
          </table:table-cell>
          <table:table-cell office:value-type="float" office:value="182515.20355224609" table:style-name="ce5">
            <text:p>182.515</text:p>
          </table:table-cell>
          <table:table-cell office:value-type="float" office:value="308827.40601062775" table:style-name="ce5">
            <text:p>308.827</text:p>
          </table:table-cell>
          <table:table-cell office:value-type="float" office:value="0" table:style-name="ce5">
            <text:p>0</text:p>
          </table:table-cell>
          <table:table-cell office:value-type="float" office:value="4147.3600807189941" table:style-name="ce5">
            <text:p>4.147</text:p>
          </table:table-cell>
          <table:table-cell office:value-type="float" office:value="413315.00804424286" table:style-name="ce5">
            <text:p>413.315</text:p>
          </table:table-cell>
          <table:table-cell office:value-type="float" office:value="47071.360916137695" table:style-name="ce5">
            <text:p>47.0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777.68299293518" table:style-name="ce5">
            <text:p>153.778</text:p>
          </table:table-cell>
          <table:table-cell office:value-type="float" office:value="328006.00638389587" table:style-name="ce5">
            <text:p>328.0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2538.32452583313" table:style-name="ce5">
            <text:p>232.538</text:p>
          </table:table-cell>
          <table:table-cell office:value-type="float" office:value="233259.60453987122" table:style-name="ce5">
            <text:p>233.260</text:p>
          </table:table-cell>
          <table:table-cell office:value-type="float" office:value="1617.0000314712524" table:style-name="ce5">
            <text:p>1.617</text:p>
          </table:table-cell>
          <table:table-cell office:value-type="string" table:style-name="ce5">
            <text:p>-</text:p>
          </table:table-cell>
          <table:table-cell office:value-type="float" office:value="150208.52292346954" table:style-name="ce5">
            <text:p>150.209</text:p>
          </table:table-cell>
          <table:table-cell office:value-type="float" office:value="324256.52631092072" table:style-name="ce5">
            <text:p>324.2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35186.28457736969" table:style-name="ce5">
            <text:p>235.186</text:p>
          </table:table-cell>
          <table:table-cell office:value-type="float" office:value="238008.68463230133" table:style-name="ce5">
            <text:p>238.009</text:p>
          </table:table-cell>
          <table:table-cell office:value-type="float" office:value="719.32001399993896" table:style-name="ce5">
            <text:p>719</text:p>
          </table:table-cell>
          <table:table-cell office:value-type="float" office:value="519.40001010894775" table:style-name="ce5">
            <text:p>519</text:p>
          </table:table-cell>
          <table:table-cell office:value-type="float" office:value="222438.44432926178" table:style-name="ce5">
            <text:p>222.438</text:p>
          </table:table-cell>
          <table:table-cell office:value-type="float" office:value="255427.20497131348" table:style-name="ce5">
            <text:p>255.427</text:p>
          </table:table-cell>
          <table:table-cell office:value-type="float" office:value="554.68001079559326" table:style-name="ce5">
            <text:p>555</text:p>
          </table:table-cell>
          <table:table-cell office:value-type="float" office:value="0" table:style-name="ce5">
            <text:p>0</text:p>
          </table:table-cell>
          <table:table-cell office:value-type="float" office:value="420135.80817699432" table:style-name="ce5">
            <text:p>420.136</text:p>
          </table:table-cell>
          <table:table-cell office:value-type="float" office:value="41783.280813217163" table:style-name="ce5">
            <text:p>41.7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7228.92383861542" table:style-name="ce5">
            <text:p>197.229</text:p>
          </table:table-cell>
          <table:table-cell office:value-type="float" office:value="271381.60528182983" table:style-name="ce5">
            <text:p>271.3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4662.96456718445" table:style-name="ce5">
            <text:p>234.663</text:p>
          </table:table-cell>
          <table:table-cell office:value-type="float" office:value="237800.92462825775" table:style-name="ce5">
            <text:p>237.8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6651.20265960693" table:style-name="ce5">
            <text:p>136.651</text:p>
          </table:table-cell>
          <table:table-cell office:value-type="float" office:value="330838.20643901825" table:style-name="ce5">
            <text:p>330.8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55976.00498199463" table:style-name="ce5">
            <text:p>255.976</text:p>
          </table:table-cell>
          <table:table-cell office:value-type="float" office:value="353656.52688312531" table:style-name="ce5">
            <text:p>353.657</text:p>
          </table:table-cell>
          <table:table-cell office:value-type="float" office:value="719.32001399993896" table:style-name="ce5">
            <text:p>719</text:p>
          </table:table-cell>
          <table:table-cell office:value-type="float" office:value="1023.1200199127197" table:style-name="ce5">
            <text:p>1.023</text:p>
          </table:table-cell>
          <table:table-cell office:value-type="float" office:value="266665.84519004822" table:style-name="ce5">
            <text:p>266.666</text:p>
          </table:table-cell>
          <table:table-cell office:value-type="float" office:value="351614.20684337616" table:style-name="ce5">
            <text:p>351.614</text:p>
          </table:table-cell>
          <table:table-cell office:value-type="float" office:value="554.68001079559326" table:style-name="ce5">
            <text:p>555</text:p>
          </table:table-cell>
          <table:table-cell office:value-type="float" office:value="4147.3600807189941" table:style-name="ce5">
            <text:p>4.147</text:p>
          </table:table-cell>
          <table:table-cell office:value-type="float" office:value="514080.57000541687" table:style-name="ce5">
            <text:p>514.081</text:p>
          </table:table-cell>
          <table:table-cell office:value-type="float" office:value="61424.441195487976" table:style-name="ce5">
            <text:p>61.4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7277.68442344666" table:style-name="ce5">
            <text:p>227.278</text:p>
          </table:table-cell>
          <table:table-cell office:value-type="float" office:value="378158.48736000061" table:style-name="ce5">
            <text:p>378.1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4205.80572605133" table:style-name="ce5">
            <text:p>294.206</text:p>
          </table:table-cell>
          <table:table-cell office:value-type="float" office:value="297192.84578418732" table:style-name="ce5">
            <text:p>297.193</text:p>
          </table:table-cell>
          <table:table-cell office:value-type="float" office:value="1617.0000314712524" table:style-name="ce5">
            <text:p>1.617</text:p>
          </table:table-cell>
          <table:table-cell office:value-type="string" table:style-name="ce5">
            <text:p>-</text:p>
          </table:table-cell>
          <table:table-cell office:value-type="float" office:value="183730.40357589722" table:style-name="ce5">
            <text:p>183.730</text:p>
          </table:table-cell>
          <table:table-cell office:value-type="float" office:value="411502.00800895691" table:style-name="ce5">
            <text:p>411.5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51014.44683170319" table:style-name="ce5">
            <text:p>351.014</text:p>
          </table:table-cell>
          <table:table-cell office:value-type="float" office:value="163891.28318977356" table:style-name="ce5">
            <text:p>163.8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2702.40589141846" table:style-name="ce5">
            <text:p>302.702</text:p>
          </table:table-cell>
          <table:table-cell office:value-type="float" office:value="207879.56404590607" table:style-name="ce5">
            <text:p>207.8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4868.5698261261" table:style-name="ce5">
            <text:p>504.869</text:p>
          </table:table-cell>
          <table:table-cell office:value-type="float" office:value="8553.4401664733887" table:style-name="ce5">
            <text:p>8.5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1839.28762626648" table:style-name="ce5">
            <text:p>391.839</text:p>
          </table:table-cell>
          <table:table-cell office:value-type="float" office:value="135502.64263725281" table:style-name="ce5">
            <text:p>135.5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8485.24872875214" table:style-name="ce5">
            <text:p>448.485</text:p>
          </table:table-cell>
          <table:table-cell office:value-type="float" office:value="67488.681313514709" table:style-name="ce5">
            <text:p>67.489</text:p>
          </table:table-cell>
          <table:table-cell office:value-type="float" office:value="829.08001613616943" table:style-name="ce5">
            <text:p>829</text:p>
          </table:table-cell>
          <table:table-cell office:value-type="string" table:style-name="ce5">
            <text:p>-</text:p>
          </table:table-cell>
          <table:table-cell office:value-type="float" office:value="206623.20402145386" table:style-name="ce5">
            <text:p>206.623</text:p>
          </table:table-cell>
          <table:table-cell office:value-type="float" office:value="303513.8459072113" table:style-name="ce5">
            <text:p>303.5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144573.522813797" table:style-name="ce5">
            <text:p>144.574</text:p>
          </table:table-cell>
          <table:table-cell office:value-type="float" office:value="265170.36516094208" table:style-name="ce5">
            <text:p>265.170</text:p>
          </table:table-cell>
          <table:table-cell office:value-type="float" office:value="0" table:style-name="ce5">
            <text:p>0</text:p>
          </table:table-cell>
          <table:table-cell office:value-type="float" office:value="490.00000953674316" table:style-name="ce5">
            <text:p>490</text:p>
          </table:table-cell>
          <table:table-cell office:value-type="float" office:value="182556.36355304718" table:style-name="ce5">
            <text:p>182.556</text:p>
          </table:table-cell>
          <table:table-cell office:value-type="float" office:value="238537.88464260101" table:style-name="ce5">
            <text:p>238.538</text:p>
          </table:table-cell>
          <table:table-cell office:value-type="float" office:value="0" table:style-name="ce5">
            <text:p>0</text:p>
          </table:table-cell>
          <table:table-cell office:value-type="float" office:value="4147.3600807189941" table:style-name="ce5">
            <text:p>4.147</text:p>
          </table:table-cell>
          <table:table-cell office:value-type="float" office:value="358578.08697891235" table:style-name="ce5">
            <text:p>358.578</text:p>
          </table:table-cell>
          <table:table-cell office:value-type="float" office:value="41979.28081703186" table:style-name="ce5">
            <text:p>41.9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2511.68257904053" table:style-name="ce5">
            <text:p>132.512</text:p>
          </table:table-cell>
          <table:table-cell office:value-type="float" office:value="295564.08575248718" table:style-name="ce5">
            <text:p>295.5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2383.48452281952" table:style-name="ce5">
            <text:p>232.383</text:p>
          </table:table-cell>
          <table:table-cell office:value-type="float" office:value="175708.12341976166" table:style-name="ce5">
            <text:p>175.708</text:p>
          </table:table-cell>
          <table:table-cell office:value-type="float" office:value="1807.1200351715088" table:style-name="ce5">
            <text:p>1.807</text:p>
          </table:table-cell>
          <table:table-cell office:value-type="string" table:style-name="ce5">
            <text:p>-</text:p>
          </table:table-cell>
          <table:table-cell office:value-type="float" office:value="159375.44310188293" table:style-name="ce5">
            <text:p>159.375</text:p>
          </table:table-cell>
          <table:table-cell office:value-type="float" office:value="250768.28488063812" table:style-name="ce5">
            <text:p>250.7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355816.44692516327" table:style-name="ce5">
            <text:p>355.816</text:p>
          </table:table-cell>
          <table:table-cell office:value-type="float" office:value="269856.72525215149" table:style-name="ce5">
            <text:p>269.857</text:p>
          </table:table-cell>
          <table:table-cell office:value-type="float" office:value="0" table:style-name="ce5">
            <text:p>0</text:p>
          </table:table-cell>
          <table:table-cell office:value-type="float" office:value="897.68001747131348" table:style-name="ce5">
            <text:p>898</text:p>
          </table:table-cell>
          <table:table-cell office:value-type="float" office:value="310077.88603496552" table:style-name="ce5">
            <text:p>310.078</text:p>
          </table:table-cell>
          <table:table-cell office:value-type="float" office:value="310354.24604034424" table:style-name="ce5">
            <text:p>310.354</text:p>
          </table:table-cell>
          <table:table-cell office:value-type="float" office:value="554.68001079559326" table:style-name="ce5">
            <text:p>555</text:p>
          </table:table-cell>
          <table:table-cell office:value-type="float" office:value="0" table:style-name="ce5">
            <text:p>0</text:p>
          </table:table-cell>
          <table:table-cell office:value-type="float" office:value="563639.17096996307" table:style-name="ce5">
            <text:p>563.639</text:p>
          </table:table-cell>
          <table:table-cell office:value-type="float" office:value="24262.840472221375" table:style-name="ce5">
            <text:p>24.2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9812.56778144836" table:style-name="ce5">
            <text:p>399.813</text:p>
          </table:table-cell>
          <table:table-cell office:value-type="float" office:value="230364.68448352814" table:style-name="ce5">
            <text:p>230.3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3624.3688287735" table:style-name="ce5">
            <text:p>453.624</text:p>
          </table:table-cell>
          <table:table-cell office:value-type="float" office:value="202064.243932724" table:style-name="ce5">
            <text:p>202.064</text:p>
          </table:table-cell>
          <table:table-cell office:value-type="float" office:value="176.40000343322754" table:style-name="ce5">
            <text:p>176</text:p>
          </table:table-cell>
          <table:table-cell office:value-type="string" table:style-name="ce5">
            <text:p>-</text:p>
          </table:table-cell>
          <table:table-cell office:value-type="float" office:value="207801.16404438019" table:style-name="ce5">
            <text:p>207.801</text:p>
          </table:table-cell>
          <table:table-cell office:value-type="float" office:value="380363.48740291595" table:style-name="ce5">
            <text:p>380.3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227252.20442295074" table:style-name="ce5">
            <text:p>227.252</text:p>
          </table:table-cell>
          <table:table-cell office:value-type="float" office:value="218534.12425327301" table:style-name="ce5">
            <text:p>218.534</text:p>
          </table:table-cell>
          <table:table-cell office:value-type="float" office:value="719.32001399993896" table:style-name="ce5">
            <text:p>719</text:p>
          </table:table-cell>
          <table:table-cell office:value-type="float" office:value="0" table:style-name="ce5">
            <text:p>0</text:p>
          </table:table-cell>
          <table:table-cell office:value-type="float" office:value="210952.84410572052" table:style-name="ce5">
            <text:p>210.953</text:p>
          </table:table-cell>
          <table:table-cell office:value-type="float" office:value="233218.44453907013" table:style-name="ce5">
            <text:p>233.2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3775.76766395569" table:style-name="ce5">
            <text:p>393.776</text:p>
          </table:table-cell>
          <table:table-cell office:value-type="float" office:value="40909.120796203613" table:style-name="ce5">
            <text:p>40.9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5178.84360408783" table:style-name="ce5">
            <text:p>185.179</text:p>
          </table:table-cell>
          <table:table-cell office:value-type="float" office:value="255080.28496456146" table:style-name="ce5">
            <text:p>255.0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7024.92422389984" table:style-name="ce5">
            <text:p>217.025</text:p>
          </table:table-cell>
          <table:table-cell office:value-type="float" office:value="224418.04436779022" table:style-name="ce5">
            <text:p>224.4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4122.88241577148" table:style-name="ce5">
            <text:p>124.123</text:p>
          </table:table-cell>
          <table:table-cell office:value-type="float" office:value="313719.56610584259" table:style-name="ce5">
            <text:p>313.7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9"/>
          <table:covered-table-cell table:number-columns-repeated="26"/>
          <table:table-cell table:number-columns-repeated="16357"/>
        </table:table-row>
        <table:table-row table:number-rows-repeated="1048555" table:style-name="ro1">
          <table:table-cell table:number-columns-repeated="16384"/>
        </table:table-row>
      </table:table>
      <table:table table:name="B16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8">
            <text:p>MARGEM DE ERRO PARA O TOTAL DO INDICADOR B16 – ALUNOS DE ESCOLAS URBANAS, POR PRINCIPAL EQUIPAMENTO UTILIZADO PARA ACESSAR A INTERNET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0">
            <text:p>Total de alunos que estudam em escolas localizadas em áreas urbanas e usuários de Internet<text:s/>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Computador portátil</text:p>
          </table:table-cell>
          <table:table-cell office:value-type="string" table:style-name="ce3">
            <text:p>Computador de mesa</text:p>
          </table:table-cell>
          <table:table-cell office:value-type="string" table:style-name="ce3">
            <text:p>Celular</text:p>
          </table:table-cell>
          <table:table-cell office:value-type="string" table:style-name="ce3">
            <text:p>Videogame</text:p>
          </table:table-cell>
          <table:table-cell office:value-type="string" table:style-name="ce3">
            <text:p>Televisão</text:p>
          </table:table-cell>
          <table:table-cell office:value-type="string" table:style-name="ce3">
            <text:p>Tablet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70857.921379089355" table:style-name="ce5">
            <text:p>70.858</text:p>
          </table:table-cell>
          <table:table-cell office:value-type="float" office:value="53063.081032752991" table:style-name="ce5">
            <text:p>53.063</text:p>
          </table:table-cell>
          <table:table-cell office:value-type="float" office:value="518043.69008255005" table:style-name="ce5">
            <text:p>518.044</text:p>
          </table:table-cell>
          <table:table-cell office:value-type="float" office:value="39784.080774307251" table:style-name="ce5">
            <text:p>39.784</text:p>
          </table:table-cell>
          <table:table-cell office:value-type="float" office:value="108393.88210964203" table:style-name="ce5">
            <text:p>108.394</text:p>
          </table:table-cell>
          <table:table-cell office:value-type="float" office:value="29890.000581741333" table:style-name="ce5">
            <text:p>29.89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4991.721070289612" table:style-name="ce5">
            <text:p>54.992</text:p>
          </table:table-cell>
          <table:table-cell office:value-type="float" office:value="15721.160305976868" table:style-name="ce5">
            <text:p>15.721</text:p>
          </table:table-cell>
          <table:table-cell office:value-type="float" office:value="287737.80560016632" table:style-name="ce5">
            <text:p>287.738</text:p>
          </table:table-cell>
          <table:table-cell office:value-type="float" office:value="9357.0401821136475" table:style-name="ce5">
            <text:p>9.357</text:p>
          </table:table-cell>
          <table:table-cell office:value-type="float" office:value="64378.161252975464" table:style-name="ce5">
            <text:p>64.378</text:p>
          </table:table-cell>
          <table:table-cell office:value-type="float" office:value="23447.480456352234" table:style-name="ce5">
            <text:p>23.447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46003.160895347595" table:style-name="ce5">
            <text:p>46.003</text:p>
          </table:table-cell>
          <table:table-cell office:value-type="float" office:value="49736.960968017578" table:style-name="ce5">
            <text:p>49.737</text:p>
          </table:table-cell>
          <table:table-cell office:value-type="float" office:value="282412.485496521" table:style-name="ce5">
            <text:p>282.412</text:p>
          </table:table-cell>
          <table:table-cell office:value-type="float" office:value="38817.800755500793" table:style-name="ce5">
            <text:p>38.818</text:p>
          </table:table-cell>
          <table:table-cell office:value-type="float" office:value="57696.521122932434" table:style-name="ce5">
            <text:p>57.697</text:p>
          </table:table-cell>
          <table:table-cell office:value-type="float" office:value="16342.480318069458" table:style-name="ce5">
            <text:p>16.342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123.4400997161865" table:style-name="ce5">
            <text:p>5.123</text:p>
          </table:table-cell>
          <table:table-cell office:value-type="float" office:value="5219.4801015853882" table:style-name="ce5">
            <text:p>5.219</text:p>
          </table:table-cell>
          <table:table-cell office:value-type="float" office:value="77410.201506614685" table:style-name="ce5">
            <text:p>77.410</text:p>
          </table:table-cell>
          <table:table-cell office:value-type="float" office:value="2651.880051612854" table:style-name="ce5">
            <text:p>2.652</text:p>
          </table:table-cell>
          <table:table-cell office:value-type="float" office:value="7624.4001483917236" table:style-name="ce5">
            <text:p>7.624</text:p>
          </table:table-cell>
          <table:table-cell office:value-type="float" office:value="4854.9200944900513" table:style-name="ce5">
            <text:p>4.855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199.8801012039185" table:style-name="ce5">
            <text:p>5.200</text:p>
          </table:table-cell>
          <table:table-cell office:value-type="float" office:value="6019.160117149353" table:style-name="ce5">
            <text:p>6.019</text:p>
          </table:table-cell>
          <table:table-cell office:value-type="float" office:value="62625.92121887207" table:style-name="ce5">
            <text:p>62.626</text:p>
          </table:table-cell>
          <table:table-cell office:value-type="float" office:value="7485.2401456832886" table:style-name="ce5">
            <text:p>7.485</text:p>
          </table:table-cell>
          <table:table-cell office:value-type="float" office:value="7706.7201499938965" table:style-name="ce5">
            <text:p>7.707</text:p>
          </table:table-cell>
          <table:table-cell office:value-type="float" office:value="5644.8001098632813" table:style-name="ce5">
            <text:p>5.645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2618.240829467773" table:style-name="ce5">
            <text:p>42.618</text:p>
          </table:table-cell>
          <table:table-cell office:value-type="float" office:value="39682.160772323608" table:style-name="ce5">
            <text:p>39.682</text:p>
          </table:table-cell>
          <table:table-cell office:value-type="float" office:value="327845.28638076782" table:style-name="ce5">
            <text:p>327.845</text:p>
          </table:table-cell>
          <table:table-cell office:value-type="float" office:value="13314.280259132385" table:style-name="ce5">
            <text:p>13.314</text:p>
          </table:table-cell>
          <table:table-cell office:value-type="float" office:value="37667.280733108521" table:style-name="ce5">
            <text:p>37.667</text:p>
          </table:table-cell>
          <table:table-cell office:value-type="float" office:value="10337.040201187134" table:style-name="ce5">
            <text:p>10.337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5620.88108253479" table:style-name="ce5">
            <text:p>55.621</text:p>
          </table:table-cell>
          <table:table-cell office:value-type="float" office:value="32465.440631866455" table:style-name="ce5">
            <text:p>32.465</text:p>
          </table:table-cell>
          <table:table-cell office:value-type="float" office:value="380892.68741321564" table:style-name="ce5">
            <text:p>380.893</text:p>
          </table:table-cell>
          <table:table-cell office:value-type="float" office:value="35636.720693588257" table:style-name="ce5">
            <text:p>35.637</text:p>
          </table:table-cell>
          <table:table-cell office:value-type="float" office:value="99379.841934204102" table:style-name="ce5">
            <text:p>99.380</text:p>
          </table:table-cell>
          <table:table-cell office:value-type="float" office:value="24345.160473823547" table:style-name="ce5">
            <text:p>24.345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591.0801477432251" table:style-name="ce5">
            <text:p>7.591</text:p>
          </table:table-cell>
          <table:table-cell office:value-type="float" office:value="11113.200216293335" table:style-name="ce5">
            <text:p>11.113</text:p>
          </table:table-cell>
          <table:table-cell office:value-type="float" office:value="76763.401494026184" table:style-name="ce5">
            <text:p>76.763</text:p>
          </table:table-cell>
          <table:table-cell office:value-type="float" office:value="8510.3201656341553" table:style-name="ce5">
            <text:p>8.510</text:p>
          </table:table-cell>
          <table:table-cell office:value-type="float" office:value="18341.68035697937" table:style-name="ce5">
            <text:p>18.342</text:p>
          </table:table-cell>
          <table:table-cell office:value-type="float" office:value="11763.92022895813" table:style-name="ce5">
            <text:p>11.764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8749.36036491394" table:style-name="ce5">
            <text:p>18.749</text:p>
          </table:table-cell>
          <table:table-cell office:value-type="float" office:value="46769.520910263062" table:style-name="ce5">
            <text:p>46.770</text:p>
          </table:table-cell>
          <table:table-cell office:value-type="float" office:value="349681.64680576324" table:style-name="ce5">
            <text:p>349.682</text:p>
          </table:table-cell>
          <table:table-cell office:value-type="float" office:value="31040.520604133606" table:style-name="ce5">
            <text:p>31.041</text:p>
          </table:table-cell>
          <table:table-cell office:value-type="float" office:value="51165.800995826721" table:style-name="ce5">
            <text:p>51.166</text:p>
          </table:table-cell>
          <table:table-cell office:value-type="float" office:value="25176.200489997864" table:style-name="ce5">
            <text:p>25.17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8076.840935707092" table:style-name="ce5">
            <text:p>48.077</text:p>
          </table:table-cell>
          <table:table-cell office:value-type="float" office:value="20044.920390129089" table:style-name="ce5">
            <text:p>20.045</text:p>
          </table:table-cell>
          <table:table-cell office:value-type="float" office:value="401901.92782211304" table:style-name="ce5">
            <text:p>401.902</text:p>
          </table:table-cell>
          <table:table-cell office:value-type="float" office:value="24158.960470199585" table:style-name="ce5">
            <text:p>24.159</text:p>
          </table:table-cell>
          <table:table-cell office:value-type="float" office:value="13090.84025478363" table:style-name="ce5">
            <text:p>13.091</text:p>
          </table:table-cell>
          <table:table-cell office:value-type="float" office:value="9713.7601890563965" table:style-name="ce5">
            <text:p>9.71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1324.560998916626" table:style-name="ce5">
            <text:p>51.325</text:p>
          </table:table-cell>
          <table:table-cell office:value-type="float" office:value="50168.160976409912" table:style-name="ce5">
            <text:p>50.168</text:p>
          </table:table-cell>
          <table:table-cell office:value-type="float" office:value="467509.00909900665" table:style-name="ce5">
            <text:p>467.509</text:p>
          </table:table-cell>
          <table:table-cell office:value-type="float" office:value="38184.720743179321" table:style-name="ce5">
            <text:p>38.185</text:p>
          </table:table-cell>
          <table:table-cell office:value-type="float" office:value="52390.801019668579" table:style-name="ce5">
            <text:p>52.391</text:p>
          </table:table-cell>
          <table:table-cell office:value-type="float" office:value="26757.920520782471" table:style-name="ce5">
            <text:p>26.758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0225.000977516174" table:style-name="ce5">
            <text:p>50.225</text:p>
          </table:table-cell>
          <table:table-cell office:value-type="float" office:value="19876.36038684845" table:style-name="ce5">
            <text:p>19.876</text:p>
          </table:table-cell>
          <table:table-cell office:value-type="float" office:value="356578.88694000244" table:style-name="ce5">
            <text:p>356.579</text:p>
          </table:table-cell>
          <table:table-cell office:value-type="float" office:value="12502.840243339539" table:style-name="ce5">
            <text:p>12.503</text:p>
          </table:table-cell>
          <table:table-cell office:value-type="float" office:value="99168.161930084229" table:style-name="ce5">
            <text:p>99.168</text:p>
          </table:table-cell>
          <table:table-cell office:value-type="float" office:value="14249.200277328491" table:style-name="ce5">
            <text:p>14.249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29972.320583343506" table:style-name="ce5">
            <text:p>29.972</text:p>
          </table:table-cell>
          <table:table-cell office:value-type="float" office:value="45113.32087802887" table:style-name="ce5">
            <text:p>45.113</text:p>
          </table:table-cell>
          <table:table-cell office:value-type="float" office:value="295350.44574832916" table:style-name="ce5">
            <text:p>295.350</text:p>
          </table:table-cell>
          <table:table-cell office:value-type="float" office:value="25174.240489959717" table:style-name="ce5">
            <text:p>25.174</text:p>
          </table:table-cell>
          <table:table-cell office:value-type="float" office:value="47104.680916786194" table:style-name="ce5">
            <text:p>47.105</text:p>
          </table:table-cell>
          <table:table-cell office:value-type="float" office:value="29392.160572052002" table:style-name="ce5">
            <text:p>29.39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49815.360969543457" table:style-name="ce5">
            <text:p>49.815</text:p>
          </table:table-cell>
          <table:table-cell office:value-type="float" office:value="25272.240491867065" table:style-name="ce5">
            <text:p>25.272</text:p>
          </table:table-cell>
          <table:table-cell office:value-type="float" office:value="424426.24826049805" table:style-name="ce5">
            <text:p>424.426</text:p>
          </table:table-cell>
          <table:table-cell office:value-type="float" office:value="29307.880570411682" table:style-name="ce5">
            <text:p>29.308</text:p>
          </table:table-cell>
          <table:table-cell office:value-type="float" office:value="98889.841924667358" table:style-name="ce5">
            <text:p>98.890</text:p>
          </table:table-cell>
          <table:table-cell office:value-type="float" office:value="5868.2401142120361" table:style-name="ce5">
            <text:p>5.868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42269.360822677612" table:style-name="ce5">
            <text:p>42.269</text:p>
          </table:table-cell>
          <table:table-cell office:value-type="float" office:value="17553.760341644287" table:style-name="ce5">
            <text:p>17.554</text:p>
          </table:table-cell>
          <table:table-cell office:value-type="float" office:value="382744.88744926453" table:style-name="ce5">
            <text:p>382.745</text:p>
          </table:table-cell>
          <table:table-cell office:value-type="float" office:value="15654.520304679871" table:style-name="ce5">
            <text:p>15.655</text:p>
          </table:table-cell>
          <table:table-cell office:value-type="float" office:value="8592.6401672363281" table:style-name="ce5">
            <text:p>8.593</text:p>
          </table:table-cell>
          <table:table-cell office:value-type="float" office:value="3143.8400611877441" table:style-name="ce5">
            <text:p>3.14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9"/>
          <table:covered-table-cell table:number-columns-repeated="8"/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  <table:table table:name="B15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6" table:number-rows-spanned="1" table:style-name="ce8">
            <text:p>MARGEM DE ERRO PARA O TOTAL DO INDICADOR B15A – ALUNOS DE ESCOLAS URBANAS, POR EQUIPAMENTOS UTILIZADOS DE FORMA EXCLUSIVA PARA ACESSAR A INTERNET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0">
            <text:p>Total de alunos que estudam em escolas localizadas em áreas urbanas e usuários de Internet<text:s/>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Acessaram a Internet apenas pelo celular</text:p>
          </table:table-cell>
          <table:table-cell office:value-type="string" table:style-name="ce3">
            <text:p>Acessaram a Internet apenas pelo computador de mesa</text:p>
          </table:table-cell>
          <table:table-cell office:value-type="string" table:style-name="ce3">
            <text:p>Não acessou a Internet apenas pelo celular ou pelo computador de mesa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50396.68292713165" table:style-name="ce5">
            <text:p>150.397</text:p>
          </table:table-cell>
          <table:table-cell office:value-type="float" office:value="2957.6400575637817" table:style-name="ce5">
            <text:p>2.958</text:p>
          </table:table-cell>
          <table:table-cell office:value-type="float" office:value="598205.73164272308" table:style-name="ce5">
            <text:p>598.206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91116.481773376465" table:style-name="ce5">
            <text:p>91.116</text:p>
          </table:table-cell>
          <table:table-cell office:value-type="float" office:value="2410.8000469207764" table:style-name="ce5">
            <text:p>2.411</text:p>
          </table:table-cell>
          <table:table-cell office:value-type="float" office:value="347970.56677246094" table:style-name="ce5">
            <text:p>347.971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97672.681900978088" table:style-name="ce5">
            <text:p>97.673</text:p>
          </table:table-cell>
          <table:table-cell office:value-type="float" office:value="1742.4400339126587" table:style-name="ce5">
            <text:p>1.742</text:p>
          </table:table-cell>
          <table:table-cell office:value-type="float" office:value="295497.44575119019" table:style-name="ce5">
            <text:p>295.497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4274.520667076111" table:style-name="ce5">
            <text:p>34.275</text:p>
          </table:table-cell>
          <table:table-cell office:value-type="float" office:value="0" table:style-name="ce5">
            <text:p>0</text:p>
          </table:table-cell>
          <table:table-cell office:value-type="float" office:value="58100.28113079071" table:style-name="ce5">
            <text:p>58.100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5734.880306243896" table:style-name="ce5">
            <text:p>15.735</text:p>
          </table:table-cell>
          <table:table-cell office:value-type="float" office:value="1515.0800294876099" table:style-name="ce5">
            <text:p>1.515</text:p>
          </table:table-cell>
          <table:table-cell office:value-type="float" office:value="65957.921283721924" table:style-name="ce5">
            <text:p>65.958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7059.12208366394" table:style-name="ce5">
            <text:p>107.059</text:p>
          </table:table-cell>
          <table:table-cell office:value-type="float" office:value="0" table:style-name="ce5">
            <text:p>0</text:p>
          </table:table-cell>
          <table:table-cell office:value-type="float" office:value="323723.40630054474" table:style-name="ce5">
            <text:p>323.723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95540.201859474182" table:style-name="ce5">
            <text:p>95.540</text:p>
          </table:table-cell>
          <table:table-cell office:value-type="float" office:value="2038.4000396728516" table:style-name="ce5">
            <text:p>2.038</text:p>
          </table:table-cell>
          <table:table-cell office:value-type="float" office:value="488139.96950054169" table:style-name="ce5">
            <text:p>488.140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4654.840479850769" table:style-name="ce5">
            <text:p>24.655</text:p>
          </table:table-cell>
          <table:table-cell office:value-type="float" office:value="1519.0000295639038" table:style-name="ce5">
            <text:p>1.519</text:p>
          </table:table-cell>
          <table:table-cell office:value-type="float" office:value="83942.881633758545" table:style-name="ce5">
            <text:p>83.943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27186.3624753952" table:style-name="ce5">
            <text:p>127.186</text:p>
          </table:table-cell>
          <table:table-cell office:value-type="float" office:value="2199.1200428009033" table:style-name="ce5">
            <text:p>2.199</text:p>
          </table:table-cell>
          <table:table-cell office:value-type="float" office:value="360708.60702037811" table:style-name="ce5">
            <text:p>360.709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9901.201944351196" table:style-name="ce5">
            <text:p>99.901</text:p>
          </table:table-cell>
          <table:table-cell office:value-type="float" office:value="1579.76003074646" table:style-name="ce5">
            <text:p>1.580</text:p>
          </table:table-cell>
          <table:table-cell office:value-type="float" office:value="368444.72717094421" table:style-name="ce5">
            <text:p>368.445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50408.44292736053" table:style-name="ce5">
            <text:p>150.408</text:p>
          </table:table-cell>
          <table:table-cell office:value-type="float" office:value="2698.9200525283813" table:style-name="ce5">
            <text:p>2.699</text:p>
          </table:table-cell>
          <table:table-cell office:value-type="float" office:value="454492.64884567261" table:style-name="ce5">
            <text:p>454.493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6271.920316696167" table:style-name="ce5">
            <text:p>16.272</text:p>
          </table:table-cell>
          <table:table-cell office:value-type="float" office:value="1240.6800241470337" table:style-name="ce5">
            <text:p>1.241</text:p>
          </table:table-cell>
          <table:table-cell office:value-type="float" office:value="503124.16979217529" table:style-name="ce5">
            <text:p>503.124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92204.281794548035" table:style-name="ce5">
            <text:p>92.204</text:p>
          </table:table-cell>
          <table:table-cell office:value-type="float" office:value="2538.2000494003296" table:style-name="ce5">
            <text:p>2.538</text:p>
          </table:table-cell>
          <table:table-cell office:value-type="float" office:value="336867.16655635834" table:style-name="ce5">
            <text:p>336.867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101872.96198272705" table:style-name="ce5">
            <text:p>101.873</text:p>
          </table:table-cell>
          <table:table-cell office:value-type="float" office:value="844.76001644134521" table:style-name="ce5">
            <text:p>845</text:p>
          </table:table-cell>
          <table:table-cell office:value-type="float" office:value="530050.6503162384" table:style-name="ce5">
            <text:p>530.051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92316.001796722412" table:style-name="ce5">
            <text:p>92.316</text:p>
          </table:table-cell>
          <table:table-cell office:value-type="float" office:value="1297.5200252532959" table:style-name="ce5">
            <text:p>1.298</text:p>
          </table:table-cell>
          <table:table-cell office:value-type="float" office:value="348264.56677818298" table:style-name="ce5">
            <text:p>348.26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6" table:number-rows-spanned="1" table:style-name="ce9"/>
          <table:covered-table-cell table:number-columns-repeated="5"/>
          <table:table-cell table:number-columns-repeated="16378"/>
        </table:table-row>
        <table:table-row table:number-rows-repeated="1048556" table:style-name="ro1">
          <table:table-cell table:number-columns-repeated="16384"/>
        </table:table-row>
      </table:table>
      <table:table table:name="B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8">
            <text:p>MARGEM DE ERRO PARA O TOTAL DO INDICADOR B3 – ALUNOS DE ESCOLAS URBANAS QUE JÁ ACESSARAM 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Total de alunos que estudam em escolas localizadas em áreas urbanas<text:s/>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739286.53438854218" table:style-name="ce5">
            <text:p>739.287</text:p>
          </table:table-cell>
          <table:table-cell office:value-type="float" office:value="46203.080899238586" table:style-name="ce5">
            <text:p>46.2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400767.08780002594" table:style-name="ce5">
            <text:p>400.767</text:p>
          </table:table-cell>
          <table:table-cell office:value-type="float" office:value="21197.400412559509" table:style-name="ce5">
            <text:p>21.1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389297.16757678986" table:style-name="ce5">
            <text:p>389.297</text:p>
          </table:table-cell>
          <table:table-cell office:value-type="float" office:value="39605.720770835876" table:style-name="ce5">
            <text:p>39.6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8560.40230751038" table:style-name="ce5">
            <text:p>118.560</text:p>
          </table:table-cell>
          <table:table-cell office:value-type="float" office:value="18855.200366973877" table:style-name="ce5">
            <text:p>18.8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4352.521641731262" table:style-name="ce5">
            <text:p>84.353</text:p>
          </table:table-cell>
          <table:table-cell office:value-type="float" office:value="4068.9600791931152" table:style-name="ce5">
            <text:p>4.0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81820.92937755585" table:style-name="ce5">
            <text:p>481.821</text:p>
          </table:table-cell>
          <table:table-cell office:value-type="float" office:value="35148.680684089661" table:style-name="ce5">
            <text:p>35.1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31165.89033794403" table:style-name="ce5">
            <text:p>531.166</text:p>
          </table:table-cell>
          <table:table-cell office:value-type="float" office:value="21638.400421142578" table:style-name="ce5">
            <text:p>21.6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5269.64204883575" table:style-name="ce5">
            <text:p>105.270</text:p>
          </table:table-cell>
          <table:table-cell office:value-type="float" office:value="7691.0401496887207" table:style-name="ce5">
            <text:p>7.6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47678.89065933228" table:style-name="ce5">
            <text:p>547.679</text:p>
          </table:table-cell>
          <table:table-cell office:value-type="float" office:value="43896.1608543396" table:style-name="ce5">
            <text:p>43.8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91579.76956748962" table:style-name="ce5">
            <text:p>491.580</text:p>
          </table:table-cell>
          <table:table-cell office:value-type="float" office:value="15048.880292892456" table:style-name="ce5">
            <text:p>15.0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651860.73268699646" table:style-name="ce5">
            <text:p>651.861</text:p>
          </table:table-cell>
          <table:table-cell office:value-type="float" office:value="46034.520895957947" table:style-name="ce5">
            <text:p>46.0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15364.37003040314" table:style-name="ce5">
            <text:p>515.364</text:p>
          </table:table-cell>
          <table:table-cell office:value-type="float" office:value="4296.3200836181641" table:style-name="ce5">
            <text:p>4.2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514411.81001186371" table:style-name="ce5">
            <text:p>514.412</text:p>
          </table:table-cell>
          <table:table-cell office:value-type="float" office:value="45926.720893859863" table:style-name="ce5">
            <text:p>45.9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586026.2914056778" table:style-name="ce5">
            <text:p>586.026</text:p>
          </table:table-cell>
          <table:table-cell office:value-type="float" office:value="5192.0401010513306" table:style-name="ce5">
            <text:p>5.1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449710.24875259399" table:style-name="ce5">
            <text:p>449.710</text:p>
          </table:table-cell>
          <table:table-cell office:value-type="float" office:value="5356.6801042556763" table:style-name="ce5">
            <text:p>5.3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9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B4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6" table:number-rows-spanned="1" table:style-name="ce8">
            <text:p>MARGEM DE ERRO PARA O TOTAL DO INDICADOR B4 – ALUNOS DE ESCOLAS URBANAS QUE JÁ ACESSARAM A INTERNET, POR ÚLTIMO ACESS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0">
            <text:p>Total de alunos que estudam em escolas localizadas em áreas urbanas 1 Considera-se usuário(a) aquele(a) que utilizou a Internet pelo menos uma vez nos três meses que antecederam a entrevista.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Há menos de três meses¹</text:p>
          </table:table-cell>
          <table:table-cell office:value-type="string" table:style-name="ce3">
            <text:p>Há mais de três meses</text:p>
          </table:table-cell>
          <table:table-cell office:value-type="string" table:style-name="ce3">
            <text:p>Não utiliza Internet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58875.57282352448" table:style-name="ce5">
            <text:p>658.876</text:p>
          </table:table-cell>
          <table:table-cell office:value-type="float" office:value="173808.88338279724" table:style-name="ce5">
            <text:p>173.809</text:p>
          </table:table-cell>
          <table:table-cell office:value-type="float" office:value="46203.080899238586" table:style-name="ce5">
            <text:p>46.203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366300.48712921143" table:style-name="ce5">
            <text:p>366.300</text:p>
          </table:table-cell>
          <table:table-cell office:value-type="float" office:value="84540.681645393372" table:style-name="ce5">
            <text:p>84.541</text:p>
          </table:table-cell>
          <table:table-cell office:value-type="float" office:value="21197.400412559509" table:style-name="ce5">
            <text:p>21.197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350177.52681541443" table:style-name="ce5">
            <text:p>350.178</text:p>
          </table:table-cell>
          <table:table-cell office:value-type="float" office:value="110740.00215530396" table:style-name="ce5">
            <text:p>110.740</text:p>
          </table:table-cell>
          <table:table-cell office:value-type="float" office:value="39605.720770835876" table:style-name="ce5">
            <text:p>39.606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9642.641550064087" table:style-name="ce5">
            <text:p>79.643</text:p>
          </table:table-cell>
          <table:table-cell office:value-type="float" office:value="56471.521099090576" table:style-name="ce5">
            <text:p>56.472</text:p>
          </table:table-cell>
          <table:table-cell office:value-type="float" office:value="18855.200366973877" table:style-name="ce5">
            <text:p>18.855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4119.361442565918" table:style-name="ce5">
            <text:p>74.119</text:p>
          </table:table-cell>
          <table:table-cell office:value-type="float" office:value="28222.040549278259" table:style-name="ce5">
            <text:p>28.222</text:p>
          </table:table-cell>
          <table:table-cell office:value-type="float" office:value="4068.9600791931152" table:style-name="ce5">
            <text:p>4.069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88916.92756938934" table:style-name="ce5">
            <text:p>388.917</text:p>
          </table:table-cell>
          <table:table-cell office:value-type="float" office:value="135053.80262851715" table:style-name="ce5">
            <text:p>135.054</text:p>
          </table:table-cell>
          <table:table-cell office:value-type="float" office:value="35148.680684089661" table:style-name="ce5">
            <text:p>35.149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11432.60995388031" table:style-name="ce5">
            <text:p>511.433</text:p>
          </table:table-cell>
          <table:table-cell office:value-type="float" office:value="86167.481677055359" table:style-name="ce5">
            <text:p>86.167</text:p>
          </table:table-cell>
          <table:table-cell office:value-type="float" office:value="21638.400421142578" table:style-name="ce5">
            <text:p>21.638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7272.841893196106" table:style-name="ce5">
            <text:p>97.273</text:p>
          </table:table-cell>
          <table:table-cell office:value-type="float" office:value="23659.160460472107" table:style-name="ce5">
            <text:p>23.659</text:p>
          </table:table-cell>
          <table:table-cell office:value-type="float" office:value="7691.0401496887207" table:style-name="ce5">
            <text:p>7.691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37072.16850662231" table:style-name="ce5">
            <text:p>437.072</text:p>
          </table:table-cell>
          <table:table-cell office:value-type="float" office:value="155504.44302654266" table:style-name="ce5">
            <text:p>155.504</text:p>
          </table:table-cell>
          <table:table-cell office:value-type="float" office:value="43896.1608543396" table:style-name="ce5">
            <text:p>43.896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47109.32870197296" table:style-name="ce5">
            <text:p>447.109</text:p>
          </table:table-cell>
          <table:table-cell office:value-type="float" office:value="83125.561617851257" table:style-name="ce5">
            <text:p>83.126</text:p>
          </table:table-cell>
          <table:table-cell office:value-type="float" office:value="15048.880292892456" table:style-name="ce5">
            <text:p>15.049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50097.53070640564" table:style-name="ce5">
            <text:p>550.098</text:p>
          </table:table-cell>
          <table:table-cell office:value-type="float" office:value="170210.3233127594" table:style-name="ce5">
            <text:p>170.210</text:p>
          </table:table-cell>
          <table:table-cell office:value-type="float" office:value="46034.520895957947" table:style-name="ce5">
            <text:p>46.035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05340.92983531952" table:style-name="ce5">
            <text:p>505.341</text:p>
          </table:table-cell>
          <table:table-cell office:value-type="float" office:value="52085.041013717651" table:style-name="ce5">
            <text:p>52.085</text:p>
          </table:table-cell>
          <table:table-cell office:value-type="float" office:value="4296.3200836181641" table:style-name="ce5">
            <text:p>4.296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380967.16741466522" table:style-name="ce5">
            <text:p>380.967</text:p>
          </table:table-cell>
          <table:table-cell office:value-type="float" office:value="168324.80327606201" table:style-name="ce5">
            <text:p>168.325</text:p>
          </table:table-cell>
          <table:table-cell office:value-type="float" office:value="45926.720893859863" table:style-name="ce5">
            <text:p>45.927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567567.01104640961" table:style-name="ce5">
            <text:p>567.567</text:p>
          </table:table-cell>
          <table:table-cell office:value-type="float" office:value="59846.641164779663" table:style-name="ce5">
            <text:p>59.847</text:p>
          </table:table-cell>
          <table:table-cell office:value-type="float" office:value="5192.0401010513306" table:style-name="ce5">
            <text:p>5.192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421905.68821144104" table:style-name="ce5">
            <text:p>421.906</text:p>
          </table:table-cell>
          <table:table-cell office:value-type="float" office:value="41232.520802497864" table:style-name="ce5">
            <text:p>41.233</text:p>
          </table:table-cell>
          <table:table-cell office:value-type="float" office:value="5356.6801042556763" table:style-name="ce5">
            <text:p>5.35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6" table:number-rows-spanned="1" table:style-name="ce9">
            <text:p>¹Considera-se usuário(a) aquele(a) que utilizou a Internet pelo menos uma vez nos três meses que antecederam a entrevista.</text:p>
          </table:table-cell>
          <table:covered-table-cell table:number-columns-repeated="5"/>
          <table:table-cell table:number-columns-repeated="16378" table:style-name="ce6"/>
        </table:table-row>
        <table:table-row table:number-rows-repeated="1048556" table:style-name="ro1">
          <table:table-cell table:number-columns-repeated="16384"/>
        </table:table-row>
      </table:table>
      <table:table table:name="B4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0" table:number-rows-spanned="1" table:style-name="ce8">
            <text:p>MARGEM DE ERRO PARA O TOTAL DO INDICADOR B4A – ALUNOS DE ESCOLAS URBANAS, POR FREQUÊNCIA DE ACESSO À INTERNET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office:value-type="string" table:number-columns-spanned="10" table:number-rows-spanned="1" table:style-name="ce10">
            <text:p>Total de alunos que estudam em escolas localizadas em áreas urbanas e usuários de Internet<text:s/>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Mais de uma vez por dia</text:p>
          </table:table-cell>
          <table:table-cell office:value-type="string" table:style-name="ce3">
            <text:p>Pelo menos uma vez por dia</text:p>
          </table:table-cell>
          <table:table-cell office:value-type="string" table:style-name="ce3">
            <text:p>Pelo menos uma vez por semana</text:p>
          </table:table-cell>
          <table:table-cell office:value-type="string" table:style-name="ce3">
            <text:p>Pelo menos uma vez por mês</text:p>
          </table:table-cell>
          <table:table-cell office:value-type="string" table:style-name="ce3">
            <text:p>Menos de uma vez por mê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88309.69145011902" table:style-name="ce5">
            <text:p>588.310</text:p>
          </table:table-cell>
          <table:table-cell office:value-type="float" office:value="131770.80256462097" table:style-name="ce5">
            <text:p>131.771</text:p>
          </table:table-cell>
          <table:table-cell office:value-type="float" office:value="70593.321373939514" table:style-name="ce5">
            <text:p>70.593</text:p>
          </table:table-cell>
          <table:table-cell office:value-type="float" office:value="26454.12051486969" table:style-name="ce5">
            <text:p>26.454</text:p>
          </table:table-cell>
          <table:table-cell office:value-type="float" office:value="22598.800439834595" table:style-name="ce5">
            <text:p>22.599</text:p>
          </table:table-cell>
          <table:table-cell office:value-type="float" office:value="194.04000377655029" table:style-name="ce5">
            <text:p>194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307179.04597854614" table:style-name="ce5">
            <text:p>307.179</text:p>
          </table:table-cell>
          <table:table-cell office:value-type="float" office:value="80744.161571502686" table:style-name="ce5">
            <text:p>80.744</text:p>
          </table:table-cell>
          <table:table-cell office:value-type="float" office:value="61161.801190376282" table:style-name="ce5">
            <text:p>61.162</text:p>
          </table:table-cell>
          <table:table-cell office:value-type="float" office:value="17608.640342712402" table:style-name="ce5">
            <text:p>17.609</text:p>
          </table:table-cell>
          <table:table-cell office:value-type="float" office:value="19923.400387763977" table:style-name="ce5">
            <text:p>19.923</text:p>
          </table:table-cell>
          <table:table-cell office:value-type="float" office:value="56.840001106262207" table:style-name="ce5">
            <text:p>57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328225.52638816833" table:style-name="ce5">
            <text:p>328.226</text:p>
          </table:table-cell>
          <table:table-cell office:value-type="float" office:value="87466.961702346802" table:style-name="ce5">
            <text:p>87.467</text:p>
          </table:table-cell>
          <table:table-cell office:value-type="float" office:value="32343.920629501343" table:style-name="ce5">
            <text:p>32.344</text:p>
          </table:table-cell>
          <table:table-cell office:value-type="float" office:value="19609.800381660461" table:style-name="ce5">
            <text:p>19.610</text:p>
          </table:table-cell>
          <table:table-cell office:value-type="float" office:value="11179.840217590332" table:style-name="ce5">
            <text:p>11.180</text:p>
          </table:table-cell>
          <table:table-cell office:value-type="float" office:value="186.2000036239624" table:style-name="ce5">
            <text:p>186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9964.241167068481" table:style-name="ce5">
            <text:p>59.964</text:p>
          </table:table-cell>
          <table:table-cell office:value-type="float" office:value="35528.920691490173" table:style-name="ce5">
            <text:p>35.529</text:p>
          </table:table-cell>
          <table:table-cell office:value-type="float" office:value="9290.4001808166504" table:style-name="ce5">
            <text:p>9.290</text:p>
          </table:table-cell>
          <table:table-cell office:value-type="float" office:value="3998.4000778198242" table:style-name="ce5">
            <text:p>3.998</text:p>
          </table:table-cell>
          <table:table-cell office:value-type="float" office:value="4854.9200944900513" table:style-name="ce5">
            <text:p>4.8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2478.921216011047" table:style-name="ce5">
            <text:p>62.479</text:p>
          </table:table-cell>
          <table:table-cell office:value-type="float" office:value="18718.000364303589" table:style-name="ce5">
            <text:p>18.718</text:p>
          </table:table-cell>
          <table:table-cell office:value-type="float" office:value="6054.4401178359985" table:style-name="ce5">
            <text:p>6.054</text:p>
          </table:table-cell>
          <table:table-cell office:value-type="float" office:value="2391.2000465393066" table:style-name="ce5">
            <text:p>2.391</text:p>
          </table:table-cell>
          <table:table-cell office:value-type="float" office:value="2365.720046043396" table:style-name="ce5">
            <text:p>2.366</text:p>
          </table:table-cell>
          <table:table-cell office:value-type="float" office:value="56.840001106262207" table:style-name="ce5">
            <text:p>57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64409.0870923996" table:style-name="ce5">
            <text:p>364.409</text:p>
          </table:table-cell>
          <table:table-cell office:value-type="float" office:value="48576.64094543457" table:style-name="ce5">
            <text:p>48.577</text:p>
          </table:table-cell>
          <table:table-cell office:value-type="float" office:value="36573.60071182251" table:style-name="ce5">
            <text:p>36.574</text:p>
          </table:table-cell>
          <table:table-cell office:value-type="float" office:value="16569.840322494507" table:style-name="ce5">
            <text:p>16.570</text:p>
          </table:table-cell>
          <table:table-cell office:value-type="float" office:value="9531.480185508728" table:style-name="ce5">
            <text:p>9.531</text:p>
          </table:table-cell>
          <table:table-cell office:value-type="float" office:value="186.2000036239624" table:style-name="ce5">
            <text:p>186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47744.36871433258" table:style-name="ce5">
            <text:p>447.744</text:p>
          </table:table-cell>
          <table:table-cell office:value-type="float" office:value="109795.28213691711" table:style-name="ce5">
            <text:p>109.795</text:p>
          </table:table-cell>
          <table:table-cell office:value-type="float" office:value="58255.121133804321" table:style-name="ce5">
            <text:p>58.255</text:p>
          </table:table-cell>
          <table:table-cell office:value-type="float" office:value="19347.160376548767" table:style-name="ce5">
            <text:p>19.347</text:p>
          </table:table-cell>
          <table:table-cell office:value-type="float" office:value="18900.280367851257" table:style-name="ce5">
            <text:p>18.9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3070.761422157288" table:style-name="ce5">
            <text:p>73.071</text:p>
          </table:table-cell>
          <table:table-cell office:value-type="float" office:value="36554.00071144104" table:style-name="ce5">
            <text:p>36.554</text:p>
          </table:table-cell>
          <table:table-cell office:value-type="float" office:value="11366.040221214294" table:style-name="ce5">
            <text:p>11.366</text:p>
          </table:table-cell>
          <table:table-cell office:value-type="float" office:value="5409.6001052856445" table:style-name="ce5">
            <text:p>5.410</text:p>
          </table:table-cell>
          <table:table-cell office:value-type="float" office:value="5789.8401126861572" table:style-name="ce5">
            <text:p>5.7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22743.40628147125" table:style-name="ce5">
            <text:p>322.743</text:p>
          </table:table-cell>
          <table:table-cell office:value-type="float" office:value="113631.00221157074" table:style-name="ce5">
            <text:p>113.631</text:p>
          </table:table-cell>
          <table:table-cell office:value-type="float" office:value="64329.16125202179" table:style-name="ce5">
            <text:p>64.329</text:p>
          </table:table-cell>
          <table:table-cell office:value-type="float" office:value="23770.880462646484" table:style-name="ce5">
            <text:p>23.771</text:p>
          </table:table-cell>
          <table:table-cell office:value-type="float" office:value="19211.920373916626" table:style-name="ce5">
            <text:p>19.2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20247.5281791687" table:style-name="ce5">
            <text:p>420.248</text:p>
          </table:table-cell>
          <table:table-cell office:value-type="float" office:value="57012.481109619141" table:style-name="ce5">
            <text:p>57.012</text:p>
          </table:table-cell>
          <table:table-cell office:value-type="float" office:value="33292.560647964478" table:style-name="ce5">
            <text:p>33.293</text:p>
          </table:table-cell>
          <table:table-cell office:value-type="float" office:value="7987.0001554489136" table:style-name="ce5">
            <text:p>7.987</text:p>
          </table:table-cell>
          <table:table-cell office:value-type="float" office:value="8810.2001714706421" table:style-name="ce5">
            <text:p>8.810</text:p>
          </table:table-cell>
          <table:table-cell office:value-type="float" office:value="56.840001106262207" table:style-name="ce5">
            <text:p>57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76981.68928337097" table:style-name="ce5">
            <text:p>476.982</text:p>
          </table:table-cell>
          <table:table-cell office:value-type="float" office:value="122656.80238723755" table:style-name="ce5">
            <text:p>122.657</text:p>
          </table:table-cell>
          <table:table-cell office:value-type="float" office:value="70334.601368904114" table:style-name="ce5">
            <text:p>70.335</text:p>
          </table:table-cell>
          <table:table-cell office:value-type="float" office:value="24935.120485305786" table:style-name="ce5">
            <text:p>24.935</text:p>
          </table:table-cell>
          <table:table-cell office:value-type="float" office:value="20864.200406074524" table:style-name="ce5">
            <text:p>20.864</text:p>
          </table:table-cell>
          <table:table-cell office:value-type="float" office:value="56.840001106262207" table:style-name="ce5">
            <text:p>57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48602.84873104095" table:style-name="ce5">
            <text:p>448.603</text:p>
          </table:table-cell>
          <table:table-cell office:value-type="float" office:value="67596.481315612793" table:style-name="ce5">
            <text:p>67.596</text:p>
          </table:table-cell>
          <table:table-cell office:value-type="float" office:value="8077.1601572036743" table:style-name="ce5">
            <text:p>8.077</text:p>
          </table:table-cell>
          <table:table-cell office:value-type="float" office:value="9061.0801763534546" table:style-name="ce5">
            <text:p>9.061</text:p>
          </table:table-cell>
          <table:table-cell office:value-type="float" office:value="8951.3201742172241" table:style-name="ce5">
            <text:p>8.951</text:p>
          </table:table-cell>
          <table:table-cell office:value-type="float" office:value="186.2000036239624" table:style-name="ce5">
            <text:p>186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251564.04489612579" table:style-name="ce5">
            <text:p>251.564</text:p>
          </table:table-cell>
          <table:table-cell office:value-type="float" office:value="116817.96227359772" table:style-name="ce5">
            <text:p>116.818</text:p>
          </table:table-cell>
          <table:table-cell office:value-type="float" office:value="68062.961324691772" table:style-name="ce5">
            <text:p>68.063</text:p>
          </table:table-cell>
          <table:table-cell office:value-type="float" office:value="23618.000459671021" table:style-name="ce5">
            <text:p>23.618</text:p>
          </table:table-cell>
          <table:table-cell office:value-type="float" office:value="21509.040418624878" table:style-name="ce5">
            <text:p>21.509</text:p>
          </table:table-cell>
          <table:table-cell office:value-type="float" office:value="194.04000377655029" table:style-name="ce5">
            <text:p>194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496881.56967067719" table:style-name="ce5">
            <text:p>496.882</text:p>
          </table:table-cell>
          <table:table-cell office:value-type="float" office:value="78844.921534538269" table:style-name="ce5">
            <text:p>78.845</text:p>
          </table:table-cell>
          <table:table-cell office:value-type="float" office:value="13876.800270080566" table:style-name="ce5">
            <text:p>13.877</text:p>
          </table:table-cell>
          <table:table-cell office:value-type="float" office:value="11989.320233345032" table:style-name="ce5">
            <text:p>11.989</text:p>
          </table:table-cell>
          <table:table-cell office:value-type="float" office:value="4572.6800889968872" table:style-name="ce5">
            <text:p>4.5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405855.24789905548" table:style-name="ce5">
            <text:p>405.855</text:p>
          </table:table-cell>
          <table:table-cell office:value-type="float" office:value="33996.200661659241" table:style-name="ce5">
            <text:p>33.996</text:p>
          </table:table-cell>
          <table:table-cell office:value-type="float" office:value="21679.560421943665" table:style-name="ce5">
            <text:p>21.680</text:p>
          </table:table-cell>
          <table:table-cell office:value-type="float" office:value="3202.6400623321533" table:style-name="ce5">
            <text:p>3.203</text:p>
          </table:table-cell>
          <table:table-cell office:value-type="float" office:value="6197.5201206207275" table:style-name="ce5">
            <text:p>6.19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0" table:number-rows-spanned="1" table:style-name="ce9"/>
          <table:covered-table-cell table:number-columns-repeated="9"/>
          <table:table-cell table:number-columns-repeated="16374"/>
        </table:table-row>
        <table:table-row table:number-rows-repeated="1048556" table:style-name="ro1">
          <table:table-cell table:number-columns-repeated="16384"/>
        </table:table-row>
      </table:table>
      <table:table table:name="B6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6" table:number-rows-spanned="1" table:style-name="ce8">
            <text:p>MARGEM DE ERRO PARA O TOTAL DO INDICADOR B6 – ALUNOS DE ESCOLAS URBANAS, POR TIPO DE COMPUTADOR EXISTENTE NO DOMICÍLIO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number-columns-spanned="16" table:number-rows-spanned="1" table:style-name="ce10">
            <text:p>Total de alunos que estudam em escolas localizadas em áreas urbanas<text:s/>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4" table:number-rows-spanned="1" table:style-name="ce11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11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1">
            <text:p>Tablet</text:p>
          </table:table-cell>
          <table:covered-table-cell table:number-columns-repeated="3"/>
          <table:table-cell office:value-type="string" table:style-name="ce3">
            <text:p>Nenhum</text:p>
          </table:table-cell>
          <table:table-cell table:number-columns-repeated="16369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82984.00745391846" table:style-name="ce5">
            <text:p>382.984</text:p>
          </table:table-cell>
          <table:table-cell office:value-type="float" office:value="469249.48913288116" table:style-name="ce5">
            <text:p>469.249</text:p>
          </table:table-cell>
          <table:table-cell office:value-type="float" office:value="3473.1200675964355" table:style-name="ce5">
            <text:p>3.473</text:p>
          </table:table-cell>
          <table:table-cell office:value-type="string" table:style-name="ce5">
            <text:p>-</text:p>
          </table:table-cell>
          <table:table-cell office:value-type="float" office:value="475790.00926017761" table:style-name="ce5">
            <text:p>475.790</text:p>
          </table:table-cell>
          <table:table-cell office:value-type="float" office:value="486389.68946647644" table:style-name="ce5">
            <text:p>486.390</text:p>
          </table:table-cell>
          <table:table-cell office:value-type="float" office:value="3727.920072555542" table:style-name="ce5">
            <text:p>3.728</text:p>
          </table:table-cell>
          <table:table-cell office:value-type="string" table:style-name="ce5">
            <text:p>-</text:p>
          </table:table-cell>
          <table:table-cell office:value-type="float" office:value="245139.16477108002" table:style-name="ce5">
            <text:p>245.139</text:p>
          </table:table-cell>
          <table:table-cell office:value-type="float" office:value="554891.69079971313" table:style-name="ce5">
            <text:p>554.892</text:p>
          </table:table-cell>
          <table:table-cell office:value-type="float" office:value="4572.6800889968872" table:style-name="ce5">
            <text:p>4.573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271683.44528770447" table:style-name="ce5">
            <text:p>271.683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226076.20440006256" table:style-name="ce5">
            <text:p>226.076</text:p>
          </table:table-cell>
          <table:table-cell office:value-type="float" office:value="259382.48504829407" table:style-name="ce5">
            <text:p>259.382</text:p>
          </table:table-cell>
          <table:table-cell office:value-type="float" office:value="2626.4000511169434" table:style-name="ce5">
            <text:p>2.626</text:p>
          </table:table-cell>
          <table:table-cell office:value-type="string" table:style-name="ce5">
            <text:p>-</text:p>
          </table:table-cell>
          <table:table-cell office:value-type="float" office:value="265093.92515945435" table:style-name="ce5">
            <text:p>265.094</text:p>
          </table:table-cell>
          <table:table-cell office:value-type="float" office:value="246174.04479122162" table:style-name="ce5">
            <text:p>246.174</text:p>
          </table:table-cell>
          <table:table-cell office:value-type="float" office:value="2238.3200435638428" table:style-name="ce5">
            <text:p>2.238</text:p>
          </table:table-cell>
          <table:table-cell office:value-type="string" table:style-name="ce5">
            <text:p>-</text:p>
          </table:table-cell>
          <table:table-cell office:value-type="float" office:value="135279.20263290405" table:style-name="ce5">
            <text:p>135.279</text:p>
          </table:table-cell>
          <table:table-cell office:value-type="float" office:value="316747.76616477966" table:style-name="ce5">
            <text:p>316.748</text:p>
          </table:table-cell>
          <table:table-cell office:value-type="float" office:value="3957.2400770187378" table:style-name="ce5">
            <text:p>3.957</text:p>
          </table:table-cell>
          <table:table-cell office:value-type="float" office:value="0" table:style-name="ce5">
            <text:p>0</text:p>
          </table:table-cell>
          <table:table-cell office:value-type="float" office:value="156135.56303882599" table:style-name="ce5">
            <text:p>156.136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97579.76384544373" table:style-name="ce5">
            <text:p>197.580</text:p>
          </table:table-cell>
          <table:table-cell office:value-type="float" office:value="249288.48485183716" table:style-name="ce5">
            <text:p>249.288</text:p>
          </table:table-cell>
          <table:table-cell office:value-type="float" office:value="2281.4400444030762" table:style-name="ce5">
            <text:p>2.281</text:p>
          </table:table-cell>
          <table:table-cell office:value-type="string" table:style-name="ce5">
            <text:p>-</text:p>
          </table:table-cell>
          <table:table-cell office:value-type="float" office:value="255968.16498184204" table:style-name="ce5">
            <text:p>255.968</text:p>
          </table:table-cell>
          <table:table-cell office:value-type="float" office:value="276116.96537399292" table:style-name="ce5">
            <text:p>276.117</text:p>
          </table:table-cell>
          <table:table-cell office:value-type="float" office:value="2981.1600580215454" table:style-name="ce5">
            <text:p>2.981</text:p>
          </table:table-cell>
          <table:table-cell office:value-type="string" table:style-name="ce5">
            <text:p>-</text:p>
          </table:table-cell>
          <table:table-cell office:value-type="float" office:value="141429.68275260925" table:style-name="ce5">
            <text:p>141.430</text:p>
          </table:table-cell>
          <table:table-cell office:value-type="float" office:value="302900.3658952713" table:style-name="ce5">
            <text:p>302.900</text:p>
          </table:table-cell>
          <table:table-cell office:value-type="float" office:value="2291.240044593811" table:style-name="ce5">
            <text:p>2.291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151029.76293945313" table:style-name="ce5">
            <text:p>151.03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4850.760678291321" table:style-name="ce5">
            <text:p>34.851</text:p>
          </table:table-cell>
          <table:table-cell office:value-type="float" office:value="106412.32207107544" table:style-name="ce5">
            <text:p>106.4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633.560751914978" table:style-name="ce5">
            <text:p>38.634</text:p>
          </table:table-cell>
          <table:table-cell office:value-type="float" office:value="105667.52205657959" table:style-name="ce5">
            <text:p>105.668</text:p>
          </table:table-cell>
          <table:table-cell office:value-type="float" office:value="811.44001579284668" table:style-name="ce5">
            <text:p>811</text:p>
          </table:table-cell>
          <table:table-cell office:value-type="string" table:style-name="ce5">
            <text:p>-</text:p>
          </table:table-cell>
          <table:table-cell office:value-type="float" office:value="27577.200536727905" table:style-name="ce5">
            <text:p>27.577</text:p>
          </table:table-cell>
          <table:table-cell office:value-type="float" office:value="117341.28228378296" table:style-name="ce5">
            <text:p>117.341</text:p>
          </table:table-cell>
          <table:table-cell office:value-type="float" office:value="299.88000583648682" table:style-name="ce5">
            <text:p>300</text:p>
          </table:table-cell>
          <table:table-cell office:value-type="float" office:value="0" table:style-name="ce5">
            <text:p>0</text:p>
          </table:table-cell>
          <table:table-cell office:value-type="float" office:value="88454.801721572876" table:style-name="ce5">
            <text:p>88.455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6322.640901565552" table:style-name="ce5">
            <text:p>46.323</text:p>
          </table:table-cell>
          <table:table-cell office:value-type="float" office:value="47522.160924911499" table:style-name="ce5">
            <text:p>47.522</text:p>
          </table:table-cell>
          <table:table-cell office:value-type="float" office:value="2097.2000408172607" table:style-name="ce5">
            <text:p>2.097</text:p>
          </table:table-cell>
          <table:table-cell office:value-type="string" table:style-name="ce5">
            <text:p>-</text:p>
          </table:table-cell>
          <table:table-cell office:value-type="float" office:value="48696.200947761536" table:style-name="ce5">
            <text:p>48.696</text:p>
          </table:table-cell>
          <table:table-cell office:value-type="float" office:value="49805.560969352722" table:style-name="ce5">
            <text:p>49.806</text:p>
          </table:table-cell>
          <table:table-cell office:value-type="float" office:value="2087.4000406265259" table:style-name="ce5">
            <text:p>2.087</text:p>
          </table:table-cell>
          <table:table-cell office:value-type="string" table:style-name="ce5">
            <text:p>-</text:p>
          </table:table-cell>
          <table:table-cell office:value-type="float" office:value="32226.320627212524" table:style-name="ce5">
            <text:p>32.226</text:p>
          </table:table-cell>
          <table:table-cell office:value-type="float" office:value="60956.00118637085" table:style-name="ce5">
            <text:p>60.956</text:p>
          </table:table-cell>
          <table:table-cell office:value-type="float" office:value="3969.0000772476196" table:style-name="ce5">
            <text:p>3.969</text:p>
          </table:table-cell>
          <table:table-cell office:value-type="float" office:value="0" table:style-name="ce5">
            <text:p>0</text:p>
          </table:table-cell>
          <table:table-cell office:value-type="float" office:value="28859.040561676025" table:style-name="ce5">
            <text:p>28.859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25094.24438095093" table:style-name="ce5">
            <text:p>225.094</text:p>
          </table:table-cell>
          <table:table-cell office:value-type="float" office:value="313972.40611076355" table:style-name="ce5">
            <text:p>313.972</text:p>
          </table:table-cell>
          <table:table-cell office:value-type="float" office:value="2250.0800437927246" table:style-name="ce5">
            <text:p>2.250</text:p>
          </table:table-cell>
          <table:table-cell office:value-type="string" table:style-name="ce5">
            <text:p>-</text:p>
          </table:table-cell>
          <table:table-cell office:value-type="float" office:value="179669.28349685669" table:style-name="ce5">
            <text:p>179.669</text:p>
          </table:table-cell>
          <table:table-cell office:value-type="float" office:value="392178.36763286591" table:style-name="ce5">
            <text:p>392.178</text:p>
          </table:table-cell>
          <table:table-cell office:value-type="float" office:value="2532.3200492858887" table:style-name="ce5">
            <text:p>2.532</text:p>
          </table:table-cell>
          <table:table-cell office:value-type="string" table:style-name="ce5">
            <text:p>-</text:p>
          </table:table-cell>
          <table:table-cell office:value-type="float" office:value="159769.40310955048" table:style-name="ce5">
            <text:p>159.769</text:p>
          </table:table-cell>
          <table:table-cell office:value-type="float" office:value="360847.76702308655" table:style-name="ce5">
            <text:p>360.848</text:p>
          </table:table-cell>
          <table:table-cell office:value-type="float" office:value="2250.0800437927246" table:style-name="ce5">
            <text:p>2.250</text:p>
          </table:table-cell>
          <table:table-cell office:value-type="float" office:value="0" table:style-name="ce5">
            <text:p>0</text:p>
          </table:table-cell>
          <table:table-cell office:value-type="float" office:value="181648.88353538513" table:style-name="ce5">
            <text:p>181.649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00095.60584068298" table:style-name="ce5">
            <text:p>300.096</text:p>
          </table:table-cell>
          <table:table-cell office:value-type="float" office:value="320757.92624282837" table:style-name="ce5">
            <text:p>320.7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1051.04838943481" table:style-name="ce5">
            <text:p>431.051</text:p>
          </table:table-cell>
          <table:table-cell office:value-type="float" office:value="256789.40499782562" table:style-name="ce5">
            <text:p>256.78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6270.64343070984" table:style-name="ce5">
            <text:p>176.271</text:p>
          </table:table-cell>
          <table:table-cell office:value-type="float" office:value="393152.48765182495" table:style-name="ce5">
            <text:p>393.1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6043.28342628479" table:style-name="ce5">
            <text:p>176.043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0903.160990715027" table:style-name="ce5">
            <text:p>50.903</text:p>
          </table:table-cell>
          <table:table-cell office:value-type="float" office:value="71757.561396598816" table:style-name="ce5">
            <text:p>71.758</text:p>
          </table:table-cell>
          <table:table-cell office:value-type="float" office:value="1613.0800313949585" table:style-name="ce5">
            <text:p>1.613</text:p>
          </table:table-cell>
          <table:table-cell office:value-type="string" table:style-name="ce5">
            <text:p>-</text:p>
          </table:table-cell>
          <table:table-cell office:value-type="float" office:value="66520.441294670105" table:style-name="ce5">
            <text:p>66.520</text:p>
          </table:table-cell>
          <table:table-cell office:value-type="float" office:value="56412.721097946167" table:style-name="ce5">
            <text:p>56.413</text:p>
          </table:table-cell>
          <table:table-cell office:value-type="float" office:value="1571.9200305938721" table:style-name="ce5">
            <text:p>1.572</text:p>
          </table:table-cell>
          <table:table-cell office:value-type="string" table:style-name="ce5">
            <text:p>-</text:p>
          </table:table-cell>
          <table:table-cell office:value-type="float" office:value="41193.320801734924" table:style-name="ce5">
            <text:p>41.193</text:p>
          </table:table-cell>
          <table:table-cell office:value-type="float" office:value="75101.321461677551" table:style-name="ce5">
            <text:p>75.101</text:p>
          </table:table-cell>
          <table:table-cell office:value-type="float" office:value="0" table:style-name="ce5">
            <text:p>0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34156.920664787292" table:style-name="ce5">
            <text:p>34.157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61021.84313392639" table:style-name="ce5">
            <text:p>161.022</text:p>
          </table:table-cell>
          <table:table-cell office:value-type="float" office:value="438875.36854171753" table:style-name="ce5">
            <text:p>438.875</text:p>
          </table:table-cell>
          <table:table-cell office:value-type="float" office:value="2332.4000453948975" table:style-name="ce5">
            <text:p>2.332</text:p>
          </table:table-cell>
          <table:table-cell office:value-type="string" table:style-name="ce5">
            <text:p>-</text:p>
          </table:table-cell>
          <table:table-cell office:value-type="float" office:value="157160.64305877686" table:style-name="ce5">
            <text:p>157.161</text:p>
          </table:table-cell>
          <table:table-cell office:value-type="float" office:value="461583.92898368835" table:style-name="ce5">
            <text:p>461.584</text:p>
          </table:table-cell>
          <table:table-cell office:value-type="float" office:value="2842.0000553131104" table:style-name="ce5">
            <text:p>2.842</text:p>
          </table:table-cell>
          <table:table-cell office:value-type="string" table:style-name="ce5">
            <text:p>-</text:p>
          </table:table-cell>
          <table:table-cell office:value-type="float" office:value="182995.4035615921" table:style-name="ce5">
            <text:p>182.995</text:p>
          </table:table-cell>
          <table:table-cell office:value-type="float" office:value="416166.8080997467" table:style-name="ce5">
            <text:p>416.167</text:p>
          </table:table-cell>
          <table:table-cell office:value-type="float" office:value="2363.760046005249" table:style-name="ce5">
            <text:p>2.364</text:p>
          </table:table-cell>
          <table:table-cell office:value-type="float" office:value="0" table:style-name="ce5">
            <text:p>0</text:p>
          </table:table-cell>
          <table:table-cell office:value-type="float" office:value="263886.56513595581" table:style-name="ce5">
            <text:p>263.887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49588.36485767365" table:style-name="ce5">
            <text:p>249.588</text:p>
          </table:table-cell>
          <table:table-cell office:value-type="float" office:value="289778.16563987732" table:style-name="ce5">
            <text:p>289.778</text:p>
          </table:table-cell>
          <table:table-cell office:value-type="float" office:value="2559.7600498199463" table:style-name="ce5">
            <text:p>2.560</text:p>
          </table:table-cell>
          <table:table-cell office:value-type="string" table:style-name="ce5">
            <text:p>-</text:p>
          </table:table-cell>
          <table:table-cell office:value-type="float" office:value="242951.804728508" table:style-name="ce5">
            <text:p>242.952</text:p>
          </table:table-cell>
          <table:table-cell office:value-type="float" office:value="283711.96552181244" table:style-name="ce5">
            <text:p>283.712</text:p>
          </table:table-cell>
          <table:table-cell office:value-type="float" office:value="1950.2000379562378" table:style-name="ce5">
            <text:p>1.950</text:p>
          </table:table-cell>
          <table:table-cell office:value-type="string" table:style-name="ce5">
            <text:p>-</text:p>
          </table:table-cell>
          <table:table-cell office:value-type="float" office:value="147676.20287418365" table:style-name="ce5">
            <text:p>147.676</text:p>
          </table:table-cell>
          <table:table-cell office:value-type="float" office:value="373191.84726333618" table:style-name="ce5">
            <text:p>373.192</text:p>
          </table:table-cell>
          <table:table-cell office:value-type="float" office:value="3902.3600759506226" table:style-name="ce5">
            <text:p>3.902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149257.92290496826" table:style-name="ce5">
            <text:p>149.258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76461.92538070679" table:style-name="ce5">
            <text:p>276.462</text:p>
          </table:table-cell>
          <table:table-cell office:value-type="float" office:value="468628.16912078857" table:style-name="ce5">
            <text:p>468.628</text:p>
          </table:table-cell>
          <table:table-cell office:value-type="float" office:value="3463.3200674057007" table:style-name="ce5">
            <text:p>3.463</text:p>
          </table:table-cell>
          <table:table-cell office:value-type="string" table:style-name="ce5">
            <text:p>-</text:p>
          </table:table-cell>
          <table:table-cell office:value-type="float" office:value="263525.92512893677" table:style-name="ce5">
            <text:p>263.526</text:p>
          </table:table-cell>
          <table:table-cell office:value-type="float" office:value="492242.2495803833" table:style-name="ce5">
            <text:p>492.242</text:p>
          </table:table-cell>
          <table:table-cell office:value-type="float" office:value="3447.6400671005249" table:style-name="ce5">
            <text:p>3.448</text:p>
          </table:table-cell>
          <table:table-cell office:value-type="string" table:style-name="ce5">
            <text:p>-</text:p>
          </table:table-cell>
          <table:table-cell office:value-type="float" office:value="216009.64420413971" table:style-name="ce5">
            <text:p>216.010</text:p>
          </table:table-cell>
          <table:table-cell office:value-type="float" office:value="496844.32966995239" table:style-name="ce5">
            <text:p>496.844</text:p>
          </table:table-cell>
          <table:table-cell office:value-type="float" office:value="4562.8800888061523" table:style-name="ce5">
            <text:p>4.563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274066.80533409119" table:style-name="ce5">
            <text:p>274.067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05117.12593841553" table:style-name="ce5">
            <text:p>305.117</text:p>
          </table:table-cell>
          <table:table-cell office:value-type="float" office:value="217299.32422924042" table:style-name="ce5">
            <text:p>217.299</text:p>
          </table:table-cell>
          <table:table-cell office:value-type="float" office:value="335.16000652313232" table:style-name="ce5">
            <text:p>335</text:p>
          </table:table-cell>
          <table:table-cell office:value-type="string" table:style-name="ce5">
            <text:p>-</text:p>
          </table:table-cell>
          <table:table-cell office:value-type="float" office:value="447501.32870960236" table:style-name="ce5">
            <text:p>447.501</text:p>
          </table:table-cell>
          <table:table-cell office:value-type="float" office:value="113887.76221656799" table:style-name="ce5">
            <text:p>113.888</text:p>
          </table:table-cell>
          <table:table-cell office:value-type="float" office:value="1419.0400276184082" table:style-name="ce5">
            <text:p>1.419</text:p>
          </table:table-cell>
          <table:table-cell office:value-type="string" table:style-name="ce5">
            <text:p>-</text:p>
          </table:table-cell>
          <table:table-cell office:value-type="float" office:value="171353.00333499908" table:style-name="ce5">
            <text:p>171.353</text:p>
          </table:table-cell>
          <table:table-cell office:value-type="float" office:value="353981.8868894577" table:style-name="ce5">
            <text:p>353.982</text:p>
          </table:table-cell>
          <table:table-cell office:value-type="float" office:value="299.88000583648682" table:style-name="ce5">
            <text:p>300</text:p>
          </table:table-cell>
          <table:table-cell office:value-type="float" office:value="0" table:style-name="ce5">
            <text:p>0</text:p>
          </table:table-cell>
          <table:table-cell office:value-type="float" office:value="42183.120820999146" table:style-name="ce5">
            <text:p>42.183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166554.9232416153" table:style-name="ce5">
            <text:p>166.555</text:p>
          </table:table-cell>
          <table:table-cell office:value-type="float" office:value="403379.76785087585" table:style-name="ce5">
            <text:p>403.380</text:p>
          </table:table-cell>
          <table:table-cell office:value-type="float" office:value="3051.7200593948364" table:style-name="ce5">
            <text:p>3.052</text:p>
          </table:table-cell>
          <table:table-cell office:value-type="string" table:style-name="ce5">
            <text:p>-</text:p>
          </table:table-cell>
          <table:table-cell office:value-type="float" office:value="141755.04275894165" table:style-name="ce5">
            <text:p>141.755</text:p>
          </table:table-cell>
          <table:table-cell office:value-type="float" office:value="442560.16861343384" table:style-name="ce5">
            <text:p>442.560</text:p>
          </table:table-cell>
          <table:table-cell office:value-type="float" office:value="3727.920072555542" table:style-name="ce5">
            <text:p>3.728</text:p>
          </table:table-cell>
          <table:table-cell office:value-type="string" table:style-name="ce5">
            <text:p>-</text:p>
          </table:table-cell>
          <table:table-cell office:value-type="float" office:value="204870.96398735046" table:style-name="ce5">
            <text:p>204.871</text:p>
          </table:table-cell>
          <table:table-cell office:value-type="float" office:value="358389.92697525024" table:style-name="ce5">
            <text:p>358.390</text:p>
          </table:table-cell>
          <table:table-cell office:value-type="float" office:value="4562.8800888061523" table:style-name="ce5">
            <text:p>4.563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222814.764336586" table:style-name="ce5">
            <text:p>222.815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307625.92598724365" table:style-name="ce5">
            <text:p>307.626</text:p>
          </table:table-cell>
          <table:table-cell office:value-type="float" office:value="336506.52654933929" table:style-name="ce5">
            <text:p>336.507</text:p>
          </table:table-cell>
          <table:table-cell office:value-type="float" office:value="1656.2000322341919" table:style-name="ce5">
            <text:p>1.656</text:p>
          </table:table-cell>
          <table:table-cell office:value-type="string" table:style-name="ce5">
            <text:p>-</text:p>
          </table:table-cell>
          <table:table-cell office:value-type="float" office:value="450462.88876724243" table:style-name="ce5">
            <text:p>450.463</text:p>
          </table:table-cell>
          <table:table-cell office:value-type="float" office:value="252918.40492248535" table:style-name="ce5">
            <text:p>252.9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7844.603266716" table:style-name="ce5">
            <text:p>167.845</text:p>
          </table:table-cell>
          <table:table-cell office:value-type="float" office:value="435694.28847980499" table:style-name="ce5">
            <text:p>435.694</text:p>
          </table:table-cell>
          <table:table-cell office:value-type="float" office:value="299.88000583648682" table:style-name="ce5">
            <text:p>300</text:p>
          </table:table-cell>
          <table:table-cell office:value-type="float" office:value="0" table:style-name="ce5">
            <text:p>0</text:p>
          </table:table-cell>
          <table:table-cell office:value-type="float" office:value="189132.16368103027" table:style-name="ce5">
            <text:p>189.132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240546.88468170166" table:style-name="ce5">
            <text:p>240.547</text:p>
          </table:table-cell>
          <table:table-cell office:value-type="float" office:value="239974.56467056274" table:style-name="ce5">
            <text:p>239.9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1817.04451179504" table:style-name="ce5">
            <text:p>231.817</text:p>
          </table:table-cell>
          <table:table-cell office:value-type="float" office:value="248220.28483104706" table:style-name="ce5">
            <text:p>248.2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0606.64234733582" table:style-name="ce5">
            <text:p>120.607</text:p>
          </table:table-cell>
          <table:table-cell office:value-type="float" office:value="349142.64679527283" table:style-name="ce5">
            <text:p>349.1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9689.36232948303" table:style-name="ce5">
            <text:p>119.689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6" table:number-rows-spanned="1" table:style-name="ce9"/>
          <table:covered-table-cell table:number-columns-repeated="15"/>
          <table:table-cell table:number-columns-repeated="16368"/>
        </table:table-row>
        <table:table-row table:number-rows-repeated="1048555" table:style-name="ro1">
          <table:table-cell table:number-columns-repeated="16384"/>
        </table:table-row>
      </table:table>
      <table:table table:name="B7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MARGEM DE ERRO PARA O TOTAL DO INDICADOR B7B – ALUNOS DE ESCOLAS URBANAS QUE DESLOCAM O TABLET OU O NOTEBOOK PARA A ESCOLA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alunos que estudam em escolas localizadas em áreas urbanas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notebook e tablet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7322.240921020508" table:style-name="ce5">
            <text:p>47.322</text:p>
          </table:table-cell>
          <table:table-cell office:value-type="float" office:value="532549.65036487579" table:style-name="ce5">
            <text:p>532.550</text:p>
          </table:table-cell>
          <table:table-cell office:value-type="float" office:value="2336.3200454711914" table:style-name="ce5">
            <text:p>2.336</text:p>
          </table:table-cell>
          <table:table-cell office:value-type="string" table:style-name="ce5">
            <text:p>-</text:p>
          </table:table-cell>
          <table:table-cell office:value-type="float" office:value="340885.16663455963" table:style-name="ce5">
            <text:p>340.885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29515.640574455261" table:style-name="ce5">
            <text:p>29.516</text:p>
          </table:table-cell>
          <table:table-cell office:value-type="float" office:value="286414.80557441711" table:style-name="ce5">
            <text:p>286.4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6905.68344306946" table:style-name="ce5">
            <text:p>176.90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27065.640526771545" table:style-name="ce5">
            <text:p>27.066</text:p>
          </table:table-cell>
          <table:table-cell office:value-type="float" office:value="290795.4056596756" table:style-name="ce5">
            <text:p>290.795</text:p>
          </table:table-cell>
          <table:table-cell office:value-type="float" office:value="2336.3200454711914" table:style-name="ce5">
            <text:p>2.336</text:p>
          </table:table-cell>
          <table:table-cell office:value-type="string" table:style-name="ce5">
            <text:p>-</text:p>
          </table:table-cell>
          <table:table-cell office:value-type="float" office:value="200284.56389808655" table:style-name="ce5">
            <text:p>200.285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4935.200290679932" table:style-name="ce5">
            <text:p>14.935</text:p>
          </table:table-cell>
          <table:table-cell office:value-type="float" office:value="41512.800807952881" table:style-name="ce5">
            <text:p>41.5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2049.36198616028" table:style-name="ce5">
            <text:p>102.04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051.6801567077637" table:style-name="ce5">
            <text:p>8.052</text:p>
          </table:table-cell>
          <table:table-cell office:value-type="float" office:value="50865.920989990234" table:style-name="ce5">
            <text:p>50.8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984.000778198242" table:style-name="ce5">
            <text:p>39.98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5121.400294303894" table:style-name="ce5">
            <text:p>15.121</text:p>
          </table:table-cell>
          <table:table-cell office:value-type="float" office:value="293608.0057144165" table:style-name="ce5">
            <text:p>293.60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1997.20490455627" table:style-name="ce5">
            <text:p>251.99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9889.920776367188" table:style-name="ce5">
            <text:p>39.890</text:p>
          </table:table-cell>
          <table:table-cell office:value-type="float" office:value="433393.24843502045" table:style-name="ce5">
            <text:p>433.393</text:p>
          </table:table-cell>
          <table:table-cell office:value-type="float" office:value="2336.3200454711914" table:style-name="ce5">
            <text:p>2.336</text:p>
          </table:table-cell>
          <table:table-cell office:value-type="string" table:style-name="ce5">
            <text:p>-</text:p>
          </table:table-cell>
          <table:table-cell office:value-type="float" office:value="197283.80383968353" table:style-name="ce5">
            <text:p>197.28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471.880223274231" table:style-name="ce5">
            <text:p>11.472</text:p>
          </table:table-cell>
          <table:table-cell office:value-type="float" office:value="72557.241412162781" table:style-name="ce5">
            <text:p>72.55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030.240818023682" table:style-name="ce5">
            <text:p>42.03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0064.520390510559" table:style-name="ce5">
            <text:p>20.065</text:p>
          </table:table-cell>
          <table:table-cell office:value-type="float" office:value="274270.64533805847" table:style-name="ce5">
            <text:p>274.2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8276.48638916016" table:style-name="ce5">
            <text:p>328.27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7445.880534172058" table:style-name="ce5">
            <text:p>27.446</text:p>
          </table:table-cell>
          <table:table-cell office:value-type="float" office:value="316526.28616046906" table:style-name="ce5">
            <text:p>316.526</text:p>
          </table:table-cell>
          <table:table-cell office:value-type="float" office:value="1987.4400386810303" table:style-name="ce5">
            <text:p>1.987</text:p>
          </table:table-cell>
          <table:table-cell office:value-type="string" table:style-name="ce5">
            <text:p>-</text:p>
          </table:table-cell>
          <table:table-cell office:value-type="float" office:value="201921.16392993927" table:style-name="ce5">
            <text:p>201.92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3355.280649185181" table:style-name="ce5">
            <text:p>33.355</text:p>
          </table:table-cell>
          <table:table-cell office:value-type="float" office:value="379009.1273765564" table:style-name="ce5">
            <text:p>379.009</text:p>
          </table:table-cell>
          <table:table-cell office:value-type="float" office:value="1987.4400386810303" table:style-name="ce5">
            <text:p>1.987</text:p>
          </table:table-cell>
          <table:table-cell office:value-type="string" table:style-name="ce5">
            <text:p>-</text:p>
          </table:table-cell>
          <table:table-cell office:value-type="float" office:value="346647.56674671173" table:style-name="ce5">
            <text:p>346.64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4764.520676612854" table:style-name="ce5">
            <text:p>34.765</text:p>
          </table:table-cell>
          <table:table-cell office:value-type="float" office:value="451319.40878391266" table:style-name="ce5">
            <text:p>451.319</text:p>
          </table:table-cell>
          <table:table-cell office:value-type="float" office:value="1230.8800239562988" table:style-name="ce5">
            <text:p>1.231</text:p>
          </table:table-cell>
          <table:table-cell office:value-type="string" table:style-name="ce5">
            <text:p>-</text:p>
          </table:table-cell>
          <table:table-cell office:value-type="float" office:value="77884.521515846252" table:style-name="ce5">
            <text:p>77.885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36859.760717391968" table:style-name="ce5">
            <text:p>36.860</text:p>
          </table:table-cell>
          <table:table-cell office:value-type="float" office:value="268200.5252199173" table:style-name="ce5">
            <text:p>268.201</text:p>
          </table:table-cell>
          <table:table-cell office:value-type="float" office:value="2336.3200454711914" table:style-name="ce5">
            <text:p>2.336</text:p>
          </table:table-cell>
          <table:table-cell office:value-type="string" table:style-name="ce5">
            <text:p>-</text:p>
          </table:table-cell>
          <table:table-cell office:value-type="float" office:value="293668.76571559906" table:style-name="ce5">
            <text:p>293.66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17906.560348510742" table:style-name="ce5">
            <text:p>17.907</text:p>
          </table:table-cell>
          <table:table-cell office:value-type="float" office:value="461562.36898326874" table:style-name="ce5">
            <text:p>461.5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4655.28417778015" table:style-name="ce5">
            <text:p>214.65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26350.2405128479" table:style-name="ce5">
            <text:p>26.350</text:p>
          </table:table-cell>
          <table:table-cell office:value-type="float" office:value="297684.80579376221" table:style-name="ce5">
            <text:p>297.6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4420.4033946991" table:style-name="ce5">
            <text:p>174.42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C4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5" table:number-rows-spanned="1" table:style-name="ce8">
            <text:p>MARGEM DE ERRO PARA O TOTAL DO INDICADOR C4C – ALUNOS DE ESCOLAS URBANAS, POR ATIVIDADES REALIZADAS NA INTERNET</text:p>
          </table:table-cell>
          <table:covered-table-cell table:number-columns-repeated="54"/>
          <table:table-cell table:number-columns-repeated="16329"/>
        </table:table-row>
        <table:table-row table:style-name="ro1">
          <table:table-cell office:value-type="string" table:number-columns-spanned="55" table:number-rows-spanned="1" table:style-name="ce10">
            <text:p>Total de alunos que estudam em escolas localizadas em áreas urbanas e usuários de Internet<text:s/></text:p>
          </table:table-cell>
          <table:covered-table-cell table:number-columns-repeated="54"/>
          <table:table-cell table:number-columns-repeated="16329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4" table:number-rows-spanned="1" table:style-name="ce11">
            <text:p>Pesquisou coisas na Internet por curiosidade ou por vontade própria</text:p>
          </table:table-cell>
          <table:covered-table-cell table:number-columns-repeated="3"/>
          <table:table-cell office:value-type="string" table:number-columns-spanned="4" table:number-rows-spanned="1" table:style-name="ce11">
            <text:p>Assistiu vídeos, programas, filmes ou séries na Internet</text:p>
          </table:table-cell>
          <table:covered-table-cell table:number-columns-repeated="3"/>
          <table:table-cell office:value-type="string" table:number-columns-spanned="4" table:number-rows-spanned="1" table:style-name="ce11">
            <text:p>Compartilhou na Internet um texto, imagem ou vídeo</text:p>
          </table:table-cell>
          <table:covered-table-cell table:number-columns-repeated="3"/>
          <table:table-cell office:value-type="string" table:number-columns-spanned="4" table:number-rows-spanned="1" table:style-name="ce11">
            <text:p>Leu ou assistiu notícias na Internet</text:p>
          </table:table-cell>
          <table:covered-table-cell table:number-columns-repeated="3"/>
          <table:table-cell office:value-type="string" table:number-columns-spanned="4" table:number-rows-spanned="1" table:style-name="ce11">
            <text:p>Mandou mensagens por meio de aplicativos</text:p>
          </table:table-cell>
          <table:covered-table-cell table:number-columns-repeated="3"/>
          <table:table-cell office:value-type="string" table:number-columns-spanned="4" table:number-rows-spanned="1" table:style-name="ce11">
            <text:p>Postou na Internet um texto, imagem ou vídeo que fez</text:p>
          </table:table-cell>
          <table:covered-table-cell table:number-columns-repeated="3"/>
          <table:table-cell office:value-type="string" table:number-columns-spanned="4" table:number-rows-spanned="1" table:style-name="ce11">
            <text:p>Usou mapas na Internet</text:p>
          </table:table-cell>
          <table:covered-table-cell table:number-columns-repeated="3"/>
          <table:table-cell office:value-type="string" table:number-columns-spanned="4" table:number-rows-spanned="1" table:style-name="ce11">
            <text:p>Usou redes sociais<text:s/></text:p>
          </table:table-cell>
          <table:covered-table-cell table:number-columns-repeated="3"/>
          <table:table-cell office:value-type="string" table:number-columns-spanned="4" table:number-rows-spanned="1" table:style-name="ce11">
            <text:p>Usou a Internet para aprender a fazer algo que não sabia ou que sentia dificuldade em fazer</text:p>
          </table:table-cell>
          <table:covered-table-cell table:number-columns-repeated="3"/>
          <table:table-cell office:value-type="string" table:number-columns-spanned="4" table:number-rows-spanned="1" table:style-name="ce11">
            <text:p>Usou a Internet para ensinar outras pessoas a fazer algo (jogar um jogo, usar aplicativos, consertar coisas)</text:p>
          </table:table-cell>
          <table:covered-table-cell table:number-columns-repeated="3"/>
          <table:table-cell office:value-type="string" table:number-columns-spanned="4" table:number-rows-spanned="1" table:style-name="ce11">
            <text:p>Criou um jogo, aplicativo ou programa de computador</text:p>
          </table:table-cell>
          <table:covered-table-cell table:number-columns-repeated="3"/>
          <table:table-cell office:value-type="string" table:number-columns-spanned="4" table:number-rows-spanned="1" table:style-name="ce11">
            <text:p>Leu um livro, um resumo ou um e-book na Internet</text:p>
          </table:table-cell>
          <table:covered-table-cell table:number-columns-repeated="3"/>
          <table:table-cell office:value-type="string" table:number-columns-spanned="4" table:number-rows-spanned="1" table:style-name="ce11">
            <text:p>Pesquisou coisas na Internet para fazer trabalhos escolares</text:p>
          </table:table-cell>
          <table:covered-table-cell table:number-columns-repeated="3"/>
          <table:table-cell table:number-columns-repeated="16330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30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09146.45185565948" table:style-name="ce5">
            <text:p>609.146</text:p>
          </table:table-cell>
          <table:table-cell office:value-type="float" office:value="127603.84248352051" table:style-name="ce5">
            <text:p>127.604</text:p>
          </table:table-cell>
          <table:table-cell office:value-type="float" office:value="1787.5200347900391" table:style-name="ce5">
            <text:p>1.788</text:p>
          </table:table-cell>
          <table:table-cell office:value-type="string" table:style-name="ce5">
            <text:p>-</text:p>
          </table:table-cell>
          <table:table-cell office:value-type="float" office:value="647970.13261127472" table:style-name="ce5">
            <text:p>647.970</text:p>
          </table:table-cell>
          <table:table-cell office:value-type="float" office:value="66681.161297798157" table:style-name="ce5">
            <text:p>66.681</text:p>
          </table:table-cell>
          <table:table-cell office:value-type="float" office:value="1617.0000314712524" table:style-name="ce5">
            <text:p>1.617</text:p>
          </table:table-cell>
          <table:table-cell office:value-type="string" table:style-name="ce5">
            <text:p>-</text:p>
          </table:table-cell>
          <table:table-cell office:value-type="float" office:value="509345.20991325378" table:style-name="ce5">
            <text:p>509.345</text:p>
          </table:table-cell>
          <table:table-cell office:value-type="float" office:value="274515.64534282684" table:style-name="ce5">
            <text:p>274.516</text:p>
          </table:table-cell>
          <table:table-cell office:value-type="float" office:value="3655.400071144104" table:style-name="ce5">
            <text:p>3.655</text:p>
          </table:table-cell>
          <table:table-cell office:value-type="string" table:style-name="ce5">
            <text:p>-</text:p>
          </table:table-cell>
          <table:table-cell office:value-type="float" office:value="623323.13213157654" table:style-name="ce5">
            <text:p>623.323</text:p>
          </table:table-cell>
          <table:table-cell office:value-type="float" office:value="165541.60322189331" table:style-name="ce5">
            <text:p>165.542</text:p>
          </table:table-cell>
          <table:table-cell office:value-type="float" office:value="1317.1200256347656" table:style-name="ce5">
            <text:p>1.317</text:p>
          </table:table-cell>
          <table:table-cell office:value-type="float" office:value="386.12000751495361" table:style-name="ce5">
            <text:p>386</text:p>
          </table:table-cell>
          <table:table-cell office:value-type="float" office:value="608715.25184726715" table:style-name="ce5">
            <text:p>608.715</text:p>
          </table:table-cell>
          <table:table-cell office:value-type="float" office:value="113297.80220508575" table:style-name="ce5">
            <text:p>113.298</text:p>
          </table:table-cell>
          <table:table-cell office:value-type="float" office:value="668.36001300811768" table:style-name="ce5">
            <text:p>668</text:p>
          </table:table-cell>
          <table:table-cell office:value-type="string" table:style-name="ce5">
            <text:p>-</text:p>
          </table:table-cell>
          <table:table-cell office:value-type="float" office:value="354424.84689807892" table:style-name="ce5">
            <text:p>354.425</text:p>
          </table:table-cell>
          <table:table-cell office:value-type="float" office:value="381962.84743404388" table:style-name="ce5">
            <text:p>381.963</text:p>
          </table:table-cell>
          <table:table-cell office:value-type="float" office:value="2965.4800577163696" table:style-name="ce5">
            <text:p>2.965</text:p>
          </table:table-cell>
          <table:table-cell office:value-type="string" table:style-name="ce5">
            <text:p>-</text:p>
          </table:table-cell>
          <table:table-cell office:value-type="float" office:value="437521.00851535797" table:style-name="ce5">
            <text:p>437.521</text:p>
          </table:table-cell>
          <table:table-cell office:value-type="float" office:value="355289.20691490173" table:style-name="ce5">
            <text:p>355.289</text:p>
          </table:table-cell>
          <table:table-cell office:value-type="float" office:value="1195.6000232696533" table:style-name="ce5">
            <text:p>1.196</text:p>
          </table:table-cell>
          <table:table-cell office:value-type="float" office:value="511.56000995635986" table:style-name="ce5">
            <text:p>512</text:p>
          </table:table-cell>
          <table:table-cell office:value-type="float" office:value="622978.17212486267" table:style-name="ce5">
            <text:p>622.978</text:p>
          </table:table-cell>
          <table:table-cell office:value-type="float" office:value="157184.16305923462" table:style-name="ce5">
            <text:p>157.184</text:p>
          </table:table-cell>
          <table:table-cell office:value-type="float" office:value="1164.2400226593018" table:style-name="ce5">
            <text:p>1.164</text:p>
          </table:table-cell>
          <table:table-cell office:value-type="string" table:style-name="ce5">
            <text:p>-</text:p>
          </table:table-cell>
          <table:table-cell office:value-type="float" office:value="633844.41233634949" table:style-name="ce5">
            <text:p>633.844</text:p>
          </table:table-cell>
          <table:table-cell office:value-type="float" office:value="101324.1619720459" table:style-name="ce5">
            <text:p>101.324</text:p>
          </table:table-cell>
          <table:table-cell office:value-type="float" office:value="5301.800103187561" table:style-name="ce5">
            <text:p>5.302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531307.01034069061" table:style-name="ce5">
            <text:p>531.307</text:p>
          </table:table-cell>
          <table:table-cell office:value-type="float" office:value="167711.32326412201" table:style-name="ce5">
            <text:p>167.711</text:p>
          </table:table-cell>
          <table:table-cell office:value-type="float" office:value="1050.5600204467773" table:style-name="ce5">
            <text:p>1.051</text:p>
          </table:table-cell>
          <table:table-cell office:value-type="float" office:value="1703.2400331497192" table:style-name="ce5">
            <text:p>1.703</text:p>
          </table:table-cell>
          <table:table-cell office:value-type="float" office:value="157440.92306423187" table:style-name="ce5">
            <text:p>157.441</text:p>
          </table:table-cell>
          <table:table-cell office:value-type="float" office:value="562553.33094882965" table:style-name="ce5">
            <text:p>562.553</text:p>
          </table:table-cell>
          <table:table-cell office:value-type="string" table:style-name="ce5">
            <text:p>-</text:p>
          </table:table-cell>
          <table:table-cell office:value-type="float" office:value="356.72000694274902" table:style-name="ce5">
            <text:p>357</text:p>
          </table:table-cell>
          <table:table-cell office:value-type="float" office:value="419420.40816307068" table:style-name="ce5">
            <text:p>419.420</text:p>
          </table:table-cell>
          <table:table-cell office:value-type="float" office:value="305005.40593624115" table:style-name="ce5">
            <text:p>305.005</text:p>
          </table:table-cell>
          <table:table-cell office:value-type="float" office:value="4909.8000955581665" table:style-name="ce5">
            <text:p>4.910</text:p>
          </table:table-cell>
          <table:table-cell office:value-type="float" office:value="981.9600191116333" table:style-name="ce5">
            <text:p>982</text:p>
          </table:table-cell>
          <table:table-cell office:value-type="float" office:value="652689.81270313263" table:style-name="ce5">
            <text:p>652.690</text:p>
          </table:table-cell>
          <table:table-cell office:value-type="float" office:value="81085.201578140259" table:style-name="ce5">
            <text:p>81.0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348190.0867767334" table:style-name="ce5">
            <text:p>348.190</text:p>
          </table:table-cell>
          <table:table-cell office:value-type="float" office:value="69766.201357841492" table:style-name="ce5">
            <text:p>69.7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1359.32703304291" table:style-name="ce5">
            <text:p>361.359</text:p>
          </table:table-cell>
          <table:table-cell office:value-type="float" office:value="39615.520771026611" table:style-name="ce5">
            <text:p>39.616</text:p>
          </table:table-cell>
          <table:table-cell office:value-type="float" office:value="1617.0000314712524" table:style-name="ce5">
            <text:p>1.617</text:p>
          </table:table-cell>
          <table:table-cell office:value-type="string" table:style-name="ce5">
            <text:p>-</text:p>
          </table:table-cell>
          <table:table-cell office:value-type="float" office:value="275158.52535533905" table:style-name="ce5">
            <text:p>275.159</text:p>
          </table:table-cell>
          <table:table-cell office:value-type="float" office:value="185770.76361560822" table:style-name="ce5">
            <text:p>185.771</text:p>
          </table:table-cell>
          <table:table-cell office:value-type="float" office:value="3655.400071144104" table:style-name="ce5">
            <text:p>3.655</text:p>
          </table:table-cell>
          <table:table-cell office:value-type="string" table:style-name="ce5">
            <text:p>-</text:p>
          </table:table-cell>
          <table:table-cell office:value-type="float" office:value="349125.0067949295" table:style-name="ce5">
            <text:p>349.125</text:p>
          </table:table-cell>
          <table:table-cell office:value-type="float" office:value="113681.96221256256" table:style-name="ce5">
            <text:p>113.682</text:p>
          </table:table-cell>
          <table:table-cell office:value-type="float" office:value="0" table:style-name="ce5">
            <text:p>0</text:p>
          </table:table-cell>
          <table:table-cell office:value-type="float" office:value="386.12000751495361" table:style-name="ce5">
            <text:p>386</text:p>
          </table:table-cell>
          <table:table-cell office:value-type="float" office:value="322684.60628032684" table:style-name="ce5">
            <text:p>322.685</text:p>
          </table:table-cell>
          <table:table-cell office:value-type="float" office:value="71491.001391410828" table:style-name="ce5">
            <text:p>71.49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4530.08359146118" table:style-name="ce5">
            <text:p>184.530</text:p>
          </table:table-cell>
          <table:table-cell office:value-type="float" office:value="235850.72459030151" table:style-name="ce5">
            <text:p>235.851</text:p>
          </table:table-cell>
          <table:table-cell office:value-type="float" office:value="2965.4800577163696" table:style-name="ce5">
            <text:p>2.965</text:p>
          </table:table-cell>
          <table:table-cell office:value-type="string" table:style-name="ce5">
            <text:p>-</text:p>
          </table:table-cell>
          <table:table-cell office:value-type="float" office:value="183724.52357578278" table:style-name="ce5">
            <text:p>183.725</text:p>
          </table:table-cell>
          <table:table-cell office:value-type="float" office:value="258931.68503952026" table:style-name="ce5">
            <text:p>258.932</text:p>
          </table:table-cell>
          <table:table-cell office:value-type="float" office:value="276.36000537872314" table:style-name="ce5">
            <text:p>276</text:p>
          </table:table-cell>
          <table:table-cell office:value-type="float" office:value="0" table:style-name="ce5">
            <text:p>0</text:p>
          </table:table-cell>
          <table:table-cell office:value-type="float" office:value="344352.40670204163" table:style-name="ce5">
            <text:p>344.352</text:p>
          </table:table-cell>
          <table:table-cell office:value-type="float" office:value="85369.761661529541" table:style-name="ce5">
            <text:p>85.3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1963.00704479218" table:style-name="ce5">
            <text:p>361.963</text:p>
          </table:table-cell>
          <table:table-cell office:value-type="float" office:value="52431.961020469666" table:style-name="ce5">
            <text:p>52.4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3035.92511940002" table:style-name="ce5">
            <text:p>263.036</text:p>
          </table:table-cell>
          <table:table-cell office:value-type="float" office:value="132300.00257492065" table:style-name="ce5">
            <text:p>132.300</text:p>
          </table:table-cell>
          <table:table-cell office:value-type="float" office:value="932.96001815795898" table:style-name="ce5">
            <text:p>933</text:p>
          </table:table-cell>
          <table:table-cell office:value-type="float" office:value="0" table:style-name="ce5">
            <text:p>0</text:p>
          </table:table-cell>
          <table:table-cell office:value-type="float" office:value="84405.44164276123" table:style-name="ce5">
            <text:p>84.405</text:p>
          </table:table-cell>
          <table:table-cell office:value-type="float" office:value="344181.88669872284" table:style-name="ce5">
            <text:p>344.1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5764.4047832489" table:style-name="ce5">
            <text:p>245.764</text:p>
          </table:table-cell>
          <table:table-cell office:value-type="float" office:value="168720.7232837677" table:style-name="ce5">
            <text:p>168.721</text:p>
          </table:table-cell>
          <table:table-cell office:value-type="float" office:value="2659.7200517654419" table:style-name="ce5">
            <text:p>2.660</text:p>
          </table:table-cell>
          <table:table-cell office:value-type="float" office:value="346.92000675201416" table:style-name="ce5">
            <text:p>347</text:p>
          </table:table-cell>
          <table:table-cell office:value-type="float" office:value="362582.36705684662" table:style-name="ce5">
            <text:p>362.582</text:p>
          </table:table-cell>
          <table:table-cell office:value-type="float" office:value="48206.200938224792" table:style-name="ce5">
            <text:p>48.2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312498.48608207703" table:style-name="ce5">
            <text:p>312.498</text:p>
          </table:table-cell>
          <table:table-cell office:value-type="float" office:value="92696.241804122925" table:style-name="ce5">
            <text:p>92.696</text:p>
          </table:table-cell>
          <table:table-cell office:value-type="float" office:value="1787.5200347900391" table:style-name="ce5">
            <text:p>1.788</text:p>
          </table:table-cell>
          <table:table-cell office:value-type="string" table:style-name="ce5">
            <text:p>-</text:p>
          </table:table-cell>
          <table:table-cell office:value-type="float" office:value="344383.76670265198" table:style-name="ce5">
            <text:p>344.384</text:p>
          </table:table-cell>
          <table:table-cell office:value-type="float" office:value="40113.360780715942" table:style-name="ce5">
            <text:p>40.1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9064.64582061768" table:style-name="ce5">
            <text:p>299.065</text:p>
          </table:table-cell>
          <table:table-cell office:value-type="float" office:value="127864.52248859406" table:style-name="ce5">
            <text:p>127.8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4734.68651485443" table:style-name="ce5">
            <text:p>334.735</text:p>
          </table:table-cell>
          <table:table-cell office:value-type="float" office:value="85930.321672439575" table:style-name="ce5">
            <text:p>85.930</text:p>
          </table:table-cell>
          <table:table-cell office:value-type="float" office:value="1317.1200256347656" table:style-name="ce5">
            <text:p>1.317</text:p>
          </table:table-cell>
          <table:table-cell office:value-type="float" office:value="0" table:style-name="ce5">
            <text:p>0</text:p>
          </table:table-cell>
          <table:table-cell office:value-type="float" office:value="337292.48656463623" table:style-name="ce5">
            <text:p>337.292</text:p>
          </table:table-cell>
          <table:table-cell office:value-type="float" office:value="68707.801337242126" table:style-name="ce5">
            <text:p>68.708</text:p>
          </table:table-cell>
          <table:table-cell office:value-type="float" office:value="668.36001300811768" table:style-name="ce5">
            <text:p>668</text:p>
          </table:table-cell>
          <table:table-cell office:value-type="string" table:style-name="ce5">
            <text:p>-</text:p>
          </table:table-cell>
          <table:table-cell office:value-type="float" office:value="201248.88391685486" table:style-name="ce5">
            <text:p>201.249</text:p>
          </table:table-cell>
          <table:table-cell office:value-type="float" office:value="211487.92411613464" table:style-name="ce5">
            <text:p>211.4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3378.68570995331" table:style-name="ce5">
            <text:p>293.379</text:p>
          </table:table-cell>
          <table:table-cell office:value-type="float" office:value="164538.08320236206" table:style-name="ce5">
            <text:p>164.538</text:p>
          </table:table-cell>
          <table:table-cell office:value-type="float" office:value="1164.2400226593018" table:style-name="ce5">
            <text:p>1.164</text:p>
          </table:table-cell>
          <table:table-cell office:value-type="float" office:value="511.56000995635986" table:style-name="ce5">
            <text:p>512</text:p>
          </table:table-cell>
          <table:table-cell office:value-type="float" office:value="330512.84643268585" table:style-name="ce5">
            <text:p>330.513</text:p>
          </table:table-cell>
          <table:table-cell office:value-type="float" office:value="105849.80206012726" table:style-name="ce5">
            <text:p>105.850</text:p>
          </table:table-cell>
          <table:table-cell office:value-type="float" office:value="1164.2400226593018" table:style-name="ce5">
            <text:p>1.164</text:p>
          </table:table-cell>
          <table:table-cell office:value-type="string" table:style-name="ce5">
            <text:p>-</text:p>
          </table:table-cell>
          <table:table-cell office:value-type="float" office:value="331969.12646102905" table:style-name="ce5">
            <text:p>331.969</text:p>
          </table:table-cell>
          <table:table-cell office:value-type="float" office:value="72443.561409950256" table:style-name="ce5">
            <text:p>72.444</text:p>
          </table:table-cell>
          <table:table-cell office:value-type="float" office:value="5301.800103187561" table:style-name="ce5">
            <text:p>5.302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310099.44603538513" table:style-name="ce5">
            <text:p>310.099</text:p>
          </table:table-cell>
          <table:table-cell office:value-type="float" office:value="89797.401747703552" table:style-name="ce5">
            <text:p>89.797</text:p>
          </table:table-cell>
          <table:table-cell office:value-type="float" office:value="484.12000942230225" table:style-name="ce5">
            <text:p>484</text:p>
          </table:table-cell>
          <table:table-cell office:value-type="float" office:value="1703.2400331497192" table:style-name="ce5">
            <text:p>1.703</text:p>
          </table:table-cell>
          <table:table-cell office:value-type="float" office:value="107805.88209819794" table:style-name="ce5">
            <text:p>107.806</text:p>
          </table:table-cell>
          <table:table-cell office:value-type="float" office:value="265468.28516674042" table:style-name="ce5">
            <text:p>265.468</text:p>
          </table:table-cell>
          <table:table-cell office:value-type="string" table:style-name="ce5">
            <text:p>-</text:p>
          </table:table-cell>
          <table:table-cell office:value-type="float" office:value="356.72000694274902" table:style-name="ce5">
            <text:p>357</text:p>
          </table:table-cell>
          <table:table-cell office:value-type="float" office:value="202511.12394142151" table:style-name="ce5">
            <text:p>202.511</text:p>
          </table:table-cell>
          <table:table-cell office:value-type="float" office:value="195625.64380741119" table:style-name="ce5">
            <text:p>195.626</text:p>
          </table:table-cell>
          <table:table-cell office:value-type="float" office:value="4125.8000802993774" table:style-name="ce5">
            <text:p>4.126</text:p>
          </table:table-cell>
          <table:table-cell office:value-type="float" office:value="919.24001789093018" table:style-name="ce5">
            <text:p>919</text:p>
          </table:table-cell>
          <table:table-cell office:value-type="float" office:value="344689.52670860291" table:style-name="ce5">
            <text:p>344.690</text:p>
          </table:table-cell>
          <table:table-cell office:value-type="float" office:value="54060.7210521698" table:style-name="ce5">
            <text:p>54.0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3525.561236381531" table:style-name="ce5">
            <text:p>63.526</text:p>
          </table:table-cell>
          <table:table-cell office:value-type="float" office:value="33966.800661087036" table:style-name="ce5">
            <text:p>33.9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720.681473731995" table:style-name="ce5">
            <text:p>75.721</text:p>
          </table:table-cell>
          <table:table-cell office:value-type="float" office:value="10954.44021320343" table:style-name="ce5">
            <text:p>10.9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131.601228713989" table:style-name="ce5">
            <text:p>63.132</text:p>
          </table:table-cell>
          <table:table-cell office:value-type="float" office:value="35617.120693206787" table:style-name="ce5">
            <text:p>35.617</text:p>
          </table:table-cell>
          <table:table-cell office:value-type="float" office:value="907.48001766204834" table:style-name="ce5">
            <text:p>907</text:p>
          </table:table-cell>
          <table:table-cell office:value-type="string" table:style-name="ce5">
            <text:p>-</text:p>
          </table:table-cell>
          <table:table-cell office:value-type="float" office:value="66277.40128993988" table:style-name="ce5">
            <text:p>66.277</text:p>
          </table:table-cell>
          <table:table-cell office:value-type="float" office:value="24931.200485229492" table:style-name="ce5">
            <text:p>24.9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731.32133769989" table:style-name="ce5">
            <text:p>68.731</text:p>
          </table:table-cell>
          <table:table-cell office:value-type="float" office:value="34737.080676078796" table:style-name="ce5">
            <text:p>34.7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062.800760269165" table:style-name="ce5">
            <text:p>39.063</text:p>
          </table:table-cell>
          <table:table-cell office:value-type="float" office:value="58460.921137809753" table:style-name="ce5">
            <text:p>58.4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840.480892181396" table:style-name="ce5">
            <text:p>45.840</text:p>
          </table:table-cell>
          <table:table-cell office:value-type="float" office:value="46930.240913391113" table:style-name="ce5">
            <text:p>46.9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151.161326408386" table:style-name="ce5">
            <text:p>68.151</text:p>
          </table:table-cell>
          <table:table-cell office:value-type="float" office:value="30272.200589179993" table:style-name="ce5">
            <text:p>30.2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751.321318626404" table:style-name="ce5">
            <text:p>67.751</text:p>
          </table:table-cell>
          <table:table-cell office:value-type="float" office:value="25474.120495796204" table:style-name="ce5">
            <text:p>25.474</text:p>
          </table:table-cell>
          <table:table-cell office:value-type="float" office:value="2630.3200511932373" table:style-name="ce5">
            <text:p>2.630</text:p>
          </table:table-cell>
          <table:table-cell office:value-type="float" office:value="0" table:style-name="ce5">
            <text:p>0</text:p>
          </table:table-cell>
          <table:table-cell office:value-type="float" office:value="59399.761156082153" table:style-name="ce5">
            <text:p>59.400</text:p>
          </table:table-cell>
          <table:table-cell office:value-type="float" office:value="29921.360582351685" table:style-name="ce5">
            <text:p>29.9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493.040243148804" table:style-name="ce5">
            <text:p>12.493</text:p>
          </table:table-cell>
          <table:table-cell office:value-type="float" office:value="74225.201444625854" table:style-name="ce5">
            <text:p>74.22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0705.200986862183" table:style-name="ce5">
            <text:p>50.705</text:p>
          </table:table-cell>
          <table:table-cell office:value-type="float" office:value="47629.960927009583" table:style-name="ce5">
            <text:p>47.630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848.68001651763916" table:style-name="ce5">
            <text:p>849</text:p>
          </table:table-cell>
          <table:table-cell office:value-type="float" office:value="71185.2413854599" table:style-name="ce5">
            <text:p>71.185</text:p>
          </table:table-cell>
          <table:table-cell office:value-type="float" office:value="30133.040586471558" table:style-name="ce5">
            <text:p>30.1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0207.201366424561" table:style-name="ce5">
            <text:p>70.207</text:p>
          </table:table-cell>
          <table:table-cell office:value-type="float" office:value="13165.320256233215" table:style-name="ce5">
            <text:p>13.165</text:p>
          </table:table-cell>
          <table:table-cell office:value-type="float" office:value="131.32000255584717" table:style-name="ce5">
            <text:p>131</text:p>
          </table:table-cell>
          <table:table-cell office:value-type="string" table:style-name="ce5">
            <text:p>-</text:p>
          </table:table-cell>
          <table:table-cell office:value-type="float" office:value="72471.001410484314" table:style-name="ce5">
            <text:p>72.471</text:p>
          </table:table-cell>
          <table:table-cell office:value-type="float" office:value="8578.9201669692993" table:style-name="ce5">
            <text:p>8.57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452.721059799194" table:style-name="ce5">
            <text:p>54.453</text:p>
          </table:table-cell>
          <table:table-cell office:value-type="float" office:value="30830.80060005188" table:style-name="ce5">
            <text:p>30.831</text:p>
          </table:table-cell>
          <table:table-cell office:value-type="float" office:value="735.00001430511475" table:style-name="ce5">
            <text:p>735</text:p>
          </table:table-cell>
          <table:table-cell office:value-type="string" table:style-name="ce5">
            <text:p>-</text:p>
          </table:table-cell>
          <table:table-cell office:value-type="float" office:value="65967.721283912659" table:style-name="ce5">
            <text:p>65.968</text:p>
          </table:table-cell>
          <table:table-cell office:value-type="float" office:value="16162.160314559937" table:style-name="ce5">
            <text:p>16.162</text:p>
          </table:table-cell>
          <table:table-cell office:value-type="float" office:value="1317.1200256347656" table:style-name="ce5">
            <text:p>1.317</text:p>
          </table:table-cell>
          <table:table-cell office:value-type="float" office:value="0" table:style-name="ce5">
            <text:p>0</text:p>
          </table:table-cell>
          <table:table-cell office:value-type="float" office:value="70699.161375999451" table:style-name="ce5">
            <text:p>70.699</text:p>
          </table:table-cell>
          <table:table-cell office:value-type="float" office:value="15770.160306930542" table:style-name="ce5">
            <text:p>15.770</text:p>
          </table:table-cell>
          <table:table-cell office:value-type="float" office:value="668.36001300811768" table:style-name="ce5">
            <text:p>668</text:p>
          </table:table-cell>
          <table:table-cell office:value-type="string" table:style-name="ce5">
            <text:p>-</text:p>
          </table:table-cell>
          <table:table-cell office:value-type="float" office:value="43619.800848960876" table:style-name="ce5">
            <text:p>43.620</text:p>
          </table:table-cell>
          <table:table-cell office:value-type="float" office:value="40932.640796661377" table:style-name="ce5">
            <text:p>40.933</text:p>
          </table:table-cell>
          <table:table-cell office:value-type="float" office:value="174.44000339508057" table:style-name="ce5">
            <text:p>174</text:p>
          </table:table-cell>
          <table:table-cell office:value-type="string" table:style-name="ce5">
            <text:p>-</text:p>
          </table:table-cell>
          <table:table-cell office:value-type="float" office:value="55550.321081161499" table:style-name="ce5">
            <text:p>55.550</text:p>
          </table:table-cell>
          <table:table-cell office:value-type="float" office:value="29882.160581588745" table:style-name="ce5">
            <text:p>29.8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567.081315040588" table:style-name="ce5">
            <text:p>67.567</text:p>
          </table:table-cell>
          <table:table-cell office:value-type="float" office:value="21191.520412445068" table:style-name="ce5">
            <text:p>21.1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646.641355514526" table:style-name="ce5">
            <text:p>69.647</text:p>
          </table:table-cell>
          <table:table-cell office:value-type="float" office:value="11393.480221748352" table:style-name="ce5">
            <text:p>11.393</text:p>
          </table:table-cell>
          <table:table-cell office:value-type="float" office:value="609.5600118637085" table:style-name="ce5">
            <text:p>610</text:p>
          </table:table-cell>
          <table:table-cell office:value-type="float" office:value="0" table:style-name="ce5">
            <text:p>0</text:p>
          </table:table-cell>
          <table:table-cell office:value-type="float" office:value="60567.921178817749" table:style-name="ce5">
            <text:p>60.568</text:p>
          </table:table-cell>
          <table:table-cell office:value-type="float" office:value="25758.320501327515" table:style-name="ce5">
            <text:p>25.758</text:p>
          </table:table-cell>
          <table:table-cell office:value-type="float" office:value="484.12000942230225" table:style-name="ce5">
            <text:p>484</text:p>
          </table:table-cell>
          <table:table-cell office:value-type="float" office:value="0" table:style-name="ce5">
            <text:p>0</text:p>
          </table:table-cell>
          <table:table-cell office:value-type="float" office:value="9539.3201856613159" table:style-name="ce5">
            <text:p>9.539</text:p>
          </table:table-cell>
          <table:table-cell office:value-type="float" office:value="70493.361371994019" table:style-name="ce5">
            <text:p>70.49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054.441071510315" table:style-name="ce5">
            <text:p>55.054</text:p>
          </table:table-cell>
          <table:table-cell office:value-type="float" office:value="30591.680595397949" table:style-name="ce5">
            <text:p>30.592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72798.321416854858" table:style-name="ce5">
            <text:p>72.798</text:p>
          </table:table-cell>
          <table:table-cell office:value-type="float" office:value="10693.760208129883" table:style-name="ce5">
            <text:p>10.6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37010.24655914307" table:style-name="ce5">
            <text:p>337.010</text:p>
          </table:table-cell>
          <table:table-cell office:value-type="float" office:value="77970.761517524719" table:style-name="ce5">
            <text:p>77.971</text:p>
          </table:table-cell>
          <table:table-cell office:value-type="float" office:value="186.2000036239624" table:style-name="ce5">
            <text:p>186</text:p>
          </table:table-cell>
          <table:table-cell office:value-type="string" table:style-name="ce5">
            <text:p>-</text:p>
          </table:table-cell>
          <table:table-cell office:value-type="float" office:value="383281.9274597168" table:style-name="ce5">
            <text:p>383.282</text:p>
          </table:table-cell>
          <table:table-cell office:value-type="float" office:value="33602.240653991699" table:style-name="ce5">
            <text:p>33.6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2071.28587913513" table:style-name="ce5">
            <text:p>302.071</text:p>
          </table:table-cell>
          <table:table-cell office:value-type="float" office:value="188338.36366558075" table:style-name="ce5">
            <text:p>188.338</text:p>
          </table:table-cell>
          <table:table-cell office:value-type="float" office:value="3388.8400659561157" table:style-name="ce5">
            <text:p>3.389</text:p>
          </table:table-cell>
          <table:table-cell office:value-type="string" table:style-name="ce5">
            <text:p>-</text:p>
          </table:table-cell>
          <table:table-cell office:value-type="float" office:value="363821.08708095551" table:style-name="ce5">
            <text:p>363.821</text:p>
          </table:table-cell>
          <table:table-cell office:value-type="float" office:value="88225.48171710968" table:style-name="ce5">
            <text:p>88.2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3619.04746627808" table:style-name="ce5">
            <text:p>383.619</text:p>
          </table:table-cell>
          <table:table-cell office:value-type="float" office:value="49442.960962295532" table:style-name="ce5">
            <text:p>49.4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2109.56334972382" table:style-name="ce5">
            <text:p>172.110</text:p>
          </table:table-cell>
          <table:table-cell office:value-type="float" office:value="242514.72472000122" table:style-name="ce5">
            <text:p>242.515</text:p>
          </table:table-cell>
          <table:table-cell office:value-type="float" office:value="2961.5600576400757" table:style-name="ce5">
            <text:p>2.962</text:p>
          </table:table-cell>
          <table:table-cell office:value-type="string" table:style-name="ce5">
            <text:p>-</text:p>
          </table:table-cell>
          <table:table-cell office:value-type="float" office:value="284060.8455286026" table:style-name="ce5">
            <text:p>284.061</text:p>
          </table:table-cell>
          <table:table-cell office:value-type="float" office:value="217060.20422458649" table:style-name="ce5">
            <text:p>217.060</text:p>
          </table:table-cell>
          <table:table-cell office:value-type="float" office:value="1195.6000232696533" table:style-name="ce5">
            <text:p>1.196</text:p>
          </table:table-cell>
          <table:table-cell office:value-type="float" office:value="0" table:style-name="ce5">
            <text:p>0</text:p>
          </table:table-cell>
          <table:table-cell office:value-type="float" office:value="367262.84714794159" table:style-name="ce5">
            <text:p>367.263</text:p>
          </table:table-cell>
          <table:table-cell office:value-type="float" office:value="87670.801706314087" table:style-name="ce5">
            <text:p>87.671</text:p>
          </table:table-cell>
          <table:table-cell office:value-type="float" office:value="1164.2400226593018" table:style-name="ce5">
            <text:p>1.164</text:p>
          </table:table-cell>
          <table:table-cell office:value-type="string" table:style-name="ce5">
            <text:p>-</text:p>
          </table:table-cell>
          <table:table-cell office:value-type="float" office:value="368819.08717823029" table:style-name="ce5">
            <text:p>368.819</text:p>
          </table:table-cell>
          <table:table-cell office:value-type="float" office:value="50466.080982208252" table:style-name="ce5">
            <text:p>50.4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0542.24643325806" table:style-name="ce5">
            <text:p>330.542</text:p>
          </table:table-cell>
          <table:table-cell office:value-type="float" office:value="84256.481639862061" table:style-name="ce5">
            <text:p>84.256</text:p>
          </table:table-cell>
          <table:table-cell office:value-type="float" office:value="0" table:style-name="ce5">
            <text:p>0</text:p>
          </table:table-cell>
          <table:table-cell office:value-type="float" office:value="1683.6400327682495" table:style-name="ce5">
            <text:p>1.684</text:p>
          </table:table-cell>
          <table:table-cell office:value-type="float" office:value="131890.36256694794" table:style-name="ce5">
            <text:p>131.890</text:p>
          </table:table-cell>
          <table:table-cell office:value-type="float" office:value="286134.5255689621" table:style-name="ce5">
            <text:p>286.135</text:p>
          </table:table-cell>
          <table:table-cell office:value-type="string" table:style-name="ce5">
            <text:p>-</text:p>
          </table:table-cell>
          <table:table-cell office:value-type="float" office:value="356.72000694274902" table:style-name="ce5">
            <text:p>357</text:p>
          </table:table-cell>
          <table:table-cell office:value-type="float" office:value="213447.92415428162" table:style-name="ce5">
            <text:p>213.448</text:p>
          </table:table-cell>
          <table:table-cell office:value-type="float" office:value="214406.36417293549" table:style-name="ce5">
            <text:p>214.406</text:p>
          </table:table-cell>
          <table:table-cell office:value-type="float" office:value="2659.7200517654419" table:style-name="ce5">
            <text:p>2.660</text:p>
          </table:table-cell>
          <table:table-cell office:value-type="float" office:value="0" table:style-name="ce5">
            <text:p>0</text:p>
          </table:table-cell>
          <table:table-cell office:value-type="float" office:value="386341.48751926422" table:style-name="ce5">
            <text:p>386.341</text:p>
          </table:table-cell>
          <table:table-cell office:value-type="float" office:value="24431.400475502014" table:style-name="ce5">
            <text:p>24.4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91413.16956424713" table:style-name="ce5">
            <text:p>491.413</text:p>
          </table:table-cell>
          <table:table-cell office:value-type="float" office:value="90069.841753005981" table:style-name="ce5">
            <text:p>90.070</text:p>
          </table:table-cell>
          <table:table-cell office:value-type="float" office:value="1154.4400224685669" table:style-name="ce5">
            <text:p>1.154</text:p>
          </table:table-cell>
          <table:table-cell office:value-type="string" table:style-name="ce5">
            <text:p>-</text:p>
          </table:table-cell>
          <table:table-cell office:value-type="float" office:value="503133.96979236603" table:style-name="ce5">
            <text:p>503.134</text:p>
          </table:table-cell>
          <table:table-cell office:value-type="float" office:value="55052.481071472168" table:style-name="ce5">
            <text:p>55.0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5353.567694664" table:style-name="ce5">
            <text:p>395.354</text:p>
          </table:table-cell>
          <table:table-cell office:value-type="float" office:value="186139.24362277985" table:style-name="ce5">
            <text:p>186.1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1536.64956665039" table:style-name="ce5">
            <text:p>491.537</text:p>
          </table:table-cell>
          <table:table-cell office:value-type="float" office:value="131984.44256877899" table:style-name="ce5">
            <text:p>131.9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4335.84884262085" table:style-name="ce5">
            <text:p>454.336</text:p>
          </table:table-cell>
          <table:table-cell office:value-type="float" office:value="91112.561773300171" table:style-name="ce5">
            <text:p>91.1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8943.12581825256" table:style-name="ce5">
            <text:p>298.943</text:p>
          </table:table-cell>
          <table:table-cell office:value-type="float" office:value="278939.36542892456" table:style-name="ce5">
            <text:p>278.9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8623.48620128632" table:style-name="ce5">
            <text:p>318.623</text:p>
          </table:table-cell>
          <table:table-cell office:value-type="float" office:value="269554.88524627686" table:style-name="ce5">
            <text:p>269.5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7555.88948917389" table:style-name="ce5">
            <text:p>487.556</text:p>
          </table:table-cell>
          <table:table-cell office:value-type="float" office:value="116708.20227146149" table:style-name="ce5">
            <text:p>116.70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8592.64970397949" table:style-name="ce5">
            <text:p>498.593</text:p>
          </table:table-cell>
          <table:table-cell office:value-type="float" office:value="80463.881566047668" table:style-name="ce5">
            <text:p>80.464</text:p>
          </table:table-cell>
          <table:table-cell office:value-type="float" office:value="4562.8800888061523" table:style-name="ce5">
            <text:p>4.563</text:p>
          </table:table-cell>
          <table:table-cell office:value-type="float" office:value="0" table:style-name="ce5">
            <text:p>0</text:p>
          </table:table-cell>
          <table:table-cell office:value-type="float" office:value="400439.7677936554" table:style-name="ce5">
            <text:p>400.440</text:p>
          </table:table-cell>
          <table:table-cell office:value-type="float" office:value="135598.68263912201" table:style-name="ce5">
            <text:p>135.5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3468.561624526978" table:style-name="ce5">
            <text:p>83.469</text:p>
          </table:table-cell>
          <table:table-cell office:value-type="float" office:value="464327.92903709412" table:style-name="ce5">
            <text:p>464.3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47466.84676265717" table:style-name="ce5">
            <text:p>347.467</text:p>
          </table:table-cell>
          <table:table-cell office:value-type="float" office:value="203892.92396831512" table:style-name="ce5">
            <text:p>203.893</text:p>
          </table:table-cell>
          <table:table-cell office:value-type="float" office:value="4125.8000802993774" table:style-name="ce5">
            <text:p>4.126</text:p>
          </table:table-cell>
          <table:table-cell office:value-type="float" office:value="0" table:style-name="ce5">
            <text:p>0</text:p>
          </table:table-cell>
          <table:table-cell office:value-type="float" office:value="507440.08987617493" table:style-name="ce5">
            <text:p>507.440</text:p>
          </table:table-cell>
          <table:table-cell office:value-type="float" office:value="67490.641313552856" table:style-name="ce5">
            <text:p>67.4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3854.681632041931" table:style-name="ce5">
            <text:p>83.855</text:p>
          </table:table-cell>
          <table:table-cell office:value-type="float" office:value="27628.160537719727" table:style-name="ce5">
            <text:p>27.628</text:p>
          </table:table-cell>
          <table:table-cell office:value-type="float" office:value="1346.5200262069702" table:style-name="ce5">
            <text:p>1.347</text:p>
          </table:table-cell>
          <table:table-cell office:value-type="string" table:style-name="ce5">
            <text:p>-</text:p>
          </table:table-cell>
          <table:table-cell office:value-type="float" office:value="93976.121829032898" table:style-name="ce5">
            <text:p>93.976</text:p>
          </table:table-cell>
          <table:table-cell office:value-type="float" office:value="9643.2001876831055" table:style-name="ce5">
            <text:p>9.643</text:p>
          </table:table-cell>
          <table:table-cell office:value-type="float" office:value="1617.0000314712524" table:style-name="ce5">
            <text:p>1.617</text:p>
          </table:table-cell>
          <table:table-cell office:value-type="string" table:style-name="ce5">
            <text:p>-</text:p>
          </table:table-cell>
          <table:table-cell office:value-type="float" office:value="70207.201366424561" table:style-name="ce5">
            <text:p>70.207</text:p>
          </table:table-cell>
          <table:table-cell office:value-type="float" office:value="54960.36106967926" table:style-name="ce5">
            <text:p>54.960</text:p>
          </table:table-cell>
          <table:table-cell office:value-type="float" office:value="719.32001399993896" table:style-name="ce5">
            <text:p>719</text:p>
          </table:table-cell>
          <table:table-cell office:value-type="string" table:style-name="ce5">
            <text:p>-</text:p>
          </table:table-cell>
          <table:table-cell office:value-type="float" office:value="76245.961483955383" table:style-name="ce5">
            <text:p>76.246</text:p>
          </table:table-cell>
          <table:table-cell office:value-type="float" office:value="36301.160706520081" table:style-name="ce5">
            <text:p>36.301</text:p>
          </table:table-cell>
          <table:table-cell office:value-type="float" office:value="0" table:style-name="ce5">
            <text:p>0</text:p>
          </table:table-cell>
          <table:table-cell office:value-type="float" office:value="386.12000751495361" table:style-name="ce5">
            <text:p>386</text:p>
          </table:table-cell>
          <table:table-cell office:value-type="float" office:value="85015.001654624939" table:style-name="ce5">
            <text:p>85.015</text:p>
          </table:table-cell>
          <table:table-cell office:value-type="float" office:value="25201.680490493774" table:style-name="ce5">
            <text:p>25.2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573.441101074219" table:style-name="ce5">
            <text:p>56.573</text:p>
          </table:table-cell>
          <table:table-cell office:value-type="float" office:value="64668.241258621216" table:style-name="ce5">
            <text:p>64.6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445.201234817505" table:style-name="ce5">
            <text:p>63.445</text:p>
          </table:table-cell>
          <table:table-cell office:value-type="float" office:value="57963.081128120422" table:style-name="ce5">
            <text:p>57.963</text:p>
          </table:table-cell>
          <table:table-cell office:value-type="float" office:value="0" table:style-name="ce5">
            <text:p>0</text:p>
          </table:table-cell>
          <table:table-cell office:value-type="float" office:value="511.56000995635986" table:style-name="ce5">
            <text:p>512</text:p>
          </table:table-cell>
          <table:table-cell office:value-type="float" office:value="79370.201544761658" table:style-name="ce5">
            <text:p>79.370</text:p>
          </table:table-cell>
          <table:table-cell office:value-type="float" office:value="45103.520877838135" table:style-name="ce5">
            <text:p>45.10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719.801707267761" table:style-name="ce5">
            <text:p>87.720</text:p>
          </table:table-cell>
          <table:table-cell office:value-type="float" office:value="21593.320420265198" table:style-name="ce5">
            <text:p>21.593</text:p>
          </table:table-cell>
          <table:table-cell office:value-type="float" office:value="29.40000057220459" table:style-name="ce5">
            <text:p>29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74023.321440696716" table:style-name="ce5">
            <text:p>74.023</text:p>
          </table:table-cell>
          <table:table-cell office:value-type="float" office:value="32892.720640182495" table:style-name="ce5">
            <text:p>32.893</text:p>
          </table:table-cell>
          <table:table-cell office:value-type="float" office:value="932.96001815795898" table:style-name="ce5">
            <text:p>933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13347.600259780884" table:style-name="ce5">
            <text:p>13.348</text:p>
          </table:table-cell>
          <table:table-cell office:value-type="float" office:value="92276.801795959473" table:style-name="ce5">
            <text:p>92.27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3388.361233711243" table:style-name="ce5">
            <text:p>63.388</text:p>
          </table:table-cell>
          <table:table-cell office:value-type="float" office:value="47755.400929450989" table:style-name="ce5">
            <text:p>47.755</text:p>
          </table:table-cell>
          <table:table-cell office:value-type="float" office:value="0" table:style-name="ce5">
            <text:p>0</text:p>
          </table:table-cell>
          <table:table-cell office:value-type="float" office:value="495.88000965118408" table:style-name="ce5">
            <text:p>496</text:p>
          </table:table-cell>
          <table:table-cell office:value-type="float" office:value="94236.801834106445" table:style-name="ce5">
            <text:p>94.237</text:p>
          </table:table-cell>
          <table:table-cell office:value-type="float" office:value="20013.560389518738" table:style-name="ce5">
            <text:p>20.0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34887.5665178299" table:style-name="ce5">
            <text:p>334.888</text:p>
          </table:table-cell>
          <table:table-cell office:value-type="float" office:value="119652.12232875824" table:style-name="ce5">
            <text:p>119.652</text:p>
          </table:table-cell>
          <table:table-cell office:value-type="float" office:value="1346.5200262069702" table:style-name="ce5">
            <text:p>1.347</text:p>
          </table:table-cell>
          <table:table-cell office:value-type="string" table:style-name="ce5">
            <text:p>-</text:p>
          </table:table-cell>
          <table:table-cell office:value-type="float" office:value="407842.68793773651" table:style-name="ce5">
            <text:p>407.843</text:p>
          </table:table-cell>
          <table:table-cell office:value-type="float" office:value="60542.441178321838" table:style-name="ce5">
            <text:p>60.542</text:p>
          </table:table-cell>
          <table:table-cell office:value-type="float" office:value="1617.0000314712524" table:style-name="ce5">
            <text:p>1.617</text:p>
          </table:table-cell>
          <table:table-cell office:value-type="string" table:style-name="ce5">
            <text:p>-</text:p>
          </table:table-cell>
          <table:table-cell office:value-type="float" office:value="220684.24429512024" table:style-name="ce5">
            <text:p>220.684</text:p>
          </table:table-cell>
          <table:table-cell office:value-type="float" office:value="259192.36504459381" table:style-name="ce5">
            <text:p>259.1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5183.60632896423" table:style-name="ce5">
            <text:p>325.184</text:p>
          </table:table-cell>
          <table:table-cell office:value-type="float" office:value="156145.36303901672" table:style-name="ce5">
            <text:p>156.1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0098.88739776611" table:style-name="ce5">
            <text:p>380.099</text:p>
          </table:table-cell>
          <table:table-cell office:value-type="float" office:value="95883.201866149902" table:style-name="ce5">
            <text:p>95.8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2143.12276649475" table:style-name="ce5">
            <text:p>142.143</text:p>
          </table:table-cell>
          <table:table-cell office:value-type="float" office:value="324556.4063167572" table:style-name="ce5">
            <text:p>324.5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6719.3238286972" table:style-name="ce5">
            <text:p>196.719</text:p>
          </table:table-cell>
          <table:table-cell office:value-type="float" office:value="316402.8061580658" table:style-name="ce5">
            <text:p>316.403</text:p>
          </table:table-cell>
          <table:table-cell office:value-type="float" office:value="276.36000537872314" table:style-name="ce5">
            <text:p>276</text:p>
          </table:table-cell>
          <table:table-cell office:value-type="float" office:value="0" table:style-name="ce5">
            <text:p>0</text:p>
          </table:table-cell>
          <table:table-cell office:value-type="float" office:value="339407.32660579681" table:style-name="ce5">
            <text:p>339.407</text:p>
          </table:table-cell>
          <table:table-cell office:value-type="float" office:value="134914.64262580872" table:style-name="ce5">
            <text:p>134.9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2623.44725227356" table:style-name="ce5">
            <text:p>372.623</text:p>
          </table:table-cell>
          <table:table-cell office:value-type="float" office:value="90101.201753616333" table:style-name="ce5">
            <text:p>90.101</text:p>
          </table:table-cell>
          <table:table-cell office:value-type="float" office:value="5301.800103187561" table:style-name="ce5">
            <text:p>5.302</text:p>
          </table:table-cell>
          <table:table-cell office:value-type="float" office:value="0" table:style-name="ce5">
            <text:p>0</text:p>
          </table:table-cell>
          <table:table-cell office:value-type="float" office:value="302449.5658864975" table:style-name="ce5">
            <text:p>302.450</text:p>
          </table:table-cell>
          <table:table-cell office:value-type="float" office:value="145929.8428401947" table:style-name="ce5">
            <text:p>145.930</text:p>
          </table:table-cell>
          <table:table-cell office:value-type="float" office:value="932.96001815795898" table:style-name="ce5">
            <text:p>933</text:p>
          </table:table-cell>
          <table:table-cell office:value-type="float" office:value="0" table:style-name="ce5">
            <text:p>0</text:p>
          </table:table-cell>
          <table:table-cell office:value-type="float" office:value="127302.00247764587" table:style-name="ce5">
            <text:p>127.302</text:p>
          </table:table-cell>
          <table:table-cell office:value-type="float" office:value="363070.40706634521" table:style-name="ce5">
            <text:p>363.07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25817.48439502716" table:style-name="ce5">
            <text:p>225.817</text:p>
          </table:table-cell>
          <table:table-cell office:value-type="float" office:value="255043.04496383667" table:style-name="ce5">
            <text:p>255.043</text:p>
          </table:table-cell>
          <table:table-cell office:value-type="float" office:value="2659.7200517654419" table:style-name="ce5">
            <text:p>2.660</text:p>
          </table:table-cell>
          <table:table-cell office:value-type="float" office:value="0" table:style-name="ce5">
            <text:p>0</text:p>
          </table:table-cell>
          <table:table-cell office:value-type="float" office:value="415902.20809459686" table:style-name="ce5">
            <text:p>415.902</text:p>
          </table:table-cell>
          <table:table-cell office:value-type="float" office:value="76767.321494102478" table:style-name="ce5">
            <text:p>76.7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17634.84812831879" table:style-name="ce5">
            <text:p>417.635</text:p>
          </table:table-cell>
          <table:table-cell office:value-type="float" office:value="55409.201078414917" table:style-name="ce5">
            <text:p>55.409</text:p>
          </table:table-cell>
          <table:table-cell office:value-type="float" office:value="131.32000255584717" table:style-name="ce5">
            <text:p>131</text:p>
          </table:table-cell>
          <table:table-cell office:value-type="string" table:style-name="ce5">
            <text:p>-</text:p>
          </table:table-cell>
          <table:table-cell office:value-type="float" office:value="438516.68853473663" table:style-name="ce5">
            <text:p>438.517</text:p>
          </table:table-cell>
          <table:table-cell office:value-type="float" office:value="34335.280668258667" table:style-name="ce5">
            <text:p>34.3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0914.16760826111" table:style-name="ce5">
            <text:p>390.914</text:p>
          </table:table-cell>
          <table:table-cell office:value-type="float" office:value="100806.7219619751" table:style-name="ce5">
            <text:p>100.807</text:p>
          </table:table-cell>
          <table:table-cell office:value-type="float" office:value="1372.0000267028809" table:style-name="ce5">
            <text:p>1.372</text:p>
          </table:table-cell>
          <table:table-cell office:value-type="string" table:style-name="ce5">
            <text:p>-</text:p>
          </table:table-cell>
          <table:table-cell office:value-type="float" office:value="424996.60827159882" table:style-name="ce5">
            <text:p>424.997</text:p>
          </table:table-cell>
          <table:table-cell office:value-type="float" office:value="68176.641326904297" table:style-name="ce5">
            <text:p>68.177</text:p>
          </table:table-cell>
          <table:table-cell office:value-type="float" office:value="1317.1200256347656" table:style-name="ce5">
            <text:p>1.317</text:p>
          </table:table-cell>
          <table:table-cell office:value-type="float" office:value="386.12000751495361" table:style-name="ce5">
            <text:p>386</text:p>
          </table:table-cell>
          <table:table-cell office:value-type="float" office:value="439998.44856357574" table:style-name="ce5">
            <text:p>439.998</text:p>
          </table:table-cell>
          <table:table-cell office:value-type="float" office:value="39919.320776939392" table:style-name="ce5">
            <text:p>39.919</text:p>
          </table:table-cell>
          <table:table-cell office:value-type="float" office:value="668.36001300811768" table:style-name="ce5">
            <text:p>668</text:p>
          </table:table-cell>
          <table:table-cell office:value-type="string" table:style-name="ce5">
            <text:p>-</text:p>
          </table:table-cell>
          <table:table-cell office:value-type="float" office:value="256973.64500141144" table:style-name="ce5">
            <text:p>256.974</text:p>
          </table:table-cell>
          <table:table-cell office:value-type="float" office:value="216291.88420963287" table:style-name="ce5">
            <text:p>216.292</text:p>
          </table:table-cell>
          <table:table-cell office:value-type="float" office:value="2961.5600576400757" table:style-name="ce5">
            <text:p>2.962</text:p>
          </table:table-cell>
          <table:table-cell office:value-type="string" table:style-name="ce5">
            <text:p>-</text:p>
          </table:table-cell>
          <table:table-cell office:value-type="float" office:value="357360.92695522308" table:style-name="ce5">
            <text:p>357.361</text:p>
          </table:table-cell>
          <table:table-cell office:value-type="float" office:value="135600.64263916016" table:style-name="ce5">
            <text:p>135.601</text:p>
          </table:table-cell>
          <table:table-cell office:value-type="float" office:value="0" table:style-name="ce5">
            <text:p>0</text:p>
          </table:table-cell>
          <table:table-cell office:value-type="float" office:value="511.56000995635986" table:style-name="ce5">
            <text:p>512</text:p>
          </table:table-cell>
          <table:table-cell office:value-type="float" office:value="434949.48846530914" table:style-name="ce5">
            <text:p>434.949</text:p>
          </table:table-cell>
          <table:table-cell office:value-type="float" office:value="57929.761127471924" table:style-name="ce5">
            <text:p>57.9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0600.24838066101" table:style-name="ce5">
            <text:p>430.600</text:p>
          </table:table-cell>
          <table:table-cell office:value-type="float" office:value="56373.521097183228" table:style-name="ce5">
            <text:p>56.374</text:p>
          </table:table-cell>
          <table:table-cell office:value-type="float" office:value="29.40000057220459" table:style-name="ce5">
            <text:p>29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377590.08734893799" table:style-name="ce5">
            <text:p>377.590</text:p>
          </table:table-cell>
          <table:table-cell office:value-type="float" office:value="100069.76194763184" table:style-name="ce5">
            <text:p>100.070</text:p>
          </table:table-cell>
          <table:table-cell office:value-type="float" office:value="484.12000942230225" table:style-name="ce5">
            <text:p>484</text:p>
          </table:table-cell>
          <table:table-cell office:value-type="float" office:value="1703.2400331497192" table:style-name="ce5">
            <text:p>1.703</text:p>
          </table:table-cell>
          <table:table-cell office:value-type="float" office:value="98217.561911582947" table:style-name="ce5">
            <text:p>98.218</text:p>
          </table:table-cell>
          <table:table-cell office:value-type="float" office:value="371512.12723064423" table:style-name="ce5">
            <text:p>371.5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6281.60537719727" table:style-name="ce5">
            <text:p>276.282</text:p>
          </table:table-cell>
          <table:table-cell office:value-type="float" office:value="190608.04370975494" table:style-name="ce5">
            <text:p>190.608</text:p>
          </table:table-cell>
          <table:table-cell office:value-type="float" office:value="4125.8000802993774" table:style-name="ce5">
            <text:p>4.126</text:p>
          </table:table-cell>
          <table:table-cell office:value-type="float" office:value="981.9600191116333" table:style-name="ce5">
            <text:p>982</text:p>
          </table:table-cell>
          <table:table-cell office:value-type="float" office:value="441856.52859973907" table:style-name="ce5">
            <text:p>441.857</text:p>
          </table:table-cell>
          <table:table-cell office:value-type="float" office:value="25652.480499267578" table:style-name="ce5">
            <text:p>25.6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71826.88918304443" table:style-name="ce5">
            <text:p>471.827</text:p>
          </table:table-cell>
          <table:table-cell office:value-type="float" office:value="126906.08246994019" table:style-name="ce5">
            <text:p>126.906</text:p>
          </table:table-cell>
          <table:table-cell office:value-type="float" office:value="1352.4000263214111" table:style-name="ce5">
            <text:p>1.352</text:p>
          </table:table-cell>
          <table:table-cell office:value-type="string" table:style-name="ce5">
            <text:p>-</text:p>
          </table:table-cell>
          <table:table-cell office:value-type="float" office:value="529911.49031352997" table:style-name="ce5">
            <text:p>529.911</text:p>
          </table:table-cell>
          <table:table-cell office:value-type="float" office:value="66706.641298294067" table:style-name="ce5">
            <text:p>66.707</text:p>
          </table:table-cell>
          <table:table-cell office:value-type="float" office:value="1617.0000314712524" table:style-name="ce5">
            <text:p>1.617</text:p>
          </table:table-cell>
          <table:table-cell office:value-type="string" table:style-name="ce5">
            <text:p>-</text:p>
          </table:table-cell>
          <table:table-cell office:value-type="float" office:value="405843.4878988266" table:style-name="ce5">
            <text:p>405.843</text:p>
          </table:table-cell>
          <table:table-cell office:value-type="float" office:value="264204.08514213562" table:style-name="ce5">
            <text:p>264.204</text:p>
          </table:table-cell>
          <table:table-cell office:value-type="float" office:value="1372.0000267028809" table:style-name="ce5">
            <text:p>1.372</text:p>
          </table:table-cell>
          <table:table-cell office:value-type="string" table:style-name="ce5">
            <text:p>-</text:p>
          </table:table-cell>
          <table:table-cell office:value-type="float" office:value="480345.04934883118" table:style-name="ce5">
            <text:p>480.345</text:p>
          </table:table-cell>
          <table:table-cell office:value-type="float" office:value="163528.68318271637" table:style-name="ce5">
            <text:p>163.529</text:p>
          </table:table-cell>
          <table:table-cell office:value-type="float" office:value="1317.1200256347656" table:style-name="ce5">
            <text:p>1.317</text:p>
          </table:table-cell>
          <table:table-cell office:value-type="float" office:value="386.12000751495361" table:style-name="ce5">
            <text:p>386</text:p>
          </table:table-cell>
          <table:table-cell office:value-type="float" office:value="514862.61002063751" table:style-name="ce5">
            <text:p>514.863</text:p>
          </table:table-cell>
          <table:table-cell office:value-type="float" office:value="101904.3219833374" table:style-name="ce5">
            <text:p>101.904</text:p>
          </table:table-cell>
          <table:table-cell office:value-type="float" office:value="668.36001300811768" table:style-name="ce5">
            <text:p>668</text:p>
          </table:table-cell>
          <table:table-cell office:value-type="string" table:style-name="ce5">
            <text:p>-</text:p>
          </table:table-cell>
          <table:table-cell office:value-type="float" office:value="262332.28510570526" table:style-name="ce5">
            <text:p>262.332</text:p>
          </table:table-cell>
          <table:table-cell office:value-type="float" office:value="358585.92697906494" table:style-name="ce5">
            <text:p>358.586</text:p>
          </table:table-cell>
          <table:table-cell office:value-type="float" office:value="2961.5600576400757" table:style-name="ce5">
            <text:p>2.962</text:p>
          </table:table-cell>
          <table:table-cell office:value-type="string" table:style-name="ce5">
            <text:p>-</text:p>
          </table:table-cell>
          <table:table-cell office:value-type="float" office:value="375059.72729969025" table:style-name="ce5">
            <text:p>375.060</text:p>
          </table:table-cell>
          <table:table-cell office:value-type="float" office:value="322668.92628002167" table:style-name="ce5">
            <text:p>322.669</text:p>
          </table:table-cell>
          <table:table-cell office:value-type="float" office:value="276.36000537872314" table:style-name="ce5">
            <text:p>276</text:p>
          </table:table-cell>
          <table:table-cell office:value-type="float" office:value="511.56000995635986" table:style-name="ce5">
            <text:p>512</text:p>
          </table:table-cell>
          <table:table-cell office:value-type="float" office:value="491170.12955951691" table:style-name="ce5">
            <text:p>491.170</text:p>
          </table:table-cell>
          <table:table-cell office:value-type="float" office:value="143264.24278831482" table:style-name="ce5">
            <text:p>143.2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5111.60983085632" table:style-name="ce5">
            <text:p>505.112</text:p>
          </table:table-cell>
          <table:table-cell office:value-type="float" office:value="101753.40198040009" table:style-name="ce5">
            <text:p>101.753</text:p>
          </table:table-cell>
          <table:table-cell office:value-type="float" office:value="5301.800103187561" table:style-name="ce5">
            <text:p>5.302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433126.68842983246" table:style-name="ce5">
            <text:p>433.127</text:p>
          </table:table-cell>
          <table:table-cell office:value-type="float" office:value="157525.20306587219" table:style-name="ce5">
            <text:p>157.525</text:p>
          </table:table-cell>
          <table:table-cell office:value-type="float" office:value="1050.5600204467773" table:style-name="ce5">
            <text:p>1.051</text:p>
          </table:table-cell>
          <table:table-cell office:value-type="float" office:value="1703.2400331497192" table:style-name="ce5">
            <text:p>1.703</text:p>
          </table:table-cell>
          <table:table-cell office:value-type="float" office:value="154095.20299911499" table:style-name="ce5">
            <text:p>154.095</text:p>
          </table:table-cell>
          <table:table-cell office:value-type="float" office:value="452458.16880607605" table:style-name="ce5">
            <text:p>452.45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5869.68614768982" table:style-name="ce5">
            <text:p>315.870</text:p>
          </table:table-cell>
          <table:table-cell office:value-type="float" office:value="290707.20565795898" table:style-name="ce5">
            <text:p>290.707</text:p>
          </table:table-cell>
          <table:table-cell office:value-type="float" office:value="4909.8000955581665" table:style-name="ce5">
            <text:p>4.910</text:p>
          </table:table-cell>
          <table:table-cell office:value-type="float" office:value="981.9600191116333" table:style-name="ce5">
            <text:p>982</text:p>
          </table:table-cell>
          <table:table-cell office:value-type="float" office:value="537392.81045913696" table:style-name="ce5">
            <text:p>537.393</text:p>
          </table:table-cell>
          <table:table-cell office:value-type="float" office:value="79830.801553726196" table:style-name="ce5">
            <text:p>79.8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00097.92973327637" table:style-name="ce5">
            <text:p>500.098</text:p>
          </table:table-cell>
          <table:table-cell office:value-type="float" office:value="27424.320533752441" table:style-name="ce5">
            <text:p>27.424</text:p>
          </table:table-cell>
          <table:table-cell office:value-type="float" office:value="1168.1600227355957" table:style-name="ce5">
            <text:p>1.168</text:p>
          </table:table-cell>
          <table:table-cell office:value-type="string" table:style-name="ce5">
            <text:p>-</text:p>
          </table:table-cell>
          <table:table-cell office:value-type="float" office:value="504737.24982357025" table:style-name="ce5">
            <text:p>504.737</text:p>
          </table:table-cell>
          <table:table-cell office:value-type="float" office:value="6959.9601354598999" table:style-name="ce5">
            <text:p>6.9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7064.64772796631" table:style-name="ce5">
            <text:p>397.065</text:p>
          </table:table-cell>
          <table:table-cell office:value-type="float" office:value="124738.32242774963" table:style-name="ce5">
            <text:p>124.738</text:p>
          </table:table-cell>
          <table:table-cell office:value-type="float" office:value="3388.8400659561157" table:style-name="ce5">
            <text:p>3.389</text:p>
          </table:table-cell>
          <table:table-cell office:value-type="string" table:style-name="ce5">
            <text:p>-</text:p>
          </table:table-cell>
          <table:table-cell office:value-type="float" office:value="495172.44963741302" table:style-name="ce5">
            <text:p>495.172</text:p>
          </table:table-cell>
          <table:table-cell office:value-type="float" office:value="53615.801043510437" table:style-name="ce5">
            <text:p>53.6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3604.76882839203" table:style-name="ce5">
            <text:p>453.605</text:p>
          </table:table-cell>
          <table:table-cell office:value-type="float" office:value="60164.161170959473" table:style-name="ce5">
            <text:p>60.1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9993.68583869934" table:style-name="ce5">
            <text:p>299.994</text:p>
          </table:table-cell>
          <table:table-cell office:value-type="float" office:value="213316.60415172577" table:style-name="ce5">
            <text:p>213.317</text:p>
          </table:table-cell>
          <table:table-cell office:value-type="float" office:value="174.44000339508057" table:style-name="ce5">
            <text:p>174</text:p>
          </table:table-cell>
          <table:table-cell office:value-type="string" table:style-name="ce5">
            <text:p>-</text:p>
          </table:table-cell>
          <table:table-cell office:value-type="float" office:value="306132.40595817566" table:style-name="ce5">
            <text:p>306.132</text:p>
          </table:table-cell>
          <table:table-cell office:value-type="float" office:value="207354.28403568268" table:style-name="ce5">
            <text:p>207.354</text:p>
          </table:table-cell>
          <table:table-cell office:value-type="float" office:value="1164.2400226593018" table:style-name="ce5">
            <text:p>1.164</text:p>
          </table:table-cell>
          <table:table-cell office:value-type="float" office:value="0" table:style-name="ce5">
            <text:p>0</text:p>
          </table:table-cell>
          <table:table-cell office:value-type="float" office:value="492630.3295879364" table:style-name="ce5">
            <text:p>492.630</text:p>
          </table:table-cell>
          <table:table-cell office:value-type="float" office:value="75265.961464881897" table:style-name="ce5">
            <text:p>75.266</text:p>
          </table:table-cell>
          <table:table-cell office:value-type="float" office:value="1164.2400226593018" table:style-name="ce5">
            <text:p>1.164</text:p>
          </table:table-cell>
          <table:table-cell office:value-type="string" table:style-name="ce5">
            <text:p>-</text:p>
          </table:table-cell>
          <table:table-cell office:value-type="float" office:value="501865.84976768494" table:style-name="ce5">
            <text:p>501.866</text:p>
          </table:table-cell>
          <table:table-cell office:value-type="float" office:value="21475.720417976379" table:style-name="ce5">
            <text:p>21.4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2778.04783916473" table:style-name="ce5">
            <text:p>402.778</text:p>
          </table:table-cell>
          <table:table-cell office:value-type="float" office:value="107453.08209133148" table:style-name="ce5">
            <text:p>107.4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834.560989379883" table:style-name="ce5">
            <text:p>50.835</text:p>
          </table:table-cell>
          <table:table-cell office:value-type="float" office:value="457342.48890113831" table:style-name="ce5">
            <text:p>457.342</text:p>
          </table:table-cell>
          <table:table-cell office:value-type="string" table:style-name="ce5">
            <text:p>-</text:p>
          </table:table-cell>
          <table:table-cell office:value-type="float" office:value="356.72000694274902" table:style-name="ce5">
            <text:p>357</text:p>
          </table:table-cell>
          <table:table-cell office:value-type="float" office:value="352531.48686122894" table:style-name="ce5">
            <text:p>352.531</text:p>
          </table:table-cell>
          <table:table-cell office:value-type="float" office:value="158859.96309185028" table:style-name="ce5">
            <text:p>158.860</text:p>
          </table:table-cell>
          <table:table-cell office:value-type="float" office:value="94.080001831054688" table:style-name="ce5">
            <text:p>94</text:p>
          </table:table-cell>
          <table:table-cell office:value-type="float" office:value="0" table:style-name="ce5">
            <text:p>0</text:p>
          </table:table-cell>
          <table:table-cell office:value-type="float" office:value="502475.40977954865" table:style-name="ce5">
            <text:p>502.475</text:p>
          </table:table-cell>
          <table:table-cell office:value-type="float" office:value="20309.520395278931" table:style-name="ce5">
            <text:p>20.3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291471.6056728363" table:style-name="ce5">
            <text:p>291.472</text:p>
          </table:table-cell>
          <table:table-cell office:value-type="float" office:value="108378.20210933685" table:style-name="ce5">
            <text:p>108.378</text:p>
          </table:table-cell>
          <table:table-cell office:value-type="float" office:value="1783.6000347137451" table:style-name="ce5">
            <text:p>1.784</text:p>
          </table:table-cell>
          <table:table-cell office:value-type="string" table:style-name="ce5">
            <text:p>-</text:p>
          </table:table-cell>
          <table:table-cell office:value-type="float" office:value="373809.24727535248" table:style-name="ce5">
            <text:p>373.809</text:p>
          </table:table-cell>
          <table:table-cell office:value-type="float" office:value="31801.000618934631" table:style-name="ce5">
            <text:p>31.801</text:p>
          </table:table-cell>
          <table:table-cell office:value-type="float" office:value="1617.0000314712524" table:style-name="ce5">
            <text:p>1.617</text:p>
          </table:table-cell>
          <table:table-cell office:value-type="string" table:style-name="ce5">
            <text:p>-</text:p>
          </table:table-cell>
          <table:table-cell office:value-type="float" office:value="179914.28350162506" table:style-name="ce5">
            <text:p>179.914</text:p>
          </table:table-cell>
          <table:table-cell office:value-type="float" office:value="243430.04473781586" table:style-name="ce5">
            <text:p>243.430</text:p>
          </table:table-cell>
          <table:table-cell office:value-type="float" office:value="3388.8400659561157" table:style-name="ce5">
            <text:p>3.389</text:p>
          </table:table-cell>
          <table:table-cell office:value-type="string" table:style-name="ce5">
            <text:p>-</text:p>
          </table:table-cell>
          <table:table-cell office:value-type="float" office:value="266273.84518241882" table:style-name="ce5">
            <text:p>266.274</text:p>
          </table:table-cell>
          <table:table-cell office:value-type="float" office:value="158912.88309288025" table:style-name="ce5">
            <text:p>158.9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3394.12629413605" table:style-name="ce5">
            <text:p>323.394</text:p>
          </table:table-cell>
          <table:table-cell office:value-type="float" office:value="97913.761905670166" table:style-name="ce5">
            <text:p>97.914</text:p>
          </table:table-cell>
          <table:table-cell office:value-type="float" office:value="668.36001300811768" table:style-name="ce5">
            <text:p>668</text:p>
          </table:table-cell>
          <table:table-cell office:value-type="string" table:style-name="ce5">
            <text:p>-</text:p>
          </table:table-cell>
          <table:table-cell office:value-type="float" office:value="135690.80264091492" table:style-name="ce5">
            <text:p>135.691</text:p>
          </table:table-cell>
          <table:table-cell office:value-type="float" office:value="272667.36530685425" table:style-name="ce5">
            <text:p>272.6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4604.56359291077" table:style-name="ce5">
            <text:p>184.605</text:p>
          </table:table-cell>
          <table:table-cell office:value-type="float" office:value="283098.48550987244" table:style-name="ce5">
            <text:p>283.098</text:p>
          </table:table-cell>
          <table:table-cell office:value-type="float" office:value="1164.2400226593018" table:style-name="ce5">
            <text:p>1.164</text:p>
          </table:table-cell>
          <table:table-cell office:value-type="float" office:value="0" table:style-name="ce5">
            <text:p>0</text:p>
          </table:table-cell>
          <table:table-cell office:value-type="float" office:value="266389.48518466949" table:style-name="ce5">
            <text:p>266.389</text:p>
          </table:table-cell>
          <table:table-cell office:value-type="float" office:value="149265.76290512085" table:style-name="ce5">
            <text:p>149.266</text:p>
          </table:table-cell>
          <table:table-cell office:value-type="float" office:value="1164.2400226593018" table:style-name="ce5">
            <text:p>1.164</text:p>
          </table:table-cell>
          <table:table-cell office:value-type="string" table:style-name="ce5">
            <text:p>-</text:p>
          </table:table-cell>
          <table:table-cell office:value-type="float" office:value="325297.28633117676" table:style-name="ce5">
            <text:p>325.297</text:p>
          </table:table-cell>
          <table:table-cell office:value-type="float" office:value="84003.641634941101" table:style-name="ce5">
            <text:p>84.004</text:p>
          </table:table-cell>
          <table:table-cell office:value-type="float" office:value="4580.5200891494751" table:style-name="ce5">
            <text:p>4.581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256859.96499919891" table:style-name="ce5">
            <text:p>256.860</text:p>
          </table:table-cell>
          <table:table-cell office:value-type="float" office:value="137131.40266895294" table:style-name="ce5">
            <text:p>137.131</text:p>
          </table:table-cell>
          <table:table-cell office:value-type="float" office:value="1050.5600204467773" table:style-name="ce5">
            <text:p>1.051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124242.44241809845" table:style-name="ce5">
            <text:p>124.242</text:p>
          </table:table-cell>
          <table:table-cell office:value-type="float" office:value="310987.32605266571" table:style-name="ce5">
            <text:p>310.9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8285.44366455078" table:style-name="ce5">
            <text:p>188.285</text:p>
          </table:table-cell>
          <table:table-cell office:value-type="float" office:value="238198.80463600159" table:style-name="ce5">
            <text:p>238.199</text:p>
          </table:table-cell>
          <table:table-cell office:value-type="float" office:value="2659.7200517654419" table:style-name="ce5">
            <text:p>2.660</text:p>
          </table:table-cell>
          <table:table-cell office:value-type="float" office:value="919.24001789093018" table:style-name="ce5">
            <text:p>919</text:p>
          </table:table-cell>
          <table:table-cell office:value-type="float" office:value="350332.36681842804" table:style-name="ce5">
            <text:p>350.332</text:p>
          </table:table-cell>
          <table:table-cell office:value-type="float" office:value="78815.521533966064" table:style-name="ce5">
            <text:p>78.8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536238.3704366684" table:style-name="ce5">
            <text:p>536.238</text:p>
          </table:table-cell>
          <table:table-cell office:value-type="float" office:value="79364.321544647217" table:style-name="ce5">
            <text:p>79.364</text:p>
          </table:table-cell>
          <table:table-cell office:value-type="float" office:value="131.32000255584717" table:style-name="ce5">
            <text:p>131</text:p>
          </table:table-cell>
          <table:table-cell office:value-type="string" table:style-name="ce5">
            <text:p>-</text:p>
          </table:table-cell>
          <table:table-cell office:value-type="float" office:value="548408.01067352295" table:style-name="ce5">
            <text:p>548.408</text:p>
          </table:table-cell>
          <table:table-cell office:value-type="float" office:value="55491.52108001709" table:style-name="ce5">
            <text:p>55.4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6119.68829345703" table:style-name="ce5">
            <text:p>426.120</text:p>
          </table:table-cell>
          <table:table-cell office:value-type="float" office:value="173230.68337154388" table:style-name="ce5">
            <text:p>173.231</text:p>
          </table:table-cell>
          <table:table-cell office:value-type="float" office:value="735.00001430511475" table:style-name="ce5">
            <text:p>735</text:p>
          </table:table-cell>
          <table:table-cell office:value-type="string" table:style-name="ce5">
            <text:p>-</text:p>
          </table:table-cell>
          <table:table-cell office:value-type="float" office:value="534637.05040550232" table:style-name="ce5">
            <text:p>534.637</text:p>
          </table:table-cell>
          <table:table-cell office:value-type="float" office:value="83590.08162689209" table:style-name="ce5">
            <text:p>83.590</text:p>
          </table:table-cell>
          <table:table-cell office:value-type="float" office:value="0" table:style-name="ce5">
            <text:p>0</text:p>
          </table:table-cell>
          <table:table-cell office:value-type="float" office:value="386.12000751495361" table:style-name="ce5">
            <text:p>386</text:p>
          </table:table-cell>
          <table:table-cell office:value-type="float" office:value="512214.64996910095" table:style-name="ce5">
            <text:p>512.215</text:p>
          </table:table-cell>
          <table:table-cell office:value-type="float" office:value="67110.401306152344" table:style-name="ce5">
            <text:p>67.1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1673.32606601715" table:style-name="ce5">
            <text:p>311.673</text:p>
          </table:table-cell>
          <table:table-cell office:value-type="float" office:value="295017.24574184418" table:style-name="ce5">
            <text:p>295.0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2518.00627708435" table:style-name="ce5">
            <text:p>322.518</text:p>
          </table:table-cell>
          <table:table-cell office:value-type="float" office:value="266483.56518650055" table:style-name="ce5">
            <text:p>266.484</text:p>
          </table:table-cell>
          <table:table-cell office:value-type="float" office:value="276.36000537872314" table:style-name="ce5">
            <text:p>276</text:p>
          </table:table-cell>
          <table:table-cell office:value-type="float" office:value="511.56000995635986" table:style-name="ce5">
            <text:p>512</text:p>
          </table:table-cell>
          <table:table-cell office:value-type="float" office:value="545375.89061450958" table:style-name="ce5">
            <text:p>545.376</text:p>
          </table:table-cell>
          <table:table-cell office:value-type="float" office:value="59852.521164894104" table:style-name="ce5">
            <text:p>59.8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5013.29060745239" table:style-name="ce5">
            <text:p>545.013</text:p>
          </table:table-cell>
          <table:table-cell office:value-type="float" office:value="65844.241281509399" table:style-name="ce5">
            <text:p>65.844</text:p>
          </table:table-cell>
          <table:table-cell office:value-type="float" office:value="2669.5200519561768" table:style-name="ce5">
            <text:p>2.670</text:p>
          </table:table-cell>
          <table:table-cell office:value-type="float" office:value="0" table:style-name="ce5">
            <text:p>0</text:p>
          </table:table-cell>
          <table:table-cell office:value-type="float" office:value="443263.8086271286" table:style-name="ce5">
            <text:p>443.264</text:p>
          </table:table-cell>
          <table:table-cell office:value-type="float" office:value="134373.68261528015" table:style-name="ce5">
            <text:p>134.374</text:p>
          </table:table-cell>
          <table:table-cell office:value-type="float" office:value="0" table:style-name="ce5">
            <text:p>0</text:p>
          </table:table-cell>
          <table:table-cell office:value-type="float" office:value="1683.6400327682495" table:style-name="ce5">
            <text:p>1.684</text:p>
          </table:table-cell>
          <table:table-cell office:value-type="float" office:value="67884.601321220398" table:style-name="ce5">
            <text:p>67.885</text:p>
          </table:table-cell>
          <table:table-cell office:value-type="float" office:value="510409.48993396759" table:style-name="ce5">
            <text:p>510.409</text:p>
          </table:table-cell>
          <table:table-cell office:value-type="string" table:style-name="ce5">
            <text:p>-</text:p>
          </table:table-cell>
          <table:table-cell office:value-type="float" office:value="356.72000694274902" table:style-name="ce5">
            <text:p>357</text:p>
          </table:table-cell>
          <table:table-cell office:value-type="float" office:value="378528.92736721039" table:style-name="ce5">
            <text:p>378.529</text:p>
          </table:table-cell>
          <table:table-cell office:value-type="float" office:value="207836.44404506683" table:style-name="ce5">
            <text:p>207.836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346.92000675201416" table:style-name="ce5">
            <text:p>347</text:p>
          </table:table-cell>
          <table:table-cell office:value-type="float" office:value="564766.17099189758" table:style-name="ce5">
            <text:p>564.766</text:p>
          </table:table-cell>
          <table:table-cell office:value-type="float" office:value="21609.000420570374" table:style-name="ce5">
            <text:p>21.6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399024.64776611328" table:style-name="ce5">
            <text:p>399.025</text:p>
          </table:table-cell>
          <table:table-cell office:value-type="float" office:value="35254.520686149597" table:style-name="ce5">
            <text:p>35.2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4681.1280708313" table:style-name="ce5">
            <text:p>414.681</text:p>
          </table:table-cell>
          <table:table-cell office:value-type="float" office:value="28643.440557479858" table:style-name="ce5">
            <text:p>28.6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8164.36736011505" table:style-name="ce5">
            <text:p>378.164</text:p>
          </table:table-cell>
          <table:table-cell office:value-type="float" office:value="67182.921307563782" table:style-name="ce5">
            <text:p>67.183</text:p>
          </table:table-cell>
          <table:table-cell office:value-type="float" office:value="1158.3600225448608" table:style-name="ce5">
            <text:p>1.158</text:p>
          </table:table-cell>
          <table:table-cell office:value-type="string" table:style-name="ce5">
            <text:p>-</text:p>
          </table:table-cell>
          <table:table-cell office:value-type="float" office:value="409485.16796970367" table:style-name="ce5">
            <text:p>409.485</text:p>
          </table:table-cell>
          <table:table-cell office:value-type="float" office:value="36179.640704154968" table:style-name="ce5">
            <text:p>36.180</text:p>
          </table:table-cell>
          <table:table-cell office:value-type="float" office:value="1317.1200256347656" table:style-name="ce5">
            <text:p>1.317</text:p>
          </table:table-cell>
          <table:table-cell office:value-type="float" office:value="0" table:style-name="ce5">
            <text:p>0</text:p>
          </table:table-cell>
          <table:table-cell office:value-type="float" office:value="418716.76814937592" table:style-name="ce5">
            <text:p>418.717</text:p>
          </table:table-cell>
          <table:table-cell office:value-type="float" office:value="14098.280274391174" table:style-name="ce5">
            <text:p>14.09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4913.76476669312" table:style-name="ce5">
            <text:p>244.914</text:p>
          </table:table-cell>
          <table:table-cell office:value-type="float" office:value="196595.84382629395" table:style-name="ce5">
            <text:p>196.596</text:p>
          </table:table-cell>
          <table:table-cell office:value-type="float" office:value="2965.4800577163696" table:style-name="ce5">
            <text:p>2.965</text:p>
          </table:table-cell>
          <table:table-cell office:value-type="string" table:style-name="ce5">
            <text:p>-</text:p>
          </table:table-cell>
          <table:table-cell office:value-type="float" office:value="348825.12678909302" table:style-name="ce5">
            <text:p>348.825</text:p>
          </table:table-cell>
          <table:table-cell office:value-type="float" office:value="99513.121936798096" table:style-name="ce5">
            <text:p>99.5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6157.00809955597" table:style-name="ce5">
            <text:p>416.157</text:p>
          </table:table-cell>
          <table:table-cell office:value-type="float" office:value="37681.000733375549" table:style-name="ce5">
            <text:p>37.6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2689.76803207397" table:style-name="ce5">
            <text:p>412.690</text:p>
          </table:table-cell>
          <table:table-cell office:value-type="float" office:value="27822.200541496277" table:style-name="ce5">
            <text:p>27.8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1494.56703567505" table:style-name="ce5">
            <text:p>361.495</text:p>
          </table:table-cell>
          <table:table-cell office:value-type="float" office:value="83519.521625518799" table:style-name="ce5">
            <text:p>83.5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1784.841786384583" table:style-name="ce5">
            <text:p>91.785</text:p>
          </table:table-cell>
          <table:table-cell office:value-type="float" office:value="347174.80675697327" table:style-name="ce5">
            <text:p>347.17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3592.56513023376" table:style-name="ce5">
            <text:p>263.593</text:p>
          </table:table-cell>
          <table:table-cell office:value-type="float" office:value="171027.64332866669" table:style-name="ce5">
            <text:p>171.028</text:p>
          </table:table-cell>
          <table:table-cell office:value-type="float" office:value="4127.7600803375244" table:style-name="ce5">
            <text:p>4.128</text:p>
          </table:table-cell>
          <table:table-cell office:value-type="float" office:value="0" table:style-name="ce5">
            <text:p>0</text:p>
          </table:table-cell>
          <table:table-cell office:value-type="float" office:value="419196.96815872192" table:style-name="ce5">
            <text:p>419.197</text:p>
          </table:table-cell>
          <table:table-cell office:value-type="float" office:value="14917.560290336609" table:style-name="ce5">
            <text:p>14.9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55" table:number-rows-spanned="1" table:style-name="ce9"/>
          <table:covered-table-cell table:number-columns-repeated="54"/>
          <table:table-cell table:number-columns-repeated="16329"/>
        </table:table-row>
        <table:table-row table:number-rows-repeated="1048555" table:style-name="ro1">
          <table:table-cell table:number-columns-repeated="16384"/>
        </table:table-row>
      </table:table>
      <table:table table:name="C6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8">
            <text:p>MARGEM DE ERRO PARA O TOTAL DO INDICADOR C6 – ALUNOS DE ESCOLAS URBANAS, POR PERCEPÇÃO SOBRE OS EFEITOS DO USO DA INTERNET NAS ATIVIDADES DE APRENDIZAGEM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33" table:number-rows-spanned="1" table:style-name="ce10">
            <text:p>Total de alunos que estudam em escolas localizadas em áreas urbanas e usuários de Internet<text:s/>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5" table:number-rows-spanned="1" table:style-name="ce11">
            <text:p>As atividades realizadas na Internet fazem com que sinta mais vontade de aprender coisas novas</text:p>
          </table:table-cell>
          <table:covered-table-cell table:number-columns-repeated="4"/>
          <table:table-cell office:value-type="string" table:number-columns-spanned="5" table:number-rows-spanned="1" table:style-name="ce11">
            <text:p>A atividades realizadas na Internet ajudam a aprender coisas que fazem ir melhor n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As atividades realizadas na internet ajudam a pensar no que quer fazer ou trabalhar no futuro</text:p>
          </table:table-cell>
          <table:covered-table-cell table:number-columns-repeated="4"/>
          <table:table-cell office:value-type="string" table:number-columns-spanned="5" table:number-rows-spanned="1" table:style-name="ce11">
            <text:p>As atividades realizadas na Internet ajudam a resolver dificuldades ou problemas que enfrenta n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As atividades realizadas na Internet ajudam a fazer coisas que tinha dificuldade de fazer</text:p>
          </table:table-cell>
          <table:covered-table-cell table:number-columns-repeated="4"/>
          <table:table-cell office:value-type="string" table:number-columns-spanned="5" table:number-rows-spanned="1" table:style-name="ce11">
            <text:p>As atividades realizadas na Internet fazem com que o interesse pela aula aumente</text:p>
          </table:table-cell>
          <table:covered-table-cell table:number-columns-repeated="4"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realiza atividades na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realiza atividades na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realiza atividades na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realiza atividades na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realiza atividades na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realiza atividades na Internet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03295.85174179077" table:style-name="ce5">
            <text:p>603.296</text:p>
          </table:table-cell>
          <table:table-cell office:value-type="float" office:value="94303.441835403442" table:style-name="ce5">
            <text:p>94.303</text:p>
          </table:table-cell>
          <table:table-cell office:value-type="float" office:value="5011.7200975418091" table:style-name="ce5">
            <text:p>5.012</text:p>
          </table:table-cell>
          <table:table-cell office:value-type="float" office:value="1807.1200351715088" table:style-name="ce5">
            <text:p>1.807</text:p>
          </table:table-cell>
          <table:table-cell office:value-type="float" office:value="0" table:style-name="ce5">
            <text:p>0</text:p>
          </table:table-cell>
          <table:table-cell office:value-type="float" office:value="640130.13245868683" table:style-name="ce5">
            <text:p>640.130</text:p>
          </table:table-cell>
          <table:table-cell office:value-type="float" office:value="89693.521745681763" table:style-name="ce5">
            <text:p>89.694</text:p>
          </table:table-cell>
          <table:table-cell office:value-type="float" office:value="4609.9200897216797" table:style-name="ce5">
            <text:p>4.6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89470.01147270203" table:style-name="ce5">
            <text:p>589.470</text:p>
          </table:table-cell>
          <table:table-cell office:value-type="float" office:value="104189.68202781677" table:style-name="ce5">
            <text:p>104.190</text:p>
          </table:table-cell>
          <table:table-cell office:value-type="float" office:value="14386.400279998779" table:style-name="ce5">
            <text:p>14.386</text:p>
          </table:table-cell>
          <table:table-cell office:value-type="float" office:value="1164.2400226593018" table:style-name="ce5">
            <text:p>1.164</text:p>
          </table:table-cell>
          <table:table-cell office:value-type="float" office:value="0" table:style-name="ce5">
            <text:p>0</text:p>
          </table:table-cell>
          <table:table-cell office:value-type="float" office:value="515021.37002372742" table:style-name="ce5">
            <text:p>515.021</text:p>
          </table:table-cell>
          <table:table-cell office:value-type="float" office:value="208655.72406101227" table:style-name="ce5">
            <text:p>208.656</text:p>
          </table:table-cell>
          <table:table-cell office:value-type="float" office:value="3661.2800712585449" table:style-name="ce5">
            <text:p>3.661</text:p>
          </table:table-cell>
          <table:table-cell office:value-type="float" office:value="1366.1200265884399" table:style-name="ce5">
            <text:p>1.366</text:p>
          </table:table-cell>
          <table:table-cell office:value-type="float" office:value="0" table:style-name="ce5">
            <text:p>0</text:p>
          </table:table-cell>
          <table:table-cell office:value-type="float" office:value="643842.37253093719" table:style-name="ce5">
            <text:p>643.842</text:p>
          </table:table-cell>
          <table:table-cell office:value-type="float" office:value="64858.361262321472" table:style-name="ce5">
            <text:p>64.858</text:p>
          </table:table-cell>
          <table:table-cell office:value-type="float" office:value="3441.760066986084" table:style-name="ce5">
            <text:p>3.44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1608.69073581696" table:style-name="ce5">
            <text:p>551.609</text:p>
          </table:table-cell>
          <table:table-cell office:value-type="float" office:value="149595.04291152954" table:style-name="ce5">
            <text:p>149.595</text:p>
          </table:table-cell>
          <table:table-cell office:value-type="float" office:value="6179.8801202774048" table:style-name="ce5">
            <text:p>6.180</text:p>
          </table:table-cell>
          <table:table-cell office:value-type="float" office:value="897.68001747131348" table:style-name="ce5">
            <text:p>898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324871.96632289886" table:style-name="ce5">
            <text:p>324.872</text:p>
          </table:table-cell>
          <table:table-cell office:value-type="float" office:value="68807.761339187622" table:style-name="ce5">
            <text:p>68.808</text:p>
          </table:table-cell>
          <table:table-cell office:value-type="float" office:value="60.760001182556152" table:style-name="ce5">
            <text:p>61</text:p>
          </table:table-cell>
          <table:table-cell office:value-type="float" office:value="1807.1200351715088" table:style-name="ce5">
            <text:p>1.807</text:p>
          </table:table-cell>
          <table:table-cell office:value-type="float" office:value="0" table:style-name="ce5">
            <text:p>0</text:p>
          </table:table-cell>
          <table:table-cell office:value-type="float" office:value="355789.00692462921" table:style-name="ce5">
            <text:p>355.789</text:p>
          </table:table-cell>
          <table:table-cell office:value-type="float" office:value="60032.841168403625" table:style-name="ce5">
            <text:p>60.033</text:p>
          </table:table-cell>
          <table:table-cell office:value-type="float" office:value="1058.4000205993652" table:style-name="ce5">
            <text:p>1.05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4797.56612682343" table:style-name="ce5">
            <text:p>314.798</text:p>
          </table:table-cell>
          <table:table-cell office:value-type="float" office:value="76044.081480026245" table:style-name="ce5">
            <text:p>76.044</text:p>
          </table:table-cell>
          <table:table-cell office:value-type="float" office:value="13843.480269432068" table:style-name="ce5">
            <text:p>13.8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1842.36490154266" table:style-name="ce5">
            <text:p>251.842</text:p>
          </table:table-cell>
          <table:table-cell office:value-type="float" office:value="163138.64317512512" table:style-name="ce5">
            <text:p>163.139</text:p>
          </table:table-cell>
          <table:table-cell office:value-type="float" office:value="2032.5200395584106" table:style-name="ce5">
            <text:p>2.033</text:p>
          </table:table-cell>
          <table:table-cell office:value-type="float" office:value="1366.1200265884399" table:style-name="ce5">
            <text:p>1.366</text:p>
          </table:table-cell>
          <table:table-cell office:value-type="float" office:value="0" table:style-name="ce5">
            <text:p>0</text:p>
          </table:table-cell>
          <table:table-cell office:value-type="float" office:value="361269.16703128815" table:style-name="ce5">
            <text:p>361.269</text:p>
          </table:table-cell>
          <table:table-cell office:value-type="float" office:value="48625.640946388245" table:style-name="ce5">
            <text:p>48.626</text:p>
          </table:table-cell>
          <table:table-cell office:value-type="float" office:value="2695.0000524520874" table:style-name="ce5">
            <text:p>2.69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8490.44561481476" table:style-name="ce5">
            <text:p>288.490</text:p>
          </table:table-cell>
          <table:table-cell office:value-type="float" office:value="114952.0422372818" table:style-name="ce5">
            <text:p>114.952</text:p>
          </table:table-cell>
          <table:table-cell office:value-type="float" office:value="834.96001625061035" table:style-name="ce5">
            <text:p>835</text:p>
          </table:table-cell>
          <table:table-cell office:value-type="float" office:value="897.68001747131348" table:style-name="ce5">
            <text:p>898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336916.16655731201" table:style-name="ce5">
            <text:p>336.916</text:p>
          </table:table-cell>
          <table:table-cell office:value-type="float" office:value="56861.561106681824" table:style-name="ce5">
            <text:p>56.862</text:p>
          </table:table-cell>
          <table:table-cell office:value-type="float" office:value="5011.7200975418091" table:style-name="ce5">
            <text:p>5.0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9805.20661354065" table:style-name="ce5">
            <text:p>339.805</text:p>
          </table:table-cell>
          <table:table-cell office:value-type="float" office:value="50950.200991630554" table:style-name="ce5">
            <text:p>50.950</text:p>
          </table:table-cell>
          <table:table-cell office:value-type="float" office:value="4486.4400873184204" table:style-name="ce5">
            <text:p>4.48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8647.00620174408" table:style-name="ce5">
            <text:p>318.647</text:p>
          </table:table-cell>
          <table:table-cell office:value-type="float" office:value="66871.281301498413" table:style-name="ce5">
            <text:p>66.871</text:p>
          </table:table-cell>
          <table:table-cell office:value-type="float" office:value="3914.1200761795044" table:style-name="ce5">
            <text:p>3.914</text:p>
          </table:table-cell>
          <table:table-cell office:value-type="float" office:value="1164.2400226593018" table:style-name="ce5">
            <text:p>1.164</text:p>
          </table:table-cell>
          <table:table-cell office:value-type="float" office:value="0" table:style-name="ce5">
            <text:p>0</text:p>
          </table:table-cell>
          <table:table-cell office:value-type="float" office:value="302543.64588832855" table:style-name="ce5">
            <text:p>302.544</text:p>
          </table:table-cell>
          <table:table-cell office:value-type="float" office:value="105493.08205318451" table:style-name="ce5">
            <text:p>105.493</text:p>
          </table:table-cell>
          <table:table-cell office:value-type="float" office:value="3045.8400592803955" table:style-name="ce5">
            <text:p>3.0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4667.96670818329" table:style-name="ce5">
            <text:p>344.668</text:p>
          </table:table-cell>
          <table:table-cell office:value-type="float" office:value="43290.520842552185" table:style-name="ce5">
            <text:p>43.291</text:p>
          </table:table-cell>
          <table:table-cell office:value-type="float" office:value="2140.3200416564941" table:style-name="ce5">
            <text:p>2.14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8208.0459985733" table:style-name="ce5">
            <text:p>308.208</text:p>
          </table:table-cell>
          <table:table-cell office:value-type="float" office:value="89797.401747703552" table:style-name="ce5">
            <text:p>89.797</text:p>
          </table:table-cell>
          <table:table-cell office:value-type="float" office:value="6123.0401191711426" table:style-name="ce5">
            <text:p>6.1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3513.721430778503" table:style-name="ce5">
            <text:p>73.514</text:p>
          </table:table-cell>
          <table:table-cell office:value-type="float" office:value="12367.600240707397" table:style-name="ce5">
            <text:p>12.368</text:p>
          </table:table-cell>
          <table:table-cell office:value-type="float" office:value="309.68000602722168" table:style-name="ce5">
            <text:p>3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6273.401484489441" table:style-name="ce5">
            <text:p>76.273</text:p>
          </table:table-cell>
          <table:table-cell office:value-type="float" office:value="10433.080203056335" table:style-name="ce5">
            <text:p>10.433</text:p>
          </table:table-cell>
          <table:table-cell office:value-type="float" office:value="456.68000888824463" table:style-name="ce5">
            <text:p>45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2939.44141960144" table:style-name="ce5">
            <text:p>72.939</text:p>
          </table:table-cell>
          <table:table-cell office:value-type="float" office:value="14888.160289764404" table:style-name="ce5">
            <text:p>14.888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576.521237373352" table:style-name="ce5">
            <text:p>63.577</text:p>
          </table:table-cell>
          <table:table-cell office:value-type="float" office:value="26507.040515899658" table:style-name="ce5">
            <text:p>26.507</text:p>
          </table:table-cell>
          <table:table-cell office:value-type="float" office:value="676.20001316070557" table:style-name="ce5">
            <text:p>6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210.281502723694" table:style-name="ce5">
            <text:p>77.210</text:p>
          </table:table-cell>
          <table:table-cell office:value-type="float" office:value="8923.8801736831665" table:style-name="ce5">
            <text:p>8.9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774.441338539124" table:style-name="ce5">
            <text:p>68.774</text:p>
          </table:table-cell>
          <table:table-cell office:value-type="float" office:value="19013.960370063782" table:style-name="ce5">
            <text:p>19.014</text:p>
          </table:table-cell>
          <table:table-cell office:value-type="float" office:value="754.60001468658447" table:style-name="ce5">
            <text:p>7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9091.961344718933" table:style-name="ce5">
            <text:p>69.092</text:p>
          </table:table-cell>
          <table:table-cell office:value-type="float" office:value="12226.480237960815" table:style-name="ce5">
            <text:p>12.226</text:p>
          </table:table-cell>
          <table:table-cell office:value-type="float" office:value="1426.8800277709961" table:style-name="ce5">
            <text:p>1.4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311.481348991394" table:style-name="ce5">
            <text:p>69.311</text:p>
          </table:table-cell>
          <table:table-cell office:value-type="float" office:value="11123.00021648407" table:style-name="ce5">
            <text:p>11.123</text:p>
          </table:table-cell>
          <table:table-cell office:value-type="float" office:value="609.5600118637085" table:style-name="ce5">
            <text:p>6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325.601329803467" table:style-name="ce5">
            <text:p>68.326</text:p>
          </table:table-cell>
          <table:table-cell office:value-type="float" office:value="15299.760297775269" table:style-name="ce5">
            <text:p>15.300</text:p>
          </table:table-cell>
          <table:table-cell office:value-type="float" office:value="0" table:style-name="ce5">
            <text:p>0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63911.681243896484" table:style-name="ce5">
            <text:p>63.912</text:p>
          </table:table-cell>
          <table:table-cell office:value-type="float" office:value="21957.880427360535" table:style-name="ce5">
            <text:p>21.958</text:p>
          </table:table-cell>
          <table:table-cell office:value-type="float" office:value="1117.2000217437744" table:style-name="ce5">
            <text:p>1.117</text:p>
          </table:table-cell>
          <table:table-cell office:value-type="float" office:value="174.44000339508057" table:style-name="ce5">
            <text:p>174</text:p>
          </table:table-cell>
          <table:table-cell office:value-type="float" office:value="0" table:style-name="ce5">
            <text:p>0</text:p>
          </table:table-cell>
          <table:table-cell office:value-type="float" office:value="70358.121369361877" table:style-name="ce5">
            <text:p>70.358</text:p>
          </table:table-cell>
          <table:table-cell office:value-type="float" office:value="10362.520201683044" table:style-name="ce5">
            <text:p>10.3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8519.721138954163" table:style-name="ce5">
            <text:p>58.520</text:p>
          </table:table-cell>
          <table:table-cell office:value-type="float" office:value="20282.080394744873" table:style-name="ce5">
            <text:p>20.282</text:p>
          </table:table-cell>
          <table:table-cell office:value-type="float" office:value="333.20000648498535" table:style-name="ce5">
            <text:p>333</text:p>
          </table:table-cell>
          <table:table-cell office:value-type="float" office:value="147.00000286102295" table:style-name="ce5">
            <text:p>147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72137.36724281311" table:style-name="ce5">
            <text:p>372.137</text:p>
          </table:table-cell>
          <table:table-cell office:value-type="float" office:value="38960.880758285522" table:style-name="ce5">
            <text:p>38.961</text:p>
          </table:table-cell>
          <table:table-cell office:value-type="float" office:value="1177.9600229263306" table:style-name="ce5">
            <text:p>1.178</text:p>
          </table:table-cell>
          <table:table-cell office:value-type="float" office:value="1807.1200351715088" table:style-name="ce5">
            <text:p>1.807</text:p>
          </table:table-cell>
          <table:table-cell office:value-type="float" office:value="0" table:style-name="ce5">
            <text:p>0</text:p>
          </table:table-cell>
          <table:table-cell office:value-type="float" office:value="383207.44745826721" table:style-name="ce5">
            <text:p>383.207</text:p>
          </table:table-cell>
          <table:table-cell office:value-type="float" office:value="42290.920823097229" table:style-name="ce5">
            <text:p>42.291</text:p>
          </table:table-cell>
          <table:table-cell office:value-type="float" office:value="186.2000036239624" table:style-name="ce5">
            <text:p>18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49738.48680686951" table:style-name="ce5">
            <text:p>349.738</text:p>
          </table:table-cell>
          <table:table-cell office:value-type="float" office:value="65101.401267051697" table:style-name="ce5">
            <text:p>65.101</text:p>
          </table:table-cell>
          <table:table-cell office:value-type="float" office:value="3906.2800760269165" table:style-name="ce5">
            <text:p>3.906</text:p>
          </table:table-cell>
          <table:table-cell office:value-type="float" office:value="1164.2400226593018" table:style-name="ce5">
            <text:p>1.164</text:p>
          </table:table-cell>
          <table:table-cell office:value-type="float" office:value="0" table:style-name="ce5">
            <text:p>0</text:p>
          </table:table-cell>
          <table:table-cell office:value-type="float" office:value="308358.96600151062" table:style-name="ce5">
            <text:p>308.359</text:p>
          </table:table-cell>
          <table:table-cell office:value-type="float" office:value="125028.40243339539" table:style-name="ce5">
            <text:p>125.028</text:p>
          </table:table-cell>
          <table:table-cell office:value-type="float" office:value="3014.4800586700439" table:style-name="ce5">
            <text:p>3.0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3642.64727210999" table:style-name="ce5">
            <text:p>373.643</text:p>
          </table:table-cell>
          <table:table-cell office:value-type="float" office:value="38747.240754127502" table:style-name="ce5">
            <text:p>38.747</text:p>
          </table:table-cell>
          <table:table-cell office:value-type="float" office:value="2140.3200416564941" table:style-name="ce5">
            <text:p>2.14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2025.80685138702" table:style-name="ce5">
            <text:p>352.026</text:p>
          </table:table-cell>
          <table:table-cell office:value-type="float" office:value="57492.681118965149" table:style-name="ce5">
            <text:p>57.493</text:p>
          </table:table-cell>
          <table:table-cell office:value-type="float" office:value="3392.7600660324097" table:style-name="ce5">
            <text:p>3.393</text:p>
          </table:table-cell>
          <table:table-cell office:value-type="float" office:value="882.0000171661377" table:style-name="ce5">
            <text:p>882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54692.5688495636" table:style-name="ce5">
            <text:p>454.693</text:p>
          </table:table-cell>
          <table:table-cell office:value-type="float" office:value="82876.641613006592" table:style-name="ce5">
            <text:p>82.877</text:p>
          </table:table-cell>
          <table:table-cell office:value-type="float" office:value="4647.1600904464722" table:style-name="ce5">
            <text:p>4.6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4068.96961593628" table:style-name="ce5">
            <text:p>494.069</text:p>
          </table:table-cell>
          <table:table-cell office:value-type="float" office:value="75565.841470718384" table:style-name="ce5">
            <text:p>75.566</text:p>
          </table:table-cell>
          <table:table-cell office:value-type="float" office:value="4116.0000801086426" table:style-name="ce5">
            <text:p>4.11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6393.84888267517" table:style-name="ce5">
            <text:p>456.394</text:p>
          </table:table-cell>
          <table:table-cell office:value-type="float" office:value="74074.281441688538" table:style-name="ce5">
            <text:p>74.074</text:p>
          </table:table-cell>
          <table:table-cell office:value-type="float" office:value="13843.480269432068" table:style-name="ce5">
            <text:p>13.8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5312.40769386292" table:style-name="ce5">
            <text:p>395.312</text:p>
          </table:table-cell>
          <table:table-cell office:value-type="float" office:value="159085.36309623718" table:style-name="ce5">
            <text:p>159.0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5525.16983890533" table:style-name="ce5">
            <text:p>505.525</text:p>
          </table:table-cell>
          <table:table-cell office:value-type="float" office:value="48219.920938491821" table:style-name="ce5">
            <text:p>48.220</text:p>
          </table:table-cell>
          <table:table-cell office:value-type="float" office:value="2695.0000524520874" table:style-name="ce5">
            <text:p>2.69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7027.32792186737" table:style-name="ce5">
            <text:p>407.027</text:p>
          </table:table-cell>
          <table:table-cell office:value-type="float" office:value="132084.40257072449" table:style-name="ce5">
            <text:p>132.084</text:p>
          </table:table-cell>
          <table:table-cell office:value-type="float" office:value="4905.8800954818726" table:style-name="ce5">
            <text:p>4.9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2494.361800193787" table:style-name="ce5">
            <text:p>92.494</text:p>
          </table:table-cell>
          <table:table-cell office:value-type="float" office:value="14302.120278358459" table:style-name="ce5">
            <text:p>14.302</text:p>
          </table:table-cell>
          <table:table-cell office:value-type="float" office:value="60.760001182556152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504.961761474609" table:style-name="ce5">
            <text:p>90.505</text:p>
          </table:table-cell>
          <table:table-cell office:value-type="float" office:value="17716.440344810486" table:style-name="ce5">
            <text:p>17.716</text:p>
          </table:table-cell>
          <table:table-cell office:value-type="float" office:value="1920.8000373840332" table:style-name="ce5">
            <text:p>1.92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2915.841613769531" table:style-name="ce5">
            <text:p>82.916</text:p>
          </table:table-cell>
          <table:table-cell office:value-type="float" office:value="25968.040505409241" table:style-name="ce5">
            <text:p>25.9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912.761477470398" table:style-name="ce5">
            <text:p>75.913</text:p>
          </table:table-cell>
          <table:table-cell office:value-type="float" office:value="37575.160731315613" table:style-name="ce5">
            <text:p>37.575</text:p>
          </table:table-cell>
          <table:table-cell office:value-type="float" office:value="1617.0000314712524" table:style-name="ce5">
            <text:p>1.617</text:p>
          </table:table-cell>
          <table:table-cell office:value-type="float" office:value="1354.3600263595581" table:style-name="ce5">
            <text:p>1.354</text:p>
          </table:table-cell>
          <table:table-cell office:value-type="float" office:value="0" table:style-name="ce5">
            <text:p>0</text:p>
          </table:table-cell>
          <table:table-cell office:value-type="float" office:value="91959.281789779663" table:style-name="ce5">
            <text:p>91.959</text:p>
          </table:table-cell>
          <table:table-cell office:value-type="float" office:value="13902.280270576477" table:style-name="ce5">
            <text:p>13.9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0769.641571998596" table:style-name="ce5">
            <text:p>80.770</text:p>
          </table:table-cell>
          <table:table-cell office:value-type="float" office:value="29227.520568847656" table:style-name="ce5">
            <text:p>29.228</text:p>
          </table:table-cell>
          <table:table-cell office:value-type="float" office:value="1383.7600269317627" table:style-name="ce5">
            <text:p>1.384</text:p>
          </table:table-cell>
          <table:table-cell office:value-type="float" office:value="88.20000171661377" table:style-name="ce5">
            <text:p>88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75543.84730911255" table:style-name="ce5">
            <text:p>375.544</text:p>
          </table:table-cell>
          <table:table-cell office:value-type="float" office:value="81406.641584396362" table:style-name="ce5">
            <text:p>81.407</text:p>
          </table:table-cell>
          <table:table-cell office:value-type="float" office:value="4116.0000801086426" table:style-name="ce5">
            <text:p>4.1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9514.80738639832" table:style-name="ce5">
            <text:p>379.515</text:p>
          </table:table-cell>
          <table:table-cell office:value-type="float" office:value="85430.521662712097" table:style-name="ce5">
            <text:p>85.431</text:p>
          </table:table-cell>
          <table:table-cell office:value-type="float" office:value="4443.320086479187" table:style-name="ce5">
            <text:p>4.44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7539.12734794617" table:style-name="ce5">
            <text:p>377.539</text:p>
          </table:table-cell>
          <table:table-cell office:value-type="float" office:value="80287.481562614441" table:style-name="ce5">
            <text:p>80.287</text:p>
          </table:table-cell>
          <table:table-cell office:value-type="float" office:value="13925.800271034241" table:style-name="ce5">
            <text:p>13.9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8337.64541721344" table:style-name="ce5">
            <text:p>278.338</text:p>
          </table:table-cell>
          <table:table-cell office:value-type="float" office:value="191094.12371921539" table:style-name="ce5">
            <text:p>191.094</text:p>
          </table:table-cell>
          <table:table-cell office:value-type="float" office:value="3443.720067024231" table:style-name="ce5">
            <text:p>3.444</text:p>
          </table:table-cell>
          <table:table-cell office:value-type="float" office:value="1354.3600263595581" table:style-name="ce5">
            <text:p>1.354</text:p>
          </table:table-cell>
          <table:table-cell office:value-type="float" office:value="0" table:style-name="ce5">
            <text:p>0</text:p>
          </table:table-cell>
          <table:table-cell office:value-type="float" office:value="399022.68776607513" table:style-name="ce5">
            <text:p>399.023</text:p>
          </table:table-cell>
          <table:table-cell office:value-type="float" office:value="59272.3611536026" table:style-name="ce5">
            <text:p>59.272</text:p>
          </table:table-cell>
          <table:table-cell office:value-type="float" office:value="2520.5600490570068" table:style-name="ce5">
            <text:p>2.52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0937.92702484131" table:style-name="ce5">
            <text:p>360.938</text:p>
          </table:table-cell>
          <table:table-cell office:value-type="float" office:value="110716.48215484619" table:style-name="ce5">
            <text:p>110.716</text:p>
          </table:table-cell>
          <table:table-cell office:value-type="float" office:value="4915.6800956726074" table:style-name="ce5">
            <text:p>4.916</text:p>
          </table:table-cell>
          <table:table-cell office:value-type="float" office:value="885.92001724243164" table:style-name="ce5">
            <text:p>886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28724.52834415436" table:style-name="ce5">
            <text:p>428.725</text:p>
          </table:table-cell>
          <table:table-cell office:value-type="float" office:value="44684.080869674683" table:style-name="ce5">
            <text:p>44.684</text:p>
          </table:table-cell>
          <table:table-cell office:value-type="float" office:value="2636.2000513076782" table:style-name="ce5">
            <text:p>2.636</text:p>
          </table:table-cell>
          <table:table-cell office:value-type="float" office:value="1807.1200351715088" table:style-name="ce5">
            <text:p>1.807</text:p>
          </table:table-cell>
          <table:table-cell office:value-type="float" office:value="0" table:style-name="ce5">
            <text:p>0</text:p>
          </table:table-cell>
          <table:table-cell office:value-type="float" office:value="434780.9284620285" table:style-name="ce5">
            <text:p>434.781</text:p>
          </table:table-cell>
          <table:table-cell office:value-type="float" office:value="37618.280732154846" table:style-name="ce5">
            <text:p>37.618</text:p>
          </table:table-cell>
          <table:table-cell office:value-type="float" office:value="1027.0400199890137" table:style-name="ce5">
            <text:p>1.02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11768.5680141449" table:style-name="ce5">
            <text:p>411.769</text:p>
          </table:table-cell>
          <table:table-cell office:value-type="float" office:value="55554.241081237793" table:style-name="ce5">
            <text:p>55.554</text:p>
          </table:table-cell>
          <table:table-cell office:value-type="float" office:value="938.8400182723999" table:style-name="ce5">
            <text:p>939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377811.5673532486" table:style-name="ce5">
            <text:p>377.812</text:p>
          </table:table-cell>
          <table:table-cell office:value-type="float" office:value="90883.241768836975" table:style-name="ce5">
            <text:p>90.8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371.24855136871" table:style-name="ce5">
            <text:p>439.371</text:p>
          </table:table-cell>
          <table:table-cell office:value-type="float" office:value="29543.080574989319" table:style-name="ce5">
            <text:p>29.543</text:p>
          </table:table-cell>
          <table:table-cell office:value-type="float" office:value="954.52001857757568" table:style-name="ce5">
            <text:p>9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83019.2874546051" table:style-name="ce5">
            <text:p>383.019</text:p>
          </table:table-cell>
          <table:table-cell office:value-type="float" office:value="85683.361667633057" table:style-name="ce5">
            <text:p>85.683</text:p>
          </table:table-cell>
          <table:table-cell office:value-type="float" office:value="1581.7200307846069" table:style-name="ce5">
            <text:p>1.582</text:p>
          </table:table-cell>
          <table:table-cell office:value-type="float" office:value="147.00000286102295" table:style-name="ce5">
            <text:p>147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02669.4497833252" table:style-name="ce5">
            <text:p>502.669</text:p>
          </table:table-cell>
          <table:table-cell office:value-type="float" office:value="88913.441730499268" table:style-name="ce5">
            <text:p>88.913</text:p>
          </table:table-cell>
          <table:table-cell office:value-type="float" office:value="4860.8000946044922" table:style-name="ce5">
            <text:p>4.861</text:p>
          </table:table-cell>
          <table:table-cell office:value-type="float" office:value="1807.1200351715088" table:style-name="ce5">
            <text:p>1.807</text:p>
          </table:table-cell>
          <table:table-cell office:value-type="float" office:value="0" table:style-name="ce5">
            <text:p>0</text:p>
          </table:table-cell>
          <table:table-cell office:value-type="float" office:value="511164.08994865417" table:style-name="ce5">
            <text:p>511.164</text:p>
          </table:table-cell>
          <table:table-cell office:value-type="float" office:value="90112.961753845215" table:style-name="ce5">
            <text:p>90.113</text:p>
          </table:table-cell>
          <table:table-cell office:value-type="float" office:value="4558.9600887298584" table:style-name="ce5">
            <text:p>4.55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1607.20956802368" table:style-name="ce5">
            <text:p>491.607</text:p>
          </table:table-cell>
          <table:table-cell office:value-type="float" office:value="93372.44181728363" table:style-name="ce5">
            <text:p>93.372</text:p>
          </table:table-cell>
          <table:table-cell office:value-type="float" office:value="13957.160271644592" table:style-name="ce5">
            <text:p>13.957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415882.60809421539" table:style-name="ce5">
            <text:p>415.883</text:p>
          </table:table-cell>
          <table:table-cell office:value-type="float" office:value="198718.52386760712" table:style-name="ce5">
            <text:p>198.719</text:p>
          </table:table-cell>
          <table:table-cell office:value-type="float" office:value="3443.720067024231" table:style-name="ce5">
            <text:p>3.444</text:p>
          </table:table-cell>
          <table:table-cell office:value-type="float" office:value="1354.3600263595581" table:style-name="ce5">
            <text:p>1.354</text:p>
          </table:table-cell>
          <table:table-cell office:value-type="float" office:value="0" table:style-name="ce5">
            <text:p>0</text:p>
          </table:table-cell>
          <table:table-cell office:value-type="float" office:value="523984.45019817352" table:style-name="ce5">
            <text:p>523.984</text:p>
          </table:table-cell>
          <table:table-cell office:value-type="float" office:value="64544.761256217957" table:style-name="ce5">
            <text:p>64.545</text:p>
          </table:table-cell>
          <table:table-cell office:value-type="float" office:value="2695.0000524520874" table:style-name="ce5">
            <text:p>2.69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5388.28905773163" table:style-name="ce5">
            <text:p>465.388</text:p>
          </table:table-cell>
          <table:table-cell office:value-type="float" office:value="130773.16254520416" table:style-name="ce5">
            <text:p>130.773</text:p>
          </table:table-cell>
          <table:table-cell office:value-type="float" office:value="5164.6001005172729" table:style-name="ce5">
            <text:p>5.165</text:p>
          </table:table-cell>
          <table:table-cell office:value-type="float" office:value="897.68001747131348" table:style-name="ce5">
            <text:p>898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57646.28890705109" table:style-name="ce5">
            <text:p>457.646</text:p>
          </table:table-cell>
          <table:table-cell office:value-type="float" office:value="50624.840985298157" table:style-name="ce5">
            <text:p>50.625</text:p>
          </table:table-cell>
          <table:table-cell office:value-type="float" office:value="1219.120023727417" table:style-name="ce5">
            <text:p>1.2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2402.88977813721" table:style-name="ce5">
            <text:p>502.403</text:p>
          </table:table-cell>
          <table:table-cell office:value-type="float" office:value="20938.680407524109" table:style-name="ce5">
            <text:p>20.939</text:p>
          </table:table-cell>
          <table:table-cell office:value-type="float" office:value="687.9600133895874" table:style-name="ce5">
            <text:p>68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3379.36882400513" table:style-name="ce5">
            <text:p>453.379</text:p>
          </table:table-cell>
          <table:table-cell office:value-type="float" office:value="58188.481132507324" table:style-name="ce5">
            <text:p>58.188</text:p>
          </table:table-cell>
          <table:table-cell office:value-type="float" office:value="3484.8800678253174" table:style-name="ce5">
            <text:p>3.485</text:p>
          </table:table-cell>
          <table:table-cell office:value-type="float" office:value="1164.2400226593018" table:style-name="ce5">
            <text:p>1.164</text:p>
          </table:table-cell>
          <table:table-cell office:value-type="float" office:value="0" table:style-name="ce5">
            <text:p>0</text:p>
          </table:table-cell>
          <table:table-cell office:value-type="float" office:value="404845.84787940979" table:style-name="ce5">
            <text:p>404.846</text:p>
          </table:table-cell>
          <table:table-cell office:value-type="float" office:value="105696.92205715179" table:style-name="ce5">
            <text:p>105.697</text:p>
          </table:table-cell>
          <table:table-cell office:value-type="float" office:value="1244.6000242233276" table:style-name="ce5">
            <text:p>1.245</text:p>
          </table:table-cell>
          <table:table-cell office:value-type="float" office:value="174.44000339508057" table:style-name="ce5">
            <text:p>174</text:p>
          </table:table-cell>
          <table:table-cell office:value-type="float" office:value="0" table:style-name="ce5">
            <text:p>0</text:p>
          </table:table-cell>
          <table:table-cell office:value-type="float" office:value="502873.28978729248" table:style-name="ce5">
            <text:p>502.873</text:p>
          </table:table-cell>
          <table:table-cell office:value-type="float" office:value="17134.320333480835" table:style-name="ce5">
            <text:p>17.134</text:p>
          </table:table-cell>
          <table:table-cell office:value-type="float" office:value="2140.3200416564941" table:style-name="ce5">
            <text:p>2.14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8465.96794986725" table:style-name="ce5">
            <text:p>408.466</text:p>
          </table:table-cell>
          <table:table-cell office:value-type="float" office:value="101067.40196704865" table:style-name="ce5">
            <text:p>101.067</text:p>
          </table:table-cell>
          <table:table-cell office:value-type="float" office:value="3392.7600660324097" table:style-name="ce5">
            <text:p>3.39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335828.36653614044" table:style-name="ce5">
            <text:p>335.828</text:p>
          </table:table-cell>
          <table:table-cell office:value-type="float" office:value="64021.441246032715" table:style-name="ce5">
            <text:p>64.021</text:p>
          </table:table-cell>
          <table:table-cell office:value-type="float" office:value="4282.6000833511353" table:style-name="ce5">
            <text:p>4.2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0412.80662536621" table:style-name="ce5">
            <text:p>340.413</text:p>
          </table:table-cell>
          <table:table-cell office:value-type="float" office:value="67665.081316947937" table:style-name="ce5">
            <text:p>67.665</text:p>
          </table:table-cell>
          <table:table-cell office:value-type="float" office:value="4482.5200872421265" table:style-name="ce5">
            <text:p>4.48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6457.68615913391" table:style-name="ce5">
            <text:p>316.458</text:p>
          </table:table-cell>
          <table:table-cell office:value-type="float" office:value="84103.601636886597" table:style-name="ce5">
            <text:p>84.104</text:p>
          </table:table-cell>
          <table:table-cell office:value-type="float" office:value="14355.040279388428" table:style-name="ce5">
            <text:p>14.355</text:p>
          </table:table-cell>
          <table:table-cell office:value-type="float" office:value="1164.2400226593018" table:style-name="ce5">
            <text:p>1.164</text:p>
          </table:table-cell>
          <table:table-cell office:value-type="float" office:value="0" table:style-name="ce5">
            <text:p>0</text:p>
          </table:table-cell>
          <table:table-cell office:value-type="float" office:value="251844.32490158081" table:style-name="ce5">
            <text:p>251.844</text:p>
          </table:table-cell>
          <table:table-cell office:value-type="float" office:value="159636.12310695648" table:style-name="ce5">
            <text:p>159.636</text:p>
          </table:table-cell>
          <table:table-cell office:value-type="float" office:value="2085.4400405883789" table:style-name="ce5">
            <text:p>2.085</text:p>
          </table:table-cell>
          <table:table-cell office:value-type="float" office:value="1354.3600263595581" table:style-name="ce5">
            <text:p>1.354</text:p>
          </table:table-cell>
          <table:table-cell office:value-type="float" office:value="0" table:style-name="ce5">
            <text:p>0</text:p>
          </table:table-cell>
          <table:table-cell office:value-type="float" office:value="338205.84658241272" table:style-name="ce5">
            <text:p>338.206</text:p>
          </table:table-cell>
          <table:table-cell office:value-type="float" office:value="57935.641127586365" table:style-name="ce5">
            <text:p>57.936</text:p>
          </table:table-cell>
          <table:table-cell office:value-type="float" office:value="3306.5200643539429" table:style-name="ce5">
            <text:p>3.30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5552.08633613586" table:style-name="ce5">
            <text:p>325.552</text:p>
          </table:table-cell>
          <table:table-cell office:value-type="float" office:value="88654.721725463867" table:style-name="ce5">
            <text:p>88.655</text:p>
          </table:table-cell>
          <table:table-cell office:value-type="float" office:value="5342.9601039886475" table:style-name="ce5">
            <text:p>5.3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503857.20980644226" table:style-name="ce5">
            <text:p>503.857</text:p>
          </table:table-cell>
          <table:table-cell office:value-type="float" office:value="77598.361510276794" table:style-name="ce5">
            <text:p>77.598</text:p>
          </table:table-cell>
          <table:table-cell office:value-type="float" office:value="2653.840051651001" table:style-name="ce5">
            <text:p>2.6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4560.53059864044" table:style-name="ce5">
            <text:p>544.561</text:p>
          </table:table-cell>
          <table:table-cell office:value-type="float" office:value="66165.681287765503" table:style-name="ce5">
            <text:p>66.166</text:p>
          </table:table-cell>
          <table:table-cell office:value-type="float" office:value="1019.2000198364258" table:style-name="ce5">
            <text:p>1.01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09715.64992046356" table:style-name="ce5">
            <text:p>509.716</text:p>
          </table:table-cell>
          <table:table-cell office:value-type="float" office:value="66151.961287498474" table:style-name="ce5">
            <text:p>66.152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4925.96846485138" table:style-name="ce5">
            <text:p>434.926</text:p>
          </table:table-cell>
          <table:table-cell office:value-type="float" office:value="156978.36305522919" table:style-name="ce5">
            <text:p>156.978</text:p>
          </table:table-cell>
          <table:table-cell office:value-type="float" office:value="2828.2800550460815" table:style-name="ce5">
            <text:p>2.8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0906.93091678619" table:style-name="ce5">
            <text:p>560.907</text:p>
          </table:table-cell>
          <table:table-cell office:value-type="float" office:value="30695.560597419739" table:style-name="ce5">
            <text:p>30.696</text:p>
          </table:table-cell>
          <table:table-cell office:value-type="float" office:value="954.52001857757568" table:style-name="ce5">
            <text:p>9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3487.16882610321" table:style-name="ce5">
            <text:p>453.487</text:p>
          </table:table-cell>
          <table:table-cell office:value-type="float" office:value="128711.24250507355" table:style-name="ce5">
            <text:p>128.711</text:p>
          </table:table-cell>
          <table:table-cell office:value-type="float" office:value="2896.8800563812256" table:style-name="ce5">
            <text:p>2.897</text:p>
          </table:table-cell>
          <table:table-cell office:value-type="float" office:value="885.92001724243164" table:style-name="ce5">
            <text:p>886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409845.80797672272" table:style-name="ce5">
            <text:p>409.846</text:p>
          </table:table-cell>
          <table:table-cell office:value-type="float" office:value="28882.560562133789" table:style-name="ce5">
            <text:p>28.883</text:p>
          </table:table-cell>
          <table:table-cell office:value-type="float" office:value="0" table:style-name="ce5">
            <text:p>0</text:p>
          </table:table-cell>
          <table:table-cell office:value-type="float" office:value="1807.1200351715088" table:style-name="ce5">
            <text:p>1.807</text:p>
          </table:table-cell>
          <table:table-cell office:value-type="float" office:value="0" table:style-name="ce5">
            <text:p>0</text:p>
          </table:table-cell>
          <table:table-cell office:value-type="float" office:value="413481.60804748535" table:style-name="ce5">
            <text:p>413.482</text:p>
          </table:table-cell>
          <table:table-cell office:value-type="float" office:value="27534.080535888672" table:style-name="ce5">
            <text:p>27.534</text:p>
          </table:table-cell>
          <table:table-cell office:value-type="float" office:value="370.44000720977783" table:style-name="ce5">
            <text:p>37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94924.32768630981" table:style-name="ce5">
            <text:p>394.924</text:p>
          </table:table-cell>
          <table:table-cell office:value-type="float" office:value="36744.120715141296" table:style-name="ce5">
            <text:p>36.744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362643.12705802917" table:style-name="ce5">
            <text:p>362.643</text:p>
          </table:table-cell>
          <table:table-cell office:value-type="float" office:value="74462.361449241638" table:style-name="ce5">
            <text:p>74.462</text:p>
          </table:table-cell>
          <table:table-cell office:value-type="float" office:value="1029.0000200271606" table:style-name="ce5">
            <text:p>1.029</text:p>
          </table:table-cell>
          <table:table-cell office:value-type="float" office:value="174.44000339508057" table:style-name="ce5">
            <text:p>174</text:p>
          </table:table-cell>
          <table:table-cell office:value-type="float" office:value="0" table:style-name="ce5">
            <text:p>0</text:p>
          </table:table-cell>
          <table:table-cell office:value-type="float" office:value="416592.1281080246" table:style-name="ce5">
            <text:p>416.592</text:p>
          </table:table-cell>
          <table:table-cell office:value-type="float" office:value="21169.960412025452" table:style-name="ce5">
            <text:p>21.1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3919.08708286285" table:style-name="ce5">
            <text:p>363.919</text:p>
          </table:table-cell>
          <table:table-cell office:value-type="float" office:value="70614.881374359131" table:style-name="ce5">
            <text:p>70.615</text:p>
          </table:table-cell>
          <table:table-cell office:value-type="float" office:value="1111.3200216293335" table:style-name="ce5">
            <text:p>1.111</text:p>
          </table:table-cell>
          <table:table-cell office:value-type="float" office:value="147.00000286102295" table:style-name="ce5">
            <text:p>147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9"/>
          <table:covered-table-cell table:number-columns-repeated="32"/>
          <table:table-cell table:number-columns-repeated="16351"/>
        </table:table-row>
        <table:table-row table:number-rows-repeated="1048555" table:style-name="ro1">
          <table:table-cell table:number-columns-repeated="16384"/>
        </table:table-row>
      </table:table>
      <table:table table:name="C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8">
            <text:p>MARGEM DE ERRO PARA O TOTAL DO INDICADOR C7 – ALUNOS DE ESCOLAS URBANAS, POR PRETENSÃO EM TRABALHAR COM TECNOLOGIA, COMPUTADOR E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Total de alunos que estudam em escolas localizadas em áreas urbanas<text:s/>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81356.40936851501" table:style-name="ce5">
            <text:p>481.356</text:p>
          </table:table-cell>
          <table:table-cell office:value-type="float" office:value="349168.12679576874" table:style-name="ce5">
            <text:p>349.168</text:p>
          </table:table-cell>
          <table:table-cell office:value-type="float" office:value="2005.080039024353" table:style-name="ce5">
            <text:p>2.005</text:p>
          </table:table-cell>
          <table:table-cell office:value-type="float" office:value="1638.5600318908691" table:style-name="ce5">
            <text:p>1.639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216452.60421276093" table:style-name="ce5">
            <text:p>216.453</text:p>
          </table:table-cell>
          <table:table-cell office:value-type="float" office:value="267679.1652097702" table:style-name="ce5">
            <text:p>267.679</text:p>
          </table:table-cell>
          <table:table-cell office:value-type="float" office:value="1995.2800388336182" table:style-name="ce5">
            <text:p>1.995</text:p>
          </table:table-cell>
          <table:table-cell office:value-type="float" office:value="735.00001430511475" table:style-name="ce5">
            <text:p>73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306706.68596935272" table:style-name="ce5">
            <text:p>306.707</text:p>
          </table:table-cell>
          <table:table-cell office:value-type="float" office:value="142733.08277797699" table:style-name="ce5">
            <text:p>142.733</text:p>
          </table:table-cell>
          <table:table-cell office:value-type="float" office:value="203.84000396728516" table:style-name="ce5">
            <text:p>204</text:p>
          </table:table-cell>
          <table:table-cell office:value-type="float" office:value="1466.0800285339355" table:style-name="ce5">
            <text:p>1.466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0295.401368141174" table:style-name="ce5">
            <text:p>70.295</text:p>
          </table:table-cell>
          <table:table-cell office:value-type="float" office:value="68960.641342163086" table:style-name="ce5">
            <text:p>68.961</text:p>
          </table:table-cell>
          <table:table-cell office:value-type="float" office:value="691.88001346588135" table:style-name="ce5">
            <text:p>69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9080.281149864197" table:style-name="ce5">
            <text:p>59.080</text:p>
          </table:table-cell>
          <table:table-cell office:value-type="float" office:value="36536.360711097717" table:style-name="ce5">
            <text:p>36.536</text:p>
          </table:table-cell>
          <table:table-cell office:value-type="float" office:value="272.4400053024292" table:style-name="ce5">
            <text:p>27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93468.84571170807" table:style-name="ce5">
            <text:p>293.469</text:p>
          </table:table-cell>
          <table:table-cell office:value-type="float" office:value="258608.28503322601" table:style-name="ce5">
            <text:p>258.608</text:p>
          </table:table-cell>
          <table:table-cell office:value-type="float" office:value="1466.0800285339355" table:style-name="ce5">
            <text:p>1.466</text:p>
          </table:table-cell>
          <table:table-cell office:value-type="float" office:value="1375.9200267791748" table:style-name="ce5">
            <text:p>1.37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65312.64710998535" table:style-name="ce5">
            <text:p>365.313</text:p>
          </table:table-cell>
          <table:table-cell office:value-type="float" office:value="214124.12416744232" table:style-name="ce5">
            <text:p>214.124</text:p>
          </table:table-cell>
          <table:table-cell office:value-type="float" office:value="1148.560022354126" table:style-name="ce5">
            <text:p>1.14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0799.201183319092" table:style-name="ce5">
            <text:p>60.799</text:p>
          </table:table-cell>
          <table:table-cell office:value-type="float" office:value="55683.601083755493" table:style-name="ce5">
            <text:p>55.684</text:p>
          </table:table-cell>
          <table:table-cell office:value-type="float" office:value="41.160000801086426" table:style-name="ce5">
            <text:p>41</text:p>
          </table:table-cell>
          <table:table-cell office:value-type="float" office:value="889.84001731872559" table:style-name="ce5">
            <text:p>89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74841.00534915924" table:style-name="ce5">
            <text:p>274.841</text:p>
          </table:table-cell>
          <table:table-cell office:value-type="float" office:value="328886.04640102386" table:style-name="ce5">
            <text:p>328.886</text:p>
          </table:table-cell>
          <table:table-cell office:value-type="float" office:value="635.04001235961914" table:style-name="ce5">
            <text:p>635</text:p>
          </table:table-cell>
          <table:table-cell office:value-type="float" office:value="1154.4400224685669" table:style-name="ce5">
            <text:p>1.15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42758.92667102814" table:style-name="ce5">
            <text:p>342.759</text:p>
          </table:table-cell>
          <table:table-cell office:value-type="float" office:value="179165.56348705292" table:style-name="ce5">
            <text:p>179.166</text:p>
          </table:table-cell>
          <table:table-cell office:value-type="float" office:value="1883.5600366592407" table:style-name="ce5">
            <text:p>1.884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94947.84768676758" table:style-name="ce5">
            <text:p>394.948</text:p>
          </table:table-cell>
          <table:table-cell office:value-type="float" office:value="342874.56667327881" table:style-name="ce5">
            <text:p>342.875</text:p>
          </table:table-cell>
          <table:table-cell office:value-type="float" office:value="1987.4400386810303" table:style-name="ce5">
            <text:p>1.987</text:p>
          </table:table-cell>
          <table:table-cell office:value-type="float" office:value="1154.4400224685669" table:style-name="ce5">
            <text:p>1.15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52290.40685653687" table:style-name="ce5">
            <text:p>352.290</text:p>
          </table:table-cell>
          <table:table-cell office:value-type="float" office:value="172803.40336322784" table:style-name="ce5">
            <text:p>172.803</text:p>
          </table:table-cell>
          <table:table-cell office:value-type="float" office:value="276.36000537872314" table:style-name="ce5">
            <text:p>276</text:p>
          </table:table-cell>
          <table:table-cell office:value-type="float" office:value="1164.2400226593018" table:style-name="ce5">
            <text:p>1.164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272590.92530536652" table:style-name="ce5">
            <text:p>272.591</text:p>
          </table:table-cell>
          <table:table-cell office:value-type="float" office:value="311246.04605770111" table:style-name="ce5">
            <text:p>311.246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1638.5600318908691" table:style-name="ce5">
            <text:p>1.63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385731.92750740051" table:style-name="ce5">
            <text:p>385.732</text:p>
          </table:table-cell>
          <table:table-cell office:value-type="float" office:value="217595.28423500061" table:style-name="ce5">
            <text:p>217.595</text:p>
          </table:table-cell>
          <table:table-cell office:value-type="float" office:value="944.72001838684082" table:style-name="ce5">
            <text:p>94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309046.92601490021" table:style-name="ce5">
            <text:p>309.047</text:p>
          </table:table-cell>
          <table:table-cell office:value-type="float" office:value="165447.52322006226" table:style-name="ce5">
            <text:p>165.448</text:p>
          </table:table-cell>
          <table:table-cell office:value-type="float" office:value="1638.5600318908691" table:style-name="ce5">
            <text:p>1.63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9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D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2" table:number-rows-spanned="1" table:style-name="ce8">
            <text:p>MARGEM DE ERRO PARA O TOTAL DO INDICADOR D1 – ALUNOS DE ESCOLAS URBANAS, POR FORMA DE APRENDIZADO SOBRE O USO DO COMPUTADOR E DA INTERNET</text:p>
          </table:table-cell>
          <table:covered-table-cell table:number-columns-repeated="31"/>
          <table:table-cell table:number-columns-repeated="16352"/>
        </table:table-row>
        <table:table-row table:style-name="ro3">
          <table:table-cell office:value-type="string" table:number-columns-spanned="32" table:number-rows-spanned="1" table:style-name="ce10">
            <text:p>Total de alunos que estudam em escolas localizadas em áreas urbanas e usuários de Internet<text:s/></text:p>
          </table:table-cell>
          <table:covered-table-cell table:number-columns-repeated="31"/>
          <table:table-cell table:number-columns-repeated="16352"/>
        </table:table-row>
        <table:table-row table:style-name="ro4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4" table:number-rows-spanned="1" table:style-name="ce11">
            <text:p>Com cursos on-line</text:p>
          </table:table-cell>
          <table:covered-table-cell table:number-columns-repeated="3"/>
          <table:table-cell office:value-type="string" table:number-columns-spanned="4" table:number-rows-spanned="1" table:style-name="ce11">
            <text:p>Sozinho(a)</text:p>
          </table:table-cell>
          <table:covered-table-cell table:number-columns-repeated="3"/>
          <table:table-cell office:value-type="string" table:number-columns-spanned="4" table:number-rows-spanned="1" table:style-name="ce11">
            <text:p>Com o(a) professor(a) ou educador(a) da escola</text:p>
          </table:table-cell>
          <table:covered-table-cell table:number-columns-repeated="3"/>
          <table:table-cell office:value-type="string" table:number-columns-spanned="4" table:number-rows-spanned="1" table:style-name="ce11">
            <text:p>Com outros alunos ou amigos</text:p>
          </table:table-cell>
          <table:covered-table-cell table:number-columns-repeated="3"/>
          <table:table-cell office:value-type="string" table:number-columns-spanned="4" table:number-rows-spanned="1" table:style-name="ce11">
            <text:p>Com outras pessoas</text:p>
          </table:table-cell>
          <table:covered-table-cell table:number-columns-repeated="3"/>
          <table:table-cell office:value-type="string" table:number-columns-spanned="4" table:number-rows-spanned="1" table:style-name="ce11">
            <text:p>Com vídeos ou tutoriais disponíveis na Internet</text:p>
          </table:table-cell>
          <table:covered-table-cell table:number-columns-repeated="3"/>
          <table:table-cell office:value-type="string" table:number-columns-spanned="4" table:number-rows-spanned="1" table:style-name="ce11">
            <text:p>Com os pais e responsáveis</text:p>
          </table:table-cell>
          <table:covered-table-cell table:number-columns-repeated="3"/>
          <table:table-cell office:value-type="string" table:number-columns-spanned="1" table:number-rows-spanned="2" table:style-name="ce11">
            <text:p>Não procura se atualizar sobre o uso de computador e Internet</text:p>
          </table:table-cell>
          <table:table-cell table:number-columns-repeated="16353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covered-table-cell/>
          <table:table-cell table:number-columns-repeated="16353" table:style-name="ce1"/>
        </table:table-row>
        <table:table-row table:style-name="ro5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07940.32404708862" table:style-name="ce5">
            <text:p>207.940</text:p>
          </table:table-cell>
          <table:table-cell office:value-type="float" office:value="485184.28944301605" table:style-name="ce5">
            <text:p>485.184</text:p>
          </table:table-cell>
          <table:table-cell office:value-type="float" office:value="1181.8800230026245" table:style-name="ce5">
            <text:p>1.182</text:p>
          </table:table-cell>
          <table:table-cell office:value-type="float" office:value="907.48001766204834" table:style-name="ce5">
            <text:p>907</text:p>
          </table:table-cell>
          <table:table-cell office:value-type="float" office:value="611723.85190582275" table:style-name="ce5">
            <text:p>611.724</text:p>
          </table:table-cell>
          <table:table-cell office:value-type="float" office:value="193110.96375846863" table:style-name="ce5">
            <text:p>193.111</text:p>
          </table:table-cell>
          <table:table-cell office:value-type="float" office:value="290.08000564575195" table:style-name="ce5">
            <text:p>290</text:p>
          </table:table-cell>
          <table:table-cell office:value-type="float" office:value="582.12001132965088" table:style-name="ce5">
            <text:p>582</text:p>
          </table:table-cell>
          <table:table-cell office:value-type="float" office:value="272618.36530590057" table:style-name="ce5">
            <text:p>272.618</text:p>
          </table:table-cell>
          <table:table-cell office:value-type="float" office:value="460237.40895748138" table:style-name="ce5">
            <text:p>460.237</text:p>
          </table:table-cell>
          <table:table-cell office:value-type="float" office:value="1519.0000295639038" table:style-name="ce5">
            <text:p>1.519</text:p>
          </table:table-cell>
          <table:table-cell office:value-type="float" office:value="2240.2800436019897" table:style-name="ce5">
            <text:p>2.240</text:p>
          </table:table-cell>
          <table:table-cell office:value-type="float" office:value="534317.57039928436" table:style-name="ce5">
            <text:p>534.318</text:p>
          </table:table-cell>
          <table:table-cell office:value-type="float" office:value="281761.7654838562" table:style-name="ce5">
            <text:p>281.762</text:p>
          </table:table-cell>
          <table:table-cell office:value-type="float" office:value="2828.2800550460815" table:style-name="ce5">
            <text:p>2.828</text:p>
          </table:table-cell>
          <table:table-cell office:value-type="float" office:value="174.44000339508057" table:style-name="ce5">
            <text:p>174</text:p>
          </table:table-cell>
          <table:table-cell office:value-type="float" office:value="466791.64908504486" table:style-name="ce5">
            <text:p>466.792</text:p>
          </table:table-cell>
          <table:table-cell office:value-type="float" office:value="278016.20541095734" table:style-name="ce5">
            <text:p>278.016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186.2000036239624" table:style-name="ce5">
            <text:p>186</text:p>
          </table:table-cell>
          <table:table-cell office:value-type="float" office:value="604166.09175872803" table:style-name="ce5">
            <text:p>604.166</text:p>
          </table:table-cell>
          <table:table-cell office:value-type="float" office:value="155281.00302219391" table:style-name="ce5">
            <text:p>155.281</text:p>
          </table:table-cell>
          <table:table-cell office:value-type="float" office:value="362.60000705718994" table:style-name="ce5">
            <text:p>363</text:p>
          </table:table-cell>
          <table:table-cell office:value-type="string" table:style-name="ce5">
            <text:p>-</text:p>
          </table:table-cell>
          <table:table-cell office:value-type="float" office:value="457426.76890277863" table:style-name="ce5">
            <text:p>457.427</text:p>
          </table:table-cell>
          <table:table-cell office:value-type="float" office:value="306900.72597312927" table:style-name="ce5">
            <text:p>306.9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423.920553207397" table:style-name="ce5">
            <text:p>28.424</text:p>
          </table:table-cell>
          <table:table-cell table:number-columns-repeated="16353" table:style-name="ce1"/>
        </table:table-row>
        <table:table-row table:style-name="ro5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145381.04282951355" table:style-name="ce5">
            <text:p>145.381</text:p>
          </table:table-cell>
          <table:table-cell office:value-type="float" office:value="265095.88515949249" table:style-name="ce5">
            <text:p>265.096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907.48001766204834" table:style-name="ce5">
            <text:p>907</text:p>
          </table:table-cell>
          <table:table-cell office:value-type="float" office:value="329893.48642063141" table:style-name="ce5">
            <text:p>329.893</text:p>
          </table:table-cell>
          <table:table-cell office:value-type="float" office:value="131443.48255825043" table:style-name="ce5">
            <text:p>131.4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5916.04303455353" table:style-name="ce5">
            <text:p>155.916</text:p>
          </table:table-cell>
          <table:table-cell office:value-type="float" office:value="246285.764793396" table:style-name="ce5">
            <text:p>246.286</text:p>
          </table:table-cell>
          <table:table-cell office:value-type="float" office:value="1489.6000289916992" table:style-name="ce5">
            <text:p>1.490</text:p>
          </table:table-cell>
          <table:table-cell office:value-type="float" office:value="0" table:style-name="ce5">
            <text:p>0</text:p>
          </table:table-cell>
          <table:table-cell office:value-type="float" office:value="326457.60635375977" table:style-name="ce5">
            <text:p>326.458</text:p>
          </table:table-cell>
          <table:table-cell office:value-type="float" office:value="127280.44247722626" table:style-name="ce5">
            <text:p>127.280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174.44000339508057" table:style-name="ce5">
            <text:p>174</text:p>
          </table:table-cell>
          <table:table-cell office:value-type="float" office:value="282945.60550689697" table:style-name="ce5">
            <text:p>282.946</text:p>
          </table:table-cell>
          <table:table-cell office:value-type="float" office:value="147852.60287761688" table:style-name="ce5">
            <text:p>147.853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0" table:style-name="ce5">
            <text:p>0</text:p>
          </table:table-cell>
          <table:table-cell office:value-type="float" office:value="338903.60659599304" table:style-name="ce5">
            <text:p>338.904</text:p>
          </table:table-cell>
          <table:table-cell office:value-type="float" office:value="96139.961871147156" table:style-name="ce5">
            <text:p>96.140</text:p>
          </table:table-cell>
          <table:table-cell office:value-type="float" office:value="237.16000461578369" table:style-name="ce5">
            <text:p>237</text:p>
          </table:table-cell>
          <table:table-cell office:value-type="string" table:style-name="ce5">
            <text:p>-</text:p>
          </table:table-cell>
          <table:table-cell office:value-type="float" office:value="330238.44642734528" table:style-name="ce5">
            <text:p>330.238</text:p>
          </table:table-cell>
          <table:table-cell office:value-type="float" office:value="140951.44274330139" table:style-name="ce5">
            <text:p>140.9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56.2801237106323" table:style-name="ce5">
            <text:p>6.356</text:p>
          </table:table-cell>
          <table:table-cell table:number-columns-repeated="16353" table:style-name="ce1"/>
        </table:table-row>
        <table:table-row table:style-name="ro5">
          <table:covered-table-cell/>
          <table:table-cell office:value-type="string" table:style-name="ce4">
            <text:p>Masculino</text:p>
          </table:table-cell>
          <table:table-cell office:value-type="float" office:value="84362.321641921997" table:style-name="ce5">
            <text:p>84.362</text:p>
          </table:table-cell>
          <table:table-cell office:value-type="float" office:value="290683.68565750122" table:style-name="ce5">
            <text:p>290.684</text:p>
          </table:table-cell>
          <table:table-cell office:value-type="float" office:value="1181.8800230026245" table:style-name="ce5">
            <text:p>1.182</text:p>
          </table:table-cell>
          <table:table-cell office:value-type="float" office:value="0" table:style-name="ce5">
            <text:p>0</text:p>
          </table:table-cell>
          <table:table-cell office:value-type="float" office:value="333364.6464881897" table:style-name="ce5">
            <text:p>333.365</text:p>
          </table:table-cell>
          <table:table-cell office:value-type="float" office:value="87429.721701622009" table:style-name="ce5">
            <text:p>87.430</text:p>
          </table:table-cell>
          <table:table-cell office:value-type="float" office:value="290.08000564575195" table:style-name="ce5">
            <text:p>290</text:p>
          </table:table-cell>
          <table:table-cell office:value-type="float" office:value="582.12001132965088" table:style-name="ce5">
            <text:p>582</text:p>
          </table:table-cell>
          <table:table-cell office:value-type="float" office:value="143570.00279426575" table:style-name="ce5">
            <text:p>143.570</text:p>
          </table:table-cell>
          <table:table-cell office:value-type="float" office:value="285991.44556617737" table:style-name="ce5">
            <text:p>285.991</text:p>
          </table:table-cell>
          <table:table-cell office:value-type="float" office:value="299.88000583648682" table:style-name="ce5">
            <text:p>300</text:p>
          </table:table-cell>
          <table:table-cell office:value-type="float" office:value="2240.2800436019897" table:style-name="ce5">
            <text:p>2.240</text:p>
          </table:table-cell>
          <table:table-cell office:value-type="float" office:value="244943.16476726532" table:style-name="ce5">
            <text:p>244.943</text:p>
          </table:table-cell>
          <table:table-cell office:value-type="float" office:value="184677.0835943222" table:style-name="ce5">
            <text:p>184.677</text:p>
          </table:table-cell>
          <table:table-cell office:value-type="float" office:value="2826.3200550079346" table:style-name="ce5">
            <text:p>2.826</text:p>
          </table:table-cell>
          <table:table-cell office:value-type="float" office:value="0" table:style-name="ce5">
            <text:p>0</text:p>
          </table:table-cell>
          <table:table-cell office:value-type="float" office:value="214071.20416641235" table:style-name="ce5">
            <text:p>214.071</text:p>
          </table:table-cell>
          <table:table-cell office:value-type="float" office:value="187040.84364032745" table:style-name="ce5">
            <text:p>187.041</text:p>
          </table:table-cell>
          <table:table-cell office:value-type="float" office:value="0" table:style-name="ce5">
            <text:p>0</text:p>
          </table:table-cell>
          <table:table-cell office:value-type="float" office:value="186.2000036239624" table:style-name="ce5">
            <text:p>186</text:p>
          </table:table-cell>
          <table:table-cell office:value-type="float" office:value="317239.72617435455" table:style-name="ce5">
            <text:p>317.240</text:p>
          </table:table-cell>
          <table:table-cell office:value-type="float" office:value="91094.921772956848" table:style-name="ce5">
            <text:p>91.095</text:p>
          </table:table-cell>
          <table:table-cell office:value-type="float" office:value="276.36000537872314" table:style-name="ce5">
            <text:p>276</text:p>
          </table:table-cell>
          <table:table-cell office:value-type="string" table:style-name="ce5">
            <text:p>-</text:p>
          </table:table-cell>
          <table:table-cell office:value-type="float" office:value="180453.28351211548" table:style-name="ce5">
            <text:p>180.453</text:p>
          </table:table-cell>
          <table:table-cell office:value-type="float" office:value="216025.32420444489" table:style-name="ce5">
            <text:p>216.0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714.400539398193" table:style-name="ce5">
            <text:p>27.714</text:p>
          </table:table-cell>
          <table:table-cell table:number-columns-repeated="16353" table:style-name="ce1"/>
        </table:table-row>
        <table:table-row table:style-name="ro5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2175.360626220703" table:style-name="ce5">
            <text:p>32.175</text:p>
          </table:table-cell>
          <table:table-cell office:value-type="float" office:value="58141.441131591797" table:style-name="ce5">
            <text:p>58.141</text:p>
          </table:table-cell>
          <table:table-cell office:value-type="float" office:value="386.12000751495361" table:style-name="ce5">
            <text:p>386</text:p>
          </table:table-cell>
          <table:table-cell office:value-type="float" office:value="0" table:style-name="ce5">
            <text:p>0</text:p>
          </table:table-cell>
          <table:table-cell office:value-type="float" office:value="62114.36120891571" table:style-name="ce5">
            <text:p>62.114</text:p>
          </table:table-cell>
          <table:table-cell office:value-type="float" office:value="29586.200575828552" table:style-name="ce5">
            <text:p>29.586</text:p>
          </table:table-cell>
          <table:table-cell office:value-type="float" office:value="0" table:style-name="ce5">
            <text:p>0</text:p>
          </table:table-cell>
          <table:table-cell office:value-type="float" office:value="582.12001132965088" table:style-name="ce5">
            <text:p>582</text:p>
          </table:table-cell>
          <table:table-cell office:value-type="float" office:value="49554.68096446991" table:style-name="ce5">
            <text:p>49.555</text:p>
          </table:table-cell>
          <table:table-cell office:value-type="float" office:value="44184.280859947205" table:style-name="ce5">
            <text:p>44.184</text:p>
          </table:table-cell>
          <table:table-cell office:value-type="float" office:value="299.88000583648682" table:style-name="ce5">
            <text:p>300</text:p>
          </table:table-cell>
          <table:table-cell office:value-type="float" office:value="0" table:style-name="ce5">
            <text:p>0</text:p>
          </table:table-cell>
          <table:table-cell office:value-type="float" office:value="57874.881126403809" table:style-name="ce5">
            <text:p>57.875</text:p>
          </table:table-cell>
          <table:table-cell office:value-type="float" office:value="35182.000684738159" table:style-name="ce5">
            <text:p>35.182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174.44000339508057" table:style-name="ce5">
            <text:p>174</text:p>
          </table:table-cell>
          <table:table-cell office:value-type="float" office:value="57565.201120376587" table:style-name="ce5">
            <text:p>57.565</text:p>
          </table:table-cell>
          <table:table-cell office:value-type="float" office:value="33827.640658378601" table:style-name="ce5">
            <text:p>33.8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519.241353034973" table:style-name="ce5">
            <text:p>69.519</text:p>
          </table:table-cell>
          <table:table-cell office:value-type="float" office:value="21393.400416374207" table:style-name="ce5">
            <text:p>21.393</text:p>
          </table:table-cell>
          <table:table-cell office:value-type="float" office:value="190.12000370025635" table:style-name="ce5">
            <text:p>190</text:p>
          </table:table-cell>
          <table:table-cell office:value-type="string" table:style-name="ce5">
            <text:p>-</text:p>
          </table:table-cell>
          <table:table-cell office:value-type="float" office:value="51406.881000518799" table:style-name="ce5">
            <text:p>51.407</text:p>
          </table:table-cell>
          <table:table-cell office:value-type="float" office:value="47847.520931243896" table:style-name="ce5">
            <text:p>47.8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37.0001077651978" table:style-name="ce5">
            <text:p>5.537</text:p>
          </table:table-cell>
          <table:table-cell table:number-columns-repeated="16353" table:style-name="ce1"/>
        </table:table-row>
        <table:table-row table:style-name="ro5">
          <table:covered-table-cell/>
          <table:table-cell office:value-type="string" table:style-name="ce4">
            <text:p>Centro-Oeste</text:p>
          </table:table-cell>
          <table:table-cell office:value-type="float" office:value="27281.240530967712" table:style-name="ce5">
            <text:p>27.281</text:p>
          </table:table-cell>
          <table:table-cell office:value-type="float" office:value="59734.921162605286" table:style-name="ce5">
            <text:p>59.735</text:p>
          </table:table-cell>
          <table:table-cell office:value-type="float" office:value="1117.2000217437744" table:style-name="ce5">
            <text:p>1.117</text:p>
          </table:table-cell>
          <table:table-cell office:value-type="float" office:value="0" table:style-name="ce5">
            <text:p>0</text:p>
          </table:table-cell>
          <table:table-cell office:value-type="float" office:value="63892.081243515015" table:style-name="ce5">
            <text:p>63.892</text:p>
          </table:table-cell>
          <table:table-cell office:value-type="float" office:value="17569.440341949463" table:style-name="ce5">
            <text:p>17.5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607.320693016052" table:style-name="ce5">
            <text:p>35.607</text:p>
          </table:table-cell>
          <table:table-cell office:value-type="float" office:value="47459.440923690796" table:style-name="ce5">
            <text:p>47.459</text:p>
          </table:table-cell>
          <table:table-cell office:value-type="float" office:value="386.12000751495361" table:style-name="ce5">
            <text:p>386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57202.601113319397" table:style-name="ce5">
            <text:p>57.203</text:p>
          </table:table-cell>
          <table:table-cell office:value-type="float" office:value="24897.880484580994" table:style-name="ce5">
            <text:p>24.898</text:p>
          </table:table-cell>
          <table:table-cell office:value-type="float" office:value="484.12000942230225" table:style-name="ce5">
            <text:p>484</text:p>
          </table:table-cell>
          <table:table-cell office:value-type="float" office:value="0" table:style-name="ce5">
            <text:p>0</text:p>
          </table:table-cell>
          <table:table-cell office:value-type="float" office:value="50324.96097946167" table:style-name="ce5">
            <text:p>50.325</text:p>
          </table:table-cell>
          <table:table-cell office:value-type="float" office:value="29556.800575256348" table:style-name="ce5">
            <text:p>29.557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0" table:style-name="ce5">
            <text:p>0</text:p>
          </table:table-cell>
          <table:table-cell office:value-type="float" office:value="67986.521323204041" table:style-name="ce5">
            <text:p>67.987</text:p>
          </table:table-cell>
          <table:table-cell office:value-type="float" office:value="15975.960310935974" table:style-name="ce5">
            <text:p>15.9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521.040788650513" table:style-name="ce5">
            <text:p>40.521</text:p>
          </table:table-cell>
          <table:table-cell office:value-type="float" office:value="44723.280870437622" table:style-name="ce5">
            <text:p>44.7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25.0000238418579" table:style-name="ce5">
            <text:p>1.225</text:p>
          </table:table-cell>
          <table:table-cell table:number-columns-repeated="16353" table:style-name="ce1"/>
        </table:table-row>
        <table:table-row table:style-name="ro5">
          <table:covered-table-cell/>
          <table:table-cell office:value-type="string" table:style-name="ce4">
            <text:p>Nordeste</text:p>
          </table:table-cell>
          <table:table-cell office:value-type="float" office:value="124460.00242233276" table:style-name="ce5">
            <text:p>124.460</text:p>
          </table:table-cell>
          <table:table-cell office:value-type="float" office:value="283804.08552360535" table:style-name="ce5">
            <text:p>283.80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6426.16654777527" table:style-name="ce5">
            <text:p>336.426</text:p>
          </table:table-cell>
          <table:table-cell office:value-type="float" office:value="151535.44294929504" table:style-name="ce5">
            <text:p>151.5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4440.48222732544" table:style-name="ce5">
            <text:p>114.440</text:p>
          </table:table-cell>
          <table:table-cell office:value-type="float" office:value="315244.44613552094" table:style-name="ce5">
            <text:p>315.244</text:p>
          </table:table-cell>
          <table:table-cell office:value-type="float" office:value="1430.80002784729" table:style-name="ce5">
            <text:p>1.431</text:p>
          </table:table-cell>
          <table:table-cell office:value-type="float" office:value="0" table:style-name="ce5">
            <text:p>0</text:p>
          </table:table-cell>
          <table:table-cell office:value-type="float" office:value="200241.44389724731" table:style-name="ce5">
            <text:p>200.241</text:p>
          </table:table-cell>
          <table:table-cell office:value-type="float" office:value="225931.16439723969" table:style-name="ce5">
            <text:p>225.9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9119.76523780823" table:style-name="ce5">
            <text:p>269.120</text:p>
          </table:table-cell>
          <table:table-cell office:value-type="float" office:value="167213.48325443268" table:style-name="ce5">
            <text:p>167.213</text:p>
          </table:table-cell>
          <table:table-cell office:value-type="float" office:value="0" table:style-name="ce5">
            <text:p>0</text:p>
          </table:table-cell>
          <table:table-cell office:value-type="float" office:value="186.2000036239624" table:style-name="ce5">
            <text:p>186</text:p>
          </table:table-cell>
          <table:table-cell office:value-type="float" office:value="330469.72643184662" table:style-name="ce5">
            <text:p>330.470</text:p>
          </table:table-cell>
          <table:table-cell office:value-type="float" office:value="93738.961824417114" table:style-name="ce5">
            <text:p>93.7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7131.08344745636" table:style-name="ce5">
            <text:p>177.131</text:p>
          </table:table-cell>
          <table:table-cell office:value-type="float" office:value="231756.28451061249" table:style-name="ce5">
            <text:p>231.7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21.320107460022" table:style-name="ce5">
            <text:p>5.521</text:p>
          </table:table-cell>
          <table:table-cell table:number-columns-repeated="16353" table:style-name="ce1"/>
        </table:table-row>
        <table:table-row table:style-name="ro5">
          <table:covered-table-cell/>
          <table:table-cell office:value-type="string" table:style-name="ce4">
            <text:p>Sudeste</text:p>
          </table:table-cell>
          <table:table-cell office:value-type="float" office:value="156948.96305465698" table:style-name="ce5">
            <text:p>156.949</text:p>
          </table:table-cell>
          <table:table-cell office:value-type="float" office:value="377684.16735076904" table:style-name="ce5">
            <text:p>377.6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6622.84966564178" table:style-name="ce5">
            <text:p>496.623</text:p>
          </table:table-cell>
          <table:table-cell office:value-type="float" office:value="110059.88214206696" table:style-name="ce5">
            <text:p>110.060</text:p>
          </table:table-cell>
          <table:table-cell office:value-type="float" office:value="290.08000564575195" table:style-name="ce5">
            <text:p>290</text:p>
          </table:table-cell>
          <table:table-cell office:value-type="float" office:value="0" table:style-name="ce5">
            <text:p>0</text:p>
          </table:table-cell>
          <table:table-cell office:value-type="float" office:value="230987.96449565887" table:style-name="ce5">
            <text:p>230.988</text:p>
          </table:table-cell>
          <table:table-cell office:value-type="float" office:value="325501.12633514404" table:style-name="ce5">
            <text:p>325.5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1879.72937870026" table:style-name="ce5">
            <text:p>481.880</text:p>
          </table:table-cell>
          <table:table-cell office:value-type="float" office:value="160335.84312057495" table:style-name="ce5">
            <text:p>160.336</text:p>
          </table:table-cell>
          <table:table-cell office:value-type="float" office:value="2785.1600542068481" table:style-name="ce5">
            <text:p>2.785</text:p>
          </table:table-cell>
          <table:table-cell office:value-type="float" office:value="0" table:style-name="ce5">
            <text:p>0</text:p>
          </table:table-cell>
          <table:table-cell office:value-type="float" office:value="365134.28710651398" table:style-name="ce5">
            <text:p>365.134</text:p>
          </table:table-cell>
          <table:table-cell office:value-type="float" office:value="215241.3241891861" table:style-name="ce5">
            <text:p>215.2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9492.3695268631" table:style-name="ce5">
            <text:p>489.492</text:p>
          </table:table-cell>
          <table:table-cell office:value-type="float" office:value="117233.48228168488" table:style-name="ce5">
            <text:p>117.2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9579.24797153473" table:style-name="ce5">
            <text:p>409.579</text:p>
          </table:table-cell>
          <table:table-cell office:value-type="float" office:value="182950.32356071472" table:style-name="ce5">
            <text:p>182.9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089.160527229309" table:style-name="ce5">
            <text:p>27.089</text:p>
          </table:table-cell>
          <table:table-cell table:number-columns-repeated="16353" table:style-name="ce1"/>
        </table:table-row>
        <table:table-row table:style-name="ro5">
          <table:covered-table-cell/>
          <table:table-cell office:value-type="string" table:style-name="ce4">
            <text:p>Sul</text:p>
          </table:table-cell>
          <table:table-cell office:value-type="float" office:value="36561.840711593628" table:style-name="ce5">
            <text:p>36.562</text:p>
          </table:table-cell>
          <table:table-cell office:value-type="float" office:value="72565.081412315369" table:style-name="ce5">
            <text:p>72.565</text:p>
          </table:table-cell>
          <table:table-cell office:value-type="float" office:value="0" table:style-name="ce5">
            <text:p>0</text:p>
          </table:table-cell>
          <table:table-cell office:value-type="float" office:value="907.48001766204834" table:style-name="ce5">
            <text:p>907</text:p>
          </table:table-cell>
          <table:table-cell office:value-type="float" office:value="80307.081562995911" table:style-name="ce5">
            <text:p>80.307</text:p>
          </table:table-cell>
          <table:table-cell office:value-type="float" office:value="32116.560625076294" table:style-name="ce5">
            <text:p>32.1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386.001253128052" table:style-name="ce5">
            <text:p>64.386</text:p>
          </table:table-cell>
          <table:table-cell office:value-type="float" office:value="47771.080929756165" table:style-name="ce5">
            <text:p>47.771</text:p>
          </table:table-cell>
          <table:table-cell office:value-type="float" office:value="141.12000274658203" table:style-name="ce5">
            <text:p>141</text:p>
          </table:table-cell>
          <table:table-cell office:value-type="float" office:value="2240.2800436019897" table:style-name="ce5">
            <text:p>2.240</text:p>
          </table:table-cell>
          <table:table-cell office:value-type="float" office:value="81051.88157749176" table:style-name="ce5">
            <text:p>81.052</text:p>
          </table:table-cell>
          <table:table-cell office:value-type="float" office:value="27902.560543060303" table:style-name="ce5">
            <text:p>27.9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374.121544837952" table:style-name="ce5">
            <text:p>79.374</text:p>
          </table:table-cell>
          <table:table-cell office:value-type="float" office:value="31407.04061126709" table:style-name="ce5">
            <text:p>31.4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2157.321599006653" table:style-name="ce5">
            <text:p>82.157</text:p>
          </table:table-cell>
          <table:table-cell office:value-type="float" office:value="29472.520573616028" table:style-name="ce5">
            <text:p>29.473</text:p>
          </table:table-cell>
          <table:table-cell office:value-type="float" office:value="309.68000602722168" table:style-name="ce5">
            <text:p>310</text:p>
          </table:table-cell>
          <table:table-cell office:value-type="string" table:style-name="ce5">
            <text:p>-</text:p>
          </table:table-cell>
          <table:table-cell office:value-type="float" office:value="76306.721485137939" table:style-name="ce5">
            <text:p>76.307</text:p>
          </table:table-cell>
          <table:table-cell office:value-type="float" office:value="52120.321014404297" table:style-name="ce5">
            <text:p>52.1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82.9600658416748" table:style-name="ce5">
            <text:p>3.383</text:p>
          </table:table-cell>
          <table:table-cell table:number-columns-repeated="16353" table:style-name="ce1"/>
        </table:table-row>
        <table:table-row table:style-name="ro5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2684.481803894043" table:style-name="ce5">
            <text:p>92.684</text:p>
          </table:table-cell>
          <table:table-cell office:value-type="float" office:value="356890.52694606781" table:style-name="ce5">
            <text:p>356.891</text:p>
          </table:table-cell>
          <table:table-cell office:value-type="float" office:value="1170.1200227737427" table:style-name="ce5">
            <text:p>1.170</text:p>
          </table:table-cell>
          <table:table-cell office:value-type="float" office:value="907.48001766204834" table:style-name="ce5">
            <text:p>907</text:p>
          </table:table-cell>
          <table:table-cell office:value-type="float" office:value="317755.20618438721" table:style-name="ce5">
            <text:p>317.755</text:p>
          </table:table-cell>
          <table:table-cell office:value-type="float" office:value="188730.36367321014" table:style-name="ce5">
            <text:p>188.730</text:p>
          </table:table-cell>
          <table:table-cell office:value-type="float" office:value="290.08000564575195" table:style-name="ce5">
            <text:p>290</text:p>
          </table:table-cell>
          <table:table-cell office:value-type="float" office:value="582.12001132965088" table:style-name="ce5">
            <text:p>582</text:p>
          </table:table-cell>
          <table:table-cell office:value-type="float" office:value="196278.32382011414" table:style-name="ce5">
            <text:p>196.278</text:p>
          </table:table-cell>
          <table:table-cell office:value-type="float" office:value="280364.28545665741" table:style-name="ce5">
            <text:p>280.3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5860.36497974396" table:style-name="ce5">
            <text:p>255.860</text:p>
          </table:table-cell>
          <table:table-cell office:value-type="float" office:value="216064.52420520782" table:style-name="ce5">
            <text:p>216.065</text:p>
          </table:table-cell>
          <table:table-cell office:value-type="float" office:value="2785.1600542068481" table:style-name="ce5">
            <text:p>2.785</text:p>
          </table:table-cell>
          <table:table-cell office:value-type="float" office:value="0" table:style-name="ce5">
            <text:p>0</text:p>
          </table:table-cell>
          <table:table-cell office:value-type="float" office:value="318178.56619262695" table:style-name="ce5">
            <text:p>318.179</text:p>
          </table:table-cell>
          <table:table-cell office:value-type="float" office:value="203077.56395244598" table:style-name="ce5">
            <text:p>203.0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3676.44610500336" table:style-name="ce5">
            <text:p>313.676</text:p>
          </table:table-cell>
          <table:table-cell office:value-type="float" office:value="149206.96290397644" table:style-name="ce5">
            <text:p>149.2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7469.36540031433" table:style-name="ce5">
            <text:p>277.469</text:p>
          </table:table-cell>
          <table:table-cell office:value-type="float" office:value="203932.12396907806" table:style-name="ce5">
            <text:p>203.9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940.600504875183" table:style-name="ce5">
            <text:p>25.941</text:p>
          </table:table-cell>
          <table:table-cell table:number-columns-repeated="16353" table:style-name="ce1"/>
        </table:table-row>
        <table:table-row table:style-name="ro5">
          <table:covered-table-cell/>
          <table:table-cell office:value-type="string" table:style-name="ce4">
            <text:p>Pública Estadual</text:p>
          </table:table-cell>
          <table:table-cell office:value-type="float" office:value="158426.8030834198" table:style-name="ce5">
            <text:p>158.427</text:p>
          </table:table-cell>
          <table:table-cell office:value-type="float" office:value="309975.96603298187" table:style-name="ce5">
            <text:p>309.976</text:p>
          </table:table-cell>
          <table:table-cell office:value-type="float" office:value="174.44000339508057" table:style-name="ce5">
            <text:p>174</text:p>
          </table:table-cell>
          <table:table-cell office:value-type="float" office:value="0" table:style-name="ce5">
            <text:p>0</text:p>
          </table:table-cell>
          <table:table-cell office:value-type="float" office:value="426109.8882932663" table:style-name="ce5">
            <text:p>426.110</text:p>
          </table:table-cell>
          <table:table-cell office:value-type="float" office:value="55605.201082229614" table:style-name="ce5">
            <text:p>55.6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8409.16308307648" table:style-name="ce5">
            <text:p>158.409</text:p>
          </table:table-cell>
          <table:table-cell office:value-type="float" office:value="344814.96671104431" table:style-name="ce5">
            <text:p>344.815</text:p>
          </table:table-cell>
          <table:table-cell office:value-type="float" office:value="1511.1600294113159" table:style-name="ce5">
            <text:p>1.511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292773.04569816589" table:style-name="ce5">
            <text:p>292.773</text:p>
          </table:table-cell>
          <table:table-cell office:value-type="float" office:value="210186.48409080505" table:style-name="ce5">
            <text:p>210.186</text:p>
          </table:table-cell>
          <table:table-cell office:value-type="float" office:value="484.12000942230225" table:style-name="ce5">
            <text:p>484</text:p>
          </table:table-cell>
          <table:table-cell office:value-type="float" office:value="174.44000339508057" table:style-name="ce5">
            <text:p>174</text:p>
          </table:table-cell>
          <table:table-cell office:value-type="float" office:value="277532.08540153503" table:style-name="ce5">
            <text:p>277.532</text:p>
          </table:table-cell>
          <table:table-cell office:value-type="float" office:value="196946.68383312225" table:style-name="ce5">
            <text:p>196.9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2464.44783306122" table:style-name="ce5">
            <text:p>402.464</text:p>
          </table:table-cell>
          <table:table-cell office:value-type="float" office:value="74877.881457328796" table:style-name="ce5">
            <text:p>74.878</text:p>
          </table:table-cell>
          <table:table-cell office:value-type="float" office:value="335.16000652313232" table:style-name="ce5">
            <text:p>335</text:p>
          </table:table-cell>
          <table:table-cell office:value-type="string" table:style-name="ce5">
            <text:p>-</text:p>
          </table:table-cell>
          <table:table-cell office:value-type="float" office:value="198316.72385978699" table:style-name="ce5">
            <text:p>198.317</text:p>
          </table:table-cell>
          <table:table-cell office:value-type="float" office:value="277585.005402565" table:style-name="ce5">
            <text:p>277.5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603.200225830078" table:style-name="ce5">
            <text:p>11.603</text:p>
          </table:table-cell>
          <table:table-cell table:number-columns-repeated="16353" table:style-name="ce1"/>
        </table:table-row>
        <table:table-row table:style-name="ro5">
          <table:covered-table-cell/>
          <table:table-cell office:value-type="string" table:style-name="ce4">
            <text:p>Total - Públicas</text:p>
          </table:table-cell>
          <table:table-cell office:value-type="float" office:value="168610.96328163147" table:style-name="ce5">
            <text:p>168.611</text:p>
          </table:table-cell>
          <table:table-cell office:value-type="float" office:value="417089.96811771393" table:style-name="ce5">
            <text:p>417.090</text:p>
          </table:table-cell>
          <table:table-cell office:value-type="float" office:value="1181.8800230026245" table:style-name="ce5">
            <text:p>1.182</text:p>
          </table:table-cell>
          <table:table-cell office:value-type="float" office:value="907.48001766204834" table:style-name="ce5">
            <text:p>907</text:p>
          </table:table-cell>
          <table:table-cell office:value-type="float" office:value="475641.04925727844" table:style-name="ce5">
            <text:p>475.641</text:p>
          </table:table-cell>
          <table:table-cell office:value-type="float" office:value="190108.24370002747" table:style-name="ce5">
            <text:p>190.108</text:p>
          </table:table-cell>
          <table:table-cell office:value-type="float" office:value="290.08000564575195" table:style-name="ce5">
            <text:p>290</text:p>
          </table:table-cell>
          <table:table-cell office:value-type="float" office:value="582.12001132965088" table:style-name="ce5">
            <text:p>582</text:p>
          </table:table-cell>
          <table:table-cell office:value-type="float" office:value="221875.9243183136" table:style-name="ce5">
            <text:p>221.876</text:p>
          </table:table-cell>
          <table:table-cell office:value-type="float" office:value="406551.04791259766" table:style-name="ce5">
            <text:p>406.551</text:p>
          </table:table-cell>
          <table:table-cell office:value-type="float" office:value="1511.1600294113159" table:style-name="ce5">
            <text:p>1.511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333695.88649463654" table:style-name="ce5">
            <text:p>333.696</text:p>
          </table:table-cell>
          <table:table-cell office:value-type="float" office:value="282759.40550327301" table:style-name="ce5">
            <text:p>282.759</text:p>
          </table:table-cell>
          <table:table-cell office:value-type="float" office:value="2826.3200550079346" table:style-name="ce5">
            <text:p>2.826</text:p>
          </table:table-cell>
          <table:table-cell office:value-type="float" office:value="174.44000339508057" table:style-name="ce5">
            <text:p>174</text:p>
          </table:table-cell>
          <table:table-cell office:value-type="float" office:value="377135.36734008789" table:style-name="ce5">
            <text:p>377.135</text:p>
          </table:table-cell>
          <table:table-cell office:value-type="float" office:value="262577.28511047363" table:style-name="ce5">
            <text:p>262.5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4925.80885410309" table:style-name="ce5">
            <text:p>454.926</text:p>
          </table:table-cell>
          <table:table-cell office:value-type="float" office:value="155551.48302745819" table:style-name="ce5">
            <text:p>155.551</text:p>
          </table:table-cell>
          <table:table-cell office:value-type="float" office:value="335.16000652313232" table:style-name="ce5">
            <text:p>335</text:p>
          </table:table-cell>
          <table:table-cell office:value-type="string" table:style-name="ce5">
            <text:p>-</text:p>
          </table:table-cell>
          <table:table-cell office:value-type="float" office:value="310250.36603832245" table:style-name="ce5">
            <text:p>310.250</text:p>
          </table:table-cell>
          <table:table-cell office:value-type="float" office:value="311295.04605865479" table:style-name="ce5">
            <text:p>311.2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400.400552749634" table:style-name="ce5">
            <text:p>28.400</text:p>
          </table:table-cell>
          <table:table-cell table:number-columns-repeated="16353" table:style-name="ce1"/>
        </table:table-row>
        <table:table-row table:style-name="ro5">
          <table:covered-table-cell/>
          <table:table-cell office:value-type="string" table:style-name="ce4">
            <text:p>Particular</text:p>
          </table:table-cell>
          <table:table-cell office:value-type="float" office:value="152560.52296924591" table:style-name="ce5">
            <text:p>152.561</text:p>
          </table:table-cell>
          <table:table-cell office:value-type="float" office:value="358239.00697231293" table:style-name="ce5">
            <text:p>358.2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6679.68966674805" table:style-name="ce5">
            <text:p>496.680</text:p>
          </table:table-cell>
          <table:table-cell office:value-type="float" office:value="50609.160984992981" table:style-name="ce5">
            <text:p>50.6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5437.32419300079" table:style-name="ce5">
            <text:p>215.437</text:p>
          </table:table-cell>
          <table:table-cell office:value-type="float" office:value="299591.88583087921" table:style-name="ce5">
            <text:p>299.592</text:p>
          </table:table-cell>
          <table:table-cell office:value-type="float" office:value="141.12000274658203" table:style-name="ce5">
            <text:p>141</text:p>
          </table:table-cell>
          <table:table-cell office:value-type="float" office:value="2240.2800436019897" table:style-name="ce5">
            <text:p>2.240</text:p>
          </table:table-cell>
          <table:table-cell office:value-type="float" office:value="496487.60966300964" table:style-name="ce5">
            <text:p>496.488</text:p>
          </table:table-cell>
          <table:table-cell office:value-type="float" office:value="45473.960885047913" table:style-name="ce5">
            <text:p>45.474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float" office:value="358993.60698699951" table:style-name="ce5">
            <text:p>358.994</text:p>
          </table:table-cell>
          <table:table-cell office:value-type="float" office:value="151251.24294376373" table:style-name="ce5">
            <text:p>151.251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186.2000036239624" table:style-name="ce5">
            <text:p>186</text:p>
          </table:table-cell>
          <table:table-cell office:value-type="float" office:value="497506.80968284607" table:style-name="ce5">
            <text:p>497.507</text:p>
          </table:table-cell>
          <table:table-cell office:value-type="float" office:value="40891.480795860291" table:style-name="ce5">
            <text:p>40.891</text:p>
          </table:table-cell>
          <table:table-cell office:value-type="float" office:value="141.12000274658203" table:style-name="ce5">
            <text:p>141</text:p>
          </table:table-cell>
          <table:table-cell office:value-type="string" table:style-name="ce5">
            <text:p>-</text:p>
          </table:table-cell>
          <table:table-cell office:value-type="float" office:value="400931.72780323029" table:style-name="ce5">
            <text:p>400.932</text:p>
          </table:table-cell>
          <table:table-cell office:value-type="float" office:value="114603.16223049164" table:style-name="ce5">
            <text:p>114.6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05.4000234603882" table:style-name="ce5">
            <text:p>1.205</text:p>
          </table:table-cell>
          <table:table-cell table:number-columns-repeated="16353" table:style-name="ce1"/>
        </table:table-row>
        <table:table-row table:style-name="ro5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76606.601490974426" table:style-name="ce5">
            <text:p>76.607</text:p>
          </table:table-cell>
          <table:table-cell office:value-type="float" office:value="323068.76628780365" table:style-name="ce5">
            <text:p>323.069</text:p>
          </table:table-cell>
          <table:table-cell office:value-type="float" office:value="1170.1200227737427" table:style-name="ce5">
            <text:p>1.170</text:p>
          </table:table-cell>
          <table:table-cell office:value-type="float" office:value="907.48001766204834" table:style-name="ce5">
            <text:p>907</text:p>
          </table:table-cell>
          <table:table-cell office:value-type="float" office:value="234253.32455921173" table:style-name="ce5">
            <text:p>234.253</text:p>
          </table:table-cell>
          <table:table-cell office:value-type="float" office:value="192346.56374359131" table:style-name="ce5">
            <text:p>192.3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5429.56399822235" table:style-name="ce5">
            <text:p>205.430</text:p>
          </table:table-cell>
          <table:table-cell office:value-type="float" office:value="206399.7640171051" table:style-name="ce5">
            <text:p>206.400</text:p>
          </table:table-cell>
          <table:table-cell office:value-type="float" office:value="141.12000274658203" table:style-name="ce5">
            <text:p>141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230119.68447875977" table:style-name="ce5">
            <text:p>230.120</text:p>
          </table:table-cell>
          <table:table-cell office:value-type="float" office:value="187007.52363967896" table:style-name="ce5">
            <text:p>187.008</text:p>
          </table:table-cell>
          <table:table-cell office:value-type="float" office:value="2826.3200550079346" table:style-name="ce5">
            <text:p>2.826</text:p>
          </table:table-cell>
          <table:table-cell office:value-type="float" office:value="0" table:style-name="ce5">
            <text:p>0</text:p>
          </table:table-cell>
          <table:table-cell office:value-type="float" office:value="324981.7263250351" table:style-name="ce5">
            <text:p>324.982</text:p>
          </table:table-cell>
          <table:table-cell office:value-type="float" office:value="105912.52206134796" table:style-name="ce5">
            <text:p>105.913</text:p>
          </table:table-cell>
          <table:table-cell office:value-type="float" office:value="0" table:style-name="ce5">
            <text:p>0</text:p>
          </table:table-cell>
          <table:table-cell office:value-type="float" office:value="186.2000036239624" table:style-name="ce5">
            <text:p>186</text:p>
          </table:table-cell>
          <table:table-cell office:value-type="float" office:value="261207.2450838089" table:style-name="ce5">
            <text:p>261.207</text:p>
          </table:table-cell>
          <table:table-cell office:value-type="float" office:value="142505.72277355194" table:style-name="ce5">
            <text:p>142.506</text:p>
          </table:table-cell>
          <table:table-cell office:value-type="float" office:value="141.12000274658203" table:style-name="ce5">
            <text:p>141</text:p>
          </table:table-cell>
          <table:table-cell office:value-type="string" table:style-name="ce5">
            <text:p>-</text:p>
          </table:table-cell>
          <table:table-cell office:value-type="float" office:value="280462.28545856476" table:style-name="ce5">
            <text:p>280.462</text:p>
          </table:table-cell>
          <table:table-cell office:value-type="float" office:value="127970.36249065399" table:style-name="ce5">
            <text:p>127.9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442.840300559998" table:style-name="ce5">
            <text:p>15.443</text:p>
          </table:table-cell>
          <table:table-cell table:number-columns-repeated="16353" table:style-name="ce1"/>
        </table:table-row>
        <table:table-row table:style-name="ro5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166070.80323219299" table:style-name="ce5">
            <text:p>166.071</text:p>
          </table:table-cell>
          <table:table-cell office:value-type="float" office:value="411562.76801013947" table:style-name="ce5">
            <text:p>411.563</text:p>
          </table:table-cell>
          <table:table-cell office:value-type="float" office:value="164.6400032043457" table:style-name="ce5">
            <text:p>165</text:p>
          </table:table-cell>
          <table:table-cell office:value-type="float" office:value="0" table:style-name="ce5">
            <text:p>0</text:p>
          </table:table-cell>
          <table:table-cell office:value-type="float" office:value="547132.05064868927" table:style-name="ce5">
            <text:p>547.132</text:p>
          </table:table-cell>
          <table:table-cell office:value-type="float" office:value="56387.241097450256" table:style-name="ce5">
            <text:p>56.387</text:p>
          </table:table-cell>
          <table:table-cell office:value-type="float" office:value="290.08000564575195" table:style-name="ce5">
            <text:p>290</text:p>
          </table:table-cell>
          <table:table-cell office:value-type="float" office:value="582.12001132965088" table:style-name="ce5">
            <text:p>582</text:p>
          </table:table-cell>
          <table:table-cell office:value-type="float" office:value="222761.84433555603" table:style-name="ce5">
            <text:p>222.762</text:p>
          </table:table-cell>
          <table:table-cell office:value-type="float" office:value="359740.36700153351" table:style-name="ce5">
            <text:p>359.740</text:p>
          </table:table-cell>
          <table:table-cell office:value-type="float" office:value="1511.1600294113159" table:style-name="ce5">
            <text:p>1.511</text:p>
          </table:table-cell>
          <table:table-cell office:value-type="float" office:value="2240.2800436019897" table:style-name="ce5">
            <text:p>2.240</text:p>
          </table:table-cell>
          <table:table-cell office:value-type="float" office:value="517922.17008018494" table:style-name="ce5">
            <text:p>517.922</text:p>
          </table:table-cell>
          <table:table-cell office:value-type="float" office:value="148076.04288196564" table:style-name="ce5">
            <text:p>148.076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float" office:value="371602.28723239899" table:style-name="ce5">
            <text:p>371.602</text:p>
          </table:table-cell>
          <table:table-cell office:value-type="float" office:value="232779.40453052521" table:style-name="ce5">
            <text:p>232.7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4893.81041049957" table:style-name="ce5">
            <text:p>534.894</text:p>
          </table:table-cell>
          <table:table-cell office:value-type="float" office:value="86234.121678352356" table:style-name="ce5">
            <text:p>86.234</text:p>
          </table:table-cell>
          <table:table-cell office:value-type="float" office:value="276.36000537872314" table:style-name="ce5">
            <text:p>276</text:p>
          </table:table-cell>
          <table:table-cell office:value-type="string" table:style-name="ce5">
            <text:p>-</text:p>
          </table:table-cell>
          <table:table-cell office:value-type="float" office:value="411980.24801826477" table:style-name="ce5">
            <text:p>411.980</text:p>
          </table:table-cell>
          <table:table-cell office:value-type="float" office:value="202460.16394042969" table:style-name="ce5">
            <text:p>202.4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655.240460395813" table:style-name="ce5">
            <text:p>23.655</text:p>
          </table:table-cell>
          <table:table-cell table:number-columns-repeated="16353" table:style-name="ce1"/>
        </table:table-row>
        <table:table-row table:style-name="ro5">
          <table:covered-table-cell/>
          <table:table-cell office:value-type="string" table:style-name="ce4">
            <text:p>2º ano do Ensino Médio</text:p>
          </table:table-cell>
          <table:table-cell office:value-type="float" office:value="151729.48295307159" table:style-name="ce5">
            <text:p>151.729</text:p>
          </table:table-cell>
          <table:table-cell office:value-type="float" office:value="280589.68546104431" table:style-name="ce5">
            <text:p>280.590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float" office:value="408483.60795021057" table:style-name="ce5">
            <text:p>408.484</text:p>
          </table:table-cell>
          <table:table-cell office:value-type="float" office:value="38159.240742683411" table:style-name="ce5">
            <text:p>38.1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6870.72266387939" table:style-name="ce5">
            <text:p>136.871</text:p>
          </table:table-cell>
          <table:table-cell office:value-type="float" office:value="334579.84651184082" table:style-name="ce5">
            <text:p>334.5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0040.9652557373" table:style-name="ce5">
            <text:p>270.041</text:p>
          </table:table-cell>
          <table:table-cell office:value-type="float" office:value="200776.52390766144" table:style-name="ce5">
            <text:p>200.777</text:p>
          </table:table-cell>
          <table:table-cell office:value-type="float" office:value="0" table:style-name="ce5">
            <text:p>0</text:p>
          </table:table-cell>
          <table:table-cell office:value-type="float" office:value="174.44000339508057" table:style-name="ce5">
            <text:p>174</text:p>
          </table:table-cell>
          <table:table-cell office:value-type="float" office:value="254486.40495300293" table:style-name="ce5">
            <text:p>254.486</text:p>
          </table:table-cell>
          <table:table-cell office:value-type="float" office:value="188816.60367488861" table:style-name="ce5">
            <text:p>188.817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0" table:style-name="ce5">
            <text:p>0</text:p>
          </table:table-cell>
          <table:table-cell office:value-type="float" office:value="384320.72747993469" table:style-name="ce5">
            <text:p>384.321</text:p>
          </table:table-cell>
          <table:table-cell office:value-type="float" office:value="55828.641086578369" table:style-name="ce5">
            <text:p>55.829</text:p>
          </table:table-cell>
          <table:table-cell office:value-type="float" office:value="190.12000370025635" table:style-name="ce5">
            <text:p>190</text:p>
          </table:table-cell>
          <table:table-cell office:value-type="string" table:style-name="ce5">
            <text:p>-</text:p>
          </table:table-cell>
          <table:table-cell office:value-type="float" office:value="165094.7232131958" table:style-name="ce5">
            <text:p>165.095</text:p>
          </table:table-cell>
          <table:table-cell office:value-type="float" office:value="272549.76530456543" table:style-name="ce5">
            <text:p>272.5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10.360068321228" table:style-name="ce5">
            <text:p>3.510</text:p>
          </table:table-cell>
          <table:table-cell table:number-columns-repeated="16353" table:style-name="ce1"/>
        </table:table-row>
        <table:table-row table:style-name="ro3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2" table:number-rows-spanned="1" table:style-name="ce9"/>
          <table:covered-table-cell table:number-columns-repeated="31"/>
          <table:table-cell table:number-columns-repeated="16352"/>
        </table:table-row>
        <table:table-row table:number-rows-repeated="1048555" table:style-name="ro1">
          <table:table-cell table:number-columns-repeated="16384"/>
        </table:table-row>
      </table:table>
      <table:table table:name="D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8">
            <text:p>MARGEM DE ERRO PARA O TOTAL DO INDICADOR D3 – ALUNOS DE ESCOLAS URBANAS, POR TIPOS DE ORIENTAÇÕES RECEBIDAS DE PROFESSORES PARA O USO DA INTERNET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0">
            <text:p>Total de alunos que estudam em escolas localizadas em áreas urbanas<text:s/>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4" table:number-rows-spanned="1" table:style-name="ce11">
            <text:p>Ajudou a usar a Internet para fazer trabalhos escolares</text:p>
          </table:table-cell>
          <table:covered-table-cell table:number-columns-repeated="3"/>
          <table:table-cell office:value-type="string" table:number-columns-spanned="4" table:number-rows-spanned="1" table:style-name="ce11">
            <text:p>Pediu para comparar informações da Internet em sites diferentes</text:p>
          </table:table-cell>
          <table:covered-table-cell table:number-columns-repeated="3"/>
          <table:table-cell office:value-type="string" table:number-columns-spanned="4" table:number-rows-spanned="1" table:style-name="ce11">
            <text:p>Disse quais sites deveria utilizar para fazer trabalhos escolares</text:p>
          </table:table-cell>
          <table:covered-table-cell table:number-columns-repeated="3"/>
          <table:table-cell office:value-type="string" table:number-columns-spanned="4" table:number-rows-spanned="1" table:style-name="ce11">
            <text:p>Ensinou como usar a Internet de um jeito seguro</text:p>
          </table:table-cell>
          <table:covered-table-cell table:number-columns-repeated="3"/>
          <table:table-cell office:value-type="string" table:number-columns-spanned="4" table:number-rows-spanned="1" table:style-name="ce11">
            <text:p>Falou sobre o que fazer se alguma coisa o(a) incomodar na Internet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64594.4890422821" table:style-name="ce5">
            <text:p>464.594</text:p>
          </table:table-cell>
          <table:table-cell office:value-type="float" office:value="375408.60730648041" table:style-name="ce5">
            <text:p>375.409</text:p>
          </table:table-cell>
          <table:table-cell office:value-type="float" office:value="2589.1600503921509" table:style-name="ce5">
            <text:p>2.589</text:p>
          </table:table-cell>
          <table:table-cell office:value-type="float" office:value="484.12000942230225" table:style-name="ce5">
            <text:p>484</text:p>
          </table:table-cell>
          <table:table-cell office:value-type="float" office:value="442062.32860374451" table:style-name="ce5">
            <text:p>442.062</text:p>
          </table:table-cell>
          <table:table-cell office:value-type="float" office:value="406131.6079044342" table:style-name="ce5">
            <text:p>406.132</text:p>
          </table:table-cell>
          <table:table-cell office:value-type="float" office:value="9958.7601938247681" table:style-name="ce5">
            <text:p>9.959</text:p>
          </table:table-cell>
          <table:table-cell office:value-type="float" office:value="4263.0000829696655" table:style-name="ce5">
            <text:p>4.263</text:p>
          </table:table-cell>
          <table:table-cell office:value-type="float" office:value="420549.36818504333" table:style-name="ce5">
            <text:p>420.549</text:p>
          </table:table-cell>
          <table:table-cell office:value-type="float" office:value="401778.44781970978" table:style-name="ce5">
            <text:p>401.778</text:p>
          </table:table-cell>
          <table:table-cell office:value-type="float" office:value="6415.0801248550415" table:style-name="ce5">
            <text:p>6.415</text:p>
          </table:table-cell>
          <table:table-cell office:value-type="float" office:value="3727.920072555542" table:style-name="ce5">
            <text:p>3.728</text:p>
          </table:table-cell>
          <table:table-cell office:value-type="float" office:value="393372.00765609741" table:style-name="ce5">
            <text:p>393.372</text:p>
          </table:table-cell>
          <table:table-cell office:value-type="float" office:value="487898.88949584961" table:style-name="ce5">
            <text:p>487.899</text:p>
          </table:table-cell>
          <table:table-cell office:value-type="float" office:value="5697.7201108932495" table:style-name="ce5">
            <text:p>5.698</text:p>
          </table:table-cell>
          <table:table-cell office:value-type="float" office:value="7567.5601472854614" table:style-name="ce5">
            <text:p>7.568</text:p>
          </table:table-cell>
          <table:table-cell office:value-type="float" office:value="356578.88694000244" table:style-name="ce5">
            <text:p>356.579</text:p>
          </table:table-cell>
          <table:table-cell office:value-type="float" office:value="474155.36922836304" table:style-name="ce5">
            <text:p>474.155</text:p>
          </table:table-cell>
          <table:table-cell office:value-type="float" office:value="8063.4401569366455" table:style-name="ce5">
            <text:p>8.063</text:p>
          </table:table-cell>
          <table:table-cell office:value-type="float" office:value="1538.6000299453735" table:style-name="ce5">
            <text:p>1.539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270191.88525867462" table:style-name="ce5">
            <text:p>270.192</text:p>
          </table:table-cell>
          <table:table-cell office:value-type="float" office:value="191166.64372062683" table:style-name="ce5">
            <text:p>191.167</text:p>
          </table:table-cell>
          <table:table-cell office:value-type="float" office:value="1720.880033493042" table:style-name="ce5">
            <text:p>1.721</text:p>
          </table:table-cell>
          <table:table-cell office:value-type="float" office:value="484.12000942230225" table:style-name="ce5">
            <text:p>484</text:p>
          </table:table-cell>
          <table:table-cell office:value-type="float" office:value="259758.80505561829" table:style-name="ce5">
            <text:p>259.759</text:p>
          </table:table-cell>
          <table:table-cell office:value-type="float" office:value="215045.3241853714" table:style-name="ce5">
            <text:p>215.045</text:p>
          </table:table-cell>
          <table:table-cell office:value-type="float" office:value="7569.5201473236084" table:style-name="ce5">
            <text:p>7.570</text:p>
          </table:table-cell>
          <table:table-cell office:value-type="float" office:value="3773.0000734329224" table:style-name="ce5">
            <text:p>3.773</text:p>
          </table:table-cell>
          <table:table-cell office:value-type="float" office:value="259117.88504314423" table:style-name="ce5">
            <text:p>259.118</text:p>
          </table:table-cell>
          <table:table-cell office:value-type="float" office:value="206766.28402423859" table:style-name="ce5">
            <text:p>206.766</text:p>
          </table:table-cell>
          <table:table-cell office:value-type="float" office:value="3782.8000736236572" table:style-name="ce5">
            <text:p>3.783</text:p>
          </table:table-cell>
          <table:table-cell office:value-type="float" office:value="3722.0400724411011" table:style-name="ce5">
            <text:p>3.722</text:p>
          </table:table-cell>
          <table:table-cell office:value-type="float" office:value="217946.12424182892" table:style-name="ce5">
            <text:p>217.946</text:p>
          </table:table-cell>
          <table:table-cell office:value-type="float" office:value="234459.12456321716" table:style-name="ce5">
            <text:p>234.459</text:p>
          </table:table-cell>
          <table:table-cell office:value-type="float" office:value="5611.4801092147827" table:style-name="ce5">
            <text:p>5.611</text:p>
          </table:table-cell>
          <table:table-cell office:value-type="float" office:value="7302.9601421356201" table:style-name="ce5">
            <text:p>7.303</text:p>
          </table:table-cell>
          <table:table-cell office:value-type="float" office:value="197726.76384830475" table:style-name="ce5">
            <text:p>197.727</text:p>
          </table:table-cell>
          <table:table-cell office:value-type="float" office:value="263065.32511997223" table:style-name="ce5">
            <text:p>263.065</text:p>
          </table:table-cell>
          <table:table-cell office:value-type="float" office:value="6785.5201320648193" table:style-name="ce5">
            <text:p>6.786</text:p>
          </table:table-cell>
          <table:table-cell office:value-type="float" office:value="1005.480019569397" table:style-name="ce5">
            <text:p>1.005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234831.52457046509" table:style-name="ce5">
            <text:p>234.832</text:p>
          </table:table-cell>
          <table:table-cell office:value-type="float" office:value="219057.44426345825" table:style-name="ce5">
            <text:p>219.057</text:p>
          </table:table-cell>
          <table:table-cell office:value-type="float" office:value="1938.440037727356" table:style-name="ce5">
            <text:p>1.938</text:p>
          </table:table-cell>
          <table:table-cell office:value-type="float" office:value="0" table:style-name="ce5">
            <text:p>0</text:p>
          </table:table-cell>
          <table:table-cell office:value-type="float" office:value="229384.68446445465" table:style-name="ce5">
            <text:p>229.385</text:p>
          </table:table-cell>
          <table:table-cell office:value-type="float" office:value="227830.4044342041" table:style-name="ce5">
            <text:p>227.830</text:p>
          </table:table-cell>
          <table:table-cell office:value-type="float" office:value="6230.8401212692261" table:style-name="ce5">
            <text:p>6.231</text:p>
          </table:table-cell>
          <table:table-cell office:value-type="float" office:value="1983.5200386047363" table:style-name="ce5">
            <text:p>1.984</text:p>
          </table:table-cell>
          <table:table-cell office:value-type="float" office:value="233845.64455127716" table:style-name="ce5">
            <text:p>233.846</text:p>
          </table:table-cell>
          <table:table-cell office:value-type="float" office:value="226240.84440326691" table:style-name="ce5">
            <text:p>226.241</text:p>
          </table:table-cell>
          <table:table-cell office:value-type="float" office:value="5148.9201002120972" table:style-name="ce5">
            <text:p>5.149</text:p>
          </table:table-cell>
          <table:table-cell office:value-type="float" office:value="201.88000392913818" table:style-name="ce5">
            <text:p>202</text:p>
          </table:table-cell>
          <table:table-cell office:value-type="float" office:value="226074.24440002441" table:style-name="ce5">
            <text:p>226.074</text:p>
          </table:table-cell>
          <table:table-cell office:value-type="float" office:value="303482.48590660095" table:style-name="ce5">
            <text:p>303.482</text:p>
          </table:table-cell>
          <table:table-cell office:value-type="float" office:value="1058.4000205993652" table:style-name="ce5">
            <text:p>1.058</text:p>
          </table:table-cell>
          <table:table-cell office:value-type="float" office:value="1985.4800386428833" table:style-name="ce5">
            <text:p>1.985</text:p>
          </table:table-cell>
          <table:table-cell office:value-type="float" office:value="187115.32364177704" table:style-name="ce5">
            <text:p>187.115</text:p>
          </table:table-cell>
          <table:table-cell office:value-type="float" office:value="262814.44511508942" table:style-name="ce5">
            <text:p>262.814</text:p>
          </table:table-cell>
          <table:table-cell office:value-type="float" office:value="4372.760085105896" table:style-name="ce5">
            <text:p>4.373</text:p>
          </table:table-cell>
          <table:table-cell office:value-type="float" office:value="1164.2400226593018" table:style-name="ce5">
            <text:p>1.164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7161.441112518311" table:style-name="ce5">
            <text:p>57.161</text:p>
          </table:table-cell>
          <table:table-cell office:value-type="float" office:value="87090.641695022583" table:style-name="ce5">
            <text:p>87.091</text:p>
          </table:table-cell>
          <table:table-cell office:value-type="float" office:value="1568.0000305175781" table:style-name="ce5">
            <text:p>1.568</text:p>
          </table:table-cell>
          <table:table-cell office:value-type="float" office:value="0" table:style-name="ce5">
            <text:p>0</text:p>
          </table:table-cell>
          <table:table-cell office:value-type="float" office:value="52039.961012840271" table:style-name="ce5">
            <text:p>52.040</text:p>
          </table:table-cell>
          <table:table-cell office:value-type="float" office:value="97986.281907081604" table:style-name="ce5">
            <text:p>97.986</text:p>
          </table:table-cell>
          <table:table-cell office:value-type="float" office:value="3714.2000722885132" table:style-name="ce5">
            <text:p>3.714</text:p>
          </table:table-cell>
          <table:table-cell office:value-type="float" office:value="854.56001663208008" table:style-name="ce5">
            <text:p>855</text:p>
          </table:table-cell>
          <table:table-cell office:value-type="float" office:value="74838.681456565857" table:style-name="ce5">
            <text:p>74.839</text:p>
          </table:table-cell>
          <table:table-cell office:value-type="float" office:value="71888.881399154663" table:style-name="ce5">
            <text:p>71.889</text:p>
          </table:table-cell>
          <table:table-cell office:value-type="float" office:value="3716.1600723266602" table:style-name="ce5">
            <text:p>3.716</text:p>
          </table:table-cell>
          <table:table-cell office:value-type="float" office:value="0" table:style-name="ce5">
            <text:p>0</text:p>
          </table:table-cell>
          <table:table-cell office:value-type="float" office:value="49715.400967597961" table:style-name="ce5">
            <text:p>49.715</text:p>
          </table:table-cell>
          <table:table-cell office:value-type="float" office:value="99938.441945075989" table:style-name="ce5">
            <text:p>99.938</text:p>
          </table:table-cell>
          <table:table-cell office:value-type="float" office:value="1520.9600296020508" table:style-name="ce5">
            <text:p>1.521</text:p>
          </table:table-cell>
          <table:table-cell office:value-type="float" office:value="0" table:style-name="ce5">
            <text:p>0</text:p>
          </table:table-cell>
          <table:table-cell office:value-type="float" office:value="37112.600722312927" table:style-name="ce5">
            <text:p>37.113</text:p>
          </table:table-cell>
          <table:table-cell office:value-type="float" office:value="113364.44220638275" table:style-name="ce5">
            <text:p>113.364</text:p>
          </table:table-cell>
          <table:table-cell office:value-type="float" office:value="684.04001331329346" table:style-name="ce5">
            <text:p>684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2145.721209526062" table:style-name="ce5">
            <text:p>62.146</text:p>
          </table:table-cell>
          <table:table-cell office:value-type="float" office:value="36448.160709381104" table:style-name="ce5">
            <text:p>36.448</text:p>
          </table:table-cell>
          <table:table-cell office:value-type="float" office:value="237.16000461578369" table:style-name="ce5">
            <text:p>237</text:p>
          </table:table-cell>
          <table:table-cell office:value-type="float" office:value="484.12000942230225" table:style-name="ce5">
            <text:p>484</text:p>
          </table:table-cell>
          <table:table-cell office:value-type="float" office:value="63535.361236572266" table:style-name="ce5">
            <text:p>63.535</text:p>
          </table:table-cell>
          <table:table-cell office:value-type="float" office:value="36189.440704345703" table:style-name="ce5">
            <text:p>36.189</text:p>
          </table:table-cell>
          <table:table-cell office:value-type="float" office:value="2369.6400461196899" table:style-name="ce5">
            <text:p>2.370</text:p>
          </table:table-cell>
          <table:table-cell office:value-type="float" office:value="503.72000980377197" table:style-name="ce5">
            <text:p>504</text:p>
          </table:table-cell>
          <table:table-cell office:value-type="float" office:value="69289.921348571777" table:style-name="ce5">
            <text:p>69.290</text:p>
          </table:table-cell>
          <table:table-cell office:value-type="float" office:value="31432.520611763" table:style-name="ce5">
            <text:p>31.433</text:p>
          </table:table-cell>
          <table:table-cell office:value-type="float" office:value="1832.6000356674194" table:style-name="ce5">
            <text:p>1.833</text:p>
          </table:table-cell>
          <table:table-cell office:value-type="float" office:value="762.44001483917236" table:style-name="ce5">
            <text:p>762</text:p>
          </table:table-cell>
          <table:table-cell office:value-type="float" office:value="50346.520979881287" table:style-name="ce5">
            <text:p>50.347</text:p>
          </table:table-cell>
          <table:table-cell office:value-type="float" office:value="44221.520860671997" table:style-name="ce5">
            <text:p>44.222</text:p>
          </table:table-cell>
          <table:table-cell office:value-type="float" office:value="535.08001041412354" table:style-name="ce5">
            <text:p>535</text:p>
          </table:table-cell>
          <table:table-cell office:value-type="float" office:value="484.12000942230225" table:style-name="ce5">
            <text:p>484</text:p>
          </table:table-cell>
          <table:table-cell office:value-type="float" office:value="42159.600820541382" table:style-name="ce5">
            <text:p>42.160</text:p>
          </table:table-cell>
          <table:table-cell office:value-type="float" office:value="50466.080982208252" table:style-name="ce5">
            <text:p>50.466</text:p>
          </table:table-cell>
          <table:table-cell office:value-type="float" office:value="1419.0400276184082" table:style-name="ce5">
            <text:p>1.419</text:p>
          </table:table-cell>
          <table:table-cell office:value-type="float" office:value="484.12000942230225" table:style-name="ce5">
            <text:p>484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26518.36635494232" table:style-name="ce5">
            <text:p>326.518</text:p>
          </table:table-cell>
          <table:table-cell office:value-type="float" office:value="203348.04395771027" table:style-name="ce5">
            <text:p>203.348</text:p>
          </table:table-cell>
          <table:table-cell office:value-type="float" office:value="1317.1200256347656" table:style-name="ce5">
            <text:p>1.317</text:p>
          </table:table-cell>
          <table:table-cell office:value-type="float" office:value="0" table:style-name="ce5">
            <text:p>0</text:p>
          </table:table-cell>
          <table:table-cell office:value-type="float" office:value="239127.84465408325" table:style-name="ce5">
            <text:p>239.128</text:p>
          </table:table-cell>
          <table:table-cell office:value-type="float" office:value="286938.12558460236" table:style-name="ce5">
            <text:p>286.938</text:p>
          </table:table-cell>
          <table:table-cell office:value-type="float" office:value="5958.4001159667969" table:style-name="ce5">
            <text:p>5.958</text:p>
          </table:table-cell>
          <table:table-cell office:value-type="float" office:value="1979.6000385284424" table:style-name="ce5">
            <text:p>1.980</text:p>
          </table:table-cell>
          <table:table-cell office:value-type="float" office:value="257965.40502071381" table:style-name="ce5">
            <text:p>257.965</text:p>
          </table:table-cell>
          <table:table-cell office:value-type="float" office:value="263051.6051197052" table:style-name="ce5">
            <text:p>263.052</text:p>
          </table:table-cell>
          <table:table-cell office:value-type="float" office:value="1860.0400362014771" table:style-name="ce5">
            <text:p>1.860</text:p>
          </table:table-cell>
          <table:table-cell office:value-type="float" office:value="0" table:style-name="ce5">
            <text:p>0</text:p>
          </table:table-cell>
          <table:table-cell office:value-type="float" office:value="313907.7261095047" table:style-name="ce5">
            <text:p>313.908</text:p>
          </table:table-cell>
          <table:table-cell office:value-type="float" office:value="256142.60498523712" table:style-name="ce5">
            <text:p>256.143</text:p>
          </table:table-cell>
          <table:table-cell office:value-type="float" office:value="5107.7600994110107" table:style-name="ce5">
            <text:p>5.108</text:p>
          </table:table-cell>
          <table:table-cell office:value-type="float" office:value="1985.4800386428833" table:style-name="ce5">
            <text:p>1.985</text:p>
          </table:table-cell>
          <table:table-cell office:value-type="float" office:value="258618.08503341675" table:style-name="ce5">
            <text:p>258.618</text:p>
          </table:table-cell>
          <table:table-cell office:value-type="float" office:value="276526.60538196564" table:style-name="ce5">
            <text:p>276.527</text:p>
          </table:table-cell>
          <table:table-cell office:value-type="float" office:value="5239.0801019668579" table:style-name="ce5">
            <text:p>5.239</text:p>
          </table:table-cell>
          <table:table-cell office:value-type="float" office:value="1460.2000284194946" table:style-name="ce5">
            <text:p>1.46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12553.36608314514" table:style-name="ce5">
            <text:p>312.553</text:p>
          </table:table-cell>
          <table:table-cell office:value-type="float" office:value="294464.52573108673" table:style-name="ce5">
            <text:p>294.4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6239.80693340302" table:style-name="ce5">
            <text:p>356.240</text:p>
          </table:table-cell>
          <table:table-cell office:value-type="float" office:value="258500.48503112793" table:style-name="ce5">
            <text:p>258.500</text:p>
          </table:table-cell>
          <table:table-cell office:value-type="float" office:value="5656.5601100921631" table:style-name="ce5">
            <text:p>5.657</text:p>
          </table:table-cell>
          <table:table-cell office:value-type="float" office:value="3643.6400709152222" table:style-name="ce5">
            <text:p>3.644</text:p>
          </table:table-cell>
          <table:table-cell office:value-type="float" office:value="308204.12599849701" table:style-name="ce5">
            <text:p>308.204</text:p>
          </table:table-cell>
          <table:table-cell office:value-type="float" office:value="286295.24557209015" table:style-name="ce5">
            <text:p>286.295</text:p>
          </table:table-cell>
          <table:table-cell office:value-type="float" office:value="4172.8400812149048" table:style-name="ce5">
            <text:p>4.173</text:p>
          </table:table-cell>
          <table:table-cell office:value-type="float" office:value="3643.6400709152222" table:style-name="ce5">
            <text:p>3.644</text:p>
          </table:table-cell>
          <table:table-cell office:value-type="float" office:value="215315.80419063568" table:style-name="ce5">
            <text:p>215.316</text:p>
          </table:table-cell>
          <table:table-cell office:value-type="float" office:value="396157.16771030426" table:style-name="ce5">
            <text:p>396.157</text:p>
          </table:table-cell>
          <table:table-cell office:value-type="float" office:value="0" table:style-name="ce5">
            <text:p>0</text:p>
          </table:table-cell>
          <table:table-cell office:value-type="float" office:value="7285.3201417922974" table:style-name="ce5">
            <text:p>7.285</text:p>
          </table:table-cell>
          <table:table-cell office:value-type="float" office:value="231897.40451335907" table:style-name="ce5">
            <text:p>231.897</text:p>
          </table:table-cell>
          <table:table-cell office:value-type="float" office:value="357278.60695362091" table:style-name="ce5">
            <text:p>357.279</text:p>
          </table:table-cell>
          <table:table-cell office:value-type="float" office:value="5915.2801151275635" table:style-name="ce5">
            <text:p>5.915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6447.921293258667" table:style-name="ce5">
            <text:p>66.448</text:p>
          </table:table-cell>
          <table:table-cell office:value-type="float" office:value="62917.961224555969" table:style-name="ce5">
            <text:p>62.918</text:p>
          </table:table-cell>
          <table:table-cell office:value-type="float" office:value="1566.0400304794312" table:style-name="ce5">
            <text:p>1.566</text:p>
          </table:table-cell>
          <table:table-cell office:value-type="float" office:value="0" table:style-name="ce5">
            <text:p>0</text:p>
          </table:table-cell>
          <table:table-cell office:value-type="float" office:value="67712.121317863464" table:style-name="ce5">
            <text:p>67.712</text:p>
          </table:table-cell>
          <table:table-cell office:value-type="float" office:value="69832.841359138489" table:style-name="ce5">
            <text:p>69.833</text:p>
          </table:table-cell>
          <table:table-cell office:value-type="float" office:value="3504.4800682067871" table:style-name="ce5">
            <text:p>3.504</text:p>
          </table:table-cell>
          <table:table-cell office:value-type="float" office:value="0" table:style-name="ce5">
            <text:p>0</text:p>
          </table:table-cell>
          <table:table-cell office:value-type="float" office:value="70162.12136554718" table:style-name="ce5">
            <text:p>70.162</text:p>
          </table:table-cell>
          <table:table-cell office:value-type="float" office:value="64107.681247711182" table:style-name="ce5">
            <text:p>64.108</text:p>
          </table:table-cell>
          <table:table-cell office:value-type="float" office:value="1764.0000343322754" table:style-name="ce5">
            <text:p>1.764</text:p>
          </table:table-cell>
          <table:table-cell office:value-type="float" office:value="201.88000392913818" table:style-name="ce5">
            <text:p>202</text:p>
          </table:table-cell>
          <table:table-cell office:value-type="float" office:value="69536.881353378296" table:style-name="ce5">
            <text:p>69.537</text:p>
          </table:table-cell>
          <table:table-cell office:value-type="float" office:value="59593.801159858704" table:style-name="ce5">
            <text:p>59.594</text:p>
          </table:table-cell>
          <table:table-cell office:value-type="float" office:value="1944.3200378417969" table:style-name="ce5">
            <text:p>1.944</text:p>
          </table:table-cell>
          <table:table-cell office:value-type="float" office:value="0" table:style-name="ce5">
            <text:p>0</text:p>
          </table:table-cell>
          <table:table-cell office:value-type="float" office:value="57731.80112361908" table:style-name="ce5">
            <text:p>57.732</text:p>
          </table:table-cell>
          <table:table-cell office:value-type="float" office:value="72868.881418228149" table:style-name="ce5">
            <text:p>72.869</text:p>
          </table:table-cell>
          <table:table-cell office:value-type="float" office:value="309.68000602722168" table:style-name="ce5">
            <text:p>31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14489.84612083435" table:style-name="ce5">
            <text:p>314.490</text:p>
          </table:table-cell>
          <table:table-cell office:value-type="float" office:value="322943.32628536224" table:style-name="ce5">
            <text:p>322.943</text:p>
          </table:table-cell>
          <table:table-cell office:value-type="float" office:value="1867.8800363540649" table:style-name="ce5">
            <text:p>1.868</text:p>
          </table:table-cell>
          <table:table-cell office:value-type="float" office:value="0" table:style-name="ce5">
            <text:p>0</text:p>
          </table:table-cell>
          <table:table-cell office:value-type="float" office:value="262555.72511005402" table:style-name="ce5">
            <text:p>262.556</text:p>
          </table:table-cell>
          <table:table-cell office:value-type="float" office:value="344105.44669723511" table:style-name="ce5">
            <text:p>344.105</text:p>
          </table:table-cell>
          <table:table-cell office:value-type="float" office:value="8294.7201614379883" table:style-name="ce5">
            <text:p>8.295</text:p>
          </table:table-cell>
          <table:table-cell office:value-type="float" office:value="4145.4000806808472" table:style-name="ce5">
            <text:p>4.145</text:p>
          </table:table-cell>
          <table:table-cell office:value-type="float" office:value="322619.92627906799" table:style-name="ce5">
            <text:p>322.620</text:p>
          </table:table-cell>
          <table:table-cell office:value-type="float" office:value="290875.76566123962" table:style-name="ce5">
            <text:p>290.876</text:p>
          </table:table-cell>
          <table:table-cell office:value-type="float" office:value="3529.9600687026978" table:style-name="ce5">
            <text:p>3.530</text:p>
          </table:table-cell>
          <table:table-cell office:value-type="float" office:value="3696.5600719451904" table:style-name="ce5">
            <text:p>3.697</text:p>
          </table:table-cell>
          <table:table-cell office:value-type="float" office:value="365763.44711875916" table:style-name="ce5">
            <text:p>365.763</text:p>
          </table:table-cell>
          <table:table-cell office:value-type="float" office:value="258492.64503097534" table:style-name="ce5">
            <text:p>258.493</text:p>
          </table:table-cell>
          <table:table-cell office:value-type="float" office:value="4545.2400884628296" table:style-name="ce5">
            <text:p>4.545</text:p>
          </table:table-cell>
          <table:table-cell office:value-type="float" office:value="7549.9201469421387" table:style-name="ce5">
            <text:p>7.550</text:p>
          </table:table-cell>
          <table:table-cell office:value-type="float" office:value="279535.20544052124" table:style-name="ce5">
            <text:p>279.535</text:p>
          </table:table-cell>
          <table:table-cell office:value-type="float" office:value="358107.68696975708" table:style-name="ce5">
            <text:p>358.108</text:p>
          </table:table-cell>
          <table:table-cell office:value-type="float" office:value="6699.2801303863525" table:style-name="ce5">
            <text:p>6.699</text:p>
          </table:table-cell>
          <table:table-cell office:value-type="float" office:value="882.0000171661377" table:style-name="ce5">
            <text:p>882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03378.60590457916" table:style-name="ce5">
            <text:p>303.379</text:p>
          </table:table-cell>
          <table:table-cell office:value-type="float" office:value="220937.0843000412" table:style-name="ce5">
            <text:p>220.937</text:p>
          </table:table-cell>
          <table:table-cell office:value-type="float" office:value="946.68001842498779" table:style-name="ce5">
            <text:p>947</text:p>
          </table:table-cell>
          <table:table-cell office:value-type="float" office:value="484.12000942230225" table:style-name="ce5">
            <text:p>484</text:p>
          </table:table-cell>
          <table:table-cell office:value-type="float" office:value="271822.6052904129" table:style-name="ce5">
            <text:p>271.823</text:p>
          </table:table-cell>
          <table:table-cell office:value-type="float" office:value="264976.32515716553" table:style-name="ce5">
            <text:p>264.976</text:p>
          </table:table-cell>
          <table:table-cell office:value-type="float" office:value="4378.6400852203369" table:style-name="ce5">
            <text:p>4.379</text:p>
          </table:table-cell>
          <table:table-cell office:value-type="float" office:value="991.76001930236816" table:style-name="ce5">
            <text:p>992</text:p>
          </table:table-cell>
          <table:table-cell office:value-type="float" office:value="297341.80578708649" table:style-name="ce5">
            <text:p>297.342</text:p>
          </table:table-cell>
          <table:table-cell office:value-type="float" office:value="242318.72471618652" table:style-name="ce5">
            <text:p>242.319</text:p>
          </table:table-cell>
          <table:table-cell office:value-type="float" office:value="3304.5600643157959" table:style-name="ce5">
            <text:p>3.305</text:p>
          </table:table-cell>
          <table:table-cell office:value-type="float" office:value="484.12000942230225" table:style-name="ce5">
            <text:p>484</text:p>
          </table:table-cell>
          <table:table-cell office:value-type="float" office:value="226164.40440177917" table:style-name="ce5">
            <text:p>226.164</text:p>
          </table:table-cell>
          <table:table-cell office:value-type="float" office:value="307218.24597930908" table:style-name="ce5">
            <text:p>307.218</text:p>
          </table:table-cell>
          <table:table-cell office:value-type="float" office:value="1666.0000324249268" table:style-name="ce5">
            <text:p>1.666</text:p>
          </table:table-cell>
          <table:table-cell office:value-type="float" office:value="505.68000984191895" table:style-name="ce5">
            <text:p>506</text:p>
          </table:table-cell>
          <table:table-cell office:value-type="float" office:value="211723.12412071228" table:style-name="ce5">
            <text:p>211.723</text:p>
          </table:table-cell>
          <table:table-cell office:value-type="float" office:value="305148.48593902588" table:style-name="ce5">
            <text:p>305.148</text:p>
          </table:table-cell>
          <table:table-cell office:value-type="float" office:value="4411.9600858688354" table:style-name="ce5">
            <text:p>4.412</text:p>
          </table:table-cell>
          <table:table-cell office:value-type="float" office:value="484.12000942230225" table:style-name="ce5">
            <text:p>484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95418.24769592285" table:style-name="ce5">
            <text:p>395.418</text:p>
          </table:table-cell>
          <table:table-cell office:value-type="float" office:value="357096.32695007324" table:style-name="ce5">
            <text:p>357.096</text:p>
          </table:table-cell>
          <table:table-cell office:value-type="float" office:value="2093.2800407409668" table:style-name="ce5">
            <text:p>2.093</text:p>
          </table:table-cell>
          <table:table-cell office:value-type="float" office:value="484.12000942230225" table:style-name="ce5">
            <text:p>484</text:p>
          </table:table-cell>
          <table:table-cell office:value-type="float" office:value="338921.24659633636" table:style-name="ce5">
            <text:p>338.921</text:p>
          </table:table-cell>
          <table:table-cell office:value-type="float" office:value="397964.28774547577" table:style-name="ce5">
            <text:p>397.964</text:p>
          </table:table-cell>
          <table:table-cell office:value-type="float" office:value="9360.9601821899414" table:style-name="ce5">
            <text:p>9.361</text:p>
          </table:table-cell>
          <table:table-cell office:value-type="float" office:value="4263.0000829696655" table:style-name="ce5">
            <text:p>4.263</text:p>
          </table:table-cell>
          <table:table-cell office:value-type="float" office:value="390923.96760845184" table:style-name="ce5">
            <text:p>390.924</text:p>
          </table:table-cell>
          <table:table-cell office:value-type="float" office:value="349309.24679851532" table:style-name="ce5">
            <text:p>349.309</text:p>
          </table:table-cell>
          <table:table-cell office:value-type="float" office:value="4788.2800931930542" table:style-name="ce5">
            <text:p>4.788</text:p>
          </table:table-cell>
          <table:table-cell office:value-type="float" office:value="3727.920072555542" table:style-name="ce5">
            <text:p>3.728</text:p>
          </table:table-cell>
          <table:table-cell office:value-type="float" office:value="395402.56769561768" table:style-name="ce5">
            <text:p>395.403</text:p>
          </table:table-cell>
          <table:table-cell office:value-type="float" office:value="361914.0070438385" table:style-name="ce5">
            <text:p>361.914</text:p>
          </table:table-cell>
          <table:table-cell office:value-type="float" office:value="4841.2000942230225" table:style-name="ce5">
            <text:p>4.841</text:p>
          </table:table-cell>
          <table:table-cell office:value-type="float" office:value="7567.5601472854614" table:style-name="ce5">
            <text:p>7.568</text:p>
          </table:table-cell>
          <table:table-cell office:value-type="float" office:value="321528.20625782013" table:style-name="ce5">
            <text:p>321.528</text:p>
          </table:table-cell>
          <table:table-cell office:value-type="float" office:value="423287.48823833466" table:style-name="ce5">
            <text:p>423.287</text:p>
          </table:table-cell>
          <table:table-cell office:value-type="float" office:value="8022.2801561355591" table:style-name="ce5">
            <text:p>8.022</text:p>
          </table:table-cell>
          <table:table-cell office:value-type="float" office:value="1005.480019569397" table:style-name="ce5">
            <text:p>1.005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20275.76623344421" table:style-name="ce5">
            <text:p>320.276</text:p>
          </table:table-cell>
          <table:table-cell office:value-type="float" office:value="206195.92401313782" table:style-name="ce5">
            <text:p>206.196</text:p>
          </table:table-cell>
          <table:table-cell office:value-type="float" office:value="1528.8000297546387" table:style-name="ce5">
            <text:p>1.529</text:p>
          </table:table-cell>
          <table:table-cell office:value-type="float" office:value="0" table:style-name="ce5">
            <text:p>0</text:p>
          </table:table-cell>
          <table:table-cell office:value-type="float" office:value="354228.84689426422" table:style-name="ce5">
            <text:p>354.229</text:p>
          </table:table-cell>
          <table:table-cell office:value-type="float" office:value="179637.92349624634" table:style-name="ce5">
            <text:p>179.638</text:p>
          </table:table-cell>
          <table:table-cell office:value-type="float" office:value="3751.4400730133057" table:style-name="ce5">
            <text:p>3.751</text:p>
          </table:table-cell>
          <table:table-cell office:value-type="float" office:value="0" table:style-name="ce5">
            <text:p>0</text:p>
          </table:table-cell>
          <table:table-cell office:value-type="float" office:value="269807.72525119781" table:style-name="ce5">
            <text:p>269.808</text:p>
          </table:table-cell>
          <table:table-cell office:value-type="float" office:value="256718.84499645233" table:style-name="ce5">
            <text:p>256.719</text:p>
          </table:table-cell>
          <table:table-cell office:value-type="float" office:value="4312.0000839233398" table:style-name="ce5">
            <text:p>4.312</text:p>
          </table:table-cell>
          <table:table-cell office:value-type="float" office:value="0" table:style-name="ce5">
            <text:p>0</text:p>
          </table:table-cell>
          <table:table-cell office:value-type="float" office:value="156084.60303783417" table:style-name="ce5">
            <text:p>156.085</text:p>
          </table:table-cell>
          <table:table-cell office:value-type="float" office:value="395708.3277015686" table:style-name="ce5">
            <text:p>395.708</text:p>
          </table:table-cell>
          <table:table-cell office:value-type="float" office:value="3028.2000589370728" table:style-name="ce5">
            <text:p>3.028</text:p>
          </table:table-cell>
          <table:table-cell office:value-type="float" office:value="0" table:style-name="ce5">
            <text:p>0</text:p>
          </table:table-cell>
          <table:table-cell office:value-type="float" office:value="217979.44424247742" table:style-name="ce5">
            <text:p>217.979</text:p>
          </table:table-cell>
          <table:table-cell office:value-type="float" office:value="311330.32605934143" table:style-name="ce5">
            <text:p>311.330</text:p>
          </table:table-cell>
          <table:table-cell office:value-type="float" office:value="817.3200159072876" table:style-name="ce5">
            <text:p>817</text:p>
          </table:table-cell>
          <table:table-cell office:value-type="float" office:value="1164.2400226593018" table:style-name="ce5">
            <text:p>1.164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321784.96626281738" table:style-name="ce5">
            <text:p>321.785</text:p>
          </table:table-cell>
          <table:table-cell office:value-type="float" office:value="284292.12553310394" table:style-name="ce5">
            <text:p>284.292</text:p>
          </table:table-cell>
          <table:table-cell office:value-type="float" office:value="2410.8000469207764" table:style-name="ce5">
            <text:p>2.411</text:p>
          </table:table-cell>
          <table:table-cell office:value-type="float" office:value="484.12000942230225" table:style-name="ce5">
            <text:p>484</text:p>
          </table:table-cell>
          <table:table-cell office:value-type="float" office:value="244112.124751091" table:style-name="ce5">
            <text:p>244.112</text:p>
          </table:table-cell>
          <table:table-cell office:value-type="float" office:value="335530.4465303421" table:style-name="ce5">
            <text:p>335.530</text:p>
          </table:table-cell>
          <table:table-cell office:value-type="float" office:value="9282.5601806640625" table:style-name="ce5">
            <text:p>9.283</text:p>
          </table:table-cell>
          <table:table-cell office:value-type="float" office:value="3676.9600715637207" table:style-name="ce5">
            <text:p>3.677</text:p>
          </table:table-cell>
          <table:table-cell office:value-type="float" office:value="273527.80532360077" table:style-name="ce5">
            <text:p>273.528</text:p>
          </table:table-cell>
          <table:table-cell office:value-type="float" office:value="297375.12578773499" table:style-name="ce5">
            <text:p>297.375</text:p>
          </table:table-cell>
          <table:table-cell office:value-type="float" office:value="5942.7201156616211" table:style-name="ce5">
            <text:p>5.943</text:p>
          </table:table-cell>
          <table:table-cell office:value-type="float" office:value="3727.920072555542" table:style-name="ce5">
            <text:p>3.728</text:p>
          </table:table-cell>
          <table:table-cell office:value-type="float" office:value="364048.44708538055" table:style-name="ce5">
            <text:p>364.048</text:p>
          </table:table-cell>
          <table:table-cell office:value-type="float" office:value="236011.44459342957" table:style-name="ce5">
            <text:p>236.011</text:p>
          </table:table-cell>
          <table:table-cell office:value-type="float" office:value="5636.9601097106934" table:style-name="ce5">
            <text:p>5.637</text:p>
          </table:table-cell>
          <table:table-cell office:value-type="float" office:value="7302.9601421356201" table:style-name="ce5">
            <text:p>7.303</text:p>
          </table:table-cell>
          <table:table-cell office:value-type="float" office:value="283145.52551078796" table:style-name="ce5">
            <text:p>283.146</text:p>
          </table:table-cell>
          <table:table-cell office:value-type="float" office:value="315103.32613277435" table:style-name="ce5">
            <text:p>315.103</text:p>
          </table:table-cell>
          <table:table-cell office:value-type="float" office:value="6736.520131111145" table:style-name="ce5">
            <text:p>6.737</text:p>
          </table:table-cell>
          <table:table-cell office:value-type="float" office:value="1260.2800245285034" table:style-name="ce5">
            <text:p>1.26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331655.52645492554" table:style-name="ce5">
            <text:p>331.656</text:p>
          </table:table-cell>
          <table:table-cell office:value-type="float" office:value="289835.00564098358" table:style-name="ce5">
            <text:p>289.835</text:p>
          </table:table-cell>
          <table:table-cell office:value-type="float" office:value="925.12001800537109" table:style-name="ce5">
            <text:p>925</text:p>
          </table:table-cell>
          <table:table-cell office:value-type="float" office:value="0" table:style-name="ce5">
            <text:p>0</text:p>
          </table:table-cell>
          <table:table-cell office:value-type="float" office:value="382484.20744419098" table:style-name="ce5">
            <text:p>382.484</text:p>
          </table:table-cell>
          <table:table-cell office:value-type="float" office:value="238931.84465026855" table:style-name="ce5">
            <text:p>238.932</text:p>
          </table:table-cell>
          <table:table-cell office:value-type="float" office:value="670.32001304626465" table:style-name="ce5">
            <text:p>670</text:p>
          </table:table-cell>
          <table:table-cell office:value-type="float" office:value="1979.6000385284424" table:style-name="ce5">
            <text:p>1.980</text:p>
          </table:table-cell>
          <table:table-cell office:value-type="float" office:value="344475.88670444489" table:style-name="ce5">
            <text:p>344.476</text:p>
          </table:table-cell>
          <table:table-cell office:value-type="float" office:value="274364.72533988953" table:style-name="ce5">
            <text:p>274.365</text:p>
          </table:table-cell>
          <table:table-cell office:value-type="float" office:value="2210.8800430297852" table:style-name="ce5">
            <text:p>2.211</text:p>
          </table:table-cell>
          <table:table-cell office:value-type="float" office:value="0" table:style-name="ce5">
            <text:p>0</text:p>
          </table:table-cell>
          <table:table-cell office:value-type="float" office:value="214953.20418357849" table:style-name="ce5">
            <text:p>214.953</text:p>
          </table:table-cell>
          <table:table-cell office:value-type="float" office:value="416117.80809879303" table:style-name="ce5">
            <text:p>416.118</text:p>
          </table:table-cell>
          <table:table-cell office:value-type="float" office:value="756.56001472473145" table:style-name="ce5">
            <text:p>757</text:p>
          </table:table-cell>
          <table:table-cell office:value-type="float" office:value="1985.4800386428833" table:style-name="ce5">
            <text:p>1.985</text:p>
          </table:table-cell>
          <table:table-cell office:value-type="float" office:value="234333.68456077576" table:style-name="ce5">
            <text:p>234.334</text:p>
          </table:table-cell>
          <table:table-cell office:value-type="float" office:value="377801.76735305786" table:style-name="ce5">
            <text:p>377.802</text:p>
          </table:table-cell>
          <table:table-cell office:value-type="float" office:value="1577.800030708313" table:style-name="ce5">
            <text:p>1.578</text:p>
          </table:table-cell>
          <table:table-cell office:value-type="float" office:value="882.0000171661377" table:style-name="ce5">
            <text:p>882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283868.7655248642" table:style-name="ce5">
            <text:p>283.869</text:p>
          </table:table-cell>
          <table:table-cell office:value-type="float" office:value="185974.6036195755" table:style-name="ce5">
            <text:p>185.975</text:p>
          </table:table-cell>
          <table:table-cell office:value-type="float" office:value="233.24000453948975" table:style-name="ce5">
            <text:p>233</text:p>
          </table:table-cell>
          <table:table-cell office:value-type="float" office:value="0" table:style-name="ce5">
            <text:p>0</text:p>
          </table:table-cell>
          <table:table-cell office:value-type="float" office:value="245742.84478282928" table:style-name="ce5">
            <text:p>245.743</text:p>
          </table:table-cell>
          <table:table-cell office:value-type="float" office:value="239194.48465538025" table:style-name="ce5">
            <text:p>239.194</text:p>
          </table:table-cell>
          <table:table-cell office:value-type="float" office:value="3606.4000701904297" table:style-name="ce5">
            <text:p>3.606</text:p>
          </table:table-cell>
          <table:table-cell office:value-type="float" office:value="854.56001663208008" table:style-name="ce5">
            <text:p>855</text:p>
          </table:table-cell>
          <table:table-cell office:value-type="float" office:value="267151.92519950867" table:style-name="ce5">
            <text:p>267.152</text:p>
          </table:table-cell>
          <table:table-cell office:value-type="float" office:value="214951.24418354034" table:style-name="ce5">
            <text:p>214.951</text:p>
          </table:table-cell>
          <table:table-cell office:value-type="float" office:value="1262.2400245666504" table:style-name="ce5">
            <text:p>1.262</text:p>
          </table:table-cell>
          <table:table-cell office:value-type="float" office:value="0" table:style-name="ce5">
            <text:p>0</text:p>
          </table:table-cell>
          <table:table-cell office:value-type="float" office:value="185939.32361888885" table:style-name="ce5">
            <text:p>185.939</text:p>
          </table:table-cell>
          <table:table-cell office:value-type="float" office:value="293368.88570976257" table:style-name="ce5">
            <text:p>293.369</text:p>
          </table:table-cell>
          <table:table-cell office:value-type="float" office:value="335.16000652313232" table:style-name="ce5">
            <text:p>335</text:p>
          </table:table-cell>
          <table:table-cell office:value-type="float" office:value="0" table:style-name="ce5">
            <text:p>0</text:p>
          </table:table-cell>
          <table:table-cell office:value-type="float" office:value="189733.88369274139" table:style-name="ce5">
            <text:p>189.734</text:p>
          </table:table-cell>
          <table:table-cell office:value-type="float" office:value="276900.96538925171" table:style-name="ce5">
            <text:p>276.901</text:p>
          </table:table-cell>
          <table:table-cell office:value-type="float" office:value="4141.4800806045532" table:style-name="ce5">
            <text:p>4.141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9"/>
          <table:covered-table-cell table:number-columns-repeated="22"/>
          <table:table-cell table:number-columns-repeated="16361"/>
        </table:table-row>
        <table:table-row table:number-rows-repeated="1048555" table:style-name="ro1">
          <table:table-cell table:number-columns-repeated="16384"/>
        </table:table-row>
      </table:table>
      <table:table table:name="D4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8">
            <text:p>MARGEM DE ERRO PARA O TOTAL DO INDICADOR D4 – ALUNOS DE ESCOLAS URBANAS, POR APRENDIZADO SOBRE COMPUTADOR E INTERNET ENTRE PARE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0">
            <text:p>Total de alunos que estudam em escolas localizadas em áreas urbanas e usuários de Internet<text:s/>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4" table:number-rows-spanned="1" table:style-name="ce11">
            <text:p>Os amigos participam com o aluno de atividades no computador ou na Internet (editar música, produzir vídeos ou criar jogos)<text:s/></text:p>
          </table:table-cell>
          <table:covered-table-cell table:number-columns-repeated="3"/>
          <table:table-cell office:value-type="string" table:number-columns-spanned="4" table:number-rows-spanned="1" table:style-name="ce11">
            <text:p>Os amigos ajudam o aluno a fazer pesquisas na Internet sobre coisas que ele quer saber</text:p>
          </table:table-cell>
          <table:covered-table-cell table:number-columns-repeated="3"/>
          <table:table-cell office:value-type="string" table:number-columns-spanned="4" table:number-rows-spanned="1" table:style-name="ce11">
            <text:p>Os amigos ensinam jeitos de usar a Internet com segurança</text:p>
          </table:table-cell>
          <table:covered-table-cell table:number-columns-repeated="3"/>
          <table:table-cell office:value-type="string" table:number-columns-spanned="4" table:number-rows-spanned="1" table:style-name="ce11">
            <text:p>Os amigos falam sobre o que fazer se algo incomodar o aluno na Internet</text:p>
          </table:table-cell>
          <table:covered-table-cell table:number-columns-repeated="3"/>
          <table:table-cell office:value-type="string" table:number-columns-spanned="4" table:number-rows-spanned="1" table:style-name="ce11">
            <text:p>Os amigos ensinaram ao aluno algo sobre Internet que ele não sabia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09979.08797931671" table:style-name="ce5">
            <text:p>409.979</text:p>
          </table:table-cell>
          <table:table-cell office:value-type="float" office:value="305117.12593841553" table:style-name="ce5">
            <text:p>305.117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186.2000036239624" table:style-name="ce5">
            <text:p>186</text:p>
          </table:table-cell>
          <table:table-cell office:value-type="float" office:value="578488.13125896454" table:style-name="ce5">
            <text:p>578.488</text:p>
          </table:table-cell>
          <table:table-cell office:value-type="float" office:value="135036.16262817383" table:style-name="ce5">
            <text:p>135.036</text:p>
          </table:table-cell>
          <table:table-cell office:value-type="float" office:value="1064.2800207138062" table:style-name="ce5">
            <text:p>1.064</text:p>
          </table:table-cell>
          <table:table-cell office:value-type="float" office:value="382.20000743865967" table:style-name="ce5">
            <text:p>382</text:p>
          </table:table-cell>
          <table:table-cell office:value-type="float" office:value="426131.44829368591" table:style-name="ce5">
            <text:p>426.131</text:p>
          </table:table-cell>
          <table:table-cell office:value-type="float" office:value="291069.80566501617" table:style-name="ce5">
            <text:p>291.070</text:p>
          </table:table-cell>
          <table:table-cell office:value-type="float" office:value="2573.4800500869751" table:style-name="ce5">
            <text:p>2.573</text:p>
          </table:table-cell>
          <table:table-cell office:value-type="string" table:style-name="ce5">
            <text:p>-</text:p>
          </table:table-cell>
          <table:table-cell office:value-type="float" office:value="538437.4904794693" table:style-name="ce5">
            <text:p>538.437</text:p>
          </table:table-cell>
          <table:table-cell office:value-type="float" office:value="264106.08514022827" table:style-name="ce5">
            <text:p>264.106</text:p>
          </table:table-cell>
          <table:table-cell office:value-type="float" office:value="5548.7601079940796" table:style-name="ce5">
            <text:p>5.549</text:p>
          </table:table-cell>
          <table:table-cell office:value-type="float" office:value="1089.7600212097168" table:style-name="ce5">
            <text:p>1.090</text:p>
          </table:table-cell>
          <table:table-cell office:value-type="float" office:value="556318.57082748413" table:style-name="ce5">
            <text:p>556.319</text:p>
          </table:table-cell>
          <table:table-cell office:value-type="float" office:value="148115.24288272858" table:style-name="ce5">
            <text:p>148.115</text:p>
          </table:table-cell>
          <table:table-cell office:value-type="float" office:value="923.16001796722412" table:style-name="ce5">
            <text:p>923</text:p>
          </table:table-cell>
          <table:table-cell office:value-type="float" office:value="35.280000686645508" table:style-name="ce5">
            <text:p>35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213408.72415351868" table:style-name="ce5">
            <text:p>213.409</text:p>
          </table:table-cell>
          <table:table-cell office:value-type="float" office:value="197907.08385181427" table:style-name="ce5">
            <text:p>197.907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186.2000036239624" table:style-name="ce5">
            <text:p>186</text:p>
          </table:table-cell>
          <table:table-cell office:value-type="float" office:value="350059.92681312561" table:style-name="ce5">
            <text:p>350.060</text:p>
          </table:table-cell>
          <table:table-cell office:value-type="float" office:value="82406.241603851318" table:style-name="ce5">
            <text:p>82.406</text:p>
          </table:table-cell>
          <table:table-cell office:value-type="float" office:value="932.96001815795898" table:style-name="ce5">
            <text:p>933</text:p>
          </table:table-cell>
          <table:table-cell office:value-type="float" office:value="0" table:style-name="ce5">
            <text:p>0</text:p>
          </table:table-cell>
          <table:table-cell office:value-type="float" office:value="294787.92573738098" table:style-name="ce5">
            <text:p>294.788</text:p>
          </table:table-cell>
          <table:table-cell office:value-type="float" office:value="128787.68250656128" table:style-name="ce5">
            <text:p>128.788</text:p>
          </table:table-cell>
          <table:table-cell office:value-type="float" office:value="1734.6000337600708" table:style-name="ce5">
            <text:p>1.735</text:p>
          </table:table-cell>
          <table:table-cell office:value-type="string" table:style-name="ce5">
            <text:p>-</text:p>
          </table:table-cell>
          <table:table-cell office:value-type="float" office:value="329191.80640697479" table:style-name="ce5">
            <text:p>329.192</text:p>
          </table:table-cell>
          <table:table-cell office:value-type="float" office:value="123968.04241275787" table:style-name="ce5">
            <text:p>123.968</text:p>
          </table:table-cell>
          <table:table-cell office:value-type="float" office:value="5072.4800987243652" table:style-name="ce5">
            <text:p>5.072</text:p>
          </table:table-cell>
          <table:table-cell office:value-type="float" office:value="954.52001857757568" table:style-name="ce5">
            <text:p>955</text:p>
          </table:table-cell>
          <table:table-cell office:value-type="float" office:value="340816.56663322449" table:style-name="ce5">
            <text:p>340.817</text:p>
          </table:table-cell>
          <table:table-cell office:value-type="float" office:value="89327.001738548279" table:style-name="ce5">
            <text:p>89.327</text:p>
          </table:table-cell>
          <table:table-cell office:value-type="float" office:value="923.16001796722412" table:style-name="ce5">
            <text:p>923</text:p>
          </table:table-cell>
          <table:table-cell office:value-type="float" office:value="35.280000686645508" table:style-name="ce5">
            <text:p>35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241622.92470264435" table:style-name="ce5">
            <text:p>241.623</text:p>
          </table:table-cell>
          <table:table-cell office:value-type="float" office:value="172438.84335613251" table:style-name="ce5">
            <text:p>172.4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8233.6856098175" table:style-name="ce5">
            <text:p>288.234</text:p>
          </table:table-cell>
          <table:table-cell office:value-type="float" office:value="99293.601932525635" table:style-name="ce5">
            <text:p>99.294</text:p>
          </table:table-cell>
          <table:table-cell office:value-type="float" office:value="511.56000995635986" table:style-name="ce5">
            <text:p>512</text:p>
          </table:table-cell>
          <table:table-cell office:value-type="float" office:value="382.20000743865967" table:style-name="ce5">
            <text:p>382</text:p>
          </table:table-cell>
          <table:table-cell office:value-type="float" office:value="196217.56381893158" table:style-name="ce5">
            <text:p>196.218</text:p>
          </table:table-cell>
          <table:table-cell office:value-type="float" office:value="218982.96426200867" table:style-name="ce5">
            <text:p>218.983</text:p>
          </table:table-cell>
          <table:table-cell office:value-type="float" office:value="1924.7200374603271" table:style-name="ce5">
            <text:p>1.925</text:p>
          </table:table-cell>
          <table:table-cell office:value-type="string" table:style-name="ce5">
            <text:p>-</text:p>
          </table:table-cell>
          <table:table-cell office:value-type="float" office:value="246985.48480701447" table:style-name="ce5">
            <text:p>246.985</text:p>
          </table:table-cell>
          <table:table-cell office:value-type="float" office:value="188332.48366546631" table:style-name="ce5">
            <text:p>188.332</text:p>
          </table:table-cell>
          <table:table-cell office:value-type="float" office:value="2250.0800437927246" table:style-name="ce5">
            <text:p>2.250</text:p>
          </table:table-cell>
          <table:table-cell office:value-type="float" office:value="525.28001022338867" table:style-name="ce5">
            <text:p>525</text:p>
          </table:table-cell>
          <table:table-cell office:value-type="float" office:value="280160.44545269012" table:style-name="ce5">
            <text:p>280.160</text:p>
          </table:table-cell>
          <table:table-cell office:value-type="float" office:value="96365.361875534058" table:style-name="ce5">
            <text:p>96.3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4917.241068840027" table:style-name="ce5">
            <text:p>54.917</text:p>
          </table:table-cell>
          <table:table-cell office:value-type="float" office:value="33563.04065322876" table:style-name="ce5">
            <text:p>33.5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175.921171188354" table:style-name="ce5">
            <text:p>60.176</text:p>
          </table:table-cell>
          <table:table-cell office:value-type="float" office:value="29997.800583839417" table:style-name="ce5">
            <text:p>29.998</text:p>
          </table:table-cell>
          <table:table-cell office:value-type="float" office:value="164.6400032043457" table:style-name="ce5">
            <text:p>165</text:p>
          </table:table-cell>
          <table:table-cell office:value-type="float" office:value="0" table:style-name="ce5">
            <text:p>0</text:p>
          </table:table-cell>
          <table:table-cell office:value-type="float" office:value="48478.640943527222" table:style-name="ce5">
            <text:p>48.479</text:p>
          </table:table-cell>
          <table:table-cell office:value-type="float" office:value="44546.880867004395" table:style-name="ce5">
            <text:p>44.547</text:p>
          </table:table-cell>
          <table:table-cell office:value-type="float" office:value="956.48001861572266" table:style-name="ce5">
            <text:p>956</text:p>
          </table:table-cell>
          <table:table-cell office:value-type="string" table:style-name="ce5">
            <text:p>-</text:p>
          </table:table-cell>
          <table:table-cell office:value-type="float" office:value="45417.12088394165" table:style-name="ce5">
            <text:p>45.417</text:p>
          </table:table-cell>
          <table:table-cell office:value-type="float" office:value="49584.080965042114" table:style-name="ce5">
            <text:p>49.584</text:p>
          </table:table-cell>
          <table:table-cell office:value-type="float" office:value="746.76001453399658" table:style-name="ce5">
            <text:p>747</text:p>
          </table:table-cell>
          <table:table-cell office:value-type="float" office:value="0" table:style-name="ce5">
            <text:p>0</text:p>
          </table:table-cell>
          <table:table-cell office:value-type="float" office:value="67700.361317634583" table:style-name="ce5">
            <text:p>67.700</text:p>
          </table:table-cell>
          <table:table-cell office:value-type="float" office:value="20817.160405158997" table:style-name="ce5">
            <text:p>20.817</text:p>
          </table:table-cell>
          <table:table-cell office:value-type="float" office:value="923.16001796722412" table:style-name="ce5">
            <text:p>923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8223.840938568115" table:style-name="ce5">
            <text:p>48.224</text:p>
          </table:table-cell>
          <table:table-cell office:value-type="float" office:value="36003.240700721741" table:style-name="ce5">
            <text:p>36.003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float" office:value="58478.561138153076" table:style-name="ce5">
            <text:p>58.479</text:p>
          </table:table-cell>
          <table:table-cell office:value-type="float" office:value="23416.120455741882" table:style-name="ce5">
            <text:p>23.416</text:p>
          </table:table-cell>
          <table:table-cell office:value-type="float" office:value="484.12000942230225" table:style-name="ce5">
            <text:p>484</text:p>
          </table:table-cell>
          <table:table-cell office:value-type="float" office:value="0" table:style-name="ce5">
            <text:p>0</text:p>
          </table:table-cell>
          <table:table-cell office:value-type="float" office:value="51804.761008262634" table:style-name="ce5">
            <text:p>51.805</text:p>
          </table:table-cell>
          <table:table-cell office:value-type="float" office:value="33233.760646820068" table:style-name="ce5">
            <text:p>33.234</text:p>
          </table:table-cell>
          <table:table-cell office:value-type="float" office:value="2108.9600410461426" table:style-name="ce5">
            <text:p>2.109</text:p>
          </table:table-cell>
          <table:table-cell office:value-type="string" table:style-name="ce5">
            <text:p>-</text:p>
          </table:table-cell>
          <table:table-cell office:value-type="float" office:value="42406.5608253479" table:style-name="ce5">
            <text:p>42.407</text:p>
          </table:table-cell>
          <table:table-cell office:value-type="float" office:value="38096.520741462708" table:style-name="ce5">
            <text:p>38.097</text:p>
          </table:table-cell>
          <table:table-cell office:value-type="float" office:value="315.5600061416626" table:style-name="ce5">
            <text:p>316</text:p>
          </table:table-cell>
          <table:table-cell office:value-type="float" office:value="0" table:style-name="ce5">
            <text:p>0</text:p>
          </table:table-cell>
          <table:table-cell office:value-type="float" office:value="61312.721193313599" table:style-name="ce5">
            <text:p>61.313</text:p>
          </table:table-cell>
          <table:table-cell office:value-type="float" office:value="18508.280360221863" table:style-name="ce5">
            <text:p>18.508</text:p>
          </table:table-cell>
          <table:table-cell office:value-type="float" office:value="0" table:style-name="ce5">
            <text:p>0</text:p>
          </table:table-cell>
          <table:table-cell office:value-type="float" office:value="35.280000686645508" table:style-name="ce5">
            <text:p>35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76584.24343681335" table:style-name="ce5">
            <text:p>176.584</text:p>
          </table:table-cell>
          <table:table-cell office:value-type="float" office:value="230999.72449588776" table:style-name="ce5">
            <text:p>231.000</text:p>
          </table:table-cell>
          <table:table-cell office:value-type="float" office:value="0" table:style-name="ce5">
            <text:p>0</text:p>
          </table:table-cell>
          <table:table-cell office:value-type="float" office:value="186.2000036239624" table:style-name="ce5">
            <text:p>186</text:p>
          </table:table-cell>
          <table:table-cell office:value-type="float" office:value="331277.24644756317" table:style-name="ce5">
            <text:p>331.277</text:p>
          </table:table-cell>
          <table:table-cell office:value-type="float" office:value="86485.001683235168" table:style-name="ce5">
            <text:p>86.485</text:p>
          </table:table-cell>
          <table:table-cell office:value-type="float" office:value="0" table:style-name="ce5">
            <text:p>0</text:p>
          </table:table-cell>
          <table:table-cell office:value-type="float" office:value="382.20000743865967" table:style-name="ce5">
            <text:p>382</text:p>
          </table:table-cell>
          <table:table-cell office:value-type="float" office:value="240707.60468482971" table:style-name="ce5">
            <text:p>240.708</text:p>
          </table:table-cell>
          <table:table-cell office:value-type="float" office:value="184894.64359855652" table:style-name="ce5">
            <text:p>184.895</text:p>
          </table:table-cell>
          <table:table-cell office:value-type="float" office:value="186.2000036239624" table:style-name="ce5">
            <text:p>186</text:p>
          </table:table-cell>
          <table:table-cell office:value-type="string" table:style-name="ce5">
            <text:p>-</text:p>
          </table:table-cell>
          <table:table-cell office:value-type="float" office:value="226342.76440525055" table:style-name="ce5">
            <text:p>226.343</text:p>
          </table:table-cell>
          <table:table-cell office:value-type="float" office:value="186950.68363857269" table:style-name="ce5">
            <text:p>186.951</text:p>
          </table:table-cell>
          <table:table-cell office:value-type="float" office:value="3388.8400659561157" table:style-name="ce5">
            <text:p>3.389</text:p>
          </table:table-cell>
          <table:table-cell office:value-type="float" office:value="1085.8400211334229" table:style-name="ce5">
            <text:p>1.086</text:p>
          </table:table-cell>
          <table:table-cell office:value-type="float" office:value="299568.36583042145" table:style-name="ce5">
            <text:p>299.568</text:p>
          </table:table-cell>
          <table:table-cell office:value-type="float" office:value="102841.20200157166" table:style-name="ce5">
            <text:p>102.8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56259.40693378448" table:style-name="ce5">
            <text:p>356.259</text:p>
          </table:table-cell>
          <table:table-cell office:value-type="float" office:value="186382.28362751007" table:style-name="ce5">
            <text:p>186.3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0762.68896770477" table:style-name="ce5">
            <text:p>460.763</text:p>
          </table:table-cell>
          <table:table-cell office:value-type="float" office:value="88974.201731681824" table:style-name="ce5">
            <text:p>88.9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8346.9665851593" table:style-name="ce5">
            <text:p>338.347</text:p>
          </table:table-cell>
          <table:table-cell office:value-type="float" office:value="213144.12414836884" table:style-name="ce5">
            <text:p>213.144</text:p>
          </table:table-cell>
          <table:table-cell office:value-type="float" office:value="932.96001815795898" table:style-name="ce5">
            <text:p>933</text:p>
          </table:table-cell>
          <table:table-cell office:value-type="string" table:style-name="ce5">
            <text:p>-</text:p>
          </table:table-cell>
          <table:table-cell office:value-type="float" office:value="480329.369348526" table:style-name="ce5">
            <text:p>480.329</text:p>
          </table:table-cell>
          <table:table-cell office:value-type="float" office:value="168542.36328029633" table:style-name="ce5">
            <text:p>168.542</text:p>
          </table:table-cell>
          <table:table-cell office:value-type="float" office:value="4055.2400789260864" table:style-name="ce5">
            <text:p>4.055</text:p>
          </table:table-cell>
          <table:table-cell office:value-type="float" office:value="0" table:style-name="ce5">
            <text:p>0</text:p>
          </table:table-cell>
          <table:table-cell office:value-type="float" office:value="452854.08881378174" table:style-name="ce5">
            <text:p>452.854</text:p>
          </table:table-cell>
          <table:table-cell office:value-type="float" office:value="98991.761926651001" table:style-name="ce5">
            <text:p>98.9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8108.041325569153" table:style-name="ce5">
            <text:p>68.108</text:p>
          </table:table-cell>
          <table:table-cell office:value-type="float" office:value="50746.360987663269" table:style-name="ce5">
            <text:p>50.7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566.241451263428" table:style-name="ce5">
            <text:p>74.566</text:p>
          </table:table-cell>
          <table:table-cell office:value-type="float" office:value="37290.960725784302" table:style-name="ce5">
            <text:p>37.291</text:p>
          </table:table-cell>
          <table:table-cell office:value-type="float" office:value="932.96001815795898" table:style-name="ce5">
            <text:p>933</text:p>
          </table:table-cell>
          <table:table-cell office:value-type="float" office:value="0" table:style-name="ce5">
            <text:p>0</text:p>
          </table:table-cell>
          <table:table-cell office:value-type="float" office:value="64299.761251449585" table:style-name="ce5">
            <text:p>64.300</text:p>
          </table:table-cell>
          <table:table-cell office:value-type="float" office:value="44895.760873794556" table:style-name="ce5">
            <text:p>44.896</text:p>
          </table:table-cell>
          <table:table-cell office:value-type="float" office:value="593.88001155853271" table:style-name="ce5">
            <text:p>594</text:p>
          </table:table-cell>
          <table:table-cell office:value-type="string" table:style-name="ce5">
            <text:p>-</text:p>
          </table:table-cell>
          <table:table-cell office:value-type="float" office:value="64086.121247291565" table:style-name="ce5">
            <text:p>64.086</text:p>
          </table:table-cell>
          <table:table-cell office:value-type="float" office:value="49850.640970230103" table:style-name="ce5">
            <text:p>49.851</text:p>
          </table:table-cell>
          <table:table-cell office:value-type="float" office:value="1485.6800289154053" table:style-name="ce5">
            <text:p>1.486</text:p>
          </table:table-cell>
          <table:table-cell office:value-type="float" office:value="88.20000171661377" table:style-name="ce5">
            <text:p>88</text:p>
          </table:table-cell>
          <table:table-cell office:value-type="float" office:value="79562.281548500061" table:style-name="ce5">
            <text:p>79.562</text:p>
          </table:table-cell>
          <table:table-cell office:value-type="float" office:value="28039.760545730591" table:style-name="ce5">
            <text:p>28.0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65078.24515914917" table:style-name="ce5">
            <text:p>265.078</text:p>
          </table:table-cell>
          <table:table-cell office:value-type="float" office:value="203008.96395111084" table:style-name="ce5">
            <text:p>203.009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float" office:value="376488.56732749939" table:style-name="ce5">
            <text:p>376.489</text:p>
          </table:table-cell>
          <table:table-cell office:value-type="float" office:value="96124.28187084198" table:style-name="ce5">
            <text:p>96.124</text:p>
          </table:table-cell>
          <table:table-cell office:value-type="float" office:value="932.96001815795898" table:style-name="ce5">
            <text:p>933</text:p>
          </table:table-cell>
          <table:table-cell office:value-type="float" office:value="0" table:style-name="ce5">
            <text:p>0</text:p>
          </table:table-cell>
          <table:table-cell office:value-type="float" office:value="322606.20627880096" table:style-name="ce5">
            <text:p>322.606</text:p>
          </table:table-cell>
          <table:table-cell office:value-type="float" office:value="158489.5230846405" table:style-name="ce5">
            <text:p>158.490</text:p>
          </table:table-cell>
          <table:table-cell office:value-type="float" office:value="1117.2000217437744" table:style-name="ce5">
            <text:p>1.117</text:p>
          </table:table-cell>
          <table:table-cell office:value-type="string" table:style-name="ce5">
            <text:p>-</text:p>
          </table:table-cell>
          <table:table-cell office:value-type="float" office:value="273378.8453207016" table:style-name="ce5">
            <text:p>273.379</text:p>
          </table:table-cell>
          <table:table-cell office:value-type="float" office:value="198048.20385456085" table:style-name="ce5">
            <text:p>198.048</text:p>
          </table:table-cell>
          <table:table-cell office:value-type="float" office:value="1426.8800277709961" table:style-name="ce5">
            <text:p>1.427</text:p>
          </table:table-cell>
          <table:table-cell office:value-type="float" office:value="885.92001724243164" table:style-name="ce5">
            <text:p>886</text:p>
          </table:table-cell>
          <table:table-cell office:value-type="float" office:value="329913.08642101288" table:style-name="ce5">
            <text:p>329.913</text:p>
          </table:table-cell>
          <table:table-cell office:value-type="float" office:value="123962.16241264343" table:style-name="ce5">
            <text:p>123.9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38978.88465118408" table:style-name="ce5">
            <text:p>238.979</text:p>
          </table:table-cell>
          <table:table-cell office:value-type="float" office:value="240084.32467269897" table:style-name="ce5">
            <text:p>240.0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3781.88708019257" table:style-name="ce5">
            <text:p>363.782</text:p>
          </table:table-cell>
          <table:table-cell office:value-type="float" office:value="104489.56203365326" table:style-name="ce5">
            <text:p>104.490</text:p>
          </table:table-cell>
          <table:table-cell office:value-type="float" office:value="511.56000995635986" table:style-name="ce5">
            <text:p>512</text:p>
          </table:table-cell>
          <table:table-cell office:value-type="float" office:value="335.16000652313232" table:style-name="ce5">
            <text:p>335</text:p>
          </table:table-cell>
          <table:table-cell office:value-type="float" office:value="254247.284948349" table:style-name="ce5">
            <text:p>254.247</text:p>
          </table:table-cell>
          <table:table-cell office:value-type="float" office:value="220637.20429420471" table:style-name="ce5">
            <text:p>220.637</text:p>
          </table:table-cell>
          <table:table-cell office:value-type="float" office:value="1125.0400218963623" table:style-name="ce5">
            <text:p>1.125</text:p>
          </table:table-cell>
          <table:table-cell office:value-type="string" table:style-name="ce5">
            <text:p>-</text:p>
          </table:table-cell>
          <table:table-cell office:value-type="float" office:value="265779.92517280579" table:style-name="ce5">
            <text:p>265.780</text:p>
          </table:table-cell>
          <table:table-cell office:value-type="float" office:value="214314.24417114258" table:style-name="ce5">
            <text:p>214.314</text:p>
          </table:table-cell>
          <table:table-cell office:value-type="float" office:value="3739.6800727844238" table:style-name="ce5">
            <text:p>3.740</text:p>
          </table:table-cell>
          <table:table-cell office:value-type="float" office:value="515.48001003265381" table:style-name="ce5">
            <text:p>515</text:p>
          </table:table-cell>
          <table:table-cell office:value-type="float" office:value="358736.84698200226" table:style-name="ce5">
            <text:p>358.737</text:p>
          </table:table-cell>
          <table:table-cell office:value-type="float" office:value="109495.40213108063" table:style-name="ce5">
            <text:p>109.495</text:p>
          </table:table-cell>
          <table:table-cell office:value-type="float" office:value="923.16001796722412" table:style-name="ce5">
            <text:p>923</text:p>
          </table:table-cell>
          <table:table-cell office:value-type="float" office:value="35.280000686645508" table:style-name="ce5">
            <text:p>35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12057.48607349396" table:style-name="ce5">
            <text:p>312.057</text:p>
          </table:table-cell>
          <table:table-cell office:value-type="float" office:value="288025.92560577393" table:style-name="ce5">
            <text:p>288.026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float" office:value="467017.04908943176" table:style-name="ce5">
            <text:p>467.017</text:p>
          </table:table-cell>
          <table:table-cell office:value-type="float" office:value="129377.64251804352" table:style-name="ce5">
            <text:p>129.378</text:p>
          </table:table-cell>
          <table:table-cell office:value-type="float" office:value="1064.2800207138062" table:style-name="ce5">
            <text:p>1.064</text:p>
          </table:table-cell>
          <table:table-cell office:value-type="float" office:value="335.16000652313232" table:style-name="ce5">
            <text:p>335</text:p>
          </table:table-cell>
          <table:table-cell office:value-type="float" office:value="365573.3271150589" table:style-name="ce5">
            <text:p>365.573</text:p>
          </table:table-cell>
          <table:table-cell office:value-type="float" office:value="249523.68485641479" table:style-name="ce5">
            <text:p>249.524</text:p>
          </table:table-cell>
          <table:table-cell office:value-type="float" office:value="1583.6800308227539" table:style-name="ce5">
            <text:p>1.584</text:p>
          </table:table-cell>
          <table:table-cell office:value-type="string" table:style-name="ce5">
            <text:p>-</text:p>
          </table:table-cell>
          <table:table-cell office:value-type="float" office:value="335940.08653831482" table:style-name="ce5">
            <text:p>335.940</text:p>
          </table:table-cell>
          <table:table-cell office:value-type="float" office:value="268780.6852312088" table:style-name="ce5">
            <text:p>268.781</text:p>
          </table:table-cell>
          <table:table-cell office:value-type="float" office:value="4002.3200778961182" table:style-name="ce5">
            <text:p>4.002</text:p>
          </table:table-cell>
          <table:table-cell office:value-type="float" office:value="1025.0800199508667" table:style-name="ce5">
            <text:p>1.025</text:p>
          </table:table-cell>
          <table:table-cell office:value-type="float" office:value="431033.40838909149" table:style-name="ce5">
            <text:p>431.033</text:p>
          </table:table-cell>
          <table:table-cell office:value-type="float" office:value="150079.16292095184" table:style-name="ce5">
            <text:p>150.079</text:p>
          </table:table-cell>
          <table:table-cell office:value-type="float" office:value="923.16001796722412" table:style-name="ce5">
            <text:p>923</text:p>
          </table:table-cell>
          <table:table-cell office:value-type="float" office:value="35.280000686645508" table:style-name="ce5">
            <text:p>35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51083.04683303833" table:style-name="ce5">
            <text:p>351.083</text:p>
          </table:table-cell>
          <table:table-cell office:value-type="float" office:value="160551.44312477112" table:style-name="ce5">
            <text:p>160.551</text:p>
          </table:table-cell>
          <table:table-cell office:value-type="float" office:value="0" table:style-name="ce5">
            <text:p>0</text:p>
          </table:table-cell>
          <table:table-cell office:value-type="float" office:value="186.2000036239624" table:style-name="ce5">
            <text:p>186</text:p>
          </table:table-cell>
          <table:table-cell office:value-type="float" office:value="450341.36876487732" table:style-name="ce5">
            <text:p>450.341</text:p>
          </table:table-cell>
          <table:table-cell office:value-type="float" office:value="71734.041396141052" table:style-name="ce5">
            <text:p>71.734</text:p>
          </table:table-cell>
          <table:table-cell office:value-type="float" office:value="0" table:style-name="ce5">
            <text:p>0</text:p>
          </table:table-cell>
          <table:table-cell office:value-type="float" office:value="186.2000036239624" table:style-name="ce5">
            <text:p>186</text:p>
          </table:table-cell>
          <table:table-cell office:value-type="float" office:value="310072.00603485107" table:style-name="ce5">
            <text:p>310.072</text:p>
          </table:table-cell>
          <table:table-cell office:value-type="float" office:value="199904.32389068604" table:style-name="ce5">
            <text:p>199.904</text:p>
          </table:table-cell>
          <table:table-cell office:value-type="float" office:value="2040.3600397109985" table:style-name="ce5">
            <text:p>2.040</text:p>
          </table:table-cell>
          <table:table-cell office:value-type="string" table:style-name="ce5">
            <text:p>-</text:p>
          </table:table-cell>
          <table:table-cell office:value-type="float" office:value="491740.48957061768" table:style-name="ce5">
            <text:p>491.740</text:p>
          </table:table-cell>
          <table:table-cell office:value-type="float" office:value="73106.041422843933" table:style-name="ce5">
            <text:p>73.106</text:p>
          </table:table-cell>
          <table:table-cell office:value-type="float" office:value="3843.5600748062134" table:style-name="ce5">
            <text:p>3.844</text:p>
          </table:table-cell>
          <table:table-cell office:value-type="float" office:value="401.80000782012939" table:style-name="ce5">
            <text:p>402</text:p>
          </table:table-cell>
          <table:table-cell office:value-type="float" office:value="452991.28881645203" table:style-name="ce5">
            <text:p>452.991</text:p>
          </table:table-cell>
          <table:table-cell office:value-type="float" office:value="59509.521158218384" table:style-name="ce5">
            <text:p>59.5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244072.92475032806" table:style-name="ce5">
            <text:p>244.073</text:p>
          </table:table-cell>
          <table:table-cell office:value-type="float" office:value="171931.20334625244" table:style-name="ce5">
            <text:p>171.931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186.2000036239624" table:style-name="ce5">
            <text:p>186</text:p>
          </table:table-cell>
          <table:table-cell office:value-type="float" office:value="319883.76622581482" table:style-name="ce5">
            <text:p>319.884</text:p>
          </table:table-cell>
          <table:table-cell office:value-type="float" office:value="102208.12198925018" table:style-name="ce5">
            <text:p>102.208</text:p>
          </table:table-cell>
          <table:table-cell office:value-type="float" office:value="1050.5600204467773" table:style-name="ce5">
            <text:p>1.051</text:p>
          </table:table-cell>
          <table:table-cell office:value-type="float" office:value="186.2000036239624" table:style-name="ce5">
            <text:p>186</text:p>
          </table:table-cell>
          <table:table-cell office:value-type="float" office:value="265826.96517372131" table:style-name="ce5">
            <text:p>265.827</text:p>
          </table:table-cell>
          <table:table-cell office:value-type="float" office:value="145212.48282623291" table:style-name="ce5">
            <text:p>145.212</text:p>
          </table:table-cell>
          <table:table-cell office:value-type="float" office:value="1160.3200225830078" table:style-name="ce5">
            <text:p>1.160</text:p>
          </table:table-cell>
          <table:table-cell office:value-type="string" table:style-name="ce5">
            <text:p>-</text:p>
          </table:table-cell>
          <table:table-cell office:value-type="float" office:value="229259.24446201324" table:style-name="ce5">
            <text:p>229.259</text:p>
          </table:table-cell>
          <table:table-cell office:value-type="float" office:value="193849.88377285004" table:style-name="ce5">
            <text:p>193.850</text:p>
          </table:table-cell>
          <table:table-cell office:value-type="float" office:value="4104.2400798797607" table:style-name="ce5">
            <text:p>4.104</text:p>
          </table:table-cell>
          <table:table-cell office:value-type="float" office:value="186.2000036239624" table:style-name="ce5">
            <text:p>186</text:p>
          </table:table-cell>
          <table:table-cell office:value-type="float" office:value="292904.36570072174" table:style-name="ce5">
            <text:p>292.904</text:p>
          </table:table-cell>
          <table:table-cell office:value-type="float" office:value="102821.60200119019" table:style-name="ce5">
            <text:p>102.8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379765.68739128113" table:style-name="ce5">
            <text:p>379.766</text:p>
          </table:table-cell>
          <table:table-cell office:value-type="float" office:value="200384.52390003204" table:style-name="ce5">
            <text:p>200.3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3571.0498008728" table:style-name="ce5">
            <text:p>503.571</text:p>
          </table:table-cell>
          <table:table-cell office:value-type="float" office:value="74860.241456985474" table:style-name="ce5">
            <text:p>74.860</text:p>
          </table:table-cell>
          <table:table-cell office:value-type="float" office:value="164.6400032043457" table:style-name="ce5">
            <text:p>165</text:p>
          </table:table-cell>
          <table:table-cell office:value-type="float" office:value="0" table:style-name="ce5">
            <text:p>0</text:p>
          </table:table-cell>
          <table:table-cell office:value-type="float" office:value="373182.04726314545" table:style-name="ce5">
            <text:p>373.182</text:p>
          </table:table-cell>
          <table:table-cell office:value-type="float" office:value="220650.92429447174" table:style-name="ce5">
            <text:p>220.651</text:p>
          </table:table-cell>
          <table:table-cell office:value-type="float" office:value="2236.3600435256958" table:style-name="ce5">
            <text:p>2.236</text:p>
          </table:table-cell>
          <table:table-cell office:value-type="string" table:style-name="ce5">
            <text:p>-</text:p>
          </table:table-cell>
          <table:table-cell office:value-type="float" office:value="514039.41000461578" table:style-name="ce5">
            <text:p>514.039</text:p>
          </table:table-cell>
          <table:table-cell office:value-type="float" office:value="135806.44264316559" table:style-name="ce5">
            <text:p>135.806</text:p>
          </table:table-cell>
          <table:table-cell office:value-type="float" office:value="378.28000736236572" table:style-name="ce5">
            <text:p>378</text:p>
          </table:table-cell>
          <table:table-cell office:value-type="float" office:value="954.52001857757568" table:style-name="ce5">
            <text:p>955</text:p>
          </table:table-cell>
          <table:table-cell office:value-type="float" office:value="490793.80955219269" table:style-name="ce5">
            <text:p>490.794</text:p>
          </table:table-cell>
          <table:table-cell office:value-type="float" office:value="103570.32201576233" table:style-name="ce5">
            <text:p>103.570</text:p>
          </table:table-cell>
          <table:table-cell office:value-type="float" office:value="923.16001796722412" table:style-name="ce5">
            <text:p>923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218828.12425899506" table:style-name="ce5">
            <text:p>218.828</text:p>
          </table:table-cell>
          <table:table-cell office:value-type="float" office:value="230635.16448879242" table:style-name="ce5">
            <text:p>230.6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3999.60669517517" table:style-name="ce5">
            <text:p>344.000</text:p>
          </table:table-cell>
          <table:table-cell office:value-type="float" office:value="95940.041867256165" table:style-name="ce5">
            <text:p>95.940</text:p>
          </table:table-cell>
          <table:table-cell office:value-type="float" office:value="0" table:style-name="ce5">
            <text:p>0</text:p>
          </table:table-cell>
          <table:table-cell office:value-type="float" office:value="335.16000652313232" table:style-name="ce5">
            <text:p>335</text:p>
          </table:table-cell>
          <table:table-cell office:value-type="float" office:value="232938.16453361511" table:style-name="ce5">
            <text:p>232.938</text:p>
          </table:table-cell>
          <table:table-cell office:value-type="float" office:value="210323.68409347534" table:style-name="ce5">
            <text:p>210.324</text:p>
          </table:table-cell>
          <table:table-cell office:value-type="float" office:value="615.44001197814941" table:style-name="ce5">
            <text:p>615</text:p>
          </table:table-cell>
          <table:table-cell office:value-type="string" table:style-name="ce5">
            <text:p>-</text:p>
          </table:table-cell>
          <table:table-cell office:value-type="float" office:value="248257.52483177185" table:style-name="ce5">
            <text:p>248.258</text:p>
          </table:table-cell>
          <table:table-cell office:value-type="float" office:value="197691.4838476181" table:style-name="ce5">
            <text:p>197.691</text:p>
          </table:table-cell>
          <table:table-cell office:value-type="float" office:value="3714.2000722885132" table:style-name="ce5">
            <text:p>3.714</text:p>
          </table:table-cell>
          <table:table-cell office:value-type="float" office:value="515.48001003265381" table:style-name="ce5">
            <text:p>515</text:p>
          </table:table-cell>
          <table:table-cell office:value-type="float" office:value="337786.40657424927" table:style-name="ce5">
            <text:p>337.786</text:p>
          </table:table-cell>
          <table:table-cell office:value-type="float" office:value="99977.641945838928" table:style-name="ce5">
            <text:p>99.978</text:p>
          </table:table-cell>
          <table:table-cell office:value-type="float" office:value="0" table:style-name="ce5">
            <text:p>0</text:p>
          </table:table-cell>
          <table:table-cell office:value-type="float" office:value="35.280000686645508" table:style-name="ce5">
            <text:p>35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9"/>
          <table:covered-table-cell table:number-columns-repeated="22"/>
          <table:table-cell table:number-columns-repeated="16361"/>
        </table:table-row>
        <table:table-row table:number-rows-repeated="1048555" table:style-name="ro1">
          <table:table-cell table:number-columns-repeated="16384"/>
        </table:table-row>
      </table:table>
      <table:table table:name="E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9" table:number-rows-spanned="1" table:style-name="ce8">
            <text:p>MARGEM DE ERRO PARA O TOTAL DO INDICADOR E1A – ALUNOS DE ESCOLAS URBANAS, POR USO DA INTERNET EM ATIVIDADES ESCOLARES</text:p>
          </table:table-cell>
          <table:covered-table-cell table:number-columns-repeated="58"/>
          <table:table-cell table:number-columns-repeated="16325"/>
        </table:table-row>
        <table:table-row table:style-name="ro1">
          <table:table-cell office:value-type="string" table:number-columns-spanned="59" table:number-rows-spanned="1" table:style-name="ce10">
            <text:p>Total de alunos que estudam em escolas localizadas em áreas urbanas e usuários de Internet<text:s/></text:p>
          </table:table-cell>
          <table:covered-table-cell table:number-columns-repeated="58"/>
          <table:table-cell table:number-columns-repeated="16325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4" table:number-rows-spanned="1" table:style-name="ce11">
            <text:p>Fazer trabalhos sobre um tema</text:p>
          </table:table-cell>
          <table:covered-table-cell table:number-columns-repeated="3"/>
          <table:table-cell office:value-type="string" table:number-columns-spanned="4" table:number-rows-spanned="1" table:style-name="ce11">
            <text:p>Fazer lição e exercícios que o professor passa<text:s/></text:p>
          </table:table-cell>
          <table:covered-table-cell table:number-columns-repeated="3"/>
          <table:table-cell office:value-type="string" table:number-columns-spanned="4" table:number-rows-spanned="1" table:style-name="ce11">
            <text:p>Fazer pesquisa para a escola<text:s/></text:p>
          </table:table-cell>
          <table:covered-table-cell table:number-columns-repeated="3"/>
          <table:table-cell office:value-type="string" table:number-columns-spanned="4" table:number-rows-spanned="1" table:style-name="ce11">
            <text:p>Usar a Internet para fazer apresentações para os colegas de classe<text:s/></text:p>
          </table:table-cell>
          <table:covered-table-cell table:number-columns-repeated="3"/>
          <table:table-cell office:value-type="string" table:number-columns-spanned="4" table:number-rows-spanned="1" table:style-name="ce11">
            <text:p>Jogar jogos educativos</text:p>
          </table:table-cell>
          <table:covered-table-cell table:number-columns-repeated="3"/>
          <table:table-cell office:value-type="string" table:number-columns-spanned="4" table:number-rows-spanned="1" table:style-name="ce11">
            <text:p>Falar com o professor</text:p>
          </table:table-cell>
          <table:covered-table-cell table:number-columns-repeated="3"/>
          <table:table-cell office:value-type="string" table:number-columns-spanned="4" table:number-rows-spanned="1" table:style-name="ce11">
            <text:p>Realizar trabalhos em grupo</text:p>
          </table:table-cell>
          <table:covered-table-cell table:number-columns-repeated="3"/>
          <table:table-cell office:value-type="string" table:number-columns-spanned="4" table:number-rows-spanned="1" table:style-name="ce11">
            <text:p>Fazer trabalhos escolares a distância</text:p>
          </table:table-cell>
          <table:covered-table-cell table:number-columns-repeated="3"/>
          <table:table-cell office:value-type="string" table:number-columns-spanned="4" table:number-rows-spanned="1" table:style-name="ce11">
            <text:p>Participar de cursos</text:p>
          </table:table-cell>
          <table:covered-table-cell table:number-columns-repeated="3"/>
          <table:table-cell office:value-type="string" table:number-columns-spanned="4" table:number-rows-spanned="1" table:style-name="ce11">
            <text:p>Usar a Internet para estudar para uma prova</text:p>
          </table:table-cell>
          <table:covered-table-cell table:number-columns-repeated="3"/>
          <table:table-cell office:value-type="string" table:number-columns-spanned="4" table:number-rows-spanned="1" table:style-name="ce11">
            <text:p>Fazer pesquisas sobre o que os professores falam nas aulas</text:p>
          </table:table-cell>
          <table:covered-table-cell table:number-columns-repeated="3"/>
          <table:table-cell office:value-type="string" table:number-columns-spanned="4" table:number-rows-spanned="1" table:style-name="ce11">
            <text:p>Divulgar na Internet o próprio trabalho da escola ou um trabalho realizado em grupo</text:p>
          </table:table-cell>
          <table:covered-table-cell table:number-columns-repeated="3"/>
          <table:table-cell office:value-type="string" table:number-columns-spanned="4" table:number-rows-spanned="1" table:style-name="ce11">
            <text:p>Fazer provas ou simulados</text:p>
          </table:table-cell>
          <table:covered-table-cell table:number-columns-repeated="3"/>
          <table:table-cell office:value-type="string" table:number-columns-spanned="4" table:number-rows-spanned="1" table:style-name="ce11">
            <text:p>Usar a Internet para aprender um idioma</text:p>
          </table:table-cell>
          <table:covered-table-cell table:number-columns-repeated="3"/>
          <table:table-cell table:number-columns-repeated="16326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26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32840.89231681824" table:style-name="ce5">
            <text:p>632.841</text:p>
          </table:table-cell>
          <table:table-cell office:value-type="float" office:value="153397.44298553467" table:style-name="ce5">
            <text:p>153.397</text:p>
          </table:table-cell>
          <table:table-cell office:value-type="float" office:value="246.96000480651855" table:style-name="ce5">
            <text:p>247</text:p>
          </table:table-cell>
          <table:table-cell office:value-type="string" table:style-name="ce5">
            <text:p>-</text:p>
          </table:table-cell>
          <table:table-cell office:value-type="float" office:value="507083.36986923218" table:style-name="ce5">
            <text:p>507.083</text:p>
          </table:table-cell>
          <table:table-cell office:value-type="float" office:value="227352.16442489624" table:style-name="ce5">
            <text:p>227.352</text:p>
          </table:table-cell>
          <table:table-cell office:value-type="float" office:value="1497.4400291442871" table:style-name="ce5">
            <text:p>1.497</text:p>
          </table:table-cell>
          <table:table-cell office:value-type="float" office:value="237.16000461578369" table:style-name="ce5">
            <text:p>237</text:p>
          </table:table-cell>
          <table:table-cell office:value-type="float" office:value="556267.61082649231" table:style-name="ce5">
            <text:p>556.268</text:p>
          </table:table-cell>
          <table:table-cell office:value-type="float" office:value="161768.60314846039" table:style-name="ce5">
            <text:p>161.769</text:p>
          </table:table-cell>
          <table:table-cell office:value-type="float" office:value="4282.6000833511353" table:style-name="ce5">
            <text:p>4.283</text:p>
          </table:table-cell>
          <table:table-cell office:value-type="string" table:style-name="ce5">
            <text:p>-</text:p>
          </table:table-cell>
          <table:table-cell office:value-type="float" office:value="282177.28549194336" table:style-name="ce5">
            <text:p>282.177</text:p>
          </table:table-cell>
          <table:table-cell office:value-type="float" office:value="444902.36865901947" table:style-name="ce5">
            <text:p>444.902</text:p>
          </table:table-cell>
          <table:table-cell office:value-type="float" office:value="1421.0000276565552" table:style-name="ce5">
            <text:p>1.421</text:p>
          </table:table-cell>
          <table:table-cell office:value-type="string" table:style-name="ce5">
            <text:p>-</text:p>
          </table:table-cell>
          <table:table-cell office:value-type="float" office:value="392717.36764335632" table:style-name="ce5">
            <text:p>392.717</text:p>
          </table:table-cell>
          <table:table-cell office:value-type="float" office:value="320603.08623981476" table:style-name="ce5">
            <text:p>320.603</text:p>
          </table:table-cell>
          <table:table-cell office:value-type="float" office:value="5946.640115737915" table:style-name="ce5">
            <text:p>5.947</text:p>
          </table:table-cell>
          <table:table-cell office:value-type="float" office:value="186.2000036239624" table:style-name="ce5">
            <text:p>186</text:p>
          </table:table-cell>
          <table:table-cell office:value-type="float" office:value="255701.60497665405" table:style-name="ce5">
            <text:p>255.702</text:p>
          </table:table-cell>
          <table:table-cell office:value-type="float" office:value="493941.56961345673" table:style-name="ce5">
            <text:p>493.942</text:p>
          </table:table-cell>
          <table:table-cell office:value-type="float" office:value="3251.6400632858276" table:style-name="ce5">
            <text:p>3.252</text:p>
          </table:table-cell>
          <table:table-cell office:value-type="string" table:style-name="ce5">
            <text:p>-</text:p>
          </table:table-cell>
          <table:table-cell office:value-type="float" office:value="598070.49164009094" table:style-name="ce5">
            <text:p>598.070</text:p>
          </table:table-cell>
          <table:table-cell office:value-type="float" office:value="187111.40364170074" table:style-name="ce5">
            <text:p>187.111</text:p>
          </table:table-cell>
          <table:table-cell office:value-type="float" office:value="2244.2000436782837" table:style-name="ce5">
            <text:p>2.244</text:p>
          </table:table-cell>
          <table:table-cell office:value-type="float" office:value="480.2000093460083" table:style-name="ce5">
            <text:p>480</text:p>
          </table:table-cell>
          <table:table-cell office:value-type="float" office:value="510440.84993457794" table:style-name="ce5">
            <text:p>510.441</text:p>
          </table:table-cell>
          <table:table-cell office:value-type="float" office:value="238361.48463916779" table:style-name="ce5">
            <text:p>238.361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186.2000036239624" table:style-name="ce5">
            <text:p>186</text:p>
          </table:table-cell>
          <table:table-cell office:value-type="float" office:value="178446.24347305298" table:style-name="ce5">
            <text:p>178.446</text:p>
          </table:table-cell>
          <table:table-cell office:value-type="float" office:value="521075.81014156342" table:style-name="ce5">
            <text:p>521.0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3844.97097396851" table:style-name="ce5">
            <text:p>563.845</text:p>
          </table:table-cell>
          <table:table-cell office:value-type="float" office:value="192130.96373939514" table:style-name="ce5">
            <text:p>192.1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6567.81005382538" table:style-name="ce5">
            <text:p>516.568</text:p>
          </table:table-cell>
          <table:table-cell office:value-type="float" office:value="203467.60396003723" table:style-name="ce5">
            <text:p>203.468</text:p>
          </table:table-cell>
          <table:table-cell office:value-type="string" table:style-name="ce5">
            <text:p>-</text:p>
          </table:table-cell>
          <table:table-cell office:value-type="float" office:value="658.56001281738281" table:style-name="ce5">
            <text:p>659</text:p>
          </table:table-cell>
          <table:table-cell office:value-type="float" office:value="209868.96408462524" table:style-name="ce5">
            <text:p>209.869</text:p>
          </table:table-cell>
          <table:table-cell office:value-type="float" office:value="497283.36967849731" table:style-name="ce5">
            <text:p>497.283</text:p>
          </table:table-cell>
          <table:table-cell office:value-type="float" office:value="2757.7200536727905" table:style-name="ce5">
            <text:p>2.758</text:p>
          </table:table-cell>
          <table:table-cell office:value-type="string" table:style-name="ce5">
            <text:p>-</text:p>
          </table:table-cell>
          <table:table-cell office:value-type="float" office:value="407280.16792678833" table:style-name="ce5">
            <text:p>407.280</text:p>
          </table:table-cell>
          <table:table-cell office:value-type="float" office:value="502042.24977111816" table:style-name="ce5">
            <text:p>502.042</text:p>
          </table:table-cell>
          <table:table-cell office:value-type="float" office:value="2773.4000539779663" table:style-name="ce5">
            <text:p>2.773</text:p>
          </table:table-cell>
          <table:table-cell office:value-type="string" table:style-name="ce5">
            <text:p>-</text:p>
          </table:table-cell>
          <table:table-cell office:value-type="float" office:value="449745.52875328064" table:style-name="ce5">
            <text:p>449.746</text:p>
          </table:table-cell>
          <table:table-cell office:value-type="float" office:value="269893.96525287628" table:style-name="ce5">
            <text:p>269.894</text:p>
          </table:table-cell>
          <table:table-cell office:value-type="float" office:value="509.60000991821289" table:style-name="ce5">
            <text:p>510</text:p>
          </table:table-cell>
          <table:table-cell office:value-type="float" office:value="164.6400032043457" table:style-name="ce5">
            <text:p>165</text:p>
          </table:table-cell>
          <table:table-cell table:number-columns-repeated="16326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344787.52671051025" table:style-name="ce5">
            <text:p>344.788</text:p>
          </table:table-cell>
          <table:table-cell office:value-type="float" office:value="94015.321829795837" table:style-name="ce5">
            <text:p>94.015</text:p>
          </table:table-cell>
          <table:table-cell office:value-type="float" office:value="162.68000316619873" table:style-name="ce5">
            <text:p>163</text:p>
          </table:table-cell>
          <table:table-cell office:value-type="string" table:style-name="ce5">
            <text:p>-</text:p>
          </table:table-cell>
          <table:table-cell office:value-type="float" office:value="328641.04639625549" table:style-name="ce5">
            <text:p>328.641</text:p>
          </table:table-cell>
          <table:table-cell office:value-type="float" office:value="132125.56257152557" table:style-name="ce5">
            <text:p>132.126</text:p>
          </table:table-cell>
          <table:table-cell office:value-type="float" office:value="335.16000652313232" table:style-name="ce5">
            <text:p>335</text:p>
          </table:table-cell>
          <table:table-cell office:value-type="float" office:value="147.00000286102295" table:style-name="ce5">
            <text:p>147</text:p>
          </table:table-cell>
          <table:table-cell office:value-type="float" office:value="349377.84679985046" table:style-name="ce5">
            <text:p>349.378</text:p>
          </table:table-cell>
          <table:table-cell office:value-type="float" office:value="60771.761182785034" table:style-name="ce5">
            <text:p>60.772</text:p>
          </table:table-cell>
          <table:table-cell office:value-type="float" office:value="676.20001316070557" table:style-name="ce5">
            <text:p>676</text:p>
          </table:table-cell>
          <table:table-cell office:value-type="string" table:style-name="ce5">
            <text:p>-</text:p>
          </table:table-cell>
          <table:table-cell office:value-type="float" office:value="168636.44328212738" table:style-name="ce5">
            <text:p>168.636</text:p>
          </table:table-cell>
          <table:table-cell office:value-type="float" office:value="316563.52616119385" table:style-name="ce5">
            <text:p>316.564</text:p>
          </table:table-cell>
          <table:table-cell office:value-type="float" office:value="1421.0000276565552" table:style-name="ce5">
            <text:p>1.421</text:p>
          </table:table-cell>
          <table:table-cell office:value-type="string" table:style-name="ce5">
            <text:p>-</text:p>
          </table:table-cell>
          <table:table-cell office:value-type="float" office:value="211836.8041229248" table:style-name="ce5">
            <text:p>211.837</text:p>
          </table:table-cell>
          <table:table-cell office:value-type="float" office:value="216793.6442193985" table:style-name="ce5">
            <text:p>216.794</text:p>
          </table:table-cell>
          <table:table-cell office:value-type="float" office:value="4655.0000905990601" table:style-name="ce5">
            <text:p>4.655</text:p>
          </table:table-cell>
          <table:table-cell office:value-type="float" office:value="0" table:style-name="ce5">
            <text:p>0</text:p>
          </table:table-cell>
          <table:table-cell office:value-type="float" office:value="153652.24299049377" table:style-name="ce5">
            <text:p>153.652</text:p>
          </table:table-cell>
          <table:table-cell office:value-type="float" office:value="290260.32564926147" table:style-name="ce5">
            <text:p>290.2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4964.00651931763" table:style-name="ce5">
            <text:p>334.964</text:p>
          </table:table-cell>
          <table:table-cell office:value-type="float" office:value="113172.36220264435" table:style-name="ce5">
            <text:p>113.172</text:p>
          </table:table-cell>
          <table:table-cell office:value-type="float" office:value="2244.2000436782837" table:style-name="ce5">
            <text:p>2.244</text:p>
          </table:table-cell>
          <table:table-cell office:value-type="float" office:value="131.32000255584717" table:style-name="ce5">
            <text:p>131</text:p>
          </table:table-cell>
          <table:table-cell office:value-type="float" office:value="278978.5654296875" table:style-name="ce5">
            <text:p>278.979</text:p>
          </table:table-cell>
          <table:table-cell office:value-type="float" office:value="149163.84290313721" table:style-name="ce5">
            <text:p>149.1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434.401760101318" table:style-name="ce5">
            <text:p>90.434</text:p>
          </table:table-cell>
          <table:table-cell office:value-type="float" office:value="307996.36599445343" table:style-name="ce5">
            <text:p>307.9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9909.16642093658" table:style-name="ce5">
            <text:p>329.909</text:p>
          </table:table-cell>
          <table:table-cell office:value-type="float" office:value="112709.80219364166" table:style-name="ce5">
            <text:p>112.7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1628.56528663635" table:style-name="ce5">
            <text:p>271.629</text:p>
          </table:table-cell>
          <table:table-cell office:value-type="float" office:value="127827.28248786926" table:style-name="ce5">
            <text:p>127.827</text:p>
          </table:table-cell>
          <table:table-cell office:value-type="string" table:style-name="ce5">
            <text:p>-</text:p>
          </table:table-cell>
          <table:table-cell office:value-type="float" office:value="658.56001281738281" table:style-name="ce5">
            <text:p>659</text:p>
          </table:table-cell>
          <table:table-cell office:value-type="float" office:value="119730.52233028412" table:style-name="ce5">
            <text:p>119.731</text:p>
          </table:table-cell>
          <table:table-cell office:value-type="float" office:value="299913.32583713531" table:style-name="ce5">
            <text:p>299.9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6959.92500114441" table:style-name="ce5">
            <text:p>256.960</text:p>
          </table:table-cell>
          <table:table-cell office:value-type="float" office:value="257649.84501457214" table:style-name="ce5">
            <text:p>257.650</text:p>
          </table:table-cell>
          <table:table-cell office:value-type="float" office:value="101.92000198364258" table:style-name="ce5">
            <text:p>102</text:p>
          </table:table-cell>
          <table:table-cell office:value-type="string" table:style-name="ce5">
            <text:p>-</text:p>
          </table:table-cell>
          <table:table-cell office:value-type="float" office:value="290897.32566165924" table:style-name="ce5">
            <text:p>290.897</text:p>
          </table:table-cell>
          <table:table-cell office:value-type="float" office:value="124113.08241558075" table:style-name="ce5">
            <text:p>124.113</text:p>
          </table:table-cell>
          <table:table-cell office:value-type="float" office:value="509.60000991821289" table:style-name="ce5">
            <text:p>510</text:p>
          </table:table-cell>
          <table:table-cell office:value-type="float" office:value="164.6400032043457" table:style-name="ce5">
            <text:p>165</text:p>
          </table:table-cell>
          <table:table-cell table:number-columns-repeated="16326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338376.36658573151" table:style-name="ce5">
            <text:p>338.376</text:p>
          </table:table-cell>
          <table:table-cell office:value-type="float" office:value="88135.321715354919" table:style-name="ce5">
            <text:p>88.135</text:p>
          </table:table-cell>
          <table:table-cell office:value-type="float" office:value="186.2000036239624" table:style-name="ce5">
            <text:p>186</text:p>
          </table:table-cell>
          <table:table-cell office:value-type="string" table:style-name="ce5">
            <text:p>-</text:p>
          </table:table-cell>
          <table:table-cell office:value-type="float" office:value="226650.48441123962" table:style-name="ce5">
            <text:p>226.650</text:p>
          </table:table-cell>
          <table:table-cell office:value-type="float" office:value="169295.00329494476" table:style-name="ce5">
            <text:p>169.295</text:p>
          </table:table-cell>
          <table:table-cell office:value-type="float" office:value="1460.2000284194946" table:style-name="ce5">
            <text:p>1.460</text:p>
          </table:table-cell>
          <table:table-cell office:value-type="float" office:value="186.2000036239624" table:style-name="ce5">
            <text:p>186</text:p>
          </table:table-cell>
          <table:table-cell office:value-type="float" office:value="245517.44477844238" table:style-name="ce5">
            <text:p>245.517</text:p>
          </table:table-cell>
          <table:table-cell office:value-type="float" office:value="151039.56293964386" table:style-name="ce5">
            <text:p>151.040</text:p>
          </table:table-cell>
          <table:table-cell office:value-type="float" office:value="4229.680082321167" table:style-name="ce5">
            <text:p>4.230</text:p>
          </table:table-cell>
          <table:table-cell office:value-type="string" table:style-name="ce5">
            <text:p>-</text:p>
          </table:table-cell>
          <table:table-cell office:value-type="float" office:value="179014.6434841156" table:style-name="ce5">
            <text:p>179.015</text:p>
          </table:table-cell>
          <table:table-cell office:value-type="float" office:value="232932.28453350067" table:style-name="ce5">
            <text:p>232.9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4096.60436153412" table:style-name="ce5">
            <text:p>224.097</text:p>
          </table:table-cell>
          <table:table-cell office:value-type="float" office:value="164665.48320484161" table:style-name="ce5">
            <text:p>164.665</text:p>
          </table:table-cell>
          <table:table-cell office:value-type="float" office:value="3722.0400724411011" table:style-name="ce5">
            <text:p>3.722</text:p>
          </table:table-cell>
          <table:table-cell office:value-type="float" office:value="186.2000036239624" table:style-name="ce5">
            <text:p>186</text:p>
          </table:table-cell>
          <table:table-cell office:value-type="float" office:value="168936.32328796387" table:style-name="ce5">
            <text:p>168.936</text:p>
          </table:table-cell>
          <table:table-cell office:value-type="float" office:value="232448.16452407837" table:style-name="ce5">
            <text:p>232.448</text:p>
          </table:table-cell>
          <table:table-cell office:value-type="float" office:value="3251.6400632858276" table:style-name="ce5">
            <text:p>3.252</text:p>
          </table:table-cell>
          <table:table-cell office:value-type="string" table:style-name="ce5">
            <text:p>-</text:p>
          </table:table-cell>
          <table:table-cell office:value-type="float" office:value="304393.88592433929" table:style-name="ce5">
            <text:p>304.394</text:p>
          </table:table-cell>
          <table:table-cell office:value-type="float" office:value="105336.28205013275" table:style-name="ce5">
            <text:p>105.336</text:p>
          </table:table-cell>
          <table:table-cell office:value-type="float" office:value="0" table:style-name="ce5">
            <text:p>0</text:p>
          </table:table-cell>
          <table:table-cell office:value-type="float" office:value="462.56000900268555" table:style-name="ce5">
            <text:p>463</text:p>
          </table:table-cell>
          <table:table-cell office:value-type="float" office:value="277365.48539829254" table:style-name="ce5">
            <text:p>277.365</text:p>
          </table:table-cell>
          <table:table-cell office:value-type="float" office:value="129912.72252845764" table:style-name="ce5">
            <text:p>129.913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186.2000036239624" table:style-name="ce5">
            <text:p>186</text:p>
          </table:table-cell>
          <table:table-cell office:value-type="float" office:value="110598.88215255737" table:style-name="ce5">
            <text:p>110.599</text:p>
          </table:table-cell>
          <table:table-cell office:value-type="float" office:value="267530.20520687103" table:style-name="ce5">
            <text:p>267.5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7710.36559963226" table:style-name="ce5">
            <text:p>287.710</text:p>
          </table:table-cell>
          <table:table-cell office:value-type="float" office:value="126445.48246097565" table:style-name="ce5">
            <text:p>126.4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8288.64541625977" table:style-name="ce5">
            <text:p>278.289</text:p>
          </table:table-cell>
          <table:table-cell office:value-type="float" office:value="145328.12282848358" table:style-name="ce5">
            <text:p>145.3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6755.08266162872" table:style-name="ce5">
            <text:p>136.755</text:p>
          </table:table-cell>
          <table:table-cell office:value-type="float" office:value="246734.60480213165" table:style-name="ce5">
            <text:p>246.735</text:p>
          </table:table-cell>
          <table:table-cell office:value-type="float" office:value="2757.7200536727905" table:style-name="ce5">
            <text:p>2.758</text:p>
          </table:table-cell>
          <table:table-cell office:value-type="string" table:style-name="ce5">
            <text:p>-</text:p>
          </table:table-cell>
          <table:table-cell office:value-type="float" office:value="159255.88309955597" table:style-name="ce5">
            <text:p>159.256</text:p>
          </table:table-cell>
          <table:table-cell office:value-type="float" office:value="307181.00597858429" table:style-name="ce5">
            <text:p>307.181</text:p>
          </table:table-cell>
          <table:table-cell office:value-type="float" office:value="2771.4400539398193" table:style-name="ce5">
            <text:p>2.771</text:p>
          </table:table-cell>
          <table:table-cell office:value-type="string" table:style-name="ce5">
            <text:p>-</text:p>
          </table:table-cell>
          <table:table-cell office:value-type="float" office:value="198595.04386520386" table:style-name="ce5">
            <text:p>198.595</text:p>
          </table:table-cell>
          <table:table-cell office:value-type="float" office:value="191574.3237285614" table:style-name="ce5">
            <text:p>191.5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3613.761238098145" table:style-name="ce5">
            <text:p>63.614</text:p>
          </table:table-cell>
          <table:table-cell office:value-type="float" office:value="34301.960667610168" table:style-name="ce5">
            <text:p>34.302</text:p>
          </table:table-cell>
          <table:table-cell office:value-type="float" office:value="162.68000316619873" table:style-name="ce5">
            <text:p>163</text:p>
          </table:table-cell>
          <table:table-cell office:value-type="string" table:style-name="ce5">
            <text:p>-</text:p>
          </table:table-cell>
          <table:table-cell office:value-type="float" office:value="58110.081130981445" table:style-name="ce5">
            <text:p>58.110</text:p>
          </table:table-cell>
          <table:table-cell office:value-type="float" office:value="35481.880690574646" table:style-name="ce5">
            <text:p>35.482</text:p>
          </table:table-cell>
          <table:table-cell office:value-type="float" office:value="415.5200080871582" table:style-name="ce5">
            <text:p>416</text:p>
          </table:table-cell>
          <table:table-cell office:value-type="float" office:value="0" table:style-name="ce5">
            <text:p>0</text:p>
          </table:table-cell>
          <table:table-cell office:value-type="float" office:value="67126.08130645752" table:style-name="ce5">
            <text:p>67.126</text:p>
          </table:table-cell>
          <table:table-cell office:value-type="float" office:value="24782.240482330322" table:style-name="ce5">
            <text:p>24.782</text:p>
          </table:table-cell>
          <table:table-cell office:value-type="float" office:value="676.20001316070557" table:style-name="ce5">
            <text:p>676</text:p>
          </table:table-cell>
          <table:table-cell office:value-type="string" table:style-name="ce5">
            <text:p>-</text:p>
          </table:table-cell>
          <table:table-cell office:value-type="float" office:value="43415.960844993591" table:style-name="ce5">
            <text:p>43.416</text:p>
          </table:table-cell>
          <table:table-cell office:value-type="float" office:value="47682.880928039551" table:style-name="ce5">
            <text:p>47.6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703.201084136963" table:style-name="ce5">
            <text:p>55.703</text:p>
          </table:table-cell>
          <table:table-cell office:value-type="float" office:value="39029.480759620667" table:style-name="ce5">
            <text:p>39.029</text:p>
          </table:table-cell>
          <table:table-cell office:value-type="float" office:value="176.40000343322754" table:style-name="ce5">
            <text:p>176</text:p>
          </table:table-cell>
          <table:table-cell office:value-type="float" office:value="0" table:style-name="ce5">
            <text:p>0</text:p>
          </table:table-cell>
          <table:table-cell office:value-type="float" office:value="26393.360513687134" table:style-name="ce5">
            <text:p>26.393</text:p>
          </table:table-cell>
          <table:table-cell office:value-type="float" office:value="60254.321172714233" table:style-name="ce5">
            <text:p>60.2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308.801193237305" table:style-name="ce5">
            <text:p>61.309</text:p>
          </table:table-cell>
          <table:table-cell office:value-type="float" office:value="35229.040685653687" table:style-name="ce5">
            <text:p>35.229</text:p>
          </table:table-cell>
          <table:table-cell office:value-type="float" office:value="0" table:style-name="ce5">
            <text:p>0</text:p>
          </table:table-cell>
          <table:table-cell office:value-type="float" office:value="131.32000255584717" table:style-name="ce5">
            <text:p>131</text:p>
          </table:table-cell>
          <table:table-cell office:value-type="float" office:value="49593.880965232849" table:style-name="ce5">
            <text:p>49.594</text:p>
          </table:table-cell>
          <table:table-cell office:value-type="float" office:value="40409.320786476135" table:style-name="ce5">
            <text:p>40.4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125.280391693115" table:style-name="ce5">
            <text:p>20.125</text:p>
          </table:table-cell>
          <table:table-cell office:value-type="float" office:value="66953.601303100586" table:style-name="ce5">
            <text:p>66.9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803.081280708313" table:style-name="ce5">
            <text:p>65.803</text:p>
          </table:table-cell>
          <table:table-cell office:value-type="float" office:value="32988.760642051697" table:style-name="ce5">
            <text:p>32.9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213.561152458191" table:style-name="ce5">
            <text:p>59.214</text:p>
          </table:table-cell>
          <table:table-cell office:value-type="float" office:value="33437.600650787354" table:style-name="ce5">
            <text:p>33.438</text:p>
          </table:table-cell>
          <table:table-cell office:value-type="string" table:style-name="ce5">
            <text:p>-</text:p>
          </table:table-cell>
          <table:table-cell office:value-type="float" office:value="658.56001281738281" table:style-name="ce5">
            <text:p>659</text:p>
          </table:table-cell>
          <table:table-cell office:value-type="float" office:value="28843.36056137085" table:style-name="ce5">
            <text:p>28.843</text:p>
          </table:table-cell>
          <table:table-cell office:value-type="float" office:value="58457.001137733459" table:style-name="ce5">
            <text:p>58.45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387.120435714722" table:style-name="ce5">
            <text:p>22.387</text:p>
          </table:table-cell>
          <table:table-cell office:value-type="float" office:value="66885.001301765442" table:style-name="ce5">
            <text:p>66.8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933.800835609436" table:style-name="ce5">
            <text:p>42.934</text:p>
          </table:table-cell>
          <table:table-cell office:value-type="float" office:value="48364.960941314697" table:style-name="ce5">
            <text:p>48.365</text:p>
          </table:table-cell>
          <table:table-cell office:value-type="float" office:value="509.60000991821289" table:style-name="ce5">
            <text:p>510</text:p>
          </table:table-cell>
          <table:table-cell office:value-type="float" office:value="164.6400032043457" table:style-name="ce5">
            <text:p>165</text:p>
          </table:table-cell>
          <table:table-cell table:number-columns-repeated="1632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0906.92138004303" table:style-name="ce5">
            <text:p>70.907</text:p>
          </table:table-cell>
          <table:table-cell office:value-type="float" office:value="16275.840316772461" table:style-name="ce5">
            <text:p>16.2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604.041043281555" table:style-name="ce5">
            <text:p>53.604</text:p>
          </table:table-cell>
          <table:table-cell office:value-type="float" office:value="29258.880569458008" table:style-name="ce5">
            <text:p>29.259</text:p>
          </table:table-cell>
          <table:table-cell office:value-type="float" office:value="846.72001647949219" table:style-name="ce5">
            <text:p>847</text:p>
          </table:table-cell>
          <table:table-cell office:value-type="float" office:value="147.00000286102295" table:style-name="ce5">
            <text:p>147</text:p>
          </table:table-cell>
          <table:table-cell office:value-type="float" office:value="66451.841293334961" table:style-name="ce5">
            <text:p>66.452</text:p>
          </table:table-cell>
          <table:table-cell office:value-type="float" office:value="17210.760334968567" table:style-name="ce5">
            <text:p>17.211</text:p>
          </table:table-cell>
          <table:table-cell office:value-type="float" office:value="1362.200026512146" table:style-name="ce5">
            <text:p>1.362</text:p>
          </table:table-cell>
          <table:table-cell office:value-type="string" table:style-name="ce5">
            <text:p>-</text:p>
          </table:table-cell>
          <table:table-cell office:value-type="float" office:value="48427.6809425354" table:style-name="ce5">
            <text:p>48.428</text:p>
          </table:table-cell>
          <table:table-cell office:value-type="float" office:value="42232.12082195282" table:style-name="ce5">
            <text:p>42.232</text:p>
          </table:table-cell>
          <table:table-cell office:value-type="float" office:value="1421.0000276565552" table:style-name="ce5">
            <text:p>1.421</text:p>
          </table:table-cell>
          <table:table-cell office:value-type="string" table:style-name="ce5">
            <text:p>-</text:p>
          </table:table-cell>
          <table:table-cell office:value-type="float" office:value="47063.520915985107" table:style-name="ce5">
            <text:p>47.064</text:p>
          </table:table-cell>
          <table:table-cell office:value-type="float" office:value="41357.96080493927" table:style-name="ce5">
            <text:p>41.358</text:p>
          </table:table-cell>
          <table:table-cell office:value-type="float" office:value="284.20000553131104" table:style-name="ce5">
            <text:p>284</text:p>
          </table:table-cell>
          <table:table-cell office:value-type="float" office:value="0" table:style-name="ce5">
            <text:p>0</text:p>
          </table:table-cell>
          <table:table-cell office:value-type="float" office:value="24652.880479812622" table:style-name="ce5">
            <text:p>24.653</text:p>
          </table:table-cell>
          <table:table-cell office:value-type="float" office:value="57310.40111541748" table:style-name="ce5">
            <text:p>57.3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863.441301345825" table:style-name="ce5">
            <text:p>66.863</text:p>
          </table:table-cell>
          <table:table-cell office:value-type="float" office:value="23870.84046459198" table:style-name="ce5">
            <text:p>23.871</text:p>
          </table:table-cell>
          <table:table-cell office:value-type="float" office:value="0" table:style-name="ce5">
            <text:p>0</text:p>
          </table:table-cell>
          <table:table-cell office:value-type="float" office:value="462.56000900268555" table:style-name="ce5">
            <text:p>463</text:p>
          </table:table-cell>
          <table:table-cell office:value-type="float" office:value="65232.721269607544" table:style-name="ce5">
            <text:p>65.233</text:p>
          </table:table-cell>
          <table:table-cell office:value-type="float" office:value="25019.400486946106" table:style-name="ce5">
            <text:p>25.019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0" table:style-name="ce5">
            <text:p>0</text:p>
          </table:table-cell>
          <table:table-cell office:value-type="float" office:value="17347.960337638855" table:style-name="ce5">
            <text:p>17.348</text:p>
          </table:table-cell>
          <table:table-cell office:value-type="float" office:value="64166.481248855591" table:style-name="ce5">
            <text:p>64.1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505.921333312988" table:style-name="ce5">
            <text:p>68.506</text:p>
          </table:table-cell>
          <table:table-cell office:value-type="float" office:value="21707.000422477722" table:style-name="ce5">
            <text:p>21.7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714.921181678772" table:style-name="ce5">
            <text:p>60.715</text:p>
          </table:table-cell>
          <table:table-cell office:value-type="float" office:value="20064.520390510559" table:style-name="ce5">
            <text:p>20.06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310.280453681946" table:style-name="ce5">
            <text:p>23.310</text:p>
          </table:table-cell>
          <table:table-cell office:value-type="float" office:value="56879.201107025146" table:style-name="ce5">
            <text:p>56.879</text:p>
          </table:table-cell>
          <table:table-cell office:value-type="float" office:value="1117.2000217437744" table:style-name="ce5">
            <text:p>1.117</text:p>
          </table:table-cell>
          <table:table-cell office:value-type="string" table:style-name="ce5">
            <text:p>-</text:p>
          </table:table-cell>
          <table:table-cell office:value-type="float" office:value="27253.800530433655" table:style-name="ce5">
            <text:p>27.254</text:p>
          </table:table-cell>
          <table:table-cell office:value-type="float" office:value="62798.401222229004" table:style-name="ce5">
            <text:p>62.798</text:p>
          </table:table-cell>
          <table:table-cell office:value-type="float" office:value="1995.2800388336182" table:style-name="ce5">
            <text:p>1.995</text:p>
          </table:table-cell>
          <table:table-cell office:value-type="string" table:style-name="ce5">
            <text:p>-</text:p>
          </table:table-cell>
          <table:table-cell office:value-type="float" office:value="47953.360933303833" table:style-name="ce5">
            <text:p>47.953</text:p>
          </table:table-cell>
          <table:table-cell office:value-type="float" office:value="35278.040686607361" table:style-name="ce5">
            <text:p>35.2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65816.36711978912" table:style-name="ce5">
            <text:p>365.816</text:p>
          </table:table-cell>
          <table:table-cell office:value-type="float" office:value="70618.801374435425" table:style-name="ce5">
            <text:p>70.619</text:p>
          </table:table-cell>
          <table:table-cell office:value-type="float" office:value="186.2000036239624" table:style-name="ce5">
            <text:p>186</text:p>
          </table:table-cell>
          <table:table-cell office:value-type="string" table:style-name="ce5">
            <text:p>-</text:p>
          </table:table-cell>
          <table:table-cell office:value-type="float" office:value="275013.48535251617" table:style-name="ce5">
            <text:p>275.013</text:p>
          </table:table-cell>
          <table:table-cell office:value-type="float" office:value="140357.56273174286" table:style-name="ce5">
            <text:p>140.358</text:p>
          </table:table-cell>
          <table:table-cell office:value-type="float" office:value="1164.2400226593018" table:style-name="ce5">
            <text:p>1.164</text:p>
          </table:table-cell>
          <table:table-cell office:value-type="float" office:value="186.2000036239624" table:style-name="ce5">
            <text:p>186</text:p>
          </table:table-cell>
          <table:table-cell office:value-type="float" office:value="297400.6057882309" table:style-name="ce5">
            <text:p>297.401</text:p>
          </table:table-cell>
          <table:table-cell office:value-type="float" office:value="115953.6022567749" table:style-name="ce5">
            <text:p>115.954</text:p>
          </table:table-cell>
          <table:table-cell office:value-type="float" office:value="186.2000036239624" table:style-name="ce5">
            <text:p>186</text:p>
          </table:table-cell>
          <table:table-cell office:value-type="string" table:style-name="ce5">
            <text:p>-</text:p>
          </table:table-cell>
          <table:table-cell office:value-type="float" office:value="196435.12382316589" table:style-name="ce5">
            <text:p>196.435</text:p>
          </table:table-cell>
          <table:table-cell office:value-type="float" office:value="218314.60424900055" table:style-name="ce5">
            <text:p>218.3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5921.36439704895" table:style-name="ce5">
            <text:p>225.921</text:p>
          </table:table-cell>
          <table:table-cell office:value-type="float" office:value="187001.64363956451" table:style-name="ce5">
            <text:p>187.002</text:p>
          </table:table-cell>
          <table:table-cell office:value-type="float" office:value="1044.6800203323364" table:style-name="ce5">
            <text:p>1.045</text:p>
          </table:table-cell>
          <table:table-cell office:value-type="float" office:value="186.2000036239624" table:style-name="ce5">
            <text:p>186</text:p>
          </table:table-cell>
          <table:table-cell office:value-type="float" office:value="206644.76402187347" table:style-name="ce5">
            <text:p>206.645</text:p>
          </table:table-cell>
          <table:table-cell office:value-type="float" office:value="211346.80411338806" table:style-name="ce5">
            <text:p>211.3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1426.36606121063" table:style-name="ce5">
            <text:p>311.426</text:p>
          </table:table-cell>
          <table:table-cell office:value-type="float" office:value="132938.96258735657" table:style-name="ce5">
            <text:p>132.939</text:p>
          </table:table-cell>
          <table:table-cell office:value-type="float" office:value="2042.3200397491455" table:style-name="ce5">
            <text:p>2.042</text:p>
          </table:table-cell>
          <table:table-cell office:value-type="float" office:value="0" table:style-name="ce5">
            <text:p>0</text:p>
          </table:table-cell>
          <table:table-cell office:value-type="float" office:value="330363.88642978668" table:style-name="ce5">
            <text:p>330.364</text:p>
          </table:table-cell>
          <table:table-cell office:value-type="float" office:value="111239.80216503143" table:style-name="ce5">
            <text:p>111.240</text:p>
          </table:table-cell>
          <table:table-cell office:value-type="float" office:value="0" table:style-name="ce5">
            <text:p>0</text:p>
          </table:table-cell>
          <table:table-cell office:value-type="float" office:value="186.2000036239624" table:style-name="ce5">
            <text:p>186</text:p>
          </table:table-cell>
          <table:table-cell office:value-type="float" office:value="128507.40250110626" table:style-name="ce5">
            <text:p>128.507</text:p>
          </table:table-cell>
          <table:table-cell office:value-type="float" office:value="287022.40558624268" table:style-name="ce5">
            <text:p>287.0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1383.08644962311" table:style-name="ce5">
            <text:p>331.383</text:p>
          </table:table-cell>
          <table:table-cell office:value-type="float" office:value="97580.561899185181" table:style-name="ce5">
            <text:p>97.5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1636.1658706665" table:style-name="ce5">
            <text:p>301.636</text:p>
          </table:table-cell>
          <table:table-cell office:value-type="float" office:value="105214.76204776764" table:style-name="ce5">
            <text:p>105.2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0295.00234127045" table:style-name="ce5">
            <text:p>120.295</text:p>
          </table:table-cell>
          <table:table-cell office:value-type="float" office:value="284944.80554580688" table:style-name="ce5">
            <text:p>284.9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954.881050109863" table:style-name="ce5">
            <text:p>53.955</text:p>
          </table:table-cell>
          <table:table-cell office:value-type="float" office:value="387503.76754188538" table:style-name="ce5">
            <text:p>387.50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6640.28538417816" table:style-name="ce5">
            <text:p>276.640</text:p>
          </table:table-cell>
          <table:table-cell office:value-type="float" office:value="137176.48266983032" table:style-name="ce5">
            <text:p>137.1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99296.28971767426" table:style-name="ce5">
            <text:p>499.296</text:p>
          </table:table-cell>
          <table:table-cell office:value-type="float" office:value="126049.56245326996" table:style-name="ce5">
            <text:p>126.05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2542.76802921295" table:style-name="ce5">
            <text:p>412.543</text:p>
          </table:table-cell>
          <table:table-cell office:value-type="float" office:value="167366.36325740814" table:style-name="ce5">
            <text:p>167.3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1642.80879020691" table:style-name="ce5">
            <text:p>451.643</text:p>
          </table:table-cell>
          <table:table-cell office:value-type="float" office:value="105887.04206085205" table:style-name="ce5">
            <text:p>105.887</text:p>
          </table:table-cell>
          <table:table-cell office:value-type="float" office:value="4000.3600778579712" table:style-name="ce5">
            <text:p>4.000</text:p>
          </table:table-cell>
          <table:table-cell office:value-type="string" table:style-name="ce5">
            <text:p>-</text:p>
          </table:table-cell>
          <table:table-cell office:value-type="float" office:value="183285.48356723785" table:style-name="ce5">
            <text:p>183.285</text:p>
          </table:table-cell>
          <table:table-cell office:value-type="float" office:value="376906.04733562469" table:style-name="ce5">
            <text:p>376.9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5193.56593990326" table:style-name="ce5">
            <text:p>305.194</text:p>
          </table:table-cell>
          <table:table-cell office:value-type="float" office:value="249433.52485466003" table:style-name="ce5">
            <text:p>249.434</text:p>
          </table:table-cell>
          <table:table-cell office:value-type="float" office:value="5780.0401124954224" table:style-name="ce5">
            <text:p>5.780</text:p>
          </table:table-cell>
          <table:table-cell office:value-type="float" office:value="0" table:style-name="ce5">
            <text:p>0</text:p>
          </table:table-cell>
          <table:table-cell office:value-type="float" office:value="141317.96275043488" table:style-name="ce5">
            <text:p>141.318</text:p>
          </table:table-cell>
          <table:table-cell office:value-type="float" office:value="430939.32838726044" table:style-name="ce5">
            <text:p>430.939</text:p>
          </table:table-cell>
          <table:table-cell office:value-type="float" office:value="3251.6400632858276" table:style-name="ce5">
            <text:p>3.252</text:p>
          </table:table-cell>
          <table:table-cell office:value-type="string" table:style-name="ce5">
            <text:p>-</text:p>
          </table:table-cell>
          <table:table-cell office:value-type="float" office:value="497465.64968204498" table:style-name="ce5">
            <text:p>497.466</text:p>
          </table:table-cell>
          <table:table-cell office:value-type="float" office:value="109846.24213790894" table:style-name="ce5">
            <text:p>109.8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5149.88730144501" table:style-name="ce5">
            <text:p>375.150</text:p>
          </table:table-cell>
          <table:table-cell office:value-type="float" office:value="196039.20381546021" table:style-name="ce5">
            <text:p>196.0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7425.56228542328" table:style-name="ce5">
            <text:p>117.426</text:p>
          </table:table-cell>
          <table:table-cell office:value-type="float" office:value="416860.64811325073" table:style-name="ce5">
            <text:p>416.8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9814.20855998993" table:style-name="ce5">
            <text:p>439.814</text:p>
          </table:table-cell>
          <table:table-cell office:value-type="float" office:value="153538.56298828125" table:style-name="ce5">
            <text:p>153.5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2970.12784290314" table:style-name="ce5">
            <text:p>402.970</text:p>
          </table:table-cell>
          <table:table-cell office:value-type="float" office:value="166447.12323951721" table:style-name="ce5">
            <text:p>166.44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5006.52321147919" table:style-name="ce5">
            <text:p>165.007</text:p>
          </table:table-cell>
          <table:table-cell office:value-type="float" office:value="391357.12761688232" table:style-name="ce5">
            <text:p>391.357</text:p>
          </table:table-cell>
          <table:table-cell office:value-type="float" office:value="2520.5600490570068" table:style-name="ce5">
            <text:p>2.521</text:p>
          </table:table-cell>
          <table:table-cell office:value-type="string" table:style-name="ce5">
            <text:p>-</text:p>
          </table:table-cell>
          <table:table-cell office:value-type="float" office:value="398942.32776451111" table:style-name="ce5">
            <text:p>398.942</text:p>
          </table:table-cell>
          <table:table-cell office:value-type="float" office:value="296910.60577869415" table:style-name="ce5">
            <text:p>296.911</text:p>
          </table:table-cell>
          <table:table-cell office:value-type="float" office:value="1924.7200374603271" table:style-name="ce5">
            <text:p>1.925</text:p>
          </table:table-cell>
          <table:table-cell office:value-type="string" table:style-name="ce5">
            <text:p>-</text:p>
          </table:table-cell>
          <table:table-cell office:value-type="float" office:value="343801.64669132233" table:style-name="ce5">
            <text:p>343.802</text:p>
          </table:table-cell>
          <table:table-cell office:value-type="float" office:value="218447.88425159454" table:style-name="ce5">
            <text:p>218.4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1075.321772575378" table:style-name="ce5">
            <text:p>91.075</text:p>
          </table:table-cell>
          <table:table-cell office:value-type="float" office:value="34837.040678024292" table:style-name="ce5">
            <text:p>34.8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136.241384506226" table:style-name="ce5">
            <text:p>71.136</text:p>
          </table:table-cell>
          <table:table-cell office:value-type="float" office:value="43159.200839996338" table:style-name="ce5">
            <text:p>43.1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903.241749763489" table:style-name="ce5">
            <text:p>89.903</text:p>
          </table:table-cell>
          <table:table-cell office:value-type="float" office:value="24517.640477180481" table:style-name="ce5">
            <text:p>24.5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687.121103286743" table:style-name="ce5">
            <text:p>56.687</text:p>
          </table:table-cell>
          <table:table-cell office:value-type="float" office:value="64507.521255493164" table:style-name="ce5">
            <text:p>64.50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741.121337890625" table:style-name="ce5">
            <text:p>68.741</text:p>
          </table:table-cell>
          <table:table-cell office:value-type="float" office:value="48643.280946731567" table:style-name="ce5">
            <text:p>48.643</text:p>
          </table:table-cell>
          <table:table-cell office:value-type="float" office:value="870.24001693725586" table:style-name="ce5">
            <text:p>870</text:p>
          </table:table-cell>
          <table:table-cell office:value-type="float" office:value="0" table:style-name="ce5">
            <text:p>0</text:p>
          </table:table-cell>
          <table:table-cell office:value-type="float" office:value="37496.760729789734" table:style-name="ce5">
            <text:p>37.497</text:p>
          </table:table-cell>
          <table:table-cell office:value-type="float" office:value="81781.001591682434" table:style-name="ce5">
            <text:p>81.7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707.001376152039" table:style-name="ce5">
            <text:p>70.707</text:p>
          </table:table-cell>
          <table:table-cell office:value-type="float" office:value="58829.401144981384" table:style-name="ce5">
            <text:p>58.829</text:p>
          </table:table-cell>
          <table:table-cell office:value-type="float" office:value="932.96001815795898" table:style-name="ce5">
            <text:p>933</text:p>
          </table:table-cell>
          <table:table-cell office:value-type="float" office:value="0" table:style-name="ce5">
            <text:p>0</text:p>
          </table:table-cell>
          <table:table-cell office:value-type="float" office:value="62912.081224441528" table:style-name="ce5">
            <text:p>62.912</text:p>
          </table:table-cell>
          <table:table-cell office:value-type="float" office:value="61251.961192131042" table:style-name="ce5">
            <text:p>61.2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872.760561943054" table:style-name="ce5">
            <text:p>28.873</text:p>
          </table:table-cell>
          <table:table-cell office:value-type="float" office:value="82249.441600799561" table:style-name="ce5">
            <text:p>82.2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152.281462669373" table:style-name="ce5">
            <text:p>75.152</text:p>
          </table:table-cell>
          <table:table-cell office:value-type="float" office:value="47528.04092502594" table:style-name="ce5">
            <text:p>47.5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254.561542510986" table:style-name="ce5">
            <text:p>79.255</text:p>
          </table:table-cell>
          <table:table-cell office:value-type="float" office:value="33216.120646476746" table:style-name="ce5">
            <text:p>33.21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167.920606613159" table:style-name="ce5">
            <text:p>31.168</text:p>
          </table:table-cell>
          <table:table-cell office:value-type="float" office:value="79266.321542739868" table:style-name="ce5">
            <text:p>79.2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667.96098613739" table:style-name="ce5">
            <text:p>50.668</text:p>
          </table:table-cell>
          <table:table-cell office:value-type="float" office:value="72906.121418952942" table:style-name="ce5">
            <text:p>72.906</text:p>
          </table:table-cell>
          <table:table-cell office:value-type="float" office:value="101.92000198364258" table:style-name="ce5">
            <text:p>102</text:p>
          </table:table-cell>
          <table:table-cell office:value-type="string" table:style-name="ce5">
            <text:p>-</text:p>
          </table:table-cell>
          <table:table-cell office:value-type="float" office:value="58304.121134757996" table:style-name="ce5">
            <text:p>58.304</text:p>
          </table:table-cell>
          <table:table-cell office:value-type="float" office:value="52177.161015510559" table:style-name="ce5">
            <text:p>52.1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43876.12669277191" table:style-name="ce5">
            <text:p>343.876</text:p>
          </table:table-cell>
          <table:table-cell office:value-type="float" office:value="148871.80289745331" table:style-name="ce5">
            <text:p>148.8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0303.28603935242" table:style-name="ce5">
            <text:p>310.303</text:p>
          </table:table-cell>
          <table:table-cell office:value-type="float" office:value="188844.04367542267" table:style-name="ce5">
            <text:p>188.8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4589.48690128326" table:style-name="ce5">
            <text:p>354.589</text:p>
          </table:table-cell>
          <table:table-cell office:value-type="float" office:value="117237.40228176117" table:style-name="ce5">
            <text:p>117.237</text:p>
          </table:table-cell>
          <table:table-cell office:value-type="float" office:value="4225.760082244873" table:style-name="ce5">
            <text:p>4.226</text:p>
          </table:table-cell>
          <table:table-cell office:value-type="string" table:style-name="ce5">
            <text:p>-</text:p>
          </table:table-cell>
          <table:table-cell office:value-type="float" office:value="171564.68333911896" table:style-name="ce5">
            <text:p>171.565</text:p>
          </table:table-cell>
          <table:table-cell office:value-type="float" office:value="306214.72595977783" table:style-name="ce5">
            <text:p>306.2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7100.56617164612" table:style-name="ce5">
            <text:p>317.101</text:p>
          </table:table-cell>
          <table:table-cell office:value-type="float" office:value="145045.88282299042" table:style-name="ce5">
            <text:p>145.046</text:p>
          </table:table-cell>
          <table:table-cell office:value-type="float" office:value="4445.280086517334" table:style-name="ce5">
            <text:p>4.445</text:p>
          </table:table-cell>
          <table:table-cell office:value-type="float" office:value="0" table:style-name="ce5">
            <text:p>0</text:p>
          </table:table-cell>
          <table:table-cell office:value-type="float" office:value="176476.44343471527" table:style-name="ce5">
            <text:p>176.476</text:p>
          </table:table-cell>
          <table:table-cell office:value-type="float" office:value="338901.6465959549" table:style-name="ce5">
            <text:p>338.9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7713.88657283783" table:style-name="ce5">
            <text:p>337.714</text:p>
          </table:table-cell>
          <table:table-cell office:value-type="float" office:value="167930.84326839447" table:style-name="ce5">
            <text:p>167.931</text:p>
          </table:table-cell>
          <table:table-cell office:value-type="float" office:value="932.96001815795898" table:style-name="ce5">
            <text:p>933</text:p>
          </table:table-cell>
          <table:table-cell office:value-type="float" office:value="480.2000093460083" table:style-name="ce5">
            <text:p>480</text:p>
          </table:table-cell>
          <table:table-cell office:value-type="float" office:value="310391.48604106903" table:style-name="ce5">
            <text:p>310.391</text:p>
          </table:table-cell>
          <table:table-cell office:value-type="float" office:value="187309.36364555359" table:style-name="ce5">
            <text:p>187.309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0" table:style-name="ce5">
            <text:p>0</text:p>
          </table:table-cell>
          <table:table-cell office:value-type="float" office:value="85114.961656570435" table:style-name="ce5">
            <text:p>85.115</text:p>
          </table:table-cell>
          <table:table-cell office:value-type="float" office:value="372092.28724193573" table:style-name="ce5">
            <text:p>372.0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1750.00548362732" table:style-name="ce5">
            <text:p>281.750</text:p>
          </table:table-cell>
          <table:table-cell office:value-type="float" office:value="183062.0435628891" table:style-name="ce5">
            <text:p>183.0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6518.44616031647" table:style-name="ce5">
            <text:p>316.518</text:p>
          </table:table-cell>
          <table:table-cell office:value-type="float" office:value="165917.92322921753" table:style-name="ce5">
            <text:p>165.91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5591.08205509186" table:style-name="ce5">
            <text:p>105.591</text:p>
          </table:table-cell>
          <table:table-cell office:value-type="float" office:value="365432.20711231232" table:style-name="ce5">
            <text:p>365.432</text:p>
          </table:table-cell>
          <table:table-cell office:value-type="float" office:value="1117.2000217437744" table:style-name="ce5">
            <text:p>1.117</text:p>
          </table:table-cell>
          <table:table-cell office:value-type="string" table:style-name="ce5">
            <text:p>-</text:p>
          </table:table-cell>
          <table:table-cell office:value-type="float" office:value="79666.161550521851" table:style-name="ce5">
            <text:p>79.666</text:p>
          </table:table-cell>
          <table:table-cell office:value-type="float" office:value="416576.44810771942" table:style-name="ce5">
            <text:p>416.576</text:p>
          </table:table-cell>
          <table:table-cell office:value-type="float" office:value="2359.8400459289551" table:style-name="ce5">
            <text:p>2.360</text:p>
          </table:table-cell>
          <table:table-cell office:value-type="string" table:style-name="ce5">
            <text:p>-</text:p>
          </table:table-cell>
          <table:table-cell office:value-type="float" office:value="254343.3249502182" table:style-name="ce5">
            <text:p>254.343</text:p>
          </table:table-cell>
          <table:table-cell office:value-type="float" office:value="226023.28439903259" table:style-name="ce5">
            <text:p>226.0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26641.04830360413" table:style-name="ce5">
            <text:p>426.641</text:p>
          </table:table-cell>
          <table:table-cell office:value-type="float" office:value="60103.401169776917" table:style-name="ce5">
            <text:p>60.1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5150.20652294159" table:style-name="ce5">
            <text:p>335.150</text:p>
          </table:table-cell>
          <table:table-cell office:value-type="float" office:value="136484.60265636444" table:style-name="ce5">
            <text:p>136.485</text:p>
          </table:table-cell>
          <table:table-cell office:value-type="float" office:value="437.0800085067749" table:style-name="ce5">
            <text:p>437</text:p>
          </table:table-cell>
          <table:table-cell office:value-type="float" office:value="147.00000286102295" table:style-name="ce5">
            <text:p>147</text:p>
          </table:table-cell>
          <table:table-cell office:value-type="float" office:value="363356.56707191467" table:style-name="ce5">
            <text:p>363.357</text:p>
          </table:table-cell>
          <table:table-cell office:value-type="float" office:value="116388.72226524353" table:style-name="ce5">
            <text:p>116.38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8306.60463809967" table:style-name="ce5">
            <text:p>238.307</text:p>
          </table:table-cell>
          <table:table-cell office:value-type="float" office:value="237749.96462726593" table:style-name="ce5">
            <text:p>237.750</text:p>
          </table:table-cell>
          <table:table-cell office:value-type="float" office:value="272.4400053024292" table:style-name="ce5">
            <text:p>272</text:p>
          </table:table-cell>
          <table:table-cell office:value-type="string" table:style-name="ce5">
            <text:p>-</text:p>
          </table:table-cell>
          <table:table-cell office:value-type="float" office:value="243937.68474769592" table:style-name="ce5">
            <text:p>243.938</text:p>
          </table:table-cell>
          <table:table-cell office:value-type="float" office:value="226160.48440170288" table:style-name="ce5">
            <text:p>226.160</text:p>
          </table:table-cell>
          <table:table-cell office:value-type="float" office:value="3804.3600740432739" table:style-name="ce5">
            <text:p>3.804</text:p>
          </table:table-cell>
          <table:table-cell office:value-type="float" office:value="0" table:style-name="ce5">
            <text:p>0</text:p>
          </table:table-cell>
          <table:table-cell office:value-type="float" office:value="186262.72362518311" table:style-name="ce5">
            <text:p>186.263</text:p>
          </table:table-cell>
          <table:table-cell office:value-type="float" office:value="294711.48573589325" table:style-name="ce5">
            <text:p>294.711</text:p>
          </table:table-cell>
          <table:table-cell office:value-type="float" office:value="3251.6400632858276" table:style-name="ce5">
            <text:p>3.252</text:p>
          </table:table-cell>
          <table:table-cell office:value-type="string" table:style-name="ce5">
            <text:p>-</text:p>
          </table:table-cell>
          <table:table-cell office:value-type="float" office:value="393252.44765377045" table:style-name="ce5">
            <text:p>393.252</text:p>
          </table:table-cell>
          <table:table-cell office:value-type="float" office:value="86142.001676559448" table:style-name="ce5">
            <text:p>86.1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4699.0872926712" table:style-name="ce5">
            <text:p>374.699</text:p>
          </table:table-cell>
          <table:table-cell office:value-type="float" office:value="120708.56234931946" table:style-name="ce5">
            <text:p>120.7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5404.56282997131" table:style-name="ce5">
            <text:p>145.405</text:p>
          </table:table-cell>
          <table:table-cell office:value-type="float" office:value="329983.64642238617" table:style-name="ce5">
            <text:p>329.9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9046.2077665329" table:style-name="ce5">
            <text:p>399.046</text:p>
          </table:table-cell>
          <table:table-cell office:value-type="float" office:value="82702.201609611511" table:style-name="ce5">
            <text:p>82.7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3903.48688793182" table:style-name="ce5">
            <text:p>353.903</text:p>
          </table:table-cell>
          <table:table-cell office:value-type="float" office:value="117057.08227825165" table:style-name="ce5">
            <text:p>117.057</text:p>
          </table:table-cell>
          <table:table-cell office:value-type="string" table:style-name="ce5">
            <text:p>-</text:p>
          </table:table-cell>
          <table:table-cell office:value-type="float" office:value="658.56001281738281" table:style-name="ce5">
            <text:p>659</text:p>
          </table:table-cell>
          <table:table-cell office:value-type="float" office:value="149257.92290496826" table:style-name="ce5">
            <text:p>149.258</text:p>
          </table:table-cell>
          <table:table-cell office:value-type="float" office:value="321712.44626140594" table:style-name="ce5">
            <text:p>321.712</text:p>
          </table:table-cell>
          <table:table-cell office:value-type="float" office:value="2520.5600490570068" table:style-name="ce5">
            <text:p>2.521</text:p>
          </table:table-cell>
          <table:table-cell office:value-type="string" table:style-name="ce5">
            <text:p>-</text:p>
          </table:table-cell>
          <table:table-cell office:value-type="float" office:value="138746.44270038605" table:style-name="ce5">
            <text:p>138.746</text:p>
          </table:table-cell>
          <table:table-cell office:value-type="float" office:value="389604.88758277893" table:style-name="ce5">
            <text:p>389.605</text:p>
          </table:table-cell>
          <table:table-cell office:value-type="float" office:value="1458.2400283813477" table:style-name="ce5">
            <text:p>1.458</text:p>
          </table:table-cell>
          <table:table-cell office:value-type="string" table:style-name="ce5">
            <text:p>-</text:p>
          </table:table-cell>
          <table:table-cell office:value-type="float" office:value="298061.12580108643" table:style-name="ce5">
            <text:p>298.061</text:p>
          </table:table-cell>
          <table:table-cell office:value-type="float" office:value="171880.24334526062" table:style-name="ce5">
            <text:p>171.880</text:p>
          </table:table-cell>
          <table:table-cell office:value-type="float" office:value="509.60000991821289" table:style-name="ce5">
            <text:p>510</text:p>
          </table:table-cell>
          <table:table-cell office:value-type="float" office:value="164.6400032043457" table:style-name="ce5">
            <text:p>165</text:p>
          </table:table-cell>
          <table:table-cell table:number-columns-repeated="1632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92265.76958084106" table:style-name="ce5">
            <text:p>492.266</text:p>
          </table:table-cell>
          <table:table-cell office:value-type="float" office:value="153221.04298210144" table:style-name="ce5">
            <text:p>153.2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5514.20789241791" table:style-name="ce5">
            <text:p>405.514</text:p>
          </table:table-cell>
          <table:table-cell office:value-type="float" office:value="217334.60422992706" table:style-name="ce5">
            <text:p>217.335</text:p>
          </table:table-cell>
          <table:table-cell office:value-type="float" office:value="437.0800085067749" table:style-name="ce5">
            <text:p>437</text:p>
          </table:table-cell>
          <table:table-cell office:value-type="float" office:value="147.00000286102295" table:style-name="ce5">
            <text:p>147</text:p>
          </table:table-cell>
          <table:table-cell office:value-type="float" office:value="442620.92861461639" table:style-name="ce5">
            <text:p>442.621</text:p>
          </table:table-cell>
          <table:table-cell office:value-type="float" office:value="158636.52308750153" table:style-name="ce5">
            <text:p>158.637</text:p>
          </table:table-cell>
          <table:table-cell office:value-type="float" office:value="4225.760082244873" table:style-name="ce5">
            <text:p>4.226</text:p>
          </table:table-cell>
          <table:table-cell office:value-type="string" table:style-name="ce5">
            <text:p>-</text:p>
          </table:table-cell>
          <table:table-cell office:value-type="float" office:value="265148.80516052246" table:style-name="ce5">
            <text:p>265.149</text:p>
          </table:table-cell>
          <table:table-cell office:value-type="float" office:value="351394.6868391037" table:style-name="ce5">
            <text:p>351.395</text:p>
          </table:table-cell>
          <table:table-cell office:value-type="float" office:value="272.4400053024292" table:style-name="ce5">
            <text:p>272</text:p>
          </table:table-cell>
          <table:table-cell office:value-type="string" table:style-name="ce5">
            <text:p>-</text:p>
          </table:table-cell>
          <table:table-cell office:value-type="float" office:value="357678.44696140289" table:style-name="ce5">
            <text:p>357.678</text:p>
          </table:table-cell>
          <table:table-cell office:value-type="float" office:value="244756.96476364136" table:style-name="ce5">
            <text:p>244.757</text:p>
          </table:table-cell>
          <table:table-cell office:value-type="float" office:value="5850.6001138687134" table:style-name="ce5">
            <text:p>5.851</text:p>
          </table:table-cell>
          <table:table-cell office:value-type="float" office:value="0" table:style-name="ce5">
            <text:p>0</text:p>
          </table:table-cell>
          <table:table-cell office:value-type="float" office:value="241393.60469818115" table:style-name="ce5">
            <text:p>241.394</text:p>
          </table:table-cell>
          <table:table-cell office:value-type="float" office:value="392917.28764724731" table:style-name="ce5">
            <text:p>392.917</text:p>
          </table:table-cell>
          <table:table-cell office:value-type="float" office:value="3251.6400632858276" table:style-name="ce5">
            <text:p>3.252</text:p>
          </table:table-cell>
          <table:table-cell office:value-type="string" table:style-name="ce5">
            <text:p>-</text:p>
          </table:table-cell>
          <table:table-cell office:value-type="float" office:value="458506.72892379761" table:style-name="ce5">
            <text:p>458.507</text:p>
          </table:table-cell>
          <table:table-cell office:value-type="float" office:value="181166.72352600098" table:style-name="ce5">
            <text:p>181.167</text:p>
          </table:table-cell>
          <table:table-cell office:value-type="float" office:value="932.96001815795898" table:style-name="ce5">
            <text:p>933</text:p>
          </table:table-cell>
          <table:table-cell office:value-type="float" office:value="480.2000093460083" table:style-name="ce5">
            <text:p>480</text:p>
          </table:table-cell>
          <table:table-cell office:value-type="float" office:value="442460.20861148834" table:style-name="ce5">
            <text:p>442.460</text:p>
          </table:table-cell>
          <table:table-cell office:value-type="float" office:value="203395.08395862579" table:style-name="ce5">
            <text:p>203.395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0" table:style-name="ce5">
            <text:p>0</text:p>
          </table:table-cell>
          <table:table-cell office:value-type="float" office:value="160361.32312107086" table:style-name="ce5">
            <text:p>160.361</text:p>
          </table:table-cell>
          <table:table-cell office:value-type="float" office:value="432556.32841873169" table:style-name="ce5">
            <text:p>432.5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6964.36850452423" table:style-name="ce5">
            <text:p>436.964</text:p>
          </table:table-cell>
          <table:table-cell office:value-type="float" office:value="188191.36366271973" table:style-name="ce5">
            <text:p>188.1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8463.92814445496" table:style-name="ce5">
            <text:p>418.464</text:p>
          </table:table-cell>
          <table:table-cell office:value-type="float" office:value="192642.5237493515" table:style-name="ce5">
            <text:p>192.643</text:p>
          </table:table-cell>
          <table:table-cell office:value-type="string" table:style-name="ce5">
            <text:p>-</text:p>
          </table:table-cell>
          <table:table-cell office:value-type="float" office:value="658.56001281738281" table:style-name="ce5">
            <text:p>659</text:p>
          </table:table-cell>
          <table:table-cell office:value-type="float" office:value="167879.88326740265" table:style-name="ce5">
            <text:p>167.880</text:p>
          </table:table-cell>
          <table:table-cell office:value-type="float" office:value="435772.68848133087" table:style-name="ce5">
            <text:p>435.773</text:p>
          </table:table-cell>
          <table:table-cell office:value-type="float" office:value="2757.7200536727905" table:style-name="ce5">
            <text:p>2.758</text:p>
          </table:table-cell>
          <table:table-cell office:value-type="string" table:style-name="ce5">
            <text:p>-</text:p>
          </table:table-cell>
          <table:table-cell office:value-type="float" office:value="149604.84291172028" table:style-name="ce5">
            <text:p>149.605</text:p>
          </table:table-cell>
          <table:table-cell office:value-type="float" office:value="515370.25003051758" table:style-name="ce5">
            <text:p>515.370</text:p>
          </table:table-cell>
          <table:table-cell office:value-type="float" office:value="2773.4000539779663" table:style-name="ce5">
            <text:p>2.773</text:p>
          </table:table-cell>
          <table:table-cell office:value-type="string" table:style-name="ce5">
            <text:p>-</text:p>
          </table:table-cell>
          <table:table-cell office:value-type="float" office:value="351175.16683483124" table:style-name="ce5">
            <text:p>351.175</text:p>
          </table:table-cell>
          <table:table-cell office:value-type="float" office:value="256969.72500133514" table:style-name="ce5">
            <text:p>256.970</text:p>
          </table:table-cell>
          <table:table-cell office:value-type="float" office:value="509.60000991821289" table:style-name="ce5">
            <text:p>510</text:p>
          </table:table-cell>
          <table:table-cell office:value-type="float" office:value="164.6400032043457" table:style-name="ce5">
            <text:p>165</text:p>
          </table:table-cell>
          <table:table-cell table:number-columns-repeated="1632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00599.68974304199" table:style-name="ce5">
            <text:p>500.600</text:p>
          </table:table-cell>
          <table:table-cell office:value-type="float" office:value="34962.480680465698" table:style-name="ce5">
            <text:p>34.962</text:p>
          </table:table-cell>
          <table:table-cell office:value-type="float" office:value="246.96000480651855" table:style-name="ce5">
            <text:p>247</text:p>
          </table:table-cell>
          <table:table-cell office:value-type="string" table:style-name="ce5">
            <text:p>-</text:p>
          </table:table-cell>
          <table:table-cell office:value-type="float" office:value="400692.60779857635" table:style-name="ce5">
            <text:p>400.693</text:p>
          </table:table-cell>
          <table:table-cell office:value-type="float" office:value="114418.92222690582" table:style-name="ce5">
            <text:p>114.419</text:p>
          </table:table-cell>
          <table:table-cell office:value-type="float" office:value="1438.6400279998779" table:style-name="ce5">
            <text:p>1.439</text:p>
          </table:table-cell>
          <table:table-cell office:value-type="float" office:value="186.2000036239624" table:style-name="ce5">
            <text:p>186</text:p>
          </table:table-cell>
          <table:table-cell office:value-type="float" office:value="455713.72886943817" table:style-name="ce5">
            <text:p>455.714</text:p>
          </table:table-cell>
          <table:table-cell office:value-type="float" office:value="53901.961049079895" table:style-name="ce5">
            <text:p>53.902</text:p>
          </table:table-cell>
          <table:table-cell office:value-type="float" office:value="701.68001365661621" table:style-name="ce5">
            <text:p>702</text:p>
          </table:table-cell>
          <table:table-cell office:value-type="string" table:style-name="ce5">
            <text:p>-</text:p>
          </table:table-cell>
          <table:table-cell office:value-type="float" office:value="168422.80327796936" table:style-name="ce5">
            <text:p>168.423</text:p>
          </table:table-cell>
          <table:table-cell office:value-type="float" office:value="349223.00679683685" table:style-name="ce5">
            <text:p>349.223</text:p>
          </table:table-cell>
          <table:table-cell office:value-type="float" office:value="1395.5200271606445" table:style-name="ce5">
            <text:p>1.396</text:p>
          </table:table-cell>
          <table:table-cell office:value-type="string" table:style-name="ce5">
            <text:p>-</text:p>
          </table:table-cell>
          <table:table-cell office:value-type="float" office:value="264964.56515693665" table:style-name="ce5">
            <text:p>264.965</text:p>
          </table:table-cell>
          <table:table-cell office:value-type="float" office:value="248743.6048412323" table:style-name="ce5">
            <text:p>248.744</text:p>
          </table:table-cell>
          <table:table-cell office:value-type="float" office:value="1060.3600206375122" table:style-name="ce5">
            <text:p>1.060</text:p>
          </table:table-cell>
          <table:table-cell office:value-type="float" office:value="186.2000036239624" table:style-name="ce5">
            <text:p>186</text:p>
          </table:table-cell>
          <table:table-cell office:value-type="float" office:value="122927.28239250183" table:style-name="ce5">
            <text:p>122.927</text:p>
          </table:table-cell>
          <table:table-cell office:value-type="float" office:value="399642.04777812958" table:style-name="ce5">
            <text:p>399.6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6144.60965633392" table:style-name="ce5">
            <text:p>496.145</text:p>
          </table:table-cell>
          <table:table-cell office:value-type="float" office:value="65224.881269454956" table:style-name="ce5">
            <text:p>65.225</text:p>
          </table:table-cell>
          <table:table-cell office:value-type="float" office:value="2042.3200397491455" table:style-name="ce5">
            <text:p>2.042</text:p>
          </table:table-cell>
          <table:table-cell office:value-type="float" office:value="0" table:style-name="ce5">
            <text:p>0</text:p>
          </table:table-cell>
          <table:table-cell office:value-type="float" office:value="352147.32685375214" table:style-name="ce5">
            <text:p>352.147</text:p>
          </table:table-cell>
          <table:table-cell office:value-type="float" office:value="165145.68321418762" table:style-name="ce5">
            <text:p>165.146</text:p>
          </table:table-cell>
          <table:table-cell office:value-type="float" office:value="0" table:style-name="ce5">
            <text:p>0</text:p>
          </table:table-cell>
          <table:table-cell office:value-type="float" office:value="186.2000036239624" table:style-name="ce5">
            <text:p>186</text:p>
          </table:table-cell>
          <table:table-cell office:value-type="float" office:value="102294.36199092865" table:style-name="ce5">
            <text:p>102.294</text:p>
          </table:table-cell>
          <table:table-cell office:value-type="float" office:value="407830.92793750763" table:style-name="ce5">
            <text:p>407.8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7914.88871765137" table:style-name="ce5">
            <text:p>447.915</text:p>
          </table:table-cell>
          <table:table-cell office:value-type="float" office:value="85416.801662445068" table:style-name="ce5">
            <text:p>85.4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3650.24785614014" table:style-name="ce5">
            <text:p>403.650</text:p>
          </table:table-cell>
          <table:table-cell office:value-type="float" office:value="106135.96206569672" table:style-name="ce5">
            <text:p>106.13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3585.60298919678" table:style-name="ce5">
            <text:p>153.586</text:p>
          </table:table-cell>
          <table:table-cell office:value-type="float" office:value="356145.72693157196" table:style-name="ce5">
            <text:p>356.1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1943.16762828827" table:style-name="ce5">
            <text:p>391.943</text:p>
          </table:table-cell>
          <table:table-cell office:value-type="float" office:value="159859.56311130524" table:style-name="ce5">
            <text:p>159.8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4505.20689964294" table:style-name="ce5">
            <text:p>354.505</text:p>
          </table:table-cell>
          <table:table-cell office:value-type="float" office:value="155808.24303245544" table:style-name="ce5">
            <text:p>155.8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271689.32528781891" table:style-name="ce5">
            <text:p>271.689</text:p>
          </table:table-cell>
          <table:table-cell office:value-type="float" office:value="153922.72299575806" table:style-name="ce5">
            <text:p>153.923</text:p>
          </table:table-cell>
          <table:table-cell office:value-type="float" office:value="246.96000480651855" table:style-name="ce5">
            <text:p>247</text:p>
          </table:table-cell>
          <table:table-cell office:value-type="string" table:style-name="ce5">
            <text:p>-</text:p>
          </table:table-cell>
          <table:table-cell office:value-type="float" office:value="250591.8848772049" table:style-name="ce5">
            <text:p>250.592</text:p>
          </table:table-cell>
          <table:table-cell office:value-type="float" office:value="167485.92325973511" table:style-name="ce5">
            <text:p>167.486</text:p>
          </table:table-cell>
          <table:table-cell office:value-type="float" office:value="1428.8400278091431" table:style-name="ce5">
            <text:p>1.429</text:p>
          </table:table-cell>
          <table:table-cell office:value-type="float" office:value="186.2000036239624" table:style-name="ce5">
            <text:p>186</text:p>
          </table:table-cell>
          <table:table-cell office:value-type="float" office:value="316922.20616817474" table:style-name="ce5">
            <text:p>316.922</text:p>
          </table:table-cell>
          <table:table-cell office:value-type="float" office:value="95112.921851158142" table:style-name="ce5">
            <text:p>95.113</text:p>
          </table:table-cell>
          <table:table-cell office:value-type="float" office:value="4282.6000833511353" table:style-name="ce5">
            <text:p>4.283</text:p>
          </table:table-cell>
          <table:table-cell office:value-type="string" table:style-name="ce5">
            <text:p>-</text:p>
          </table:table-cell>
          <table:table-cell office:value-type="float" office:value="152768.28297328949" table:style-name="ce5">
            <text:p>152.768</text:p>
          </table:table-cell>
          <table:table-cell office:value-type="float" office:value="261183.72508335114" table:style-name="ce5">
            <text:p>261.184</text:p>
          </table:table-cell>
          <table:table-cell office:value-type="float" office:value="1395.5200271606445" table:style-name="ce5">
            <text:p>1.396</text:p>
          </table:table-cell>
          <table:table-cell office:value-type="string" table:style-name="ce5">
            <text:p>-</text:p>
          </table:table-cell>
          <table:table-cell office:value-type="float" office:value="300644.40585136414" table:style-name="ce5">
            <text:p>300.644</text:p>
          </table:table-cell>
          <table:table-cell office:value-type="float" office:value="100451.9619550705" table:style-name="ce5">
            <text:p>100.452</text:p>
          </table:table-cell>
          <table:table-cell office:value-type="float" office:value="3555.4400691986084" table:style-name="ce5">
            <text:p>3.555</text:p>
          </table:table-cell>
          <table:table-cell office:value-type="float" office:value="186.2000036239624" table:style-name="ce5">
            <text:p>186</text:p>
          </table:table-cell>
          <table:table-cell office:value-type="float" office:value="183959.72358036041" table:style-name="ce5">
            <text:p>183.960</text:p>
          </table:table-cell>
          <table:table-cell office:value-type="float" office:value="240982.00469017029" table:style-name="ce5">
            <text:p>240.9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8388.8448343277" table:style-name="ce5">
            <text:p>248.389</text:p>
          </table:table-cell>
          <table:table-cell office:value-type="float" office:value="183162.00356483459" table:style-name="ce5">
            <text:p>183.162</text:p>
          </table:table-cell>
          <table:table-cell office:value-type="float" office:value="2244.2000436782837" table:style-name="ce5">
            <text:p>2.244</text:p>
          </table:table-cell>
          <table:table-cell office:value-type="float" office:value="462.56000900268555" table:style-name="ce5">
            <text:p>463</text:p>
          </table:table-cell>
          <table:table-cell office:value-type="float" office:value="233980.8845539093" table:style-name="ce5">
            <text:p>233.981</text:p>
          </table:table-cell>
          <table:table-cell office:value-type="float" office:value="204788.64398574829" table:style-name="ce5">
            <text:p>204.789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186.2000036239624" table:style-name="ce5">
            <text:p>186</text:p>
          </table:table-cell>
          <table:table-cell office:value-type="float" office:value="53366.881038665771" table:style-name="ce5">
            <text:p>53.367</text:p>
          </table:table-cell>
          <table:table-cell office:value-type="float" office:value="339189.7666015625" table:style-name="ce5">
            <text:p>339.1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8608.36483860016" table:style-name="ce5">
            <text:p>248.608</text:p>
          </table:table-cell>
          <table:table-cell office:value-type="float" office:value="159277.44309997559" table:style-name="ce5">
            <text:p>159.2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6683.32557964325" table:style-name="ce5">
            <text:p>286.683</text:p>
          </table:table-cell>
          <table:table-cell office:value-type="float" office:value="119771.68233108521" table:style-name="ce5">
            <text:p>119.77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7074.80208396912" table:style-name="ce5">
            <text:p>107.075</text:p>
          </table:table-cell>
          <table:table-cell office:value-type="float" office:value="297067.40578174591" table:style-name="ce5">
            <text:p>297.067</text:p>
          </table:table-cell>
          <table:table-cell office:value-type="float" office:value="1117.2000217437744" table:style-name="ce5">
            <text:p>1.117</text:p>
          </table:table-cell>
          <table:table-cell office:value-type="string" table:style-name="ce5">
            <text:p>-</text:p>
          </table:table-cell>
          <table:table-cell office:value-type="float" office:value="72204.441405296326" table:style-name="ce5">
            <text:p>72.204</text:p>
          </table:table-cell>
          <table:table-cell office:value-type="float" office:value="360765.44702148438" table:style-name="ce5">
            <text:p>360.765</text:p>
          </table:table-cell>
          <table:table-cell office:value-type="float" office:value="1995.2800388336182" table:style-name="ce5">
            <text:p>1.995</text:p>
          </table:table-cell>
          <table:table-cell office:value-type="string" table:style-name="ce5">
            <text:p>-</text:p>
          </table:table-cell>
          <table:table-cell office:value-type="float" office:value="240827.16468715668" table:style-name="ce5">
            <text:p>240.827</text:p>
          </table:table-cell>
          <table:table-cell office:value-type="float" office:value="176768.48344039917" table:style-name="ce5">
            <text:p>176.768</text:p>
          </table:table-cell>
          <table:table-cell office:value-type="float" office:value="509.60000991821289" table:style-name="ce5">
            <text:p>51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547396.65065383911" table:style-name="ce5">
            <text:p>547.397</text:p>
          </table:table-cell>
          <table:table-cell office:value-type="float" office:value="55076.001071929932" table:style-name="ce5">
            <text:p>55.0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6934.88869857788" table:style-name="ce5">
            <text:p>446.935</text:p>
          </table:table-cell>
          <table:table-cell office:value-type="float" office:value="164244.08319664001" table:style-name="ce5">
            <text:p>164.244</text:p>
          </table:table-cell>
          <table:table-cell office:value-type="float" office:value="176.40000343322754" table:style-name="ce5">
            <text:p>176</text:p>
          </table:table-cell>
          <table:table-cell office:value-type="float" office:value="0" table:style-name="ce5">
            <text:p>0</text:p>
          </table:table-cell>
          <table:table-cell office:value-type="float" office:value="499992.08973121643" table:style-name="ce5">
            <text:p>499.992</text:p>
          </table:table-cell>
          <table:table-cell office:value-type="float" office:value="93705.641823768616" table:style-name="ce5">
            <text:p>93.7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8016.8438539505" table:style-name="ce5">
            <text:p>198.017</text:p>
          </table:table-cell>
          <table:table-cell office:value-type="float" office:value="394201.08767223358" table:style-name="ce5">
            <text:p>394.2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2604.32608413696" table:style-name="ce5">
            <text:p>312.604</text:p>
          </table:table-cell>
          <table:table-cell office:value-type="float" office:value="268380.84522342682" table:style-name="ce5">
            <text:p>268.381</text:p>
          </table:table-cell>
          <table:table-cell office:value-type="float" office:value="2871.4000558853149" table:style-name="ce5">
            <text:p>2.871</text:p>
          </table:table-cell>
          <table:table-cell office:value-type="float" office:value="0" table:style-name="ce5">
            <text:p>0</text:p>
          </table:table-cell>
          <table:table-cell office:value-type="float" office:value="120189.16233921051" table:style-name="ce5">
            <text:p>120.189</text:p>
          </table:table-cell>
          <table:table-cell office:value-type="float" office:value="478002.84930324554" table:style-name="ce5">
            <text:p>478.0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0117.13070678711" table:style-name="ce5">
            <text:p>550.117</text:p>
          </table:table-cell>
          <table:table-cell office:value-type="float" office:value="54623.241063117981" table:style-name="ce5">
            <text:p>54.623</text:p>
          </table:table-cell>
          <table:table-cell office:value-type="float" office:value="0" table:style-name="ce5">
            <text:p>0</text:p>
          </table:table-cell>
          <table:table-cell office:value-type="float" office:value="131.32000255584717" table:style-name="ce5">
            <text:p>131</text:p>
          </table:table-cell>
          <table:table-cell office:value-type="float" office:value="415694.44809055328" table:style-name="ce5">
            <text:p>415.694</text:p>
          </table:table-cell>
          <table:table-cell office:value-type="float" office:value="164818.36320781708" table:style-name="ce5">
            <text:p>164.8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0089.20233726501" table:style-name="ce5">
            <text:p>120.089</text:p>
          </table:table-cell>
          <table:table-cell office:value-type="float" office:value="459353.4489402771" table:style-name="ce5">
            <text:p>459.3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7779.40929889679" table:style-name="ce5">
            <text:p>477.779</text:p>
          </table:table-cell>
          <table:table-cell office:value-type="float" office:value="142158.80276679993" table:style-name="ce5">
            <text:p>142.1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1985.88860225677" table:style-name="ce5">
            <text:p>441.986</text:p>
          </table:table-cell>
          <table:table-cell office:value-type="float" office:value="162485.96316242218" table:style-name="ce5">
            <text:p>162.486</text:p>
          </table:table-cell>
          <table:table-cell office:value-type="string" table:style-name="ce5">
            <text:p>-</text:p>
          </table:table-cell>
          <table:table-cell office:value-type="float" office:value="658.56001281738281" table:style-name="ce5">
            <text:p>659</text:p>
          </table:table-cell>
          <table:table-cell office:value-type="float" office:value="157270.40306091309" table:style-name="ce5">
            <text:p>157.270</text:p>
          </table:table-cell>
          <table:table-cell office:value-type="float" office:value="431670.40840148926" table:style-name="ce5">
            <text:p>431.670</text:p>
          </table:table-cell>
          <table:table-cell office:value-type="float" office:value="2520.5600490570068" table:style-name="ce5">
            <text:p>2.521</text:p>
          </table:table-cell>
          <table:table-cell office:value-type="string" table:style-name="ce5">
            <text:p>-</text:p>
          </table:table-cell>
          <table:table-cell office:value-type="float" office:value="394112.88767051697" table:style-name="ce5">
            <text:p>394.113</text:p>
          </table:table-cell>
          <table:table-cell office:value-type="float" office:value="318696.00620269775" table:style-name="ce5">
            <text:p>318.696</text:p>
          </table:table-cell>
          <table:table-cell office:value-type="float" office:value="1928.6400375366211" table:style-name="ce5">
            <text:p>1.929</text:p>
          </table:table-cell>
          <table:table-cell office:value-type="string" table:style-name="ce5">
            <text:p>-</text:p>
          </table:table-cell>
          <table:table-cell office:value-type="float" office:value="369771.64719676971" table:style-name="ce5">
            <text:p>369.772</text:p>
          </table:table-cell>
          <table:table-cell office:value-type="float" office:value="229063.24445819855" table:style-name="ce5">
            <text:p>229.063</text:p>
          </table:table-cell>
          <table:table-cell office:value-type="float" office:value="0" table:style-name="ce5">
            <text:p>0</text:p>
          </table:table-cell>
          <table:table-cell office:value-type="float" office:value="164.6400032043457" table:style-name="ce5">
            <text:p>165</text:p>
          </table:table-cell>
          <table:table-cell table:number-columns-repeated="16326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408991.24796009064" table:style-name="ce5">
            <text:p>408.991</text:p>
          </table:table-cell>
          <table:table-cell office:value-type="float" office:value="35775.880696296692" table:style-name="ce5">
            <text:p>35.7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3241.24629116058" table:style-name="ce5">
            <text:p>323.241</text:p>
          </table:table-cell>
          <table:table-cell office:value-type="float" office:value="112848.9621963501" table:style-name="ce5">
            <text:p>112.849</text:p>
          </table:table-cell>
          <table:table-cell office:value-type="float" office:value="437.0800085067749" table:style-name="ce5">
            <text:p>437</text:p>
          </table:table-cell>
          <table:table-cell office:value-type="float" office:value="147.00000286102295" table:style-name="ce5">
            <text:p>147</text:p>
          </table:table-cell>
          <table:table-cell office:value-type="float" office:value="338737.00659275055" table:style-name="ce5">
            <text:p>338.737</text:p>
          </table:table-cell>
          <table:table-cell office:value-type="float" office:value="110814.48215675354" table:style-name="ce5">
            <text:p>110.8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9151.44445991516" table:style-name="ce5">
            <text:p>229.151</text:p>
          </table:table-cell>
          <table:table-cell office:value-type="float" office:value="217473.7642326355" table:style-name="ce5">
            <text:p>217.474</text:p>
          </table:table-cell>
          <table:table-cell office:value-type="float" office:value="272.4400053024292" table:style-name="ce5">
            <text:p>272</text:p>
          </table:table-cell>
          <table:table-cell office:value-type="string" table:style-name="ce5">
            <text:p>-</text:p>
          </table:table-cell>
          <table:table-cell office:value-type="float" office:value="212916.76414394379" table:style-name="ce5">
            <text:p>212.917</text:p>
          </table:table-cell>
          <table:table-cell office:value-type="float" office:value="221552.52431201935" table:style-name="ce5">
            <text:p>221.553</text:p>
          </table:table-cell>
          <table:table-cell office:value-type="float" office:value="3804.3600740432739" table:style-name="ce5">
            <text:p>3.804</text:p>
          </table:table-cell>
          <table:table-cell office:value-type="float" office:value="0" table:style-name="ce5">
            <text:p>0</text:p>
          </table:table-cell>
          <table:table-cell office:value-type="float" office:value="181425.44353103638" table:style-name="ce5">
            <text:p>181.425</text:p>
          </table:table-cell>
          <table:table-cell office:value-type="float" office:value="265287.9651632309" table:style-name="ce5">
            <text:p>265.288</text:p>
          </table:table-cell>
          <table:table-cell office:value-type="float" office:value="3251.6400632858276" table:style-name="ce5">
            <text:p>3.252</text:p>
          </table:table-cell>
          <table:table-cell office:value-type="string" table:style-name="ce5">
            <text:p>-</text:p>
          </table:table-cell>
          <table:table-cell office:value-type="float" office:value="378513.24736690521" table:style-name="ce5">
            <text:p>378.513</text:p>
          </table:table-cell>
          <table:table-cell office:value-type="float" office:value="58204.1611328125" table:style-name="ce5">
            <text:p>58.20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8423.24697589874" table:style-name="ce5">
            <text:p>358.423</text:p>
          </table:table-cell>
          <table:table-cell office:value-type="float" office:value="89640.601744651794" table:style-name="ce5">
            <text:p>89.6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4269.72280788422" table:style-name="ce5">
            <text:p>144.270</text:p>
          </table:table-cell>
          <table:table-cell office:value-type="float" office:value="298827.48581600189" table:style-name="ce5">
            <text:p>298.8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4130.60747623444" table:style-name="ce5">
            <text:p>384.131</text:p>
          </table:table-cell>
          <table:table-cell office:value-type="float" office:value="52684.801025390625" table:style-name="ce5">
            <text:p>52.6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3368.56648826599" table:style-name="ce5">
            <text:p>333.369</text:p>
          </table:table-cell>
          <table:table-cell office:value-type="float" office:value="109426.80212974548" table:style-name="ce5">
            <text:p>109.42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4663.68281555176" table:style-name="ce5">
            <text:p>144.664</text:p>
          </table:table-cell>
          <table:table-cell office:value-type="float" office:value="299454.68582820892" table:style-name="ce5">
            <text:p>299.4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3738.64260292053" table:style-name="ce5">
            <text:p>133.739</text:p>
          </table:table-cell>
          <table:table-cell office:value-type="float" office:value="367043.32714366913" table:style-name="ce5">
            <text:p>367.0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8478.68561458588" table:style-name="ce5">
            <text:p>288.479</text:p>
          </table:table-cell>
          <table:table-cell office:value-type="float" office:value="150872.96293640137" table:style-name="ce5">
            <text:p>150.8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59" table:number-rows-spanned="1" table:style-name="ce9"/>
          <table:covered-table-cell table:number-columns-repeated="58"/>
          <table:table-cell table:number-columns-repeated="16325"/>
        </table:table-row>
        <table:table-row table:number-rows-repeated="1048555" table:style-name="ro1">
          <table:table-cell table:number-columns-repeated="16384"/>
        </table:table-row>
      </table:table>
      <table:table table:name="E3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8">
            <text:p>MARGEM DE ERRO PARA O TOTAL DO INDICADOR E3A – ALUNOS DE ESCOLAS URBANAS, POR LOCAL DA ESCOLA UTILIZADO PARA ACESSO À INTERNET EM ATIVIDADES ESCOLARE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0">
            <text:p>Total de alunos que estudam em escolas localizadas em áreas urbanas e usuários de Internet<text:s/>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5" table:number-rows-spanned="1" table:style-name="ce11">
            <text:p>Na sala de aula</text:p>
          </table:table-cell>
          <table:covered-table-cell table:number-columns-repeated="4"/>
          <table:table-cell office:value-type="string" table:number-columns-spanned="5" table:number-rows-spanned="1" table:style-name="ce11">
            <text:p>Na sala dos professores</text:p>
          </table:table-cell>
          <table:covered-table-cell table:number-columns-repeated="4"/>
          <table:table-cell office:value-type="string" table:number-columns-spanned="5" table:number-rows-spanned="1" table:style-name="ce11">
            <text:p>Na biblioteca</text:p>
          </table:table-cell>
          <table:covered-table-cell table:number-columns-repeated="4"/>
          <table:table-cell office:value-type="string" table:number-columns-spanned="5" table:number-rows-spanned="1" table:style-name="ce11">
            <text:p>No laboratório de informática ou sala de computadores</text:p>
          </table:table-cell>
          <table:covered-table-cell table:number-columns-repeated="4"/>
          <table:table-cell office:value-type="string" table:number-columns-spanned="5" table:number-rows-spanned="1" table:style-name="ce11">
            <text:p>Na secretaria ou diretoria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usa internet na escol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usa internet na escol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usa internet na escol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usa internet na escol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usa internet na escol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64687.04320526123" table:style-name="ce5">
            <text:p>164.687</text:p>
          </table:table-cell>
          <table:table-cell office:value-type="float" office:value="190849.12371444702" table:style-name="ce5">
            <text:p>190.8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9023.84971237183" table:style-name="ce5">
            <text:p>499.024</text:p>
          </table:table-cell>
          <table:table-cell office:value-type="float" office:value="37475.200729370117" table:style-name="ce5">
            <text:p>37.475</text:p>
          </table:table-cell>
          <table:table-cell office:value-type="float" office:value="268320.08522224426" table:style-name="ce5">
            <text:p>268.3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9023.84971237183" table:style-name="ce5">
            <text:p>499.024</text:p>
          </table:table-cell>
          <table:table-cell office:value-type="float" office:value="111375.04216766357" table:style-name="ce5">
            <text:p>111.375</text:p>
          </table:table-cell>
          <table:table-cell office:value-type="float" office:value="212556.12413692474" table:style-name="ce5">
            <text:p>212.556</text:p>
          </table:table-cell>
          <table:table-cell office:value-type="float" office:value="682.08001327514648" table:style-name="ce5">
            <text:p>682</text:p>
          </table:table-cell>
          <table:table-cell office:value-type="string" table:style-name="ce5">
            <text:p>-</text:p>
          </table:table-cell>
          <table:table-cell office:value-type="float" office:value="499023.84971237183" table:style-name="ce5">
            <text:p>499.024</text:p>
          </table:table-cell>
          <table:table-cell office:value-type="float" office:value="199379.04388046265" table:style-name="ce5">
            <text:p>199.379</text:p>
          </table:table-cell>
          <table:table-cell office:value-type="float" office:value="170014.3233089447" table:style-name="ce5">
            <text:p>170.0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9023.84971237183" table:style-name="ce5">
            <text:p>499.024</text:p>
          </table:table-cell>
          <table:table-cell office:value-type="float" office:value="67745.441318511963" table:style-name="ce5">
            <text:p>67.745</text:p>
          </table:table-cell>
          <table:table-cell office:value-type="float" office:value="237657.84462547302" table:style-name="ce5">
            <text:p>237.658</text:p>
          </table:table-cell>
          <table:table-cell office:value-type="float" office:value="29.40000057220459" table:style-name="ce5">
            <text:p>29</text:p>
          </table:table-cell>
          <table:table-cell office:value-type="float" office:value="88.20000171661377" table:style-name="ce5">
            <text:p>88</text:p>
          </table:table-cell>
          <table:table-cell office:value-type="float" office:value="499023.84971237183" table:style-name="ce5">
            <text:p>499.024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101633.84197807312" table:style-name="ce5">
            <text:p>101.634</text:p>
          </table:table-cell>
          <table:table-cell office:value-type="float" office:value="158999.12309455872" table:style-name="ce5">
            <text:p>158.9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3222.12512302399" table:style-name="ce5">
            <text:p>263.222</text:p>
          </table:table-cell>
          <table:table-cell office:value-type="float" office:value="23292.640453338623" table:style-name="ce5">
            <text:p>23.293</text:p>
          </table:table-cell>
          <table:table-cell office:value-type="float" office:value="179087.16348552704" table:style-name="ce5">
            <text:p>179.0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3222.12512302399" table:style-name="ce5">
            <text:p>263.222</text:p>
          </table:table-cell>
          <table:table-cell office:value-type="float" office:value="66120.601286888123" table:style-name="ce5">
            <text:p>66.121</text:p>
          </table:table-cell>
          <table:table-cell office:value-type="float" office:value="164706.6432056427" table:style-name="ce5">
            <text:p>164.7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3222.12512302399" table:style-name="ce5">
            <text:p>263.222</text:p>
          </table:table-cell>
          <table:table-cell office:value-type="float" office:value="130794.72254562378" table:style-name="ce5">
            <text:p>130.795</text:p>
          </table:table-cell>
          <table:table-cell office:value-type="float" office:value="101969.00198459625" table:style-name="ce5">
            <text:p>101.9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3222.12512302399" table:style-name="ce5">
            <text:p>263.222</text:p>
          </table:table-cell>
          <table:table-cell office:value-type="float" office:value="57002.681109428406" table:style-name="ce5">
            <text:p>57.003</text:p>
          </table:table-cell>
          <table:table-cell office:value-type="float" office:value="144197.20280647278" table:style-name="ce5">
            <text:p>144.197</text:p>
          </table:table-cell>
          <table:table-cell office:value-type="float" office:value="29.40000057220459" table:style-name="ce5">
            <text:p>29</text:p>
          </table:table-cell>
          <table:table-cell office:value-type="float" office:value="88.20000171661377" table:style-name="ce5">
            <text:p>88</text:p>
          </table:table-cell>
          <table:table-cell office:value-type="float" office:value="263222.12512302399" table:style-name="ce5">
            <text:p>263.22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89613.161744117737" table:style-name="ce5">
            <text:p>89.613</text:p>
          </table:table-cell>
          <table:table-cell office:value-type="float" office:value="93603.721821784973" table:style-name="ce5">
            <text:p>93.6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4200.08533668518" table:style-name="ce5">
            <text:p>274.200</text:p>
          </table:table-cell>
          <table:table-cell office:value-type="float" office:value="18914.000368118286" table:style-name="ce5">
            <text:p>18.914</text:p>
          </table:table-cell>
          <table:table-cell office:value-type="float" office:value="128613.2425031662" table:style-name="ce5">
            <text:p>128.6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4200.08533668518" table:style-name="ce5">
            <text:p>274.200</text:p>
          </table:table-cell>
          <table:table-cell office:value-type="float" office:value="75252.241464614868" table:style-name="ce5">
            <text:p>75.252</text:p>
          </table:table-cell>
          <table:table-cell office:value-type="float" office:value="110512.64215087891" table:style-name="ce5">
            <text:p>110.513</text:p>
          </table:table-cell>
          <table:table-cell office:value-type="float" office:value="682.08001327514648" table:style-name="ce5">
            <text:p>682</text:p>
          </table:table-cell>
          <table:table-cell office:value-type="string" table:style-name="ce5">
            <text:p>-</text:p>
          </table:table-cell>
          <table:table-cell office:value-type="float" office:value="274200.08533668518" table:style-name="ce5">
            <text:p>274.200</text:p>
          </table:table-cell>
          <table:table-cell office:value-type="float" office:value="84301.561640739441" table:style-name="ce5">
            <text:p>84.302</text:p>
          </table:table-cell>
          <table:table-cell office:value-type="float" office:value="98656.601920127869" table:style-name="ce5">
            <text:p>98.6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4200.08533668518" table:style-name="ce5">
            <text:p>274.200</text:p>
          </table:table-cell>
          <table:table-cell office:value-type="float" office:value="30229.080588340759" table:style-name="ce5">
            <text:p>30.229</text:p>
          </table:table-cell>
          <table:table-cell office:value-type="float" office:value="124075.84241485596" table:style-name="ce5">
            <text:p>124.0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4200.08533668518" table:style-name="ce5">
            <text:p>274.20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3063.240643501282" table:style-name="ce5">
            <text:p>33.063</text:p>
          </table:table-cell>
          <table:table-cell office:value-type="float" office:value="15687.840305328369" table:style-name="ce5">
            <text:p>15.6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672.601141929626" table:style-name="ce5">
            <text:p>58.673</text:p>
          </table:table-cell>
          <table:table-cell office:value-type="float" office:value="8371.1601629257202" table:style-name="ce5">
            <text:p>8.371</text:p>
          </table:table-cell>
          <table:table-cell office:value-type="float" office:value="38876.600756645203" table:style-name="ce5">
            <text:p>38.8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672.601141929626" table:style-name="ce5">
            <text:p>58.673</text:p>
          </table:table-cell>
          <table:table-cell office:value-type="float" office:value="24221.680471420288" table:style-name="ce5">
            <text:p>24.222</text:p>
          </table:table-cell>
          <table:table-cell office:value-type="float" office:value="27010.76052570343" table:style-name="ce5">
            <text:p>27.0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8672.601141929626" table:style-name="ce5">
            <text:p>58.673</text:p>
          </table:table-cell>
          <table:table-cell office:value-type="float" office:value="16164.120314598083" table:style-name="ce5">
            <text:p>16.164</text:p>
          </table:table-cell>
          <table:table-cell office:value-type="float" office:value="36612.800712585449" table:style-name="ce5">
            <text:p>36.6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672.601141929626" table:style-name="ce5">
            <text:p>58.673</text:p>
          </table:table-cell>
          <table:table-cell office:value-type="float" office:value="8316.280161857605" table:style-name="ce5">
            <text:p>8.316</text:p>
          </table:table-cell>
          <table:table-cell office:value-type="float" office:value="38359.160746574402" table:style-name="ce5">
            <text:p>38.3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672.601141929626" table:style-name="ce5">
            <text:p>58.67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9709.680578231812" table:style-name="ce5">
            <text:p>29.710</text:p>
          </table:table-cell>
          <table:table-cell office:value-type="float" office:value="30564.240594863892" table:style-name="ce5">
            <text:p>30.5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782.080871582031" table:style-name="ce5">
            <text:p>44.782</text:p>
          </table:table-cell>
          <table:table-cell office:value-type="float" office:value="4280.6400833129883" table:style-name="ce5">
            <text:p>4.281</text:p>
          </table:table-cell>
          <table:table-cell office:value-type="float" office:value="49899.640971183777" table:style-name="ce5">
            <text:p>49.9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782.080871582031" table:style-name="ce5">
            <text:p>44.782</text:p>
          </table:table-cell>
          <table:table-cell office:value-type="float" office:value="27224.40052986145" table:style-name="ce5">
            <text:p>27.224</text:p>
          </table:table-cell>
          <table:table-cell office:value-type="float" office:value="39066.720760345459" table:style-name="ce5">
            <text:p>39.0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782.080871582031" table:style-name="ce5">
            <text:p>44.782</text:p>
          </table:table-cell>
          <table:table-cell office:value-type="float" office:value="35127.120683670044" table:style-name="ce5">
            <text:p>35.127</text:p>
          </table:table-cell>
          <table:table-cell office:value-type="float" office:value="31565.800614356995" table:style-name="ce5">
            <text:p>31.5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782.080871582031" table:style-name="ce5">
            <text:p>44.782</text:p>
          </table:table-cell>
          <table:table-cell office:value-type="float" office:value="13073.200254440308" table:style-name="ce5">
            <text:p>13.073</text:p>
          </table:table-cell>
          <table:table-cell office:value-type="float" office:value="42251.72082233429" table:style-name="ce5">
            <text:p>42.2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782.080871582031" table:style-name="ce5">
            <text:p>44.78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0215.121171951294" table:style-name="ce5">
            <text:p>60.215</text:p>
          </table:table-cell>
          <table:table-cell office:value-type="float" office:value="78831.20153427124" table:style-name="ce5">
            <text:p>78.8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2071.0464630127" table:style-name="ce5">
            <text:p>332.071</text:p>
          </table:table-cell>
          <table:table-cell office:value-type="float" office:value="13510.280262947083" table:style-name="ce5">
            <text:p>13.510</text:p>
          </table:table-cell>
          <table:table-cell office:value-type="float" office:value="103378.24201202393" table:style-name="ce5">
            <text:p>103.3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2071.0464630127" table:style-name="ce5">
            <text:p>332.071</text:p>
          </table:table-cell>
          <table:table-cell office:value-type="float" office:value="57406.441117286682" table:style-name="ce5">
            <text:p>57.406</text:p>
          </table:table-cell>
          <table:table-cell office:value-type="float" office:value="90840.121767997742" table:style-name="ce5">
            <text:p>90.8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2071.0464630127" table:style-name="ce5">
            <text:p>332.071</text:p>
          </table:table-cell>
          <table:table-cell office:value-type="float" office:value="42435.960825920105" table:style-name="ce5">
            <text:p>42.436</text:p>
          </table:table-cell>
          <table:table-cell office:value-type="float" office:value="93015.721810340881" table:style-name="ce5">
            <text:p>93.0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2071.0464630127" table:style-name="ce5">
            <text:p>332.071</text:p>
          </table:table-cell>
          <table:table-cell office:value-type="float" office:value="18725.840364456177" table:style-name="ce5">
            <text:p>18.726</text:p>
          </table:table-cell>
          <table:table-cell office:value-type="float" office:value="100789.08196163177" table:style-name="ce5">
            <text:p>100.7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2071.0464630127" table:style-name="ce5">
            <text:p>332.07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37729.20268058777" table:style-name="ce5">
            <text:p>137.729</text:p>
          </table:table-cell>
          <table:table-cell office:value-type="float" office:value="164436.16320037842" table:style-name="ce5">
            <text:p>164.4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8442.84697628021" table:style-name="ce5">
            <text:p>358.443</text:p>
          </table:table-cell>
          <table:table-cell office:value-type="float" office:value="24403.960474967957" table:style-name="ce5">
            <text:p>24.404</text:p>
          </table:table-cell>
          <table:table-cell office:value-type="float" office:value="230788.04449176788" table:style-name="ce5">
            <text:p>230.7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8442.84697628021" table:style-name="ce5">
            <text:p>358.443</text:p>
          </table:table-cell>
          <table:table-cell office:value-type="float" office:value="79227.121541976929" table:style-name="ce5">
            <text:p>79.227</text:p>
          </table:table-cell>
          <table:table-cell office:value-type="float" office:value="179106.76348590851" table:style-name="ce5">
            <text:p>179.1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8442.84697628021" table:style-name="ce5">
            <text:p>358.443</text:p>
          </table:table-cell>
          <table:table-cell office:value-type="float" office:value="180108.32350540161" table:style-name="ce5">
            <text:p>180.108</text:p>
          </table:table-cell>
          <table:table-cell office:value-type="float" office:value="131178.88255310059" table:style-name="ce5">
            <text:p>131.1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8442.84697628021" table:style-name="ce5">
            <text:p>358.443</text:p>
          </table:table-cell>
          <table:table-cell office:value-type="float" office:value="58449.161137580872" table:style-name="ce5">
            <text:p>58.449</text:p>
          </table:table-cell>
          <table:table-cell office:value-type="float" office:value="198787.12386894226" table:style-name="ce5">
            <text:p>198.7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8442.84697628021" table:style-name="ce5">
            <text:p>358.44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0507.240983009338" table:style-name="ce5">
            <text:p>50.507</text:p>
          </table:table-cell>
          <table:table-cell office:value-type="float" office:value="44605.680868148804" table:style-name="ce5">
            <text:p>44.6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456.52135181427" table:style-name="ce5">
            <text:p>69.457</text:p>
          </table:table-cell>
          <table:table-cell office:value-type="float" office:value="23192.680451393127" table:style-name="ce5">
            <text:p>23.193</text:p>
          </table:table-cell>
          <table:table-cell office:value-type="float" office:value="63594.161237716675" table:style-name="ce5">
            <text:p>63.5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456.52135181427" table:style-name="ce5">
            <text:p>69.457</text:p>
          </table:table-cell>
          <table:table-cell office:value-type="float" office:value="38782.520754814148" table:style-name="ce5">
            <text:p>38.783</text:p>
          </table:table-cell>
          <table:table-cell office:value-type="float" office:value="50922.760991096497" table:style-name="ce5">
            <text:p>50.923</text:p>
          </table:table-cell>
          <table:table-cell office:value-type="float" office:value="682.08001327514648" table:style-name="ce5">
            <text:p>682</text:p>
          </table:table-cell>
          <table:table-cell office:value-type="string" table:style-name="ce5">
            <text:p>-</text:p>
          </table:table-cell>
          <table:table-cell office:value-type="float" office:value="69456.52135181427" table:style-name="ce5">
            <text:p>69.457</text:p>
          </table:table-cell>
          <table:table-cell office:value-type="float" office:value="63378.561233520508" table:style-name="ce5">
            <text:p>63.379</text:p>
          </table:table-cell>
          <table:table-cell office:value-type="float" office:value="26610.920517921448" table:style-name="ce5">
            <text:p>26.6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456.52135181427" table:style-name="ce5">
            <text:p>69.457</text:p>
          </table:table-cell>
          <table:table-cell office:value-type="float" office:value="24129.56046962738" table:style-name="ce5">
            <text:p>24.130</text:p>
          </table:table-cell>
          <table:table-cell office:value-type="float" office:value="59580.081159591675" table:style-name="ce5">
            <text:p>59.580</text:p>
          </table:table-cell>
          <table:table-cell office:value-type="float" office:value="29.40000057220459" table:style-name="ce5">
            <text:p>29</text:p>
          </table:table-cell>
          <table:table-cell office:value-type="float" office:value="88.20000171661377" table:style-name="ce5">
            <text:p>88</text:p>
          </table:table-cell>
          <table:table-cell office:value-type="float" office:value="69456.52135181427" table:style-name="ce5">
            <text:p>69.457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3711.601629257202" table:style-name="ce5">
            <text:p>83.712</text:p>
          </table:table-cell>
          <table:table-cell office:value-type="float" office:value="96639.761880874634" table:style-name="ce5">
            <text:p>96.6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7231.48714733124" table:style-name="ce5">
            <text:p>367.231</text:p>
          </table:table-cell>
          <table:table-cell office:value-type="float" office:value="7265.7201414108276" table:style-name="ce5">
            <text:p>7.266</text:p>
          </table:table-cell>
          <table:table-cell office:value-type="float" office:value="136155.32264995575" table:style-name="ce5">
            <text:p>136.1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7231.48714733124" table:style-name="ce5">
            <text:p>367.231</text:p>
          </table:table-cell>
          <table:table-cell office:value-type="float" office:value="50156.40097618103" table:style-name="ce5">
            <text:p>50.156</text:p>
          </table:table-cell>
          <table:table-cell office:value-type="float" office:value="114485.56222820282" table:style-name="ce5">
            <text:p>114.4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7231.48714733124" table:style-name="ce5">
            <text:p>367.231</text:p>
          </table:table-cell>
          <table:table-cell office:value-type="float" office:value="96837.721884727478" table:style-name="ce5">
            <text:p>96.838</text:p>
          </table:table-cell>
          <table:table-cell office:value-type="float" office:value="92353.241797447205" table:style-name="ce5">
            <text:p>92.3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7231.48714733124" table:style-name="ce5">
            <text:p>367.231</text:p>
          </table:table-cell>
          <table:table-cell office:value-type="float" office:value="21959.840427398682" table:style-name="ce5">
            <text:p>21.960</text:p>
          </table:table-cell>
          <table:table-cell office:value-type="float" office:value="128801.40250682831" table:style-name="ce5">
            <text:p>128.801</text:p>
          </table:table-cell>
          <table:table-cell office:value-type="float" office:value="0" table:style-name="ce5">
            <text:p>0</text:p>
          </table:table-cell>
          <table:table-cell office:value-type="float" office:value="88.20000171661377" table:style-name="ce5">
            <text:p>88</text:p>
          </table:table-cell>
          <table:table-cell office:value-type="float" office:value="367231.48714733124" table:style-name="ce5">
            <text:p>367.23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50337.88292598724" table:style-name="ce5">
            <text:p>150.338</text:p>
          </table:table-cell>
          <table:table-cell office:value-type="float" office:value="106610.28207492828" table:style-name="ce5">
            <text:p>106.6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4809.40593242645" table:style-name="ce5">
            <text:p>304.809</text:p>
          </table:table-cell>
          <table:table-cell office:value-type="float" office:value="34345.080668449402" table:style-name="ce5">
            <text:p>34.345</text:p>
          </table:table-cell>
          <table:table-cell office:value-type="float" office:value="202520.92394161224" table:style-name="ce5">
            <text:p>202.5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4809.40593242645" table:style-name="ce5">
            <text:p>304.809</text:p>
          </table:table-cell>
          <table:table-cell office:value-type="float" office:value="80701.041570663452" table:style-name="ce5">
            <text:p>80.701</text:p>
          </table:table-cell>
          <table:table-cell office:value-type="float" office:value="160669.04312705994" table:style-name="ce5">
            <text:p>160.669</text:p>
          </table:table-cell>
          <table:table-cell office:value-type="float" office:value="682.08001327514648" table:style-name="ce5">
            <text:p>682</text:p>
          </table:table-cell>
          <table:table-cell office:value-type="string" table:style-name="ce5">
            <text:p>-</text:p>
          </table:table-cell>
          <table:table-cell office:value-type="float" office:value="304809.40593242645" table:style-name="ce5">
            <text:p>304.809</text:p>
          </table:table-cell>
          <table:table-cell office:value-type="float" office:value="115836.00225448608" table:style-name="ce5">
            <text:p>115.836</text:p>
          </table:table-cell>
          <table:table-cell office:value-type="float" office:value="157339.00306224823" table:style-name="ce5">
            <text:p>157.3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4809.40593242645" table:style-name="ce5">
            <text:p>304.809</text:p>
          </table:table-cell>
          <table:table-cell office:value-type="float" office:value="36687.280714035034" table:style-name="ce5">
            <text:p>36.687</text:p>
          </table:table-cell>
          <table:table-cell office:value-type="float" office:value="197140.7238368988" table:style-name="ce5">
            <text:p>197.141</text:p>
          </table:table-cell>
          <table:table-cell office:value-type="float" office:value="29.4000005722045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304809.40593242645" table:style-name="ce5">
            <text:p>304.80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62043.00315380096" table:style-name="ce5">
            <text:p>162.043</text:p>
          </table:table-cell>
          <table:table-cell office:value-type="float" office:value="135530.08263778687" table:style-name="ce5">
            <text:p>135.5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2450.40861129761" table:style-name="ce5">
            <text:p>442.450</text:p>
          </table:table-cell>
          <table:table-cell office:value-type="float" office:value="35046.760682106018" table:style-name="ce5">
            <text:p>35.047</text:p>
          </table:table-cell>
          <table:table-cell office:value-type="float" office:value="219943.36428070068" table:style-name="ce5">
            <text:p>219.9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2450.40861129761" table:style-name="ce5">
            <text:p>442.450</text:p>
          </table:table-cell>
          <table:table-cell office:value-type="float" office:value="90936.161769866943" table:style-name="ce5">
            <text:p>90.936</text:p>
          </table:table-cell>
          <table:table-cell office:value-type="float" office:value="180300.40350914001" table:style-name="ce5">
            <text:p>180.300</text:p>
          </table:table-cell>
          <table:table-cell office:value-type="float" office:value="682.08001327514648" table:style-name="ce5">
            <text:p>682</text:p>
          </table:table-cell>
          <table:table-cell office:value-type="string" table:style-name="ce5">
            <text:p>-</text:p>
          </table:table-cell>
          <table:table-cell office:value-type="float" office:value="442450.40861129761" table:style-name="ce5">
            <text:p>442.450</text:p>
          </table:table-cell>
          <table:table-cell office:value-type="float" office:value="141784.44275951385" table:style-name="ce5">
            <text:p>141.784</text:p>
          </table:table-cell>
          <table:table-cell office:value-type="float" office:value="171186.40333175659" table:style-name="ce5">
            <text:p>171.1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2450.40861129761" table:style-name="ce5">
            <text:p>442.450</text:p>
          </table:table-cell>
          <table:table-cell office:value-type="float" office:value="41983.200817108154" table:style-name="ce5">
            <text:p>41.983</text:p>
          </table:table-cell>
          <table:table-cell office:value-type="float" office:value="213322.48415184021" table:style-name="ce5">
            <text:p>213.322</text:p>
          </table:table-cell>
          <table:table-cell office:value-type="float" office:value="29.40000057220459" table:style-name="ce5">
            <text:p>29</text:p>
          </table:table-cell>
          <table:table-cell office:value-type="float" office:value="88.20000171661377" table:style-name="ce5">
            <text:p>88</text:p>
          </table:table-cell>
          <table:table-cell office:value-type="float" office:value="442450.40861129761" table:style-name="ce5">
            <text:p>442.45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75465.881468772888" table:style-name="ce5">
            <text:p>75.466</text:p>
          </table:table-cell>
          <table:table-cell office:value-type="float" office:value="153642.44299030304" table:style-name="ce5">
            <text:p>153.6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8737.24600887299" table:style-name="ce5">
            <text:p>308.737</text:p>
          </table:table-cell>
          <table:table-cell office:value-type="float" office:value="13774.880268096924" table:style-name="ce5">
            <text:p>13.775</text:p>
          </table:table-cell>
          <table:table-cell office:value-type="float" office:value="210570.64409828186" table:style-name="ce5">
            <text:p>210.5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8737.24600887299" table:style-name="ce5">
            <text:p>308.737</text:p>
          </table:table-cell>
          <table:table-cell office:value-type="float" office:value="75207.161463737488" table:style-name="ce5">
            <text:p>75.207</text:p>
          </table:table-cell>
          <table:table-cell office:value-type="float" office:value="156194.3630399704" table:style-name="ce5">
            <text:p>156.1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8737.24600887299" table:style-name="ce5">
            <text:p>308.737</text:p>
          </table:table-cell>
          <table:table-cell office:value-type="float" office:value="157284.12306118011" table:style-name="ce5">
            <text:p>157.284</text:p>
          </table:table-cell>
          <table:table-cell office:value-type="float" office:value="68059.041324615479" table:style-name="ce5">
            <text:p>68.0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8737.24600887299" table:style-name="ce5">
            <text:p>308.737</text:p>
          </table:table-cell>
          <table:table-cell office:value-type="float" office:value="57063.441110610962" table:style-name="ce5">
            <text:p>57.063</text:p>
          </table:table-cell>
          <table:table-cell office:value-type="float" office:value="161854.84315013885" table:style-name="ce5">
            <text:p>161.8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8737.24600887299" table:style-name="ce5">
            <text:p>308.737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17932.040349006653" table:style-name="ce5">
            <text:p>17.932</text:p>
          </table:table-cell>
          <table:table-cell office:value-type="float" office:value="92757.001805305481" table:style-name="ce5">
            <text:p>92.7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9950.16681098938" table:style-name="ce5">
            <text:p>349.950</text:p>
          </table:table-cell>
          <table:table-cell office:value-type="float" office:value="4486.4400873184204" table:style-name="ce5">
            <text:p>4.486</text:p>
          </table:table-cell>
          <table:table-cell office:value-type="float" office:value="96138.001871109009" table:style-name="ce5">
            <text:p>96.1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9950.16681098938" table:style-name="ce5">
            <text:p>349.950</text:p>
          </table:table-cell>
          <table:table-cell office:value-type="float" office:value="10074.400196075439" table:style-name="ce5">
            <text:p>10.074</text:p>
          </table:table-cell>
          <table:table-cell office:value-type="float" office:value="94914.961847305298" table:style-name="ce5">
            <text:p>94.9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9950.16681098938" table:style-name="ce5">
            <text:p>349.950</text:p>
          </table:table-cell>
          <table:table-cell office:value-type="float" office:value="92327.761796951294" table:style-name="ce5">
            <text:p>92.328</text:p>
          </table:table-cell>
          <table:table-cell office:value-type="float" office:value="24133.480469703674" table:style-name="ce5">
            <text:p>24.1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9950.16681098938" table:style-name="ce5">
            <text:p>349.950</text:p>
          </table:table-cell>
          <table:table-cell office:value-type="float" office:value="8729.8401699066162" table:style-name="ce5">
            <text:p>8.730</text:p>
          </table:table-cell>
          <table:table-cell office:value-type="float" office:value="94334.801836013794" table:style-name="ce5">
            <text:p>94.335</text:p>
          </table:table-cell>
          <table:table-cell office:value-type="float" office:value="29.4000005722045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349950.16681098938" table:style-name="ce5">
            <text:p>349.95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105314.72204971313" table:style-name="ce5">
            <text:p>105.315</text:p>
          </table:table-cell>
          <table:table-cell office:value-type="float" office:value="156274.72304153442" table:style-name="ce5">
            <text:p>156.2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6386.80693626404" table:style-name="ce5">
            <text:p>356.387</text:p>
          </table:table-cell>
          <table:table-cell office:value-type="float" office:value="12330.360239982605" table:style-name="ce5">
            <text:p>12.330</text:p>
          </table:table-cell>
          <table:table-cell office:value-type="float" office:value="228575.20444869995" table:style-name="ce5">
            <text:p>228.5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6386.80693626404" table:style-name="ce5">
            <text:p>356.387</text:p>
          </table:table-cell>
          <table:table-cell office:value-type="float" office:value="77180.881502151489" table:style-name="ce5">
            <text:p>77.181</text:p>
          </table:table-cell>
          <table:table-cell office:value-type="float" office:value="171960.60334682465" table:style-name="ce5">
            <text:p>171.9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6386.80693626404" table:style-name="ce5">
            <text:p>356.387</text:p>
          </table:table-cell>
          <table:table-cell office:value-type="float" office:value="160676.88312721252" table:style-name="ce5">
            <text:p>160.677</text:p>
          </table:table-cell>
          <table:table-cell office:value-type="float" office:value="114642.36223125458" table:style-name="ce5">
            <text:p>114.6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6386.80693626404" table:style-name="ce5">
            <text:p>356.387</text:p>
          </table:table-cell>
          <table:table-cell office:value-type="float" office:value="55503.281080245972" table:style-name="ce5">
            <text:p>55.503</text:p>
          </table:table-cell>
          <table:table-cell office:value-type="float" office:value="186098.08362197876" table:style-name="ce5">
            <text:p>186.098</text:p>
          </table:table-cell>
          <table:table-cell office:value-type="float" office:value="0" table:style-name="ce5">
            <text:p>0</text:p>
          </table:table-cell>
          <table:table-cell office:value-type="float" office:value="88.20000171661377" table:style-name="ce5">
            <text:p>88</text:p>
          </table:table-cell>
          <table:table-cell office:value-type="float" office:value="356386.80693626404" table:style-name="ce5">
            <text:p>356.38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151508.00294876099" table:style-name="ce5">
            <text:p>151.508</text:p>
          </table:table-cell>
          <table:table-cell office:value-type="float" office:value="103256.72200965881" table:style-name="ce5">
            <text:p>103.2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5842.56536865234" table:style-name="ce5">
            <text:p>275.843</text:p>
          </table:table-cell>
          <table:table-cell office:value-type="float" office:value="35260.400686264038" table:style-name="ce5">
            <text:p>35.260</text:p>
          </table:table-cell>
          <table:table-cell office:value-type="float" office:value="199414.32388114929" table:style-name="ce5">
            <text:p>199.4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5842.56536865234" table:style-name="ce5">
            <text:p>275.843</text:p>
          </table:table-cell>
          <table:table-cell office:value-type="float" office:value="89230.961736679077" table:style-name="ce5">
            <text:p>89.231</text:p>
          </table:table-cell>
          <table:table-cell office:value-type="float" office:value="155620.08302879333" table:style-name="ce5">
            <text:p>155.620</text:p>
          </table:table-cell>
          <table:table-cell office:value-type="float" office:value="682.08001327514648" table:style-name="ce5">
            <text:p>682</text:p>
          </table:table-cell>
          <table:table-cell office:value-type="string" table:style-name="ce5">
            <text:p>-</text:p>
          </table:table-cell>
          <table:table-cell office:value-type="float" office:value="275842.56536865234" table:style-name="ce5">
            <text:p>275.843</text:p>
          </table:table-cell>
          <table:table-cell office:value-type="float" office:value="114044.56221961975" table:style-name="ce5">
            <text:p>114.045</text:p>
          </table:table-cell>
          <table:table-cell office:value-type="float" office:value="151733.40295314789" table:style-name="ce5">
            <text:p>151.7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5842.56536865234" table:style-name="ce5">
            <text:p>275.843</text:p>
          </table:table-cell>
          <table:table-cell office:value-type="float" office:value="41263.880803108215" table:style-name="ce5">
            <text:p>41.264</text:p>
          </table:table-cell>
          <table:table-cell office:value-type="float" office:value="192560.20374774933" table:style-name="ce5">
            <text:p>192.5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5842.56536865234" table:style-name="ce5">
            <text:p>275.843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9"/>
          <table:covered-table-cell table:number-columns-repeated="27"/>
          <table:table-cell table:number-columns-repeated="16356"/>
        </table:table-row>
        <table:table-row table:number-rows-repeated="1048555" table:style-name="ro1">
          <table:table-cell table:number-columns-repeated="16384"/>
        </table:table-row>
      </table:table>
      <table:table table:name="E6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5" table:number-rows-spanned="1" table:style-name="ce8">
            <text:p>MARGEM DE ERRO PARA O TOTAL DO INDICADOR E6 – ALUNOS DE ESCOLAS URBANAS, POR REDES SOCIAIS UTILIZADAS</text:p>
          </table:table-cell>
          <table:covered-table-cell table:number-columns-repeated="24"/>
          <table:table-cell table:number-columns-repeated="16359"/>
        </table:table-row>
        <table:table-row table:style-name="ro1">
          <table:table-cell office:value-type="string" table:number-columns-spanned="25" table:number-rows-spanned="1" table:style-name="ce10">
            <text:p>Total de alunos que estudam em escolas localizadas em áreas urbanas e usuários de Internet<text:s/></text:p>
          </table:table-cell>
          <table:covered-table-cell table:number-columns-repeated="24"/>
          <table:table-cell table:number-columns-repeated="16359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4" table:number-rows-spanned="1" table:style-name="ce11">
            <text:p>Facebook</text:p>
          </table:table-cell>
          <table:covered-table-cell table:number-columns-repeated="3"/>
          <table:table-cell office:value-type="string" table:number-columns-spanned="4" table:number-rows-spanned="1" table:style-name="ce11">
            <text:p>Instagram</text:p>
          </table:table-cell>
          <table:covered-table-cell table:number-columns-repeated="3"/>
          <table:table-cell office:value-type="string" table:number-columns-spanned="4" table:number-rows-spanned="1" table:style-name="ce11">
            <text:p>Twitter</text:p>
          </table:table-cell>
          <table:covered-table-cell table:number-columns-repeated="3"/>
          <table:table-cell office:value-type="string" table:number-columns-spanned="4" table:number-rows-spanned="1" table:style-name="ce11">
            <text:p>WhatsApp</text:p>
          </table:table-cell>
          <table:covered-table-cell table:number-columns-repeated="3"/>
          <table:table-cell office:value-type="string" table:number-columns-spanned="4" table:number-rows-spanned="1" table:style-name="ce11">
            <text:p>Snapchat</text:p>
          </table:table-cell>
          <table:covered-table-cell table:number-columns-repeated="3"/>
          <table:table-cell office:value-type="string" table:number-columns-spanned="2" table:number-rows-spanned="1" table:style-name="ce11">
            <text:p>Outra</text:p>
          </table:table-cell>
          <table:covered-table-cell/>
          <table:table-cell table:number-columns-repeated="16360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82613.93133926392" table:style-name="ce5">
            <text:p>582.614</text:p>
          </table:table-cell>
          <table:table-cell office:value-type="float" office:value="199618.16388511658" table:style-name="ce5">
            <text:p>199.618</text:p>
          </table:table-cell>
          <table:table-cell office:value-type="float" office:value="352.80000686645508" table:style-name="ce5">
            <text:p>353</text:p>
          </table:table-cell>
          <table:table-cell office:value-type="string" table:style-name="ce5">
            <text:p>-</text:p>
          </table:table-cell>
          <table:table-cell office:value-type="float" office:value="523631.65019130707" table:style-name="ce5">
            <text:p>523.632</text:p>
          </table:table-cell>
          <table:table-cell office:value-type="float" office:value="272810.44530963898" table:style-name="ce5">
            <text:p>272.810</text:p>
          </table:table-cell>
          <table:table-cell office:value-type="float" office:value="105.84000205993652" table:style-name="ce5">
            <text:p>106</text:p>
          </table:table-cell>
          <table:table-cell office:value-type="string" table:style-name="ce5">
            <text:p>-</text:p>
          </table:table-cell>
          <table:table-cell office:value-type="float" office:value="340034.52661800385" table:style-name="ce5">
            <text:p>340.035</text:p>
          </table:table-cell>
          <table:table-cell office:value-type="float" office:value="422523.08822345734" table:style-name="ce5">
            <text:p>422.523</text:p>
          </table:table-cell>
          <table:table-cell office:value-type="float" office:value="10190.040198326111" table:style-name="ce5">
            <text:p>10.190</text:p>
          </table:table-cell>
          <table:table-cell office:value-type="float" office:value="882.0000171661377" table:style-name="ce5">
            <text:p>882</text:p>
          </table:table-cell>
          <table:table-cell office:value-type="float" office:value="582709.97134113312" table:style-name="ce5">
            <text:p>582.710</text:p>
          </table:table-cell>
          <table:table-cell office:value-type="float" office:value="141135.68274688721" table:style-name="ce5">
            <text:p>141.1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1930.32548713684" table:style-name="ce5">
            <text:p>281.930</text:p>
          </table:table-cell>
          <table:table-cell office:value-type="float" office:value="426570.48830223083" table:style-name="ce5">
            <text:p>426.570</text:p>
          </table:table-cell>
          <table:table-cell office:value-type="float" office:value="1734.6000337600708" table:style-name="ce5">
            <text:p>1.735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244851.04476547241" table:style-name="ce5">
            <text:p>244.851</text:p>
          </table:table-cell>
          <table:table-cell office:value-type="float" office:value="520742.61013507843" table:style-name="ce5">
            <text:p>520.743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293600.16571426392" table:style-name="ce5">
            <text:p>293.600</text:p>
          </table:table-cell>
          <table:table-cell office:value-type="float" office:value="141157.24274730682" table:style-name="ce5">
            <text:p>141.157</text:p>
          </table:table-cell>
          <table:table-cell office:value-type="float" office:value="352.80000686645508" table:style-name="ce5">
            <text:p>353</text:p>
          </table:table-cell>
          <table:table-cell office:value-type="string" table:style-name="ce5">
            <text:p>-</text:p>
          </table:table-cell>
          <table:table-cell office:value-type="float" office:value="325920.5663433075" table:style-name="ce5">
            <text:p>325.921</text:p>
          </table:table-cell>
          <table:table-cell office:value-type="float" office:value="163848.16318893433" table:style-name="ce5">
            <text:p>163.8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3561.60415649414" table:style-name="ce5">
            <text:p>213.562</text:p>
          </table:table-cell>
          <table:table-cell office:value-type="float" office:value="250862.36488246918" table:style-name="ce5">
            <text:p>250.862</text:p>
          </table:table-cell>
          <table:table-cell office:value-type="float" office:value="6099.5201187133789" table:style-name="ce5">
            <text:p>6.100</text:p>
          </table:table-cell>
          <table:table-cell office:value-type="float" office:value="882.0000171661377" table:style-name="ce5">
            <text:p>882</text:p>
          </table:table-cell>
          <table:table-cell office:value-type="float" office:value="320393.36623573303" table:style-name="ce5">
            <text:p>320.393</text:p>
          </table:table-cell>
          <table:table-cell office:value-type="float" office:value="80961.721575737" table:style-name="ce5">
            <text:p>80.9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2412.96432876587" table:style-name="ce5">
            <text:p>222.413</text:p>
          </table:table-cell>
          <table:table-cell office:value-type="float" office:value="222158.16432380676" table:style-name="ce5">
            <text:p>222.158</text:p>
          </table:table-cell>
          <table:table-cell office:value-type="float" office:value="1499.4000291824341" table:style-name="ce5">
            <text:p>1.499</text:p>
          </table:table-cell>
          <table:table-cell office:value-type="float" office:value="0" table:style-name="ce5">
            <text:p>0</text:p>
          </table:table-cell>
          <table:table-cell office:value-type="float" office:value="147785.96287631989" table:style-name="ce5">
            <text:p>147.786</text:p>
          </table:table-cell>
          <table:table-cell office:value-type="float" office:value="283408.16551589966" table:style-name="ce5">
            <text:p>283.408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331959.32646083832" table:style-name="ce5">
            <text:p>331.959</text:p>
          </table:table-cell>
          <table:table-cell office:value-type="float" office:value="100551.92195701599" table:style-name="ce5">
            <text:p>100.5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5056.68515872955" table:style-name="ce5">
            <text:p>265.057</text:p>
          </table:table-cell>
          <table:table-cell office:value-type="float" office:value="163922.64319038391" table:style-name="ce5">
            <text:p>163.923</text:p>
          </table:table-cell>
          <table:table-cell office:value-type="float" office:value="105.84000205993652" table:style-name="ce5">
            <text:p>106</text:p>
          </table:table-cell>
          <table:table-cell office:value-type="string" table:style-name="ce5">
            <text:p>-</text:p>
          </table:table-cell>
          <table:table-cell office:value-type="float" office:value="159106.9230966568" table:style-name="ce5">
            <text:p>159.107</text:p>
          </table:table-cell>
          <table:table-cell office:value-type="float" office:value="228014.64443778992" table:style-name="ce5">
            <text:p>228.015</text:p>
          </table:table-cell>
          <table:table-cell office:value-type="float" office:value="8161.4401588439941" table:style-name="ce5">
            <text:p>8.161</text:p>
          </table:table-cell>
          <table:table-cell office:value-type="float" office:value="0" table:style-name="ce5">
            <text:p>0</text:p>
          </table:table-cell>
          <table:table-cell office:value-type="float" office:value="310771.72604846954" table:style-name="ce5">
            <text:p>310.772</text:p>
          </table:table-cell>
          <table:table-cell office:value-type="float" office:value="92684.481803894043" table:style-name="ce5">
            <text:p>92.6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3207.56239795685" table:style-name="ce5">
            <text:p>123.208</text:p>
          </table:table-cell>
          <table:table-cell office:value-type="float" office:value="279666.52544307709" table:style-name="ce5">
            <text:p>279.667</text:p>
          </table:table-cell>
          <table:table-cell office:value-type="float" office:value="787.92001533508301" table:style-name="ce5">
            <text:p>788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107321.76208877563" table:style-name="ce5">
            <text:p>107.322</text:p>
          </table:table-cell>
          <table:table-cell office:value-type="float" office:value="289256.80562973022" table:style-name="ce5">
            <text:p>289.257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7094.721305847168" table:style-name="ce5">
            <text:p>67.095</text:p>
          </table:table-cell>
          <table:table-cell office:value-type="float" office:value="37432.080728530884" table:style-name="ce5">
            <text:p>37.432</text:p>
          </table:table-cell>
          <table:table-cell office:value-type="float" office:value="352.80000686645508" table:style-name="ce5">
            <text:p>353</text:p>
          </table:table-cell>
          <table:table-cell office:value-type="string" table:style-name="ce5">
            <text:p>-</text:p>
          </table:table-cell>
          <table:table-cell office:value-type="float" office:value="58112.041131019592" table:style-name="ce5">
            <text:p>58.112</text:p>
          </table:table-cell>
          <table:table-cell office:value-type="float" office:value="51267.720997810364" table:style-name="ce5">
            <text:p>51.268</text:p>
          </table:table-cell>
          <table:table-cell office:value-type="float" office:value="105.84000205993652" table:style-name="ce5">
            <text:p>106</text:p>
          </table:table-cell>
          <table:table-cell office:value-type="string" table:style-name="ce5">
            <text:p>-</text:p>
          </table:table-cell>
          <table:table-cell office:value-type="float" office:value="22061.760429382324" table:style-name="ce5">
            <text:p>22.062</text:p>
          </table:table-cell>
          <table:table-cell office:value-type="float" office:value="67643.52131652832" table:style-name="ce5">
            <text:p>67.644</text:p>
          </table:table-cell>
          <table:table-cell office:value-type="float" office:value="1144.640022277832" table:style-name="ce5">
            <text:p>1.145</text:p>
          </table:table-cell>
          <table:table-cell office:value-type="float" office:value="0" table:style-name="ce5">
            <text:p>0</text:p>
          </table:table-cell>
          <table:table-cell office:value-type="float" office:value="66165.681287765503" table:style-name="ce5">
            <text:p>66.166</text:p>
          </table:table-cell>
          <table:table-cell office:value-type="float" office:value="36454.040709495544" table:style-name="ce5">
            <text:p>36.4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268.720472335815" table:style-name="ce5">
            <text:p>24.269</text:p>
          </table:table-cell>
          <table:table-cell office:value-type="float" office:value="65350.321271896362" table:style-name="ce5">
            <text:p>65.350</text:p>
          </table:table-cell>
          <table:table-cell office:value-type="float" office:value="523.3200101852417" table:style-name="ce5">
            <text:p>523</text:p>
          </table:table-cell>
          <table:table-cell office:value-type="float" office:value="0" table:style-name="ce5">
            <text:p>0</text:p>
          </table:table-cell>
          <table:table-cell office:value-type="float" office:value="11162.200217247009" table:style-name="ce5">
            <text:p>11.162</text:p>
          </table:table-cell>
          <table:table-cell office:value-type="float" office:value="74932.761458396912" table:style-name="ce5">
            <text:p>74.933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6544.041100502014" table:style-name="ce5">
            <text:p>56.544</text:p>
          </table:table-cell>
          <table:table-cell office:value-type="float" office:value="30936.640602111816" table:style-name="ce5">
            <text:p>30.9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413.841234207153" table:style-name="ce5">
            <text:p>63.414</text:p>
          </table:table-cell>
          <table:table-cell office:value-type="float" office:value="30609.320595741272" table:style-name="ce5">
            <text:p>30.60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753.920715332031" table:style-name="ce5">
            <text:p>36.754</text:p>
          </table:table-cell>
          <table:table-cell office:value-type="float" office:value="48674.640947341919" table:style-name="ce5">
            <text:p>48.675</text:p>
          </table:table-cell>
          <table:table-cell office:value-type="float" office:value="231.28000450134277" table:style-name="ce5">
            <text:p>231</text:p>
          </table:table-cell>
          <table:table-cell office:value-type="float" office:value="0" table:style-name="ce5">
            <text:p>0</text:p>
          </table:table-cell>
          <table:table-cell office:value-type="float" office:value="71151.921384811401" table:style-name="ce5">
            <text:p>71.152</text:p>
          </table:table-cell>
          <table:table-cell office:value-type="float" office:value="14631.400284767151" table:style-name="ce5">
            <text:p>14.6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359.520824432373" table:style-name="ce5">
            <text:p>42.360</text:p>
          </table:table-cell>
          <table:table-cell office:value-type="float" office:value="44797.760871887207" table:style-name="ce5">
            <text:p>44.798</text:p>
          </table:table-cell>
          <table:table-cell office:value-type="float" office:value="719.32001399993896" table:style-name="ce5">
            <text:p>719</text:p>
          </table:table-cell>
          <table:table-cell office:value-type="float" office:value="0" table:style-name="ce5">
            <text:p>0</text:p>
          </table:table-cell>
          <table:table-cell office:value-type="float" office:value="14012.040272712708" table:style-name="ce5">
            <text:p>14.012</text:p>
          </table:table-cell>
          <table:table-cell office:value-type="float" office:value="66477.321293830872" table:style-name="ce5">
            <text:p>66.477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52768.64686584473" table:style-name="ce5">
            <text:p>352.769</text:p>
          </table:table-cell>
          <table:table-cell office:value-type="float" office:value="110986.96216011047" table:style-name="ce5">
            <text:p>110.9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8950.80620765686" table:style-name="ce5">
            <text:p>318.951</text:p>
          </table:table-cell>
          <table:table-cell office:value-type="float" office:value="153844.32299423218" table:style-name="ce5">
            <text:p>153.8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3817.04260444641" table:style-name="ce5">
            <text:p>133.817</text:p>
          </table:table-cell>
          <table:table-cell office:value-type="float" office:value="276871.5653886795" table:style-name="ce5">
            <text:p>276.872</text:p>
          </table:table-cell>
          <table:table-cell office:value-type="float" office:value="8085.0001573562622" table:style-name="ce5">
            <text:p>8.085</text:p>
          </table:table-cell>
          <table:table-cell office:value-type="float" office:value="882.0000171661377" table:style-name="ce5">
            <text:p>882</text:p>
          </table:table-cell>
          <table:table-cell office:value-type="float" office:value="351927.80684947968" table:style-name="ce5">
            <text:p>351.928</text:p>
          </table:table-cell>
          <table:table-cell office:value-type="float" office:value="62863.081223487854" table:style-name="ce5">
            <text:p>62.8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2487.84335708618" table:style-name="ce5">
            <text:p>172.488</text:p>
          </table:table-cell>
          <table:table-cell office:value-type="float" office:value="246844.36480426788" table:style-name="ce5">
            <text:p>246.844</text:p>
          </table:table-cell>
          <table:table-cell office:value-type="float" office:value="158.76000308990479" table:style-name="ce5">
            <text:p>159</text:p>
          </table:table-cell>
          <table:table-cell office:value-type="float" office:value="0" table:style-name="ce5">
            <text:p>0</text:p>
          </table:table-cell>
          <table:table-cell office:value-type="float" office:value="48045.480935096741" table:style-name="ce5">
            <text:p>48.045</text:p>
          </table:table-cell>
          <table:table-cell office:value-type="float" office:value="354975.60690879822" table:style-name="ce5">
            <text:p>354.976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49553.44874954224" table:style-name="ce5">
            <text:p>449.553</text:p>
          </table:table-cell>
          <table:table-cell office:value-type="float" office:value="149022.72290039063" table:style-name="ce5">
            <text:p>149.0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0467.20779418945" table:style-name="ce5">
            <text:p>400.467</text:p>
          </table:table-cell>
          <table:table-cell office:value-type="float" office:value="207832.52404499054" table:style-name="ce5">
            <text:p>207.8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6357.80596256256" table:style-name="ce5">
            <text:p>306.358</text:p>
          </table:table-cell>
          <table:table-cell office:value-type="float" office:value="297524.08579063416" table:style-name="ce5">
            <text:p>297.524</text:p>
          </table:table-cell>
          <table:table-cell office:value-type="float" office:value="6089.720118522644" table:style-name="ce5">
            <text:p>6.090</text:p>
          </table:table-cell>
          <table:table-cell office:value-type="float" office:value="0" table:style-name="ce5">
            <text:p>0</text:p>
          </table:table-cell>
          <table:table-cell office:value-type="float" office:value="446558.56869125366" table:style-name="ce5">
            <text:p>446.559</text:p>
          </table:table-cell>
          <table:table-cell office:value-type="float" office:value="114859.92223548889" table:style-name="ce5">
            <text:p>114.8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1915.20412445068" table:style-name="ce5">
            <text:p>211.915</text:p>
          </table:table-cell>
          <table:table-cell office:value-type="float" office:value="330902.8864402771" table:style-name="ce5">
            <text:p>330.9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9037.68465232849" table:style-name="ce5">
            <text:p>239.038</text:p>
          </table:table-cell>
          <table:table-cell office:value-type="float" office:value="355653.76692199707" table:style-name="ce5">
            <text:p>355.654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2088.801403045654" table:style-name="ce5">
            <text:p>72.089</text:p>
          </table:table-cell>
          <table:table-cell office:value-type="float" office:value="54431.161059379578" table:style-name="ce5">
            <text:p>54.4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476.521332740784" table:style-name="ce5">
            <text:p>68.477</text:p>
          </table:table-cell>
          <table:table-cell office:value-type="float" office:value="63223.721230506897" table:style-name="ce5">
            <text:p>63.2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983.960875511169" table:style-name="ce5">
            <text:p>44.984</text:p>
          </table:table-cell>
          <table:table-cell office:value-type="float" office:value="80011.121557235718" table:style-name="ce5">
            <text:p>80.011</text:p>
          </table:table-cell>
          <table:table-cell office:value-type="float" office:value="174.44000339508057" table:style-name="ce5">
            <text:p>174</text:p>
          </table:table-cell>
          <table:table-cell office:value-type="float" office:value="0" table:style-name="ce5">
            <text:p>0</text:p>
          </table:table-cell>
          <table:table-cell office:value-type="float" office:value="82719.841609954834" table:style-name="ce5">
            <text:p>82.720</text:p>
          </table:table-cell>
          <table:table-cell office:value-type="float" office:value="35099.680683135986" table:style-name="ce5">
            <text:p>35.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405.72096157074" table:style-name="ce5">
            <text:p>49.406</text:p>
          </table:table-cell>
          <table:table-cell office:value-type="float" office:value="72506.281411170959" table:style-name="ce5">
            <text:p>72.506</text:p>
          </table:table-cell>
          <table:table-cell office:value-type="float" office:value="1479.8000288009644" table:style-name="ce5">
            <text:p>1.480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13576.92026424408" table:style-name="ce5">
            <text:p>13.577</text:p>
          </table:table-cell>
          <table:table-cell office:value-type="float" office:value="92966.721809387207" table:style-name="ce5">
            <text:p>92.967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19027.24620914459" table:style-name="ce5">
            <text:p>319.027</text:p>
          </table:table-cell>
          <table:table-cell office:value-type="float" office:value="172338.88335418701" table:style-name="ce5">
            <text:p>172.339</text:p>
          </table:table-cell>
          <table:table-cell office:value-type="float" office:value="352.80000686645508" table:style-name="ce5">
            <text:p>353</text:p>
          </table:table-cell>
          <table:table-cell office:value-type="string" table:style-name="ce5">
            <text:p>-</text:p>
          </table:table-cell>
          <table:table-cell office:value-type="float" office:value="230672.40448951721" table:style-name="ce5">
            <text:p>230.672</text:p>
          </table:table-cell>
          <table:table-cell office:value-type="float" office:value="258876.80503845215" table:style-name="ce5">
            <text:p>258.877</text:p>
          </table:table-cell>
          <table:table-cell office:value-type="float" office:value="105.84000205993652" table:style-name="ce5">
            <text:p>106</text:p>
          </table:table-cell>
          <table:table-cell office:value-type="string" table:style-name="ce5">
            <text:p>-</text:p>
          </table:table-cell>
          <table:table-cell office:value-type="float" office:value="133754.32260322571" table:style-name="ce5">
            <text:p>133.754</text:p>
          </table:table-cell>
          <table:table-cell office:value-type="float" office:value="348517.40678310394" table:style-name="ce5">
            <text:p>348.517</text:p>
          </table:table-cell>
          <table:table-cell office:value-type="float" office:value="6203.4001207351685" table:style-name="ce5">
            <text:p>6.203</text:p>
          </table:table-cell>
          <table:table-cell office:value-type="float" office:value="882.0000171661377" table:style-name="ce5">
            <text:p>882</text:p>
          </table:table-cell>
          <table:table-cell office:value-type="float" office:value="349301.40679836273" table:style-name="ce5">
            <text:p>349.301</text:p>
          </table:table-cell>
          <table:table-cell office:value-type="float" office:value="124146.40241622925" table:style-name="ce5">
            <text:p>124.1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2245.12257385254" table:style-name="ce5">
            <text:p>132.245</text:p>
          </table:table-cell>
          <table:table-cell office:value-type="float" office:value="331432.08645057678" table:style-name="ce5">
            <text:p>331.432</text:p>
          </table:table-cell>
          <table:table-cell office:value-type="float" office:value="1564.0800304412842" table:style-name="ce5">
            <text:p>1.564</text:p>
          </table:table-cell>
          <table:table-cell office:value-type="float" office:value="0" table:style-name="ce5">
            <text:p>0</text:p>
          </table:table-cell>
          <table:table-cell office:value-type="float" office:value="27788.880540847778" table:style-name="ce5">
            <text:p>27.789</text:p>
          </table:table-cell>
          <table:table-cell office:value-type="float" office:value="428350.16833686829" table:style-name="ce5">
            <text:p>428.350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18853.9681520462" table:style-name="ce5">
            <text:p>418.854</text:p>
          </table:table-cell>
          <table:table-cell office:value-type="float" office:value="90244.281756401062" table:style-name="ce5">
            <text:p>90.2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9910.56778335571" table:style-name="ce5">
            <text:p>399.911</text:p>
          </table:table-cell>
          <table:table-cell office:value-type="float" office:value="86698.641687393188" table:style-name="ce5">
            <text:p>86.69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9672.8842754364" table:style-name="ce5">
            <text:p>219.673</text:p>
          </table:table-cell>
          <table:table-cell office:value-type="float" office:value="282477.16549777985" table:style-name="ce5">
            <text:p>282.4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8989.28796005249" table:style-name="ce5">
            <text:p>408.989</text:p>
          </table:table-cell>
          <table:table-cell office:value-type="float" office:value="65322.881271362305" table:style-name="ce5">
            <text:p>65.3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9696.40427589417" table:style-name="ce5">
            <text:p>219.696</text:p>
          </table:table-cell>
          <table:table-cell office:value-type="float" office:value="247646.00481987" table:style-name="ce5">
            <text:p>247.646</text:p>
          </table:table-cell>
          <table:table-cell office:value-type="float" office:value="729.12001419067383" table:style-name="ce5">
            <text:p>729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65373.841272354126" table:style-name="ce5">
            <text:p>65.374</text:p>
          </table:table-cell>
          <table:table-cell office:value-type="float" office:value="395482.9276971817" table:style-name="ce5">
            <text:p>395.483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71913.1291847229" table:style-name="ce5">
            <text:p>471.913</text:p>
          </table:table-cell>
          <table:table-cell office:value-type="float" office:value="187201.56364345551" table:style-name="ce5">
            <text:p>187.202</text:p>
          </table:table-cell>
          <table:table-cell office:value-type="float" office:value="352.80000686645508" table:style-name="ce5">
            <text:p>353</text:p>
          </table:table-cell>
          <table:table-cell office:value-type="string" table:style-name="ce5">
            <text:p>-</text:p>
          </table:table-cell>
          <table:table-cell office:value-type="float" office:value="419381.20816230774" table:style-name="ce5">
            <text:p>419.381</text:p>
          </table:table-cell>
          <table:table-cell office:value-type="float" office:value="260170.40506362915" table:style-name="ce5">
            <text:p>260.170</text:p>
          </table:table-cell>
          <table:table-cell office:value-type="float" office:value="105.84000205993652" table:style-name="ce5">
            <text:p>106</text:p>
          </table:table-cell>
          <table:table-cell office:value-type="string" table:style-name="ce5">
            <text:p>-</text:p>
          </table:table-cell>
          <table:table-cell office:value-type="float" office:value="235693.92458724976" table:style-name="ce5">
            <text:p>235.694</text:p>
          </table:table-cell>
          <table:table-cell office:value-type="float" office:value="405612.20789432526" table:style-name="ce5">
            <text:p>405.612</text:p>
          </table:table-cell>
          <table:table-cell office:value-type="float" office:value="6203.4001207351685" table:style-name="ce5">
            <text:p>6.203</text:p>
          </table:table-cell>
          <table:table-cell office:value-type="float" office:value="882.0000171661377" table:style-name="ce5">
            <text:p>882</text:p>
          </table:table-cell>
          <table:table-cell office:value-type="float" office:value="474337.64923191071" table:style-name="ce5">
            <text:p>474.338</text:p>
          </table:table-cell>
          <table:table-cell office:value-type="float" office:value="137482.24267578125" table:style-name="ce5">
            <text:p>137.4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6074.16459465027" table:style-name="ce5">
            <text:p>236.074</text:p>
          </table:table-cell>
          <table:table-cell office:value-type="float" office:value="366322.04712963104" table:style-name="ce5">
            <text:p>366.322</text:p>
          </table:table-cell>
          <table:table-cell office:value-type="float" office:value="1726.7600336074829" table:style-name="ce5">
            <text:p>1.727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69011.601343154907" table:style-name="ce5">
            <text:p>69.012</text:p>
          </table:table-cell>
          <table:table-cell office:value-type="float" office:value="516162.09004592896" table:style-name="ce5">
            <text:p>516.162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42111.32860469818" table:style-name="ce5">
            <text:p>442.111</text:p>
          </table:table-cell>
          <table:table-cell office:value-type="float" office:value="103235.1620092392" table:style-name="ce5">
            <text:p>103.2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8518.96775627136" table:style-name="ce5">
            <text:p>398.519</text:p>
          </table:table-cell>
          <table:table-cell office:value-type="float" office:value="127121.68247413635" table:style-name="ce5">
            <text:p>127.1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4092.12572383881" table:style-name="ce5">
            <text:p>294.092</text:p>
          </table:table-cell>
          <table:table-cell office:value-type="float" office:value="227738.28443241119" table:style-name="ce5">
            <text:p>227.738</text:p>
          </table:table-cell>
          <table:table-cell office:value-type="float" office:value="8085.0001573562622" table:style-name="ce5">
            <text:p>8.085</text:p>
          </table:table-cell>
          <table:table-cell office:value-type="float" office:value="0" table:style-name="ce5">
            <text:p>0</text:p>
          </table:table-cell>
          <table:table-cell office:value-type="float" office:value="455202.16885948181" table:style-name="ce5">
            <text:p>455.202</text:p>
          </table:table-cell>
          <table:table-cell office:value-type="float" office:value="54883.921068191528" table:style-name="ce5">
            <text:p>54.8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3673.40396404266" table:style-name="ce5">
            <text:p>203.673</text:p>
          </table:table-cell>
          <table:table-cell office:value-type="float" office:value="309544.76602458954" table:style-name="ce5">
            <text:p>309.545</text:p>
          </table:table-cell>
          <table:table-cell office:value-type="float" office:value="158.76000308990479" table:style-name="ce5">
            <text:p>159</text:p>
          </table:table-cell>
          <table:table-cell office:value-type="float" office:value="0" table:style-name="ce5">
            <text:p>0</text:p>
          </table:table-cell>
          <table:table-cell office:value-type="float" office:value="241813.0447063446" table:style-name="ce5">
            <text:p>241.813</text:p>
          </table:table-cell>
          <table:table-cell office:value-type="float" office:value="281824.4854850769" table:style-name="ce5">
            <text:p>281.824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214686.6441783905" table:style-name="ce5">
            <text:p>214.687</text:p>
          </table:table-cell>
          <table:table-cell office:value-type="float" office:value="200270.84389781952" table:style-name="ce5">
            <text:p>200.271</text:p>
          </table:table-cell>
          <table:table-cell office:value-type="float" office:value="352.80000686645508" table:style-name="ce5">
            <text:p>353</text:p>
          </table:table-cell>
          <table:table-cell office:value-type="string" table:style-name="ce5">
            <text:p>-</text:p>
          </table:table-cell>
          <table:table-cell office:value-type="float" office:value="141608.04275608063" table:style-name="ce5">
            <text:p>141.608</text:p>
          </table:table-cell>
          <table:table-cell office:value-type="float" office:value="257046.16500282288" table:style-name="ce5">
            <text:p>257.046</text:p>
          </table:table-cell>
          <table:table-cell office:value-type="float" office:value="105.84000205993652" table:style-name="ce5">
            <text:p>106</text:p>
          </table:table-cell>
          <table:table-cell office:value-type="string" table:style-name="ce5">
            <text:p>-</text:p>
          </table:table-cell>
          <table:table-cell office:value-type="float" office:value="58184.56113243103" table:style-name="ce5">
            <text:p>58.185</text:p>
          </table:table-cell>
          <table:table-cell office:value-type="float" office:value="330679.44643592834" table:style-name="ce5">
            <text:p>330.679</text:p>
          </table:table-cell>
          <table:table-cell office:value-type="float" office:value="10190.040198326111" table:style-name="ce5">
            <text:p>10.190</text:p>
          </table:table-cell>
          <table:table-cell office:value-type="float" office:value="0" table:style-name="ce5">
            <text:p>0</text:p>
          </table:table-cell>
          <table:table-cell office:value-type="float" office:value="301779.24587345123" table:style-name="ce5">
            <text:p>301.779</text:p>
          </table:table-cell>
          <table:table-cell office:value-type="float" office:value="118286.0023021698" table:style-name="ce5">
            <text:p>118.2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120.481578826904" table:style-name="ce5">
            <text:p>81.120</text:p>
          </table:table-cell>
          <table:table-cell office:value-type="float" office:value="309340.92602062225" table:style-name="ce5">
            <text:p>309.341</text:p>
          </table:table-cell>
          <table:table-cell office:value-type="float" office:value="1536.6400299072266" table:style-name="ce5">
            <text:p>1.537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23931.600465774536" table:style-name="ce5">
            <text:p>23.932</text:p>
          </table:table-cell>
          <table:table-cell office:value-type="float" office:value="372729.2872543335" table:style-name="ce5">
            <text:p>372.729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503965.00980854034" table:style-name="ce5">
            <text:p>503.965</text:p>
          </table:table-cell>
          <table:table-cell office:value-type="float" office:value="75620.721471786499" table:style-name="ce5">
            <text:p>75.6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1911.40860080719" table:style-name="ce5">
            <text:p>441.911</text:p>
          </table:table-cell>
          <table:table-cell office:value-type="float" office:value="154591.08300876617" table:style-name="ce5">
            <text:p>154.59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0001.44603347778" table:style-name="ce5">
            <text:p>310.001</text:p>
          </table:table-cell>
          <table:table-cell office:value-type="float" office:value="295105.44574356079" table:style-name="ce5">
            <text:p>295.105</text:p>
          </table:table-cell>
          <table:table-cell office:value-type="float" office:value="0" table:style-name="ce5">
            <text:p>0</text:p>
          </table:table-cell>
          <table:table-cell office:value-type="float" office:value="882.0000171661377" table:style-name="ce5">
            <text:p>882</text:p>
          </table:table-cell>
          <table:table-cell office:value-type="float" office:value="498629.88970470428" table:style-name="ce5">
            <text:p>498.630</text:p>
          </table:table-cell>
          <table:table-cell office:value-type="float" office:value="87417.961701393127" table:style-name="ce5">
            <text:p>87.4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2681.40452861786" table:style-name="ce5">
            <text:p>232.681</text:p>
          </table:table-cell>
          <table:table-cell office:value-type="float" office:value="349593.44680404663" table:style-name="ce5">
            <text:p>349.593</text:p>
          </table:table-cell>
          <table:table-cell office:value-type="float" office:value="719.32001399993896" table:style-name="ce5">
            <text:p>719</text:p>
          </table:table-cell>
          <table:table-cell office:value-type="float" office:value="0" table:style-name="ce5">
            <text:p>0</text:p>
          </table:table-cell>
          <table:table-cell office:value-type="float" office:value="243185.04473304749" table:style-name="ce5">
            <text:p>243.185</text:p>
          </table:table-cell>
          <table:table-cell office:value-type="float" office:value="391847.12762641907" table:style-name="ce5">
            <text:p>391.847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406202.1679058075" table:style-name="ce5">
            <text:p>406.202</text:p>
          </table:table-cell>
          <table:table-cell office:value-type="float" office:value="41940.080816268921" table:style-name="ce5">
            <text:p>41.9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6749.16752719879" table:style-name="ce5">
            <text:p>386.749</text:p>
          </table:table-cell>
          <table:table-cell office:value-type="float" office:value="52108.561014175415" table:style-name="ce5">
            <text:p>52.10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4661.16417789459" table:style-name="ce5">
            <text:p>214.661</text:p>
          </table:table-cell>
          <table:table-cell office:value-type="float" office:value="252691.0449180603" table:style-name="ce5">
            <text:p>252.6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0563.3276014328" table:style-name="ce5">
            <text:p>390.563</text:p>
          </table:table-cell>
          <table:table-cell office:value-type="float" office:value="43541.400847434998" table:style-name="ce5">
            <text:p>43.5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1282.12411212921" table:style-name="ce5">
            <text:p>211.282</text:p>
          </table:table-cell>
          <table:table-cell office:value-type="float" office:value="225515.64438915253" table:style-name="ce5">
            <text:p>225.516</text:p>
          </table:table-cell>
          <table:table-cell office:value-type="float" office:value="352.80000686645508" table:style-name="ce5">
            <text:p>353</text:p>
          </table:table-cell>
          <table:table-cell office:value-type="float" office:value="0" table:style-name="ce5">
            <text:p>0</text:p>
          </table:table-cell>
          <table:table-cell office:value-type="float" office:value="62182.961210250854" table:style-name="ce5">
            <text:p>62.183</text:p>
          </table:table-cell>
          <table:table-cell office:value-type="float" office:value="371380.80722808838" table:style-name="ce5">
            <text:p>371.381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5" table:number-rows-spanned="1" table:style-name="ce9"/>
          <table:covered-table-cell table:number-columns-repeated="24"/>
          <table:table-cell table:number-columns-repeated="16359"/>
        </table:table-row>
        <table:table-row table:number-rows-repeated="1048555" table:style-name="ro1">
          <table:table-cell table:number-columns-repeated="16384"/>
        </table:table-row>
      </table:table>
      <table:table table:name="E8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8">
            <text:p>MARGEM DE ERRO PARA O TOTAL DO INDICADOR E8 – ALUNOS DE ESCOLAS URBANAS, POR REDES SOCIAIS UTILIZADAS PARA TRABALHOS ESCOLARES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33" table:number-rows-spanned="1" table:style-name="ce10">
            <text:p>Total de alunos que estudam em escolas localizadas em áreas urbanas e usuários de Internet<text:s/>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5" table:number-rows-spanned="1" table:style-name="ce11">
            <text:p>Facebook</text:p>
          </table:table-cell>
          <table:covered-table-cell table:number-columns-repeated="4"/>
          <table:table-cell office:value-type="string" table:number-columns-spanned="5" table:number-rows-spanned="1" table:style-name="ce11">
            <text:p>Instagram</text:p>
          </table:table-cell>
          <table:covered-table-cell table:number-columns-repeated="4"/>
          <table:table-cell office:value-type="string" table:number-columns-spanned="5" table:number-rows-spanned="1" table:style-name="ce11">
            <text:p>Twitter</text:p>
          </table:table-cell>
          <table:covered-table-cell table:number-columns-repeated="4"/>
          <table:table-cell office:value-type="string" table:number-columns-spanned="5" table:number-rows-spanned="1" table:style-name="ce11">
            <text:p>WhatsApp</text:p>
          </table:table-cell>
          <table:covered-table-cell table:number-columns-repeated="4"/>
          <table:table-cell office:value-type="string" table:number-columns-spanned="5" table:number-rows-spanned="1" table:style-name="ce11">
            <text:p>Snapchat</text:p>
          </table:table-cell>
          <table:covered-table-cell table:number-columns-repeated="4"/>
          <table:table-cell office:value-type="string" table:number-columns-spanned="5" table:number-rows-spanned="1" table:style-name="ce11">
            <text:p>Outra</text:p>
          </table:table-cell>
          <table:covered-table-cell table:number-columns-repeated="4"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erfil nesta rede social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erfil nesta rede social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erfil nesta rede social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erfil nesta rede social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erfil nesta rede social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erfil nesta rede social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07351.16208934784" table:style-name="ce5">
            <text:p>107.351</text:p>
          </table:table-cell>
          <table:table-cell office:value-type="float" office:value="550524.81071472168" table:style-name="ce5">
            <text:p>550.5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9618.16388511658" table:style-name="ce5">
            <text:p>199.618</text:p>
          </table:table-cell>
          <table:table-cell office:value-type="float" office:value="101018.40196609497" table:style-name="ce5">
            <text:p>101.018</text:p>
          </table:table-cell>
          <table:table-cell office:value-type="float" office:value="463540.00902175903" table:style-name="ce5">
            <text:p>463.5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2808.48530960083" table:style-name="ce5">
            <text:p>272.808</text:p>
          </table:table-cell>
          <table:table-cell office:value-type="float" office:value="65217.041269302368" table:style-name="ce5">
            <text:p>65.217</text:p>
          </table:table-cell>
          <table:table-cell office:value-type="float" office:value="325162.04632854462" table:style-name="ce5">
            <text:p>325.1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2995.44823265076" table:style-name="ce5">
            <text:p>422.995</text:p>
          </table:table-cell>
          <table:table-cell office:value-type="float" office:value="507834.04988384247" table:style-name="ce5">
            <text:p>507.834</text:p>
          </table:table-cell>
          <table:table-cell office:value-type="float" office:value="178812.76348018646" table:style-name="ce5">
            <text:p>178.8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1135.68274688721" table:style-name="ce5">
            <text:p>141.136</text:p>
          </table:table-cell>
          <table:table-cell office:value-type="float" office:value="31736.320617675781" table:style-name="ce5">
            <text:p>31.736</text:p>
          </table:table-cell>
          <table:table-cell office:value-type="float" office:value="280717.08546352386" table:style-name="ce5">
            <text:p>280.7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6595.96830272675" table:style-name="ce5">
            <text:p>426.596</text:p>
          </table:table-cell>
          <table:table-cell office:value-type="float" office:value="99716.961940765381" table:style-name="ce5">
            <text:p>99.717</text:p>
          </table:table-cell>
          <table:table-cell office:value-type="float" office:value="151261.04294395447" table:style-name="ce5">
            <text:p>151.2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0742.61013507843" table:style-name="ce5">
            <text:p>520.743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6838.04110622406" table:style-name="ce5">
            <text:p>56.838</text:p>
          </table:table-cell>
          <table:table-cell office:value-type="float" office:value="282914.24550628662" table:style-name="ce5">
            <text:p>282.9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1157.24274730682" table:style-name="ce5">
            <text:p>141.157</text:p>
          </table:table-cell>
          <table:table-cell office:value-type="float" office:value="86377.201681137085" table:style-name="ce5">
            <text:p>86.377</text:p>
          </table:table-cell>
          <table:table-cell office:value-type="float" office:value="270095.84525680542" table:style-name="ce5">
            <text:p>270.0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3848.16318893433" table:style-name="ce5">
            <text:p>163.848</text:p>
          </table:table-cell>
          <table:table-cell office:value-type="float" office:value="35084.000682830811" table:style-name="ce5">
            <text:p>35.084</text:p>
          </table:table-cell>
          <table:table-cell office:value-type="float" office:value="205635.36400222778" table:style-name="ce5">
            <text:p>205.6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1223.00488948822" table:style-name="ce5">
            <text:p>251.223</text:p>
          </table:table-cell>
          <table:table-cell office:value-type="float" office:value="305912.8859539032" table:style-name="ce5">
            <text:p>305.913</text:p>
          </table:table-cell>
          <table:table-cell office:value-type="float" office:value="99168.161930084229" table:style-name="ce5">
            <text:p>99.1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961.721575737" table:style-name="ce5">
            <text:p>80.962</text:p>
          </table:table-cell>
          <table:table-cell office:value-type="float" office:value="23690.520461082458" table:style-name="ce5">
            <text:p>23.691</text:p>
          </table:table-cell>
          <table:table-cell office:value-type="float" office:value="220368.68428897858" table:style-name="ce5">
            <text:p>220.3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2164.0443239212" table:style-name="ce5">
            <text:p>222.164</text:p>
          </table:table-cell>
          <table:table-cell office:value-type="float" office:value="52653.441024780273" table:style-name="ce5">
            <text:p>52.653</text:p>
          </table:table-cell>
          <table:table-cell office:value-type="float" office:value="99170.121930122375" table:style-name="ce5">
            <text:p>99.1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3408.16551589966" table:style-name="ce5">
            <text:p>283.408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85557.92166519165" table:style-name="ce5">
            <text:p>85.558</text:p>
          </table:table-cell>
          <table:table-cell office:value-type="float" office:value="306904.64597320557" table:style-name="ce5">
            <text:p>306.9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551.92195701599" table:style-name="ce5">
            <text:p>100.552</text:p>
          </table:table-cell>
          <table:table-cell office:value-type="float" office:value="35854.280697822571" table:style-name="ce5">
            <text:p>35.854</text:p>
          </table:table-cell>
          <table:table-cell office:value-type="float" office:value="260966.16507911682" table:style-name="ce5">
            <text:p>260.9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3922.64319038391" table:style-name="ce5">
            <text:p>163.923</text:p>
          </table:table-cell>
          <table:table-cell office:value-type="float" office:value="50373.960980415344" table:style-name="ce5">
            <text:p>50.374</text:p>
          </table:table-cell>
          <table:table-cell office:value-type="float" office:value="147235.20286560059" table:style-name="ce5">
            <text:p>147.2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8781.00445270538" table:style-name="ce5">
            <text:p>228.781</text:p>
          </table:table-cell>
          <table:table-cell office:value-type="float" office:value="255970.12498188019" table:style-name="ce5">
            <text:p>255.970</text:p>
          </table:table-cell>
          <table:table-cell office:value-type="float" office:value="117776.40229225159" table:style-name="ce5">
            <text:p>117.7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684.481803894043" table:style-name="ce5">
            <text:p>92.684</text:p>
          </table:table-cell>
          <table:table-cell office:value-type="float" office:value="21748.160423278809" table:style-name="ce5">
            <text:p>21.748</text:p>
          </table:table-cell>
          <table:table-cell office:value-type="float" office:value="122017.84237480164" table:style-name="ce5">
            <text:p>122.0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9670.44544315338" table:style-name="ce5">
            <text:p>279.670</text:p>
          </table:table-cell>
          <table:table-cell office:value-type="float" office:value="51608.761004447937" table:style-name="ce5">
            <text:p>51.609</text:p>
          </table:table-cell>
          <table:table-cell office:value-type="float" office:value="66718.401298522949" table:style-name="ce5">
            <text:p>66.7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9256.80562973022" table:style-name="ce5">
            <text:p>289.257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5848.560308456421" table:style-name="ce5">
            <text:p>15.849</text:p>
          </table:table-cell>
          <table:table-cell office:value-type="float" office:value="59115.561150550842" table:style-name="ce5">
            <text:p>59.1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432.080728530884" table:style-name="ce5">
            <text:p>37.432</text:p>
          </table:table-cell>
          <table:table-cell office:value-type="float" office:value="11558.120224952698" table:style-name="ce5">
            <text:p>11.558</text:p>
          </table:table-cell>
          <table:table-cell office:value-type="float" office:value="50426.880981445313" table:style-name="ce5">
            <text:p>50.4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261.840997695923" table:style-name="ce5">
            <text:p>51.262</text:p>
          </table:table-cell>
          <table:table-cell office:value-type="float" office:value="5576.2001085281372" table:style-name="ce5">
            <text:p>5.576</text:p>
          </table:table-cell>
          <table:table-cell office:value-type="float" office:value="19966.52038860321" table:style-name="ce5">
            <text:p>19.9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702.321317672729" table:style-name="ce5">
            <text:p>67.702</text:p>
          </table:table-cell>
          <table:table-cell office:value-type="float" office:value="54062.681052207947" table:style-name="ce5">
            <text:p>54.063</text:p>
          </table:table-cell>
          <table:table-cell office:value-type="float" office:value="22863.400444984436" table:style-name="ce5">
            <text:p>22.8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454.040709495544" table:style-name="ce5">
            <text:p>36.454</text:p>
          </table:table-cell>
          <table:table-cell office:value-type="float" office:value="2540.1600494384766" table:style-name="ce5">
            <text:p>2.540</text:p>
          </table:table-cell>
          <table:table-cell office:value-type="float" office:value="24321.640473365784" table:style-name="ce5">
            <text:p>24.3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344.441271781921" table:style-name="ce5">
            <text:p>65.344</text:p>
          </table:table-cell>
          <table:table-cell office:value-type="float" office:value="5388.0401048660278" table:style-name="ce5">
            <text:p>5.388</text:p>
          </table:table-cell>
          <table:table-cell office:value-type="float" office:value="9376.6401824951172" table:style-name="ce5">
            <text:p>9.3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932.761458396912" table:style-name="ce5">
            <text:p>74.933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2624.360245704651" table:style-name="ce5">
            <text:p>12.624</text:p>
          </table:table-cell>
          <table:table-cell office:value-type="float" office:value="51375.520999908447" table:style-name="ce5">
            <text:p>51.3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936.640602111816" table:style-name="ce5">
            <text:p>30.937</text:p>
          </table:table-cell>
          <table:table-cell office:value-type="float" office:value="23674.840460777283" table:style-name="ce5">
            <text:p>23.675</text:p>
          </table:table-cell>
          <table:table-cell office:value-type="float" office:value="51589.161004066467" table:style-name="ce5">
            <text:p>51.5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609.320595741272" table:style-name="ce5">
            <text:p>30.609</text:p>
          </table:table-cell>
          <table:table-cell office:value-type="float" office:value="7579.3201475143433" table:style-name="ce5">
            <text:p>7.579</text:p>
          </table:table-cell>
          <table:table-cell office:value-type="float" office:value="33982.480661392212" table:style-name="ce5">
            <text:p>33.9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666.800947189331" table:style-name="ce5">
            <text:p>48.667</text:p>
          </table:table-cell>
          <table:table-cell office:value-type="float" office:value="56812.561105728149" table:style-name="ce5">
            <text:p>56.813</text:p>
          </table:table-cell>
          <table:table-cell office:value-type="float" office:value="23727.760461807251" table:style-name="ce5">
            <text:p>23.7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631.400284767151" table:style-name="ce5">
            <text:p>14.631</text:p>
          </table:table-cell>
          <table:table-cell office:value-type="float" office:value="3318.2800645828247" table:style-name="ce5">
            <text:p>3.318</text:p>
          </table:table-cell>
          <table:table-cell office:value-type="float" office:value="41628.440810203552" table:style-name="ce5">
            <text:p>41.6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811.480872154236" table:style-name="ce5">
            <text:p>44.811</text:p>
          </table:table-cell>
          <table:table-cell office:value-type="float" office:value="7140.2801389694214" table:style-name="ce5">
            <text:p>7.140</text:p>
          </table:table-cell>
          <table:table-cell office:value-type="float" office:value="8900.3601732254028" table:style-name="ce5">
            <text:p>8.9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477.321293830872" table:style-name="ce5">
            <text:p>66.477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2174.961599349976" table:style-name="ce5">
            <text:p>82.175</text:p>
          </table:table-cell>
          <table:table-cell office:value-type="float" office:value="304540.88592720032" table:style-name="ce5">
            <text:p>304.5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0986.96216011047" table:style-name="ce5">
            <text:p>110.987</text:p>
          </table:table-cell>
          <table:table-cell office:value-type="float" office:value="62124.161209106445" table:style-name="ce5">
            <text:p>62.124</text:p>
          </table:table-cell>
          <table:table-cell office:value-type="float" office:value="283159.24551105499" table:style-name="ce5">
            <text:p>283.1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844.32299423218" table:style-name="ce5">
            <text:p>153.844</text:p>
          </table:table-cell>
          <table:table-cell office:value-type="float" office:value="39611.600770950317" table:style-name="ce5">
            <text:p>39.612</text:p>
          </table:table-cell>
          <table:table-cell office:value-type="float" office:value="127772.40248680115" table:style-name="ce5">
            <text:p>127.7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7122.44539356232" table:style-name="ce5">
            <text:p>277.122</text:p>
          </table:table-cell>
          <table:table-cell office:value-type="float" office:value="237804.84462833405" table:style-name="ce5">
            <text:p>237.805</text:p>
          </table:table-cell>
          <table:table-cell office:value-type="float" office:value="135434.04263591766" table:style-name="ce5">
            <text:p>135.4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863.081223487854" table:style-name="ce5">
            <text:p>62.863</text:p>
          </table:table-cell>
          <table:table-cell office:value-type="float" office:value="16597.280323028564" table:style-name="ce5">
            <text:p>16.597</text:p>
          </table:table-cell>
          <table:table-cell office:value-type="float" office:value="170451.40331745148" table:style-name="ce5">
            <text:p>170.4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6842.40480422974" table:style-name="ce5">
            <text:p>246.842</text:p>
          </table:table-cell>
          <table:table-cell office:value-type="float" office:value="14380.520279884338" table:style-name="ce5">
            <text:p>14.381</text:p>
          </table:table-cell>
          <table:table-cell office:value-type="float" office:value="44427.320864677429" table:style-name="ce5">
            <text:p>44.4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4975.60690879822" table:style-name="ce5">
            <text:p>354.976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0595.361179351807" table:style-name="ce5">
            <text:p>60.595</text:p>
          </table:table-cell>
          <table:table-cell office:value-type="float" office:value="448212.80872344971" table:style-name="ce5">
            <text:p>448.2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9022.72290039063" table:style-name="ce5">
            <text:p>149.023</text:p>
          </table:table-cell>
          <table:table-cell office:value-type="float" office:value="73531.361431121826" table:style-name="ce5">
            <text:p>73.531</text:p>
          </table:table-cell>
          <table:table-cell office:value-type="float" office:value="354908.96690750122" table:style-name="ce5">
            <text:p>354.9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7832.52404499054" table:style-name="ce5">
            <text:p>207.833</text:p>
          </table:table-cell>
          <table:table-cell office:value-type="float" office:value="49729.12096786499" table:style-name="ce5">
            <text:p>49.729</text:p>
          </table:table-cell>
          <table:table-cell office:value-type="float" office:value="293739.32571697235" table:style-name="ce5">
            <text:p>293.7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7951.3657989502" table:style-name="ce5">
            <text:p>297.951</text:p>
          </table:table-cell>
          <table:table-cell office:value-type="float" office:value="436968.28850460052" table:style-name="ce5">
            <text:p>436.968</text:p>
          </table:table-cell>
          <table:table-cell office:value-type="float" office:value="105103.04204559326" table:style-name="ce5">
            <text:p>105.1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4859.92223548889" table:style-name="ce5">
            <text:p>114.860</text:p>
          </table:table-cell>
          <table:table-cell office:value-type="float" office:value="25921.000504493713" table:style-name="ce5">
            <text:p>25.921</text:p>
          </table:table-cell>
          <table:table-cell office:value-type="float" office:value="212330.72413253784" table:style-name="ce5">
            <text:p>212.3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0902.8864402771" table:style-name="ce5">
            <text:p>330.903</text:p>
          </table:table-cell>
          <table:table-cell office:value-type="float" office:value="97925.521905899048" table:style-name="ce5">
            <text:p>97.926</text:p>
          </table:table-cell>
          <table:table-cell office:value-type="float" office:value="143666.04279613495" table:style-name="ce5">
            <text:p>143.6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5653.76692199707" table:style-name="ce5">
            <text:p>355.654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6252.240510940552" table:style-name="ce5">
            <text:p>26.252</text:p>
          </table:table-cell>
          <table:table-cell office:value-type="float" office:value="57482.881118774414" table:style-name="ce5">
            <text:p>57.4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431.161059379578" table:style-name="ce5">
            <text:p>54.431</text:p>
          </table:table-cell>
          <table:table-cell office:value-type="float" office:value="15636.880304336548" table:style-name="ce5">
            <text:p>15.637</text:p>
          </table:table-cell>
          <table:table-cell office:value-type="float" office:value="59378.201155662537" table:style-name="ce5">
            <text:p>59.3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223.721230506897" table:style-name="ce5">
            <text:p>63.224</text:p>
          </table:table-cell>
          <table:table-cell office:value-type="float" office:value="11070.080215454102" table:style-name="ce5">
            <text:p>11.070</text:p>
          </table:table-cell>
          <table:table-cell office:value-type="float" office:value="39595.920770645142" table:style-name="ce5">
            <text:p>39.5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007.201557159424" table:style-name="ce5">
            <text:p>80.007</text:p>
          </table:table-cell>
          <table:table-cell office:value-type="float" office:value="65213.121269226074" table:style-name="ce5">
            <text:p>65.213</text:p>
          </table:table-cell>
          <table:table-cell office:value-type="float" office:value="38723.720753669739" table:style-name="ce5">
            <text:p>38.7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099.680683135986" table:style-name="ce5">
            <text:p>35.100</text:p>
          </table:table-cell>
          <table:table-cell office:value-type="float" office:value="6515.0401268005371" table:style-name="ce5">
            <text:p>6.515</text:p>
          </table:table-cell>
          <table:table-cell office:value-type="float" office:value="48366.920941352844" table:style-name="ce5">
            <text:p>48.3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649.361413955688" table:style-name="ce5">
            <text:p>72.649</text:p>
          </table:table-cell>
          <table:table-cell office:value-type="float" office:value="8204.5601596832275" table:style-name="ce5">
            <text:p>8.205</text:p>
          </table:table-cell>
          <table:table-cell office:value-type="float" office:value="9956.8001937866211" table:style-name="ce5">
            <text:p>9.9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966.721809387207" table:style-name="ce5">
            <text:p>92.967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3427.401623725891" table:style-name="ce5">
            <text:p>83.427</text:p>
          </table:table-cell>
          <table:table-cell office:value-type="float" office:value="280099.68545150757" table:style-name="ce5">
            <text:p>280.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2338.88335418701" table:style-name="ce5">
            <text:p>172.339</text:p>
          </table:table-cell>
          <table:table-cell office:value-type="float" office:value="40223.120782852173" table:style-name="ce5">
            <text:p>40.223</text:p>
          </table:table-cell>
          <table:table-cell office:value-type="float" office:value="216142.9242067337" table:style-name="ce5">
            <text:p>216.1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8876.80503845215" table:style-name="ce5">
            <text:p>258.877</text:p>
          </table:table-cell>
          <table:table-cell office:value-type="float" office:value="46602.920907020569" table:style-name="ce5">
            <text:p>46.603</text:p>
          </table:table-cell>
          <table:table-cell office:value-type="float" office:value="109711.00213527679" table:style-name="ce5">
            <text:p>109.7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9017.20679283142" table:style-name="ce5">
            <text:p>349.017</text:p>
          </table:table-cell>
          <table:table-cell office:value-type="float" office:value="238567.28464317322" table:style-name="ce5">
            <text:p>238.567</text:p>
          </table:table-cell>
          <table:table-cell office:value-type="float" office:value="136049.48264789581" table:style-name="ce5">
            <text:p>136.0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4146.40241622925" table:style-name="ce5">
            <text:p>124.146</text:p>
          </table:table-cell>
          <table:table-cell office:value-type="float" office:value="17957.520349502563" table:style-name="ce5">
            <text:p>17.958</text:p>
          </table:table-cell>
          <table:table-cell office:value-type="float" office:value="130839.80254650116" table:style-name="ce5">
            <text:p>130.8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1469.32645130157" table:style-name="ce5">
            <text:p>331.469</text:p>
          </table:table-cell>
          <table:table-cell office:value-type="float" office:value="12928.160251617432" table:style-name="ce5">
            <text:p>12.928</text:p>
          </table:table-cell>
          <table:table-cell office:value-type="float" office:value="22712.480442047119" table:style-name="ce5">
            <text:p>22.7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8350.16833686829" table:style-name="ce5">
            <text:p>428.35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6345.921485900879" table:style-name="ce5">
            <text:p>76.346</text:p>
          </table:table-cell>
          <table:table-cell office:value-type="float" office:value="364377.72709178925" table:style-name="ce5">
            <text:p>364.3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244.281756401062" table:style-name="ce5">
            <text:p>90.244</text:p>
          </table:table-cell>
          <table:table-cell office:value-type="float" office:value="79446.64154624939" table:style-name="ce5">
            <text:p>79.447</text:p>
          </table:table-cell>
          <table:table-cell office:value-type="float" office:value="347625.60676574707" table:style-name="ce5">
            <text:p>347.6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698.641687393188" table:style-name="ce5">
            <text:p>86.699</text:p>
          </table:table-cell>
          <table:table-cell office:value-type="float" office:value="47824.000930786133" table:style-name="ce5">
            <text:p>47.824</text:p>
          </table:table-cell>
          <table:table-cell office:value-type="float" office:value="188060.04366016388" table:style-name="ce5">
            <text:p>188.0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2477.16549777985" table:style-name="ce5">
            <text:p>282.477</text:p>
          </table:table-cell>
          <table:table-cell office:value-type="float" office:value="308170.80599784851" table:style-name="ce5">
            <text:p>308.171</text:p>
          </table:table-cell>
          <table:table-cell office:value-type="float" office:value="136208.24265098572" table:style-name="ce5">
            <text:p>136.2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322.881271362305" table:style-name="ce5">
            <text:p>65.323</text:p>
          </table:table-cell>
          <table:table-cell office:value-type="float" office:value="24505.880476951599" table:style-name="ce5">
            <text:p>24.506</text:p>
          </table:table-cell>
          <table:table-cell office:value-type="float" office:value="212950.08414459229" table:style-name="ce5">
            <text:p>212.9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7653.84482002258" table:style-name="ce5">
            <text:p>247.654</text:p>
          </table:table-cell>
          <table:table-cell office:value-type="float" office:value="27426.280533790588" table:style-name="ce5">
            <text:p>27.426</text:p>
          </table:table-cell>
          <table:table-cell office:value-type="float" office:value="53586.401042938232" table:style-name="ce5">
            <text:p>53.5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5482.9276971817" table:style-name="ce5">
            <text:p>395.483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07409.96209049225" table:style-name="ce5">
            <text:p>107.410</text:p>
          </table:table-cell>
          <table:table-cell office:value-type="float" office:value="418248.32814025879" table:style-name="ce5">
            <text:p>418.2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7201.56364345551" table:style-name="ce5">
            <text:p>187.202</text:p>
          </table:table-cell>
          <table:table-cell office:value-type="float" office:value="85520.681664466858" table:style-name="ce5">
            <text:p>85.521</text:p>
          </table:table-cell>
          <table:table-cell office:value-type="float" office:value="374164.00728225708" table:style-name="ce5">
            <text:p>374.1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0168.445063591" table:style-name="ce5">
            <text:p>260.168</text:p>
          </table:table-cell>
          <table:table-cell office:value-type="float" office:value="64828.961261749268" table:style-name="ce5">
            <text:p>64.829</text:p>
          </table:table-cell>
          <table:table-cell office:value-type="float" office:value="201344.92391872406" table:style-name="ce5">
            <text:p>201.3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5937.56790065765" table:style-name="ce5">
            <text:p>405.938</text:p>
          </table:table-cell>
          <table:table-cell office:value-type="float" office:value="346874.92675113678" table:style-name="ce5">
            <text:p>346.875</text:p>
          </table:table-cell>
          <table:table-cell office:value-type="float" office:value="178042.4834651947" table:style-name="ce5">
            <text:p>178.0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7482.24267578125" table:style-name="ce5">
            <text:p>137.482</text:p>
          </table:table-cell>
          <table:table-cell office:value-type="float" office:value="29398.040572166443" table:style-name="ce5">
            <text:p>29.398</text:p>
          </table:table-cell>
          <table:table-cell office:value-type="float" office:value="232120.84451770782" table:style-name="ce5">
            <text:p>232.1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6353.40713024139" table:style-name="ce5">
            <text:p>366.353</text:p>
          </table:table-cell>
          <table:table-cell office:value-type="float" office:value="29995.84058380127" table:style-name="ce5">
            <text:p>29.996</text:p>
          </table:table-cell>
          <table:table-cell office:value-type="float" office:value="57047.761110305786" table:style-name="ce5">
            <text:p>57.0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6162.09004592896" table:style-name="ce5">
            <text:p>516.16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0407.520397186279" table:style-name="ce5">
            <text:p>20.408</text:p>
          </table:table-cell>
          <table:table-cell office:value-type="float" office:value="439959.24856281281" table:style-name="ce5">
            <text:p>439.9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3235.1620092392" table:style-name="ce5">
            <text:p>103.235</text:p>
          </table:table-cell>
          <table:table-cell office:value-type="float" office:value="64170.401248931885" table:style-name="ce5">
            <text:p>64.170</text:p>
          </table:table-cell>
          <table:table-cell office:value-type="float" office:value="345757.72672939301" table:style-name="ce5">
            <text:p>345.7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7121.68247413635" table:style-name="ce5">
            <text:p>127.122</text:p>
          </table:table-cell>
          <table:table-cell office:value-type="float" office:value="13743.520267486572" table:style-name="ce5">
            <text:p>13.744</text:p>
          </table:table-cell>
          <table:table-cell office:value-type="float" office:value="293308.12570858002" table:style-name="ce5">
            <text:p>293.3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9000.52445697784" table:style-name="ce5">
            <text:p>229.001</text:p>
          </table:table-cell>
          <table:table-cell office:value-type="float" office:value="446525.24869060516" table:style-name="ce5">
            <text:p>446.525</text:p>
          </table:table-cell>
          <table:table-cell office:value-type="float" office:value="51626.40100479126" table:style-name="ce5">
            <text:p>51.6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883.921068191528" table:style-name="ce5">
            <text:p>54.884</text:p>
          </table:table-cell>
          <table:table-cell office:value-type="float" office:value="13535.760263442993" table:style-name="ce5">
            <text:p>13.536</text:p>
          </table:table-cell>
          <table:table-cell office:value-type="float" office:value="201456.64392089844" table:style-name="ce5">
            <text:p>201.4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9544.76602458954" table:style-name="ce5">
            <text:p>309.545</text:p>
          </table:table-cell>
          <table:table-cell office:value-type="float" office:value="96851.441884994507" table:style-name="ce5">
            <text:p>96.851</text:p>
          </table:table-cell>
          <table:table-cell office:value-type="float" office:value="145271.28282737732" table:style-name="ce5">
            <text:p>145.2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1824.4854850769" table:style-name="ce5">
            <text:p>281.824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76879.041496276855" table:style-name="ce5">
            <text:p>76.879</text:p>
          </table:table-cell>
          <table:table-cell office:value-type="float" office:value="160563.203125" table:style-name="ce5">
            <text:p>160.5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0270.84389781952" table:style-name="ce5">
            <text:p>200.271</text:p>
          </table:table-cell>
          <table:table-cell office:value-type="float" office:value="26679.520519256592" table:style-name="ce5">
            <text:p>26.680</text:p>
          </table:table-cell>
          <table:table-cell office:value-type="float" office:value="129532.48252105713" table:style-name="ce5">
            <text:p>129.5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7046.16500282288" table:style-name="ce5">
            <text:p>257.046</text:p>
          </table:table-cell>
          <table:table-cell office:value-type="float" office:value="41224.680802345276" table:style-name="ce5">
            <text:p>41.225</text:p>
          </table:table-cell>
          <table:table-cell office:value-type="float" office:value="40724.880792617798" table:style-name="ce5">
            <text:p>40.7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2104.36646366119" table:style-name="ce5">
            <text:p>332.104</text:p>
          </table:table-cell>
          <table:table-cell office:value-type="float" office:value="196482.16382408142" table:style-name="ce5">
            <text:p>196.482</text:p>
          </table:table-cell>
          <table:table-cell office:value-type="float" office:value="125459.60244178772" table:style-name="ce5">
            <text:p>125.4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8286.0023021698" table:style-name="ce5">
            <text:p>118.286</text:p>
          </table:table-cell>
          <table:table-cell office:value-type="float" office:value="19407.920377731323" table:style-name="ce5">
            <text:p>19.408</text:p>
          </table:table-cell>
          <table:table-cell office:value-type="float" office:value="75879.441476821899" table:style-name="ce5">
            <text:p>75.8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9382.08602142334" table:style-name="ce5">
            <text:p>309.382</text:p>
          </table:table-cell>
          <table:table-cell office:value-type="float" office:value="14262.92027759552" table:style-name="ce5">
            <text:p>14.263</text:p>
          </table:table-cell>
          <table:table-cell office:value-type="float" office:value="18345.600357055664" table:style-name="ce5">
            <text:p>18.3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2729.2872543335" table:style-name="ce5">
            <text:p>372.729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46077.64089679718" table:style-name="ce5">
            <text:p>46.078</text:p>
          </table:table-cell>
          <table:table-cell office:value-type="float" office:value="493814.16961097717" table:style-name="ce5">
            <text:p>493.8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620.721471786499" table:style-name="ce5">
            <text:p>75.621</text:p>
          </table:table-cell>
          <table:table-cell office:value-type="float" office:value="70952.00138092041" table:style-name="ce5">
            <text:p>70.952</text:p>
          </table:table-cell>
          <table:table-cell office:value-type="float" office:value="388762.08756637573" table:style-name="ce5">
            <text:p>388.7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4591.08300876617" table:style-name="ce5">
            <text:p>154.591</text:p>
          </table:table-cell>
          <table:table-cell office:value-type="float" office:value="27826.120541572571" table:style-name="ce5">
            <text:p>27.826</text:p>
          </table:table-cell>
          <table:table-cell office:value-type="float" office:value="303447.20590591431" table:style-name="ce5">
            <text:p>303.4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5117.20574378967" table:style-name="ce5">
            <text:p>295.117</text:p>
          </table:table-cell>
          <table:table-cell office:value-type="float" office:value="465253.04905509949" table:style-name="ce5">
            <text:p>465.253</text:p>
          </table:table-cell>
          <table:table-cell office:value-type="float" office:value="103009.76200485229" table:style-name="ce5">
            <text:p>103.0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417.961701393127" table:style-name="ce5">
            <text:p>87.418</text:p>
          </table:table-cell>
          <table:table-cell office:value-type="float" office:value="14651.000285148621" table:style-name="ce5">
            <text:p>14.651</text:p>
          </table:table-cell>
          <table:table-cell office:value-type="float" office:value="231232.96450042725" table:style-name="ce5">
            <text:p>231.2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9599.32680416107" table:style-name="ce5">
            <text:p>349.599</text:p>
          </table:table-cell>
          <table:table-cell office:value-type="float" office:value="97962.76190662384" table:style-name="ce5">
            <text:p>97.963</text:p>
          </table:table-cell>
          <table:table-cell office:value-type="float" office:value="146547.242852211" table:style-name="ce5">
            <text:p>146.5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1847.12762641907" table:style-name="ce5">
            <text:p>391.847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72580.761412620544" table:style-name="ce5">
            <text:p>72.581</text:p>
          </table:table-cell>
          <table:table-cell office:value-type="float" office:value="353223.36687469482" table:style-name="ce5">
            <text:p>353.2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940.080816268921" table:style-name="ce5">
            <text:p>41.940</text:p>
          </table:table-cell>
          <table:table-cell office:value-type="float" office:value="79415.281545639038" table:style-name="ce5">
            <text:p>79.415</text:p>
          </table:table-cell>
          <table:table-cell office:value-type="float" office:value="336551.60655021667" table:style-name="ce5">
            <text:p>336.5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108.561014175415" table:style-name="ce5">
            <text:p>52.109</text:p>
          </table:table-cell>
          <table:table-cell office:value-type="float" office:value="46406.920903205872" table:style-name="ce5">
            <text:p>46.407</text:p>
          </table:table-cell>
          <table:table-cell office:value-type="float" office:value="183642.2035741806" table:style-name="ce5">
            <text:p>183.6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2691.0449180603" table:style-name="ce5">
            <text:p>252.691</text:p>
          </table:table-cell>
          <table:table-cell office:value-type="float" office:value="299307.6858253479" table:style-name="ce5">
            <text:p>299.308</text:p>
          </table:table-cell>
          <table:table-cell office:value-type="float" office:value="121698.36236858368" table:style-name="ce5">
            <text:p>121.6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541.400847434998" table:style-name="ce5">
            <text:p>43.541</text:p>
          </table:table-cell>
          <table:table-cell office:value-type="float" office:value="22745.800442695618" table:style-name="ce5">
            <text:p>22.746</text:p>
          </table:table-cell>
          <table:table-cell office:value-type="float" office:value="203975.2439699173" table:style-name="ce5">
            <text:p>203.9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5517.60438919067" table:style-name="ce5">
            <text:p>225.518</text:p>
          </table:table-cell>
          <table:table-cell office:value-type="float" office:value="22786.960443496704" table:style-name="ce5">
            <text:p>22.787</text:p>
          </table:table-cell>
          <table:table-cell office:value-type="float" office:value="51885.12100982666" table:style-name="ce5">
            <text:p>51.8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1380.80722808838" table:style-name="ce5">
            <text:p>371.381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9"/>
          <table:covered-table-cell table:number-columns-repeated="32"/>
          <table:table-cell table:number-columns-repeated="16351"/>
        </table:table-row>
        <table:table-row table:number-rows-repeated="1048555" table:style-name="ro1">
          <table:table-cell table:number-columns-repeated="16384"/>
        </table:table-row>
      </table:table>
      <table:table table:name="F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MARGEM DE ERRO PARA O TOTAL DO INDICADOR F1 – ALUNOS DE ESCOLAS URBANAS, POR PERMISSÃO PARA O USO DO WIFI DA ESCOLA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alunos que estudam em escolas localizadas em áreas urbanas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Sim, os alunos podem usar</text:p>
          </table:table-cell>
          <table:table-cell office:value-type="string" table:style-name="ce3">
            <text:p>Não, o acesso é proibido aos alunos<text:s/>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egundo os alunos, a escola não possui WiFi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29249.44446182251" table:style-name="ce5">
            <text:p>229.249</text:p>
          </table:table-cell>
          <table:table-cell office:value-type="float" office:value="502838.00978660583" table:style-name="ce5">
            <text:p>502.838</text:p>
          </table:table-cell>
          <table:table-cell office:value-type="float" office:value="38557.120750427246" table:style-name="ce5">
            <text:p>38.557</text:p>
          </table:table-cell>
          <table:table-cell office:value-type="float" office:value="499.80000972747803" table:style-name="ce5">
            <text:p>500</text:p>
          </table:table-cell>
          <table:table-cell office:value-type="float" office:value="371508.20723056793" table:style-name="ce5">
            <text:p>371.508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150396.68292713165" table:style-name="ce5">
            <text:p>150.397</text:p>
          </table:table-cell>
          <table:table-cell office:value-type="float" office:value="296310.84576702118" table:style-name="ce5">
            <text:p>296.311</text:p>
          </table:table-cell>
          <table:table-cell office:value-type="float" office:value="30350.600590705872" table:style-name="ce5">
            <text:p>30.351</text:p>
          </table:table-cell>
          <table:table-cell office:value-type="float" office:value="499.80000972747803" table:style-name="ce5">
            <text:p>500</text:p>
          </table:table-cell>
          <table:table-cell office:value-type="float" office:value="169937.88330745697" table:style-name="ce5">
            <text:p>169.93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99054.481927871704" table:style-name="ce5">
            <text:p>99.054</text:p>
          </table:table-cell>
          <table:table-cell office:value-type="float" office:value="253676.92493724823" table:style-name="ce5">
            <text:p>253.677</text:p>
          </table:table-cell>
          <table:table-cell office:value-type="float" office:value="25397.680494308472" table:style-name="ce5">
            <text:p>25.398</text:p>
          </table:table-cell>
          <table:table-cell office:value-type="float" office:value="0" table:style-name="ce5">
            <text:p>0</text:p>
          </table:table-cell>
          <table:table-cell office:value-type="float" office:value="219766.96427726746" table:style-name="ce5">
            <text:p>219.767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3635.560654640198" table:style-name="ce5">
            <text:p>33.636</text:p>
          </table:table-cell>
          <table:table-cell office:value-type="float" office:value="76963.321497917175" table:style-name="ce5">
            <text:p>76.963</text:p>
          </table:table-cell>
          <table:table-cell office:value-type="float" office:value="4713.8000917434692" table:style-name="ce5">
            <text:p>4.714</text:p>
          </table:table-cell>
          <table:table-cell office:value-type="float" office:value="499.80000972747803" table:style-name="ce5">
            <text:p>500</text:p>
          </table:table-cell>
          <table:table-cell office:value-type="float" office:value="53805.921047210693" table:style-name="ce5">
            <text:p>53.80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8768.880559921265" table:style-name="ce5">
            <text:p>28.769</text:p>
          </table:table-cell>
          <table:table-cell office:value-type="float" office:value="56453.881098747253" table:style-name="ce5">
            <text:p>56.454</text:p>
          </table:table-cell>
          <table:table-cell office:value-type="float" office:value="6087.7601184844971" table:style-name="ce5">
            <text:p>6.088</text:p>
          </table:table-cell>
          <table:table-cell office:value-type="float" office:value="0" table:style-name="ce5">
            <text:p>0</text:p>
          </table:table-cell>
          <table:table-cell office:value-type="float" office:value="35621.040693283081" table:style-name="ce5">
            <text:p>35.62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7649.161900520325" table:style-name="ce5">
            <text:p>97.649</text:p>
          </table:table-cell>
          <table:table-cell office:value-type="float" office:value="387952.60755062103" table:style-name="ce5">
            <text:p>387.953</text:p>
          </table:table-cell>
          <table:table-cell office:value-type="float" office:value="17293.08033657074" table:style-name="ce5">
            <text:p>17.293</text:p>
          </table:table-cell>
          <table:table-cell office:value-type="float" office:value="0" table:style-name="ce5">
            <text:p>0</text:p>
          </table:table-cell>
          <table:table-cell office:value-type="float" office:value="207283.72403430939" table:style-name="ce5">
            <text:p>207.28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93299.12376213074" table:style-name="ce5">
            <text:p>193.299</text:p>
          </table:table-cell>
          <table:table-cell office:value-type="float" office:value="300001.52583885193" table:style-name="ce5">
            <text:p>300.002</text:p>
          </table:table-cell>
          <table:table-cell office:value-type="float" office:value="32434.080631256104" table:style-name="ce5">
            <text:p>32.434</text:p>
          </table:table-cell>
          <table:table-cell office:value-type="float" office:value="0" table:style-name="ce5">
            <text:p>0</text:p>
          </table:table-cell>
          <table:table-cell office:value-type="float" office:value="297114.44578266144" table:style-name="ce5">
            <text:p>297.11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0793.321183204651" table:style-name="ce5">
            <text:p>60.793</text:p>
          </table:table-cell>
          <table:table-cell office:value-type="float" office:value="56816.481105804443" table:style-name="ce5">
            <text:p>56.816</text:p>
          </table:table-cell>
          <table:table-cell office:value-type="float" office:value="8743.560170173645" table:style-name="ce5">
            <text:p>8.744</text:p>
          </table:table-cell>
          <table:table-cell office:value-type="float" office:value="0" table:style-name="ce5">
            <text:p>0</text:p>
          </table:table-cell>
          <table:table-cell office:value-type="float" office:value="51093.280994415283" table:style-name="ce5">
            <text:p>51.09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41406.16275215149" table:style-name="ce5">
            <text:p>141.406</text:p>
          </table:table-cell>
          <table:table-cell office:value-type="float" office:value="430504.20837879181" table:style-name="ce5">
            <text:p>430.504</text:p>
          </table:table-cell>
          <table:table-cell office:value-type="float" office:value="36508.92071056366" table:style-name="ce5">
            <text:p>36.509</text:p>
          </table:table-cell>
          <table:table-cell office:value-type="float" office:value="0" table:style-name="ce5">
            <text:p>0</text:p>
          </table:table-cell>
          <table:table-cell office:value-type="float" office:value="200051.32389354706" table:style-name="ce5">
            <text:p>200.05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68848.12328624725" table:style-name="ce5">
            <text:p>168.848</text:p>
          </table:table-cell>
          <table:table-cell office:value-type="float" office:value="253671.04493713379" table:style-name="ce5">
            <text:p>253.671</text:p>
          </table:table-cell>
          <table:table-cell office:value-type="float" office:value="10772.160209655762" table:style-name="ce5">
            <text:p>10.772</text:p>
          </table:table-cell>
          <table:table-cell office:value-type="float" office:value="0" table:style-name="ce5">
            <text:p>0</text:p>
          </table:table-cell>
          <table:table-cell office:value-type="float" office:value="245103.88477039337" table:style-name="ce5">
            <text:p>245.10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12771.72414112091" table:style-name="ce5">
            <text:p>212.772</text:p>
          </table:table-cell>
          <table:table-cell office:value-type="float" office:value="465603.8890619278" table:style-name="ce5">
            <text:p>465.604</text:p>
          </table:table-cell>
          <table:table-cell office:value-type="float" office:value="37916.200737953186" table:style-name="ce5">
            <text:p>37.916</text:p>
          </table:table-cell>
          <table:table-cell office:value-type="float" office:value="0" table:style-name="ce5">
            <text:p>0</text:p>
          </table:table-cell>
          <table:table-cell office:value-type="float" office:value="300254.36584377289" table:style-name="ce5">
            <text:p>300.25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09652.20213413239" table:style-name="ce5">
            <text:p>109.652</text:p>
          </table:table-cell>
          <table:table-cell office:value-type="float" office:value="258233.92502593994" table:style-name="ce5">
            <text:p>258.234</text:p>
          </table:table-cell>
          <table:table-cell office:value-type="float" office:value="8216.3201599121094" table:style-name="ce5">
            <text:p>8.216</text:p>
          </table:table-cell>
          <table:table-cell office:value-type="float" office:value="499.80000972747803" table:style-name="ce5">
            <text:p>500</text:p>
          </table:table-cell>
          <table:table-cell office:value-type="float" office:value="257026.56500244141" table:style-name="ce5">
            <text:p>257.027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188918.52367687225" table:style-name="ce5">
            <text:p>188.919</text:p>
          </table:table-cell>
          <table:table-cell office:value-type="float" office:value="414714.4480714798" table:style-name="ce5">
            <text:p>414.714</text:p>
          </table:table-cell>
          <table:table-cell office:value-type="float" office:value="35015.400681495667" table:style-name="ce5">
            <text:p>35.015</text:p>
          </table:table-cell>
          <table:table-cell office:value-type="float" office:value="0" table:style-name="ce5">
            <text:p>0</text:p>
          </table:table-cell>
          <table:table-cell office:value-type="float" office:value="141770.72275924683" table:style-name="ce5">
            <text:p>141.77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95493.161858558655" table:style-name="ce5">
            <text:p>95.493</text:p>
          </table:table-cell>
          <table:table-cell office:value-type="float" office:value="304638.88592910767" table:style-name="ce5">
            <text:p>304.639</text:p>
          </table:table-cell>
          <table:table-cell office:value-type="float" office:value="15809.360307693481" table:style-name="ce5">
            <text:p>15.809</text:p>
          </table:table-cell>
          <table:table-cell office:value-type="float" office:value="499.80000972747803" table:style-name="ce5">
            <text:p>500</text:p>
          </table:table-cell>
          <table:table-cell office:value-type="float" office:value="291491.20567321777" table:style-name="ce5">
            <text:p>291.49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126953.12247085571" table:style-name="ce5">
            <text:p>126.953</text:p>
          </table:table-cell>
          <table:table-cell office:value-type="float" office:value="229173.00446033478" table:style-name="ce5">
            <text:p>229.173</text:p>
          </table:table-cell>
          <table:table-cell office:value-type="float" office:value="5960.3601160049438" table:style-name="ce5">
            <text:p>5.960</text:p>
          </table:table-cell>
          <table:table-cell office:value-type="float" office:value="0" table:style-name="ce5">
            <text:p>0</text:p>
          </table:table-cell>
          <table:table-cell office:value-type="float" office:value="234468.9245634079" table:style-name="ce5">
            <text:p>234.46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F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8">
            <text:p>MARGEM DE ERRO PARA O TOTAL DO INDICADOR F2 – ALUNOS DE ESCOLAS URBANAS, POR PERMISSÃO PARA O USO DO CELULAR NA SALA DE AUL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Total de alunos que estudam em escolas localizadas em áreas urbanas<text:s/>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33802.52455043793" table:style-name="ce5">
            <text:p>233.803</text:p>
          </table:table-cell>
          <table:table-cell office:value-type="float" office:value="743173.21446418762" table:style-name="ce5">
            <text:p>743.173</text:p>
          </table:table-cell>
          <table:table-cell office:value-type="float" office:value="13727.840267181396" table:style-name="ce5">
            <text:p>13.728</text:p>
          </table:table-cell>
          <table:table-cell office:value-type="float" office:value="2346.1200456619263" table:style-name="ce5">
            <text:p>2.346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118244.84230136871" table:style-name="ce5">
            <text:p>118.245</text:p>
          </table:table-cell>
          <table:table-cell office:value-type="float" office:value="402045.00782489777" table:style-name="ce5">
            <text:p>402.045</text:p>
          </table:table-cell>
          <table:table-cell office:value-type="float" office:value="10546.76020526886" table:style-name="ce5">
            <text:p>10.547</text:p>
          </table:table-cell>
          <table:table-cell office:value-type="float" office:value="907.48001766204834" table:style-name="ce5">
            <text:p>90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22174.64237785339" table:style-name="ce5">
            <text:p>122.175</text:p>
          </table:table-cell>
          <table:table-cell office:value-type="float" office:value="385661.36750602722" table:style-name="ce5">
            <text:p>385.661</text:p>
          </table:table-cell>
          <table:table-cell office:value-type="float" office:value="4361.0000848770142" table:style-name="ce5">
            <text:p>4.361</text:p>
          </table:table-cell>
          <table:table-cell office:value-type="float" office:value="2163.8400421142578" table:style-name="ce5">
            <text:p>2.164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6883.440328598022" table:style-name="ce5">
            <text:p>16.883</text:p>
          </table:table-cell>
          <table:table-cell office:value-type="float" office:value="123909.24241161346" table:style-name="ce5">
            <text:p>123.909</text:p>
          </table:table-cell>
          <table:table-cell office:value-type="float" office:value="1226.9600238800049" table:style-name="ce5">
            <text:p>1.227</text:p>
          </table:table-cell>
          <table:table-cell office:value-type="float" office:value="158.76000308990479" table:style-name="ce5">
            <text:p>15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262.9601802825928" table:style-name="ce5">
            <text:p>9.263</text:p>
          </table:table-cell>
          <table:table-cell office:value-type="float" office:value="81604.601588249207" table:style-name="ce5">
            <text:p>81.605</text:p>
          </table:table-cell>
          <table:table-cell office:value-type="float" office:value="958.44001865386963" table:style-name="ce5">
            <text:p>958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7012.560914993286" table:style-name="ce5">
            <text:p>47.013</text:p>
          </table:table-cell>
          <table:table-cell office:value-type="float" office:value="484023.96942043304" table:style-name="ce5">
            <text:p>484.024</text:p>
          </table:table-cell>
          <table:table-cell office:value-type="float" office:value="4251.2400827407837" table:style-name="ce5">
            <text:p>4.251</text:p>
          </table:table-cell>
          <table:table-cell office:value-type="float" office:value="2157.9600419998169" table:style-name="ce5">
            <text:p>2.158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26901.36441612244" table:style-name="ce5">
            <text:p>226.901</text:p>
          </table:table-cell>
          <table:table-cell office:value-type="float" office:value="534343.05039978027" table:style-name="ce5">
            <text:p>534.343</text:p>
          </table:table-cell>
          <table:table-cell office:value-type="float" office:value="12839.960249900818" table:style-name="ce5">
            <text:p>12.84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4472.560476303101" table:style-name="ce5">
            <text:p>24.473</text:p>
          </table:table-cell>
          <table:table-cell office:value-type="float" office:value="102431.56199359894" table:style-name="ce5">
            <text:p>102.432</text:p>
          </table:table-cell>
          <table:table-cell office:value-type="float" office:value="1767.9200344085693" table:style-name="ce5">
            <text:p>1.768</text:p>
          </table:table-cell>
          <table:table-cell office:value-type="float" office:value="907.48001766204834" table:style-name="ce5">
            <text:p>907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24004.48435974121" table:style-name="ce5">
            <text:p>224.004</text:p>
          </table:table-cell>
          <table:table-cell office:value-type="float" office:value="537880.85046863556" table:style-name="ce5">
            <text:p>537.881</text:p>
          </table:table-cell>
          <table:table-cell office:value-type="float" office:value="3990.5600776672363" table:style-name="ce5">
            <text:p>3.991</text:p>
          </table:table-cell>
          <table:table-cell office:value-type="float" office:value="2183.4400424957275" table:style-name="ce5">
            <text:p>2.18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2008.361596107483" table:style-name="ce5">
            <text:p>82.008</text:p>
          </table:table-cell>
          <table:table-cell office:value-type="float" office:value="448745.92873382568" table:style-name="ce5">
            <text:p>448.746</text:p>
          </table:table-cell>
          <table:table-cell office:value-type="float" office:value="12879.160250663757" table:style-name="ce5">
            <text:p>12.87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31985.60451507568" table:style-name="ce5">
            <text:p>231.986</text:p>
          </table:table-cell>
          <table:table-cell office:value-type="float" office:value="632399.89230823517" table:style-name="ce5">
            <text:p>632.400</text:p>
          </table:table-cell>
          <table:table-cell office:value-type="float" office:value="13480.880262374878" table:style-name="ce5">
            <text:p>13.481</text:p>
          </table:table-cell>
          <table:table-cell office:value-type="float" office:value="2183.4400424957275" table:style-name="ce5">
            <text:p>2.18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7763.320734977722" table:style-name="ce5">
            <text:p>37.763</text:p>
          </table:table-cell>
          <table:table-cell office:value-type="float" office:value="510572.16993713379" table:style-name="ce5">
            <text:p>510.572</text:p>
          </table:table-cell>
          <table:table-cell office:value-type="float" office:value="2673.4400520324707" table:style-name="ce5">
            <text:p>2.673</text:p>
          </table:table-cell>
          <table:table-cell office:value-type="float" office:value="858.48001670837402" table:style-name="ce5">
            <text:p>858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51945.881011009216" table:style-name="ce5">
            <text:p>51.946</text:p>
          </table:table-cell>
          <table:table-cell office:value-type="float" office:value="532147.85035705566" table:style-name="ce5">
            <text:p>532.148</text:p>
          </table:table-cell>
          <table:table-cell office:value-type="float" office:value="4727.520092010498" table:style-name="ce5">
            <text:p>4.728</text:p>
          </table:table-cell>
          <table:table-cell office:value-type="float" office:value="921.20001792907715" table:style-name="ce5">
            <text:p>92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224024.08436012268" table:style-name="ce5">
            <text:p>224.024</text:p>
          </table:table-cell>
          <table:table-cell office:value-type="float" office:value="558729.37087440491" table:style-name="ce5">
            <text:p>558.729</text:p>
          </table:table-cell>
          <table:table-cell office:value-type="float" office:value="480.2000093460083" table:style-name="ce5">
            <text:p>480</text:p>
          </table:table-cell>
          <table:table-cell office:value-type="float" office:value="2157.9600419998169" table:style-name="ce5">
            <text:p>2.158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81345.881583213806" table:style-name="ce5">
            <text:p>81.346</text:p>
          </table:table-cell>
          <table:table-cell office:value-type="float" office:value="400120.28778743744" table:style-name="ce5">
            <text:p>400.120</text:p>
          </table:table-cell>
          <table:table-cell office:value-type="float" office:value="12898.760251045227" table:style-name="ce5">
            <text:p>12.89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9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F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8">
            <text:p>MARGEM DE ERRO PARA O TOTAL DO INDICADOR F3 – ALUNOS DE ESCOLAS URBANAS, POR PERMISSÃO PARA O USO DO CELULAR FORA DA SALA DE AUL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Total de alunos que estudam em escolas localizadas em áreas urbanas<text:s/>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724835.45410728455" table:style-name="ce5">
            <text:p>724.835</text:p>
          </table:table-cell>
          <table:table-cell office:value-type="float" office:value="349475.84680175781" table:style-name="ce5">
            <text:p>349.476</text:p>
          </table:table-cell>
          <table:table-cell office:value-type="float" office:value="30785.7205991745" table:style-name="ce5">
            <text:p>30.786</text:p>
          </table:table-cell>
          <table:table-cell office:value-type="float" office:value="2042.3200397491455" table:style-name="ce5">
            <text:p>2.042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383734.68746852875" table:style-name="ce5">
            <text:p>383.735</text:p>
          </table:table-cell>
          <table:table-cell office:value-type="float" office:value="210794.08410263062" table:style-name="ce5">
            <text:p>210.794</text:p>
          </table:table-cell>
          <table:table-cell office:value-type="float" office:value="15003.800292015076" table:style-name="ce5">
            <text:p>15.004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374714.76729297638" table:style-name="ce5">
            <text:p>374.715</text:p>
          </table:table-cell>
          <table:table-cell office:value-type="float" office:value="166570.60324192047" table:style-name="ce5">
            <text:p>166.571</text:p>
          </table:table-cell>
          <table:table-cell office:value-type="float" office:value="26940.200524330139" table:style-name="ce5">
            <text:p>26.940</text:p>
          </table:table-cell>
          <table:table-cell office:value-type="float" office:value="2042.3200397491455" table:style-name="ce5">
            <text:p>2.042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0152.2415599823" table:style-name="ce5">
            <text:p>80.152</text:p>
          </table:table-cell>
          <table:table-cell office:value-type="float" office:value="68623.521335601807" table:style-name="ce5">
            <text:p>68.624</text:p>
          </table:table-cell>
          <table:table-cell office:value-type="float" office:value="5805.520112991333" table:style-name="ce5">
            <text:p>5.806</text:p>
          </table:table-cell>
          <table:table-cell office:value-type="float" office:value="499.80000972747803" table:style-name="ce5">
            <text:p>50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3672.561239242554" table:style-name="ce5">
            <text:p>63.673</text:p>
          </table:table-cell>
          <table:table-cell office:value-type="float" office:value="56941.92110824585" table:style-name="ce5">
            <text:p>56.942</text:p>
          </table:table-cell>
          <table:table-cell office:value-type="float" office:value="2495.0800485610962" table:style-name="ce5">
            <text:p>2.49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69182.84913158417" table:style-name="ce5">
            <text:p>469.183</text:p>
          </table:table-cell>
          <table:table-cell office:value-type="float" office:value="156225.72304058075" table:style-name="ce5">
            <text:p>156.226</text:p>
          </table:table-cell>
          <table:table-cell office:value-type="float" office:value="26922.560523986816" table:style-name="ce5">
            <text:p>26.923</text:p>
          </table:table-cell>
          <table:table-cell office:value-type="float" office:value="1979.6000385284424" table:style-name="ce5">
            <text:p>1.98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36853.81044864655" table:style-name="ce5">
            <text:p>536.854</text:p>
          </table:table-cell>
          <table:table-cell office:value-type="float" office:value="286599.04557800293" table:style-name="ce5">
            <text:p>286.599</text:p>
          </table:table-cell>
          <table:table-cell office:value-type="float" office:value="12618.48024559021" table:style-name="ce5">
            <text:p>12.618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1016.601576805115" table:style-name="ce5">
            <text:p>81.017</text:p>
          </table:table-cell>
          <table:table-cell office:value-type="float" office:value="87388.561700820923" table:style-name="ce5">
            <text:p>87.389</text:p>
          </table:table-cell>
          <table:table-cell office:value-type="float" office:value="4882.3600950241089" table:style-name="ce5">
            <text:p>4.88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77579.4892950058" table:style-name="ce5">
            <text:p>477.579</text:p>
          </table:table-cell>
          <table:table-cell office:value-type="float" office:value="321396.88625526428" table:style-name="ce5">
            <text:p>321.397</text:p>
          </table:table-cell>
          <table:table-cell office:value-type="float" office:value="8933.6801738739014" table:style-name="ce5">
            <text:p>8.934</text:p>
          </table:table-cell>
          <table:table-cell office:value-type="float" office:value="1979.6000385284424" table:style-name="ce5">
            <text:p>1.98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34692.72846031189" table:style-name="ce5">
            <text:p>434.693</text:p>
          </table:table-cell>
          <table:table-cell office:value-type="float" office:value="154644.00300979614" table:style-name="ce5">
            <text:p>154.644</text:p>
          </table:table-cell>
          <table:table-cell office:value-type="float" office:value="29253.000569343567" table:style-name="ce5">
            <text:p>29.25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97974.45163822174" table:style-name="ce5">
            <text:p>597.974</text:p>
          </table:table-cell>
          <table:table-cell office:value-type="float" office:value="344573.88670635223" table:style-name="ce5">
            <text:p>344.574</text:p>
          </table:table-cell>
          <table:table-cell office:value-type="float" office:value="30468.20059299469" table:style-name="ce5">
            <text:p>30.468</text:p>
          </table:table-cell>
          <table:table-cell office:value-type="float" office:value="1979.6000385284424" table:style-name="ce5">
            <text:p>1.98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98263.3696975708" table:style-name="ce5">
            <text:p>498.263</text:p>
          </table:table-cell>
          <table:table-cell office:value-type="float" office:value="102613.84199714661" table:style-name="ce5">
            <text:p>102.614</text:p>
          </table:table-cell>
          <table:table-cell office:value-type="float" office:value="4676.5600910186768" table:style-name="ce5">
            <text:p>4.677</text:p>
          </table:table-cell>
          <table:table-cell office:value-type="float" office:value="499.80000972747803" table:style-name="ce5">
            <text:p>50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385818.16750907898" table:style-name="ce5">
            <text:p>385.818</text:p>
          </table:table-cell>
          <table:table-cell office:value-type="float" office:value="331183.16644573212" table:style-name="ce5">
            <text:p>331.183</text:p>
          </table:table-cell>
          <table:table-cell office:value-type="float" office:value="14643.160284996033" table:style-name="ce5">
            <text:p>14.64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568709.69106864929" table:style-name="ce5">
            <text:p>568.710</text:p>
          </table:table-cell>
          <table:table-cell office:value-type="float" office:value="128446.64249992371" table:style-name="ce5">
            <text:p>128.447</text:p>
          </table:table-cell>
          <table:table-cell office:value-type="float" office:value="7044.2401371002197" table:style-name="ce5">
            <text:p>7.044</text:p>
          </table:table-cell>
          <table:table-cell office:value-type="float" office:value="2042.3200397491455" table:style-name="ce5">
            <text:p>2.04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412762.28803348541" table:style-name="ce5">
            <text:p>412.762</text:p>
          </table:table-cell>
          <table:table-cell office:value-type="float" office:value="105640.08205604553" table:style-name="ce5">
            <text:p>105.640</text:p>
          </table:table-cell>
          <table:table-cell office:value-type="float" office:value="26362.000513076782" table:style-name="ce5">
            <text:p>26.36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9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F4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MARGEM DE ERRO PARA O TOTAL DO INDICADOR F4 – ALUNOS DE ESCOLAS URBANAS QUE ACESSAM A INTERNET PELO CELULAR NA ESCOLA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alunos que estudam em escolas localizadas em áreas urbanas e usuários de Internet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utiliza Internet pelo celular e na escol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68435.72522449493" table:style-name="ce5">
            <text:p>268.436</text:p>
          </table:table-cell>
          <table:table-cell office:value-type="float" office:value="97508.041897773743" table:style-name="ce5">
            <text:p>97.5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9180.64971542358" table:style-name="ce5">
            <text:p>499.18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177934.68346309662" table:style-name="ce5">
            <text:p>177.935</text:p>
          </table:table-cell>
          <table:table-cell office:value-type="float" office:value="61175.521190643311" table:style-name="ce5">
            <text:p>61.1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3210.3651227951" table:style-name="ce5">
            <text:p>263.21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28013.48249149323" table:style-name="ce5">
            <text:p>128.013</text:p>
          </table:table-cell>
          <table:table-cell office:value-type="float" office:value="49599.76096534729" table:style-name="ce5">
            <text:p>49.6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4335.32533931732" table:style-name="ce5">
            <text:p>274.335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1201.160801887512" table:style-name="ce5">
            <text:p>41.201</text:p>
          </table:table-cell>
          <table:table-cell office:value-type="float" office:value="8233.9601602554321" table:style-name="ce5">
            <text:p>8.2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637.321141242981" table:style-name="ce5">
            <text:p>58.63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0154.440976142883" table:style-name="ce5">
            <text:p>50.154</text:p>
          </table:table-cell>
          <table:table-cell office:value-type="float" office:value="11477.760223388672" table:style-name="ce5">
            <text:p>11.4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956.520874977112" table:style-name="ce5">
            <text:p>44.95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0604.84195804596" table:style-name="ce5">
            <text:p>100.605</text:p>
          </table:table-cell>
          <table:table-cell office:value-type="float" office:value="25236.96049118042" table:style-name="ce5">
            <text:p>25.2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2047.52646255493" table:style-name="ce5">
            <text:p>332.04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32695.12452888489" table:style-name="ce5">
            <text:p>232.695</text:p>
          </table:table-cell>
          <table:table-cell office:value-type="float" office:value="85795.081669807434" table:style-name="ce5">
            <text:p>85.7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8601.60697937012" table:style-name="ce5">
            <text:p>358.60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9801.561163902283" table:style-name="ce5">
            <text:p>59.802</text:p>
          </table:table-cell>
          <table:table-cell office:value-type="float" office:value="36203.160704612732" table:style-name="ce5">
            <text:p>36.2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787.761358261108" table:style-name="ce5">
            <text:p>69.788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1339.92177772522" table:style-name="ce5">
            <text:p>91.340</text:p>
          </table:table-cell>
          <table:table-cell office:value-type="float" office:value="92120.001792907715" table:style-name="ce5">
            <text:p>92.1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7574.48715400696" table:style-name="ce5">
            <text:p>367.57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00294.36389827728" table:style-name="ce5">
            <text:p>200.294</text:p>
          </table:table-cell>
          <table:table-cell office:value-type="float" office:value="35868.0006980896" table:style-name="ce5">
            <text:p>35.8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4825.08593273163" table:style-name="ce5">
            <text:p>304.82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07471.8840379715" table:style-name="ce5">
            <text:p>207.472</text:p>
          </table:table-cell>
          <table:table-cell office:value-type="float" office:value="96271.281873703003" table:style-name="ce5">
            <text:p>96.2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2687.56861591339" table:style-name="ce5">
            <text:p>442.68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11011.64410686493" table:style-name="ce5">
            <text:p>211.012</text:p>
          </table:table-cell>
          <table:table-cell office:value-type="float" office:value="21156.240411758423" table:style-name="ce5">
            <text:p>21.1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8766.64600944519" table:style-name="ce5">
            <text:p>308.767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27538.000535964966" table:style-name="ce5">
            <text:p>27.538</text:p>
          </table:table-cell>
          <table:table-cell office:value-type="float" office:value="90673.521764755249" table:style-name="ce5">
            <text:p>90.6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0310.80681800842" table:style-name="ce5">
            <text:p>350.31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219943.36428070068" table:style-name="ce5">
            <text:p>219.943</text:p>
          </table:table-cell>
          <table:table-cell office:value-type="float" office:value="37430.120728492737" table:style-name="ce5">
            <text:p>37.4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6400.52693653107" table:style-name="ce5">
            <text:p>356.40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200484.48390197754" table:style-name="ce5">
            <text:p>200.484</text:p>
          </table:table-cell>
          <table:table-cell office:value-type="float" office:value="28086.800546646118" table:style-name="ce5">
            <text:p>28.0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5856.28536891937" table:style-name="ce5">
            <text:p>275.85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F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8">
            <text:p>MARGEM DE ERRO PARA O TOTAL DO INDICADOR F7 – ALUNOS DE ESCOLAS URBANAS, POR USO DO CELULAR EM ATIVIDADES PARA A ESCOL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Total de alunos que estudam em escolas localizadas em áreas urbanas<text:s/>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64257.36903572083" table:style-name="ce5">
            <text:p>464.257</text:p>
          </table:table-cell>
          <table:table-cell office:value-type="float" office:value="464861.04904747009" table:style-name="ce5">
            <text:p>464.861</text:p>
          </table:table-cell>
          <table:table-cell office:value-type="float" office:value="12355.840240478516" table:style-name="ce5">
            <text:p>12.356</text:p>
          </table:table-cell>
          <table:table-cell office:value-type="float" office:value="658.56001281738281" table:style-name="ce5">
            <text:p>659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276846.08538818359" table:style-name="ce5">
            <text:p>276.846</text:p>
          </table:table-cell>
          <table:table-cell office:value-type="float" office:value="238453.60464096069" table:style-name="ce5">
            <text:p>238.454</text:p>
          </table:table-cell>
          <table:table-cell office:value-type="float" office:value="4445.280086517334" table:style-name="ce5">
            <text:p>4.445</text:p>
          </table:table-cell>
          <table:table-cell office:value-type="float" office:value="658.56001281738281" table:style-name="ce5">
            <text:p>65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227765.72443294525" table:style-name="ce5">
            <text:p>227.766</text:p>
          </table:table-cell>
          <table:table-cell office:value-type="float" office:value="254880.36496067047" table:style-name="ce5">
            <text:p>254.880</text:p>
          </table:table-cell>
          <table:table-cell office:value-type="float" office:value="11534.600224494934" table:style-name="ce5">
            <text:p>11.53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9636.921160697937" table:style-name="ce5">
            <text:p>59.637</text:p>
          </table:table-cell>
          <table:table-cell office:value-type="float" office:value="99558.201937675476" table:style-name="ce5">
            <text:p>99.558</text:p>
          </table:table-cell>
          <table:table-cell office:value-type="float" office:value="2038.4000396728516" table:style-name="ce5">
            <text:p>2.038</text:p>
          </table:table-cell>
          <table:table-cell office:value-type="float" office:value="658.56001281738281" table:style-name="ce5">
            <text:p>65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6457.721293449402" table:style-name="ce5">
            <text:p>66.458</text:p>
          </table:table-cell>
          <table:table-cell office:value-type="float" office:value="42824.040833473206" table:style-name="ce5">
            <text:p>42.824</text:p>
          </table:table-cell>
          <table:table-cell office:value-type="float" office:value="1389.6400270462036" table:style-name="ce5">
            <text:p>1.39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86092.20362186432" table:style-name="ce5">
            <text:p>186.092</text:p>
          </table:table-cell>
          <table:table-cell office:value-type="float" office:value="364975.52710342407" table:style-name="ce5">
            <text:p>364.976</text:p>
          </table:table-cell>
          <table:table-cell office:value-type="float" office:value="3859.2400751113892" table:style-name="ce5">
            <text:p>3.85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08701.16795444489" table:style-name="ce5">
            <text:p>408.701</text:p>
          </table:table-cell>
          <table:table-cell office:value-type="float" office:value="254223.76494789124" table:style-name="ce5">
            <text:p>254.224</text:p>
          </table:table-cell>
          <table:table-cell office:value-type="float" office:value="11095.560215950012" table:style-name="ce5">
            <text:p>11.096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6779.08149433136" table:style-name="ce5">
            <text:p>76.779</text:p>
          </table:table-cell>
          <table:table-cell office:value-type="float" office:value="80704.961570739746" table:style-name="ce5">
            <text:p>80.705</text:p>
          </table:table-cell>
          <table:table-cell office:value-type="float" office:value="2932.1600570678711" table:style-name="ce5">
            <text:p>2.93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45282.24477386475" table:style-name="ce5">
            <text:p>245.282</text:p>
          </table:table-cell>
          <table:table-cell office:value-type="float" office:value="402450.72783279419" table:style-name="ce5">
            <text:p>402.451</text:p>
          </table:table-cell>
          <table:table-cell office:value-type="float" office:value="5201.8401012420654" table:style-name="ce5">
            <text:p>5.20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81144.3654718399" table:style-name="ce5">
            <text:p>281.144</text:p>
          </table:table-cell>
          <table:table-cell office:value-type="float" office:value="277310.60539722443" table:style-name="ce5">
            <text:p>277.311</text:p>
          </table:table-cell>
          <table:table-cell office:value-type="float" office:value="11209.240218162537" table:style-name="ce5">
            <text:p>11.209</text:p>
          </table:table-cell>
          <table:table-cell office:value-type="float" office:value="658.56001281738281" table:style-name="ce5">
            <text:p>65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24468.20631504059" table:style-name="ce5">
            <text:p>324.468</text:p>
          </table:table-cell>
          <table:table-cell office:value-type="float" office:value="461111.56897449493" table:style-name="ce5">
            <text:p>461.112</text:p>
          </table:table-cell>
          <table:table-cell office:value-type="float" office:value="12353.880240440369" table:style-name="ce5">
            <text:p>12.354</text:p>
          </table:table-cell>
          <table:table-cell office:value-type="float" office:value="658.56001281738281" table:style-name="ce5">
            <text:p>65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08524.76795101166" table:style-name="ce5">
            <text:p>408.525</text:p>
          </table:table-cell>
          <table:table-cell office:value-type="float" office:value="146905.92285919189" table:style-name="ce5">
            <text:p>146.906</text:p>
          </table:table-cell>
          <table:table-cell office:value-type="float" office:value="274.40000534057617" table:style-name="ce5">
            <text:p>274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211462.44411563873" table:style-name="ce5">
            <text:p>211.462</text:p>
          </table:table-cell>
          <table:table-cell office:value-type="float" office:value="403542.44785404205" table:style-name="ce5">
            <text:p>403.542</text:p>
          </table:table-cell>
          <table:table-cell office:value-type="float" office:value="12101.040235519409" table:style-name="ce5">
            <text:p>12.10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435886.3684835434" table:style-name="ce5">
            <text:p>435.886</text:p>
          </table:table-cell>
          <table:table-cell office:value-type="float" office:value="205200.24399375916" table:style-name="ce5">
            <text:p>205.200</text:p>
          </table:table-cell>
          <table:table-cell office:value-type="float" office:value="1979.6000385284424" table:style-name="ce5">
            <text:p>1.980</text:p>
          </table:table-cell>
          <table:table-cell office:value-type="float" office:value="658.56001281738281" table:style-name="ce5">
            <text:p>65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265544.72516822815" table:style-name="ce5">
            <text:p>265.545</text:p>
          </table:table-cell>
          <table:table-cell office:value-type="float" office:value="239702.12466526031" table:style-name="ce5">
            <text:p>239.702</text:p>
          </table:table-cell>
          <table:table-cell office:value-type="float" office:value="1562.1200304031372" table:style-name="ce5">
            <text:p>1.56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9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Apache POI</meta:initial-creator>
    <dc:creator>Daniela</dc:creator>
    <meta:creation-date>2020-05-27T21:53:50Z</meta:creation-date>
    <dc:date>2020-06-07T19:32:59Z</dc:date>
  </office:meta>
</office:document-meta>
</file>